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application/x-what" manifest:full-path="VectorImages/Image1"/>
  <manifest:file-entry manifest:media-type="application/x-what" manifest:full-path="VectorImages/Image2"/>
  <manifest:file-entry manifest:media-type="application/x-what" manifest:full-path="VectorImages/Image3"/>
  <manifest:file-entry manifest:media-type="application/x-what" manifest:full-path="VectorImages/Image4"/>
  <manifest:file-entry manifest:media-type="image/svg+xml" manifest:full-path="SvgImages/Image1"/>
  <manifest:file-entry manifest:media-type="image/svg+xml" manifest:full-path="SvgImages/Image2"/>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gradient" draw:fill-gradient-name="gradient1"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2" style:family="graphic">
      <style:graphic-properties draw:fill="none" draw:stroke="none" fo:margin="0.000000000000000pt" style:wrap="biggest" style:wrap-contour="true" style:wrap-contour-mode="full" style:wrap-dynamic-threshold="0.000000000000000pt"/>
    </style:style>
    <style:style style:name="gr3" style:family="graphic">
      <style:graphic-properties draw:fill="gradient" draw:fill-gradient-name="gradient2"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4" style:family="graphic">
      <style:graphic-properties draw:fill="solid" draw:fill-color="#303030"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5" style:family="graphic">
      <style:graphic-properties draw:fill="solid" draw:fill-color="#6b5555"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6" style:family="graphic">
      <style:graphic-properties draw:fill="solid" draw:fill-color="#ff0000"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7" style:family="graphic">
      <style:graphic-properties draw:fill="gradient" draw:fill-gradient-name="gradient3"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8" style:family="graphic">
      <style:graphic-properties draw:fill="gradient" draw:fill-gradient-name="gradient4"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9" style:family="graphic">
      <style:graphic-properties draw:fill="gradient" draw:fill-gradient-name="gradient5"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10" style:family="graphic">
      <style:graphic-properties draw:fill="gradient" draw:fill-gradient-name="gradient6"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11" style:family="graphic">
      <style:graphic-properties draw:fill="solid" draw:fill-color="#e1d6d6"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0" svg:stroke-width="1.133860232000000pt"/>
    </style:style>
    <style:style style:name="gr12" style:family="graphic">
      <style:graphic-properties draw:fill="solid" draw:fill-color="#a15454"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0" svg:stroke-width="1.133860232000000pt"/>
    </style:style>
    <style:page-layout style:name="PL1">
      <style:page-layout-properties calligra:specialborder-bottom="none" calligra:specialborder-left="none" calligra:specialborder-right="none" calligra:specialborder-top="none" fo:border="0pt none #000000" fo:margin="0.000000000000000pt" fo:padding="0.000000000000000pt" fo:page-height="841.890999999999963pt" fo:page-width="595.277000000000044pt" style:print-orientation="portrait"/>
    </style:page-layout>
  </office:automatic-styles>
  <office:body>
    <office:drawing>
      <draw:page draw:name="" draw:id="page1" xml:id="page1" draw:master-page-name="Default">
        <draw:layer-set>
          <draw:layer draw:name="scean" draw:protected="true"/>
          <draw:layer draw:name="Linuxs" draw:protected="true"/>
          <draw:layer draw:name="particles"/>
        </draw:layer-set>
        <draw:rect draw:style-name="gr1" xml:id="shape-1" draw:id="shape-1" draw:layer="scean" svg:width="498.60583621301pt" svg:height="51.35569528323pt" draw:transform="matrix(1.00000000000 0.00000000000 1.04081632653 1.00000000000 172.16242871085pt 467.44163461881pt)">
          <draw:glue-point draw:id="4" svg:x="0.50000000000pt" svg:y="0.50000000000pt" draw:align="center"/>
        </draw:rect>
        <draw:frame draw:style-name="gr2" xml:id="shape-2" draw:id="shape-2" draw:layer="Linuxs" svg:width="109.01171434570pt" svg:height="166.12652254727pt" svg:x="19.72283656549pt" svg:y="361.17964239084pt">
          <draw:image xlink:type="simple" xlink:show="embed" xlink:actuate="onLoad" xlink:href="VectorImages/Image1"/>
        </draw:frame>
        <draw:frame draw:style-name="gr2" xml:id="shape-3" draw:id="shape-3" draw:layer="Linuxs" svg:width="132.65712059859pt" svg:height="137.28592160563pt" svg:x="394.63079170351pt" svg:y="362.09152845930pt">
          <draw:image xlink:type="simple" xlink:show="embed" xlink:actuate="onLoad" xlink:href="VectorImages/Image2"/>
        </draw:frame>
        <draw:frame draw:style-name="gr2" xml:id="shape-4" draw:id="shape-4" draw:layer="Linuxs" svg:width="87.44994542254pt" svg:height="123.20499819014pt" draw:transform="matrix(1.00000000000 0.01173539246 0.00000000000 1.00000000000 597.86066749302pt 375.93996211958pt)">
          <draw:image xlink:type="simple" xlink:show="embed" xlink:actuate="onLoad" xlink:href="VectorImages/Image3"/>
        </draw:frame>
        <draw:frame draw:style-name="gr2" xml:id="shape-5" draw:id="shape-5" draw:layer="Linuxs" svg:width="126.80653819677pt" svg:height="144.69693392958pt" draw:transform="matrix(1.00000000000 0.00215262381 -0.00000000000 1.00000000000 509.79942042999pt 356.63408786416pt)">
          <draw:image xlink:type="simple" xlink:show="embed" xlink:actuate="onLoad" xlink:href="VectorImages/Image4"/>
        </draw:frame>
        <draw:path draw:style-name="gr3" xml:id="shape-6" draw:id="shape-6" draw:layer="Linuxs" svg:width="131.43062982557pt" svg:height="242.14243964471pt" svg:x="161.58093279799pt" svg:y="285.65344193199pt" svg:viewBox="0 0 131 242" svg:d="M9.32984 4.22932C16.3127 4.2757 17.02 10.927 24.0029 11.0418C30.1238 11.1424 33.0791 4.11772 39.2 4.22932C45.8288 4.35018 48.8164 12.0036 55.4452 12.0899C64.0123 12.2014 62.5992 1.64985 71.1663 1.60913C78.5027 1.57426 78.503 12.8329 85.8393 12.6139C88.5999 12.5315 93.384 1.4489 98.4163 0.037019C101.019 -0.693218 104.244 9.58677 112.041 12.6139C118.732 15.2115 130.729 7.43998 131.431 10.5178C119.248 92.3908 134.95 153.431 128.286 232.71C127.205 232.703 124.074 242.191 116.758 241.618C110.436 241.124 110.659 234.18 105.229 233.758C100.833 233.416 91.3175 239.021 90.5557 238.998C84.8062 238.828 84.827 234.105 79.0269 233.758C71.039 233.279 73.4004 241.61 65.4019 241.094C57.2845 240.571 60.3268 234.485 52.3009 234.282C46.8696 234.144 46.1219 238.326 40.7721 238.474C35.0537 238.632 31.6865 233.666 26.0991 234.282C20.6642 234.881 14.6043 240.982 9.32984 242.142C-16.7036 175.408 21.285 93.5284 9.32984 4.22932Z" calligra:nodeTypes="cccccccccccccccccccc">
          <draw:glue-point draw:id="4" svg:x="0.50000000000pt" svg:y="0.50000000000pt" draw:align="center"/>
        </draw:path>
        <draw:path draw:style-name="gr4" xml:id="shape-7" draw:id="shape-7" draw:layer="Linuxs" svg:width="20.53861032101pt" svg:height="30.94367256281pt" svg:x="204.38561371068pt" svg:y="409.27315558979pt" svg:viewBox="0 0 21 31" svg:d="M20.4931 23.9948C20.7719 17.0001 19.8881 18.3469 14.4985 18.3469C9.10899 18.3469 4.72561e-16 -3.12948 0 0.389643C-9.45123e-16 3.90877 6.04199 30.5116 11.4315 30.5116C16.8211 30.5116 20.6325 33.4514 20.4931 23.9948Z" calligra:nodeTypes="ccccc">
          <draw:glue-point draw:id="4" svg:x="0.50000000000pt" svg:y="0.50000000000pt" draw:align="center"/>
        </draw:path>
        <draw:custom-shape draw:style-name="gr5" xml:id="shape-8" draw:id="shape-8" draw:layer="Linuxs" svg:x="191.94521919014pt" svg:y="346.83537676056pt" svg:width="54.10038996479pt" svg:height="19.05006248476pt">
          <draw:enhanced-geometry svg:viewBox="0 0 21600 21600" draw:modifiers="18049.3 57140.5" draw:enhanced-path="M3590 0 X0 3590 L?f2 ?f3 0 8970 0 12630 ?f4 ?f5 0 18010 Y3590 21600 L?f6 ?f7 8970 21600 12630 21600 ?f8 ?f9 18010 21600 X21600 18010 L?f10 ?f11 21600 12630 21600 8970 ?f12 ?f13 21600 3590 Y18010 0 L?f14 ?f15 12630 0 8970 0 ?f16 ?f17 Z N">
            <draw:equation draw:name="f0" draw:formula="$0 -10800"/>
            <draw:equation draw:name="f1" draw:formula="$1 -108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draw:equation draw:name="f19" draw:formula="if(?f1 ,-1,?f22)"/>
            <draw:equation draw:name="f2" draw:formula="if(?f18 ,$0 ,0)"/>
            <draw:equation draw:name="f20" draw:formula="abs(?f0)"/>
            <draw:equation draw:name="f21" draw:formula="abs(?f1)"/>
            <draw:equation draw:name="f22" draw:formula="?f20 -?f21"/>
            <draw:equation draw:name="f23" draw:formula="if($0 ,-1,?f24)"/>
            <draw:equation draw:name="f24" draw:formula="if(?f1 ,?f22 ,-1)"/>
            <draw:equation draw:name="f25" draw:formula="$1 -21600"/>
            <draw:equation draw:name="f26" draw:formula="if(?f25 ,?f27 ,-1)"/>
            <draw:equation draw:name="f27" draw:formula="if(?f0 ,-1,?f28)"/>
            <draw:equation draw:name="f28" draw:formula="?f21 -?f20"/>
            <draw:equation draw:name="f29" draw:formula="if(?f25 ,?f30 ,-1)"/>
            <draw:equation draw:name="f3" draw:formula="if(?f18 ,$1 ,6280)"/>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draw:equation draw:name="f36" draw:formula="if($1 ,-1,?f37)"/>
            <draw:equation draw:name="f37" draw:formula="if(?f0 ,?f28 ,-1)"/>
            <draw:equation draw:name="f38" draw:formula="if($1 ,-1,?f39)"/>
            <draw:equation draw:name="f39" draw:formula="if(?f0 ,-1,?f28)"/>
            <draw:equation draw:name="f4" draw:formula="if(?f23 ,$0 ,0)"/>
            <draw:equation draw:name="f40" draw:formula="$0"/>
            <draw:equation draw:name="f41" draw:formula="$1"/>
            <draw:equation draw:name="f5" draw:formula="if(?f23 ,$1 ,15320)"/>
            <draw:equation draw:name="f6" draw:formula="if(?f26 ,$0 ,6280)"/>
            <draw:equation draw:name="f7" draw:formula="if(?f26 ,$1 ,21600)"/>
            <draw:equation draw:name="f8" draw:formula="if(?f29 ,$0 ,15320)"/>
            <draw:equation draw:name="f9" draw:formula="if(?f29 ,$1 ,21600)"/>
            <draw:handle draw:handle-position="$0 $1"/>
          </draw:enhanced-geometry>
          <draw:glue-point draw:id="4" svg:x="0.50000000000pt" svg:y="0.50000000000pt" draw:align="center"/>
        </draw:custom-shape>
        <draw:frame>
          <draw:image xlink:type="simple" xlink:show="embed" xlink:actuate="onLoad" xlink:href="SvgImages/Image1"/>
        </draw:frame>
        <draw:path draw:style-name="gr6" xml:id="shape-9" draw:id="shape-9" draw:layer="Linuxs" svg:width="58.91754797535pt" svg:height="67.44021214789pt" svg:x="67.48197259915pt" svg:y="295.80472861127pt" svg:viewBox="0 0 59 67" svg:d="M38.1667 18.157L37.4256 0L58.9175 33.7201L37.4256 67.4402L38.9078 51.8771L0.741101 51.8771L0 18.157Z" calligra:nodeTypes="cccccccc">
          <draw:glue-point draw:id="4" svg:x="0.50000000000pt" svg:y="0.50000000000pt" draw:align="center"/>
        </draw:path>
        <draw:path draw:style-name="gr7" xml:id="shape-10" draw:id="shape-10" draw:layer="Linuxs" svg:width="39.82686572985pt" svg:height="69.17297732027pt" svg:x="616.79238110577pt" svg:y="297.65341755996pt" svg:viewBox="0 0 40 69" svg:d="M39.8269 34.5865C39.3065 22.2493 30.0523 11.1666 19.9134 0C10.0975 15.3659 0.0590468 16.2525 0 34.5865C-1.34685e-15 53.6881 8.91555 69.173 19.9134 69.173C30.9113 69.173 39.8269 53.6881 39.8269 34.5865Z" calligra:nodeTypes="ccccc">
          <draw:glue-point draw:id="4" svg:x="0.50000000000pt" svg:y="0.50000000000pt" draw:align="center"/>
        </draw:path>
        <draw:path draw:style-name="gr8" xml:id="shape-11" draw:id="shape-11" draw:layer="Linuxs" svg:width="28.21186079575pt" svg:height="50.47691345000pt" svg:x="599.58531215642pt" svg:y="314.25333060235pt" svg:viewBox="0 0 28 50" svg:d="M28.2119 25.2385C27.8432 16.2358 21.2879 8.14849 14.1059 0C7.15268 11.2128 0.0418265 11.8598 0 25.2385C0 39.1773 6.31544 50.4769 14.1059 50.4769C21.8964 50.4769 28.2119 39.1773 28.2119 25.2385Z" calligra:nodeTypes="ccccc">
          <draw:glue-point draw:id="4" svg:x="0.50000000000pt" svg:y="0.50000000000pt" draw:align="center"/>
        </draw:path>
        <draw:path draw:style-name="gr9" xml:id="shape-12" draw:id="shape-12" draw:layer="Linuxs" svg:width="27.71033449375pt" svg:height="50.95836225049pt" draw:transform="matrix(-1.00000000000 0.00000000000 0.00000000000 1.00000000000 578.99800222804pt 302.48354537088pt)" svg:viewBox="0 0 28 51" svg:d="M27.7103 25.4792C27.3482 16.3907 20.9094 8.22621 13.8551 0C7.02552 11.3198 0.0410829 11.9729 0 25.4792C0 39.551 6.20316 50.9584 13.8551 50.9584C21.5071 50.9584 27.7103 39.551 27.7103 25.4792Z" calligra:nodeTypes="ccccc">
          <draw:glue-point draw:id="4" svg:x="0.50000000000pt" svg:y="0.50000000000pt" draw:align="center"/>
        </draw:path>
        <draw:path draw:style-name="gr7" xml:id="shape-13" draw:id="shape-13" draw:layer="Linuxs" svg:width="27.51911202469pt" svg:height="34.53397723048pt" draw:transform="matrix(0.26112465796 -0.96530508804 0.96530508804 0.26112465796 353.35202368168pt 499.24635054441pt)" svg:viewBox="0 0 28 35" svg:d="M0 17.267C0.359602 11.1078 6.75398 5.57482 13.7596 0C20.5421 7.67131 27.4783 8.11391 27.5191 17.267C27.5191 26.8033 21.3588 34.534 13.7596 34.534C6.1604 34.534 0 26.8033 0 17.267Z" calligra:nodeTypes="ccccc">
          <draw:glue-point draw:id="4" svg:x="0.50000000000pt" svg:y="0.50000000000pt" draw:align="center"/>
        </draw:path>
        <draw:path draw:style-name="gr8" xml:id="shape-14" draw:id="shape-14" draw:layer="Linuxs" svg:width="28.88573785920pt" svg:height="50.95836225049pt" svg:x="499.34427076834pt" svg:y="312.96429951031pt" svg:viewBox="0 0 29 51" svg:d="M28.8857 25.4792C28.5082 16.3907 21.7964 8.22621 14.4428 0C7.32352 11.3198 0.0428255 11.9729 0 25.4792C0 39.551 6.46628 50.9584 14.4428 50.9584C22.4194 50.9584 28.8857 39.551 28.8857 25.4792Z" calligra:nodeTypes="ccccc">
          <draw:glue-point draw:id="4" svg:x="0.50000000000pt" svg:y="0.50000000000pt" draw:align="center"/>
        </draw:path>
        <draw:path draw:style-name="gr7" xml:id="shape-15" draw:id="shape-15" draw:layer="Linuxs" svg:width="28.21186079575pt" svg:height="37.73485501802pt" svg:x="513.64312821305pt" svg:y="318.61492583883pt" svg:viewBox="0 0 28 38" svg:d="M28.2119 18.8674C27.8432 12.1373 21.2879 6.09154 14.1059 0C7.15268 8.38232 0.0418265 8.86597 0 18.8674C0 29.2876 6.31544 37.7349 14.1059 37.7349C21.8964 37.7349 28.2119 29.2876 28.2119 18.8674Z" calligra:nodeTypes="ccccc">
          <draw:glue-point draw:id="4" svg:x="0.50000000000pt" svg:y="0.50000000000pt" draw:align="center"/>
        </draw:path>
        <draw:path draw:style-name="gr7" xml:id="shape-16" draw:id="shape-16" draw:layer="Linuxs" svg:width="43.58065158128pt" svg:height="69.34641101703pt" draw:transform="matrix(-1.00000000000 0.00000000000 0.00000000000 1.00000000000 432.41663015432pt 298.53219939320pt)" svg:viewBox="0 0 44 69" svg:d="M43.5807 34.6732C43.0112 22.3051 32.8848 11.1946 21.7903 0C11.0492 15.4044 0.0646121 16.2932 0 34.6732C0 53.8227 9.75586 69.3464 21.7903 69.3464C33.8247 69.3464 43.5807 53.8227 43.5807 34.6732Z" calligra:nodeTypes="ccccc">
          <draw:glue-point draw:id="4" svg:x="0.50000000000pt" svg:y="0.50000000000pt" draw:align="center"/>
        </draw:path>
        <draw:path draw:style-name="gr8" xml:id="shape-17" draw:id="shape-17" draw:layer="Linuxs" svg:width="31.23971863279pt" svg:height="50.95836225049pt" draw:transform="matrix(-1.00000000000 0.00000000000 0.00000000000 1.00000000000 451.32734630390pt 315.13211243559pt)" svg:viewBox="0 0 31 51" svg:d="M31.2397 25.4792C30.8314 16.3907 23.5726 8.22621 15.6198 0C7.92034 11.3198 0.0463155 11.9729 0 25.4792C0 39.551 6.99324 50.9584 15.6198 50.9584C24.2464 50.9584 31.2397 39.551 31.2397 25.4792Z" calligra:nodeTypes="ccccc">
          <draw:glue-point draw:id="4" svg:x="0.50000000000pt" svg:y="0.50000000000pt" draw:align="center"/>
        </draw:path>
        <draw:path draw:style-name="gr9" xml:id="shape-18" draw:id="shape-18" draw:layer="Linuxs" svg:width="30.13880589199pt" svg:height="50.91679621383pt" draw:transform="matrix(-1.00000000000 0.00000000000 0.00000000000 1.00000000000 504.09178213234pt 303.36232720412pt)" svg:viewBox="0 0 30 51" svg:d="M0 25.4584C0.393834 16.3773 7.39692 8.21949 15.0695 0C22.4976 11.3106 30.0941 11.9631 30.1388 25.4584C30.1388 39.5187 23.392 50.9168 15.0695 50.9168C6.74684 50.9168 0 39.5187 0 25.4584Z" calligra:nodeTypes="ccccc">
          <draw:glue-point draw:id="4" svg:x="0.50000000000pt" svg:y="0.50000000000pt" draw:align="center"/>
        </draw:path>
        <draw:path draw:style-name="gr10" xml:id="shape-19" draw:id="shape-19" draw:layer="Linuxs" svg:width="358.90722518491pt" svg:height="29.64404929577pt" svg:x="318.67352992958pt" svg:y="292.73498679577pt" svg:viewBox="0 0 359 30" svg:d="M0 0C15.2788 7.2974 26.0807 14.8065 45.8365 21.8922L89.1672 4.81716L136.724 21.2746L174.437 4.07606L208.547 21.8625L239.473 4.07606L280.75 24.239L320.073 4.2852L358.907 19.7924L358.907 25.1974L321.185 9.48108L281.306 29.644L239.473 9.63432L207.435 27.4207L174.437 9.63432L135.057 26.6796L90.5015 9.01673L44.1689 26.8329L0 5.40502Z" calligra:nodeTypes="ccccccccccccccccccccc">
          <draw:glue-point draw:id="4" svg:x="0.50000000000pt" svg:y="0.50000000000pt" draw:align="center"/>
        </draw:path>
        <draw:rect draw:style-name="gr11" xml:id="shape-20" draw:id="shape-20" draw:layer="particles" svg:width="3.84205236988pt" svg:height="3.44306831014pt" svg:x="464.22991623693pt" svg:y="333.80557559235pt">
          <draw:glue-point draw:id="4" svg:x="0.50000000000pt" svg:y="0.50000000000pt" draw:align="center"/>
        </draw:rect>
        <draw:rect draw:style-name="gr11" xml:id="shape-21" draw:id="shape-21" draw:layer="particles" svg:width="3.84205236988pt" svg:height="3.44306831014pt" svg:x="468.00793440064pt" svg:y="285.87057569984pt">
          <draw:glue-point draw:id="4" svg:x="0.50000000000pt" svg:y="0.50000000000pt" draw:align="center"/>
        </draw:rect>
        <draw:rect draw:style-name="gr11" xml:id="shape-22" draw:id="shape-22" draw:layer="particles" svg:width="3.84205236988pt" svg:height="3.44306831014pt" svg:x="477.57037585454pt" svg:y="301.82438481440pt">
          <draw:glue-point draw:id="4" svg:x="0.50000000000pt" svg:y="0.50000000000pt" draw:align="center"/>
        </draw:rect>
        <draw:rect draw:style-name="gr11" xml:id="shape-23" draw:id="shape-23" draw:layer="particles" svg:width="2.32182708416pt" svg:height="3.44306831014pt" svg:x="480.30250198423pt" svg:y="317.77819392894pt">
          <draw:glue-point draw:id="4" svg:x="0.50000000000pt" svg:y="0.50000000000pt" draw:align="center"/>
        </draw:rect>
        <draw:rect draw:style-name="gr11" xml:id="shape-24" draw:id="shape-24" draw:layer="particles" svg:width="3.84205236988pt" svg:height="3.44306831014pt" svg:x="472.10612359517pt" svg:y="317.77819392894pt">
          <draw:glue-point draw:id="4" svg:x="0.50000000000pt" svg:y="0.50000000000pt" draw:align="center"/>
        </draw:rect>
        <draw:rect draw:style-name="gr11" xml:id="shape-25" draw:id="shape-25" draw:layer="particles" svg:width="3.84205236988pt" svg:height="3.44306831014pt" svg:x="472.10612359517pt" svg:y="317.77819392894pt">
          <draw:glue-point draw:id="4" svg:x="0.50000000000pt" svg:y="0.50000000000pt" draw:align="center"/>
        </draw:rect>
        <draw:rect draw:style-name="gr11" xml:id="shape-26" draw:id="shape-26" draw:layer="particles" svg:width="3.84205236988pt" svg:height="6.76822194642pt" svg:x="435.22242084439pt" svg:y="296.75495310922pt">
          <draw:glue-point draw:id="4" svg:x="0.50000000000pt" svg:y="0.50000000000pt" draw:align="center"/>
        </draw:rect>
        <draw:rect draw:style-name="gr11" xml:id="shape-27" draw:id="shape-27" draw:layer="particles" svg:width="3.84205236988pt" svg:height="6.76822194642pt" svg:x="470.09971846867pt" svg:y="322.87517463408pt">
          <draw:glue-point draw:id="4" svg:x="0.50000000000pt" svg:y="0.50000000000pt" draw:align="center"/>
        </draw:rect>
        <draw:rect draw:style-name="gr11" xml:id="shape-28" draw:id="shape-28" draw:layer="particles" svg:width="3.84205236988pt" svg:height="6.76822194642pt" svg:x="483.76034911711pt" svg:y="332.77872680126pt">
          <draw:glue-point draw:id="4" svg:x="0.50000000000pt" svg:y="0.50000000000pt" draw:align="center"/>
        </draw:rect>
        <draw:rect draw:style-name="gr11" xml:id="shape-29" draw:id="shape-29" draw:layer="particles" svg:width="3.84205236988pt" svg:height="3.44306831014pt" svg:x="437.95454697408pt" svg:y="305.18308147009pt">
          <draw:glue-point draw:id="4" svg:x="0.50000000000pt" svg:y="0.50000000000pt" draw:align="center"/>
        </draw:rect>
        <draw:rect draw:style-name="gr11" xml:id="shape-30" draw:id="shape-30" draw:layer="particles" svg:width="3.84205236988pt" svg:height="3.44306831014pt" svg:x="472.83184459836pt" svg:y="318.47072299515pt">
          <draw:glue-point draw:id="4" svg:x="0.50000000000pt" svg:y="0.50000000000pt" draw:align="center"/>
        </draw:rect>
        <draw:rect draw:style-name="gr11" xml:id="shape-31" draw:id="shape-31" draw:layer="particles" svg:width="3.84205236988pt" svg:height="3.44306831014pt" svg:x="486.49247524680pt" svg:y="323.50876797869pt">
          <draw:glue-point draw:id="4" svg:x="0.50000000000pt" svg:y="0.50000000000pt" draw:align="center"/>
        </draw:rect>
        <draw:rect draw:style-name="gr11" xml:id="shape-32" draw:id="shape-32" draw:layer="particles" svg:width="1.67582140664pt" svg:height="1.88488101423pt" draw:transform="matrix(1.00000000000 0.27460202152 0.00000000000 1.00000000000 493.96313263267pt 289.81399278370pt)">
          <draw:glue-point draw:id="4" svg:x="0.50000000000pt" svg:y="0.50000000000pt" draw:align="center"/>
        </draw:rect>
        <draw:rect draw:style-name="gr11" xml:id="shape-33" draw:id="shape-33" draw:layer="particles" svg:width="1.67582140664pt" svg:height="1.88488101423pt" draw:transform="matrix(1.00000000000 0.27460202152 0.00000000000 1.00000000000 493.96313263267pt 289.81399278370pt)">
          <draw:glue-point draw:id="4" svg:x="0.50000000000pt" svg:y="0.50000000000pt" draw:align="center"/>
        </draw:rect>
        <draw:rect draw:style-name="gr11" xml:id="shape-34" draw:id="shape-34" draw:layer="particles" svg:width="3.84205236988pt" svg:height="3.44306831014pt" svg:x="427.85433009284pt" svg:y="307.33830154828pt">
          <draw:glue-point draw:id="4" svg:x="0.50000000000pt" svg:y="0.50000000000pt" draw:align="center"/>
        </draw:rect>
        <draw:rect draw:style-name="gr11" xml:id="shape-35" draw:id="shape-35" draw:layer="particles" svg:width="3.84205236988pt" svg:height="3.44306831014pt" svg:x="462.73162771713pt" svg:y="320.62594307334pt">
          <draw:glue-point draw:id="4" svg:x="0.50000000000pt" svg:y="0.50000000000pt" draw:align="center"/>
        </draw:rect>
        <draw:rect draw:style-name="gr11" xml:id="shape-36" draw:id="shape-36" draw:layer="particles" svg:width="3.84205236988pt" svg:height="3.44306831014pt" svg:x="476.39225836556pt" svg:y="325.66398805688pt">
          <draw:glue-point draw:id="4" svg:x="0.50000000000pt" svg:y="0.50000000000pt" draw:align="center"/>
        </draw:rect>
        <draw:rect draw:style-name="gr11" xml:id="shape-37" draw:id="shape-37" draw:layer="particles" svg:width="3.84205236988pt" svg:height="3.44306831014pt" svg:x="476.07208733472pt" svg:y="288.64475229539pt">
          <draw:glue-point draw:id="4" svg:x="0.50000000000pt" svg:y="0.50000000000pt" draw:align="center"/>
        </draw:rect>
        <draw:rect draw:style-name="gr11" xml:id="shape-38" draw:id="shape-38" draw:layer="particles" svg:width="3.84205236988pt" svg:height="3.44306831014pt" svg:x="489.73271798316pt" svg:y="293.68279727893pt">
          <draw:glue-point draw:id="4" svg:x="0.50000000000pt" svg:y="0.50000000000pt" draw:align="center"/>
        </draw:rect>
        <draw:rect draw:style-name="gr11" xml:id="shape-39" draw:id="shape-39" draw:layer="particles" svg:width="2.32182708416pt" svg:height="3.44306831014pt" svg:x="443.92691584014pt" svg:y="291.31091988487pt">
          <draw:glue-point draw:id="4" svg:x="0.50000000000pt" svg:y="0.50000000000pt" draw:align="center"/>
        </draw:rect>
        <draw:rect draw:style-name="gr11" xml:id="shape-40" draw:id="shape-40" draw:layer="particles" svg:width="2.32182708416pt" svg:height="3.44306831014pt" svg:x="465.00394614854pt" svg:y="304.59856140993pt">
          <draw:glue-point draw:id="4" svg:x="0.50000000000pt" svg:y="0.50000000000pt" draw:align="center"/>
        </draw:rect>
        <draw:rect draw:style-name="gr11" xml:id="shape-41" draw:id="shape-41" draw:layer="particles" svg:width="2.32182708416pt" svg:height="3.44306831014pt" svg:x="473.25933133665pt" svg:y="309.63660639347pt">
          <draw:glue-point draw:id="4" svg:x="0.50000000000pt" svg:y="0.50000000000pt" draw:align="center"/>
        </draw:rect>
        <draw:rect draw:style-name="gr11" xml:id="shape-42" draw:id="shape-42" draw:layer="particles" svg:width="3.84205236988pt" svg:height="3.44306831014pt" svg:x="435.73053745108pt" svg:y="291.31091988487pt">
          <draw:glue-point draw:id="4" svg:x="0.50000000000pt" svg:y="0.50000000000pt" draw:align="center"/>
        </draw:rect>
        <draw:rect draw:style-name="gr11" xml:id="shape-43" draw:id="shape-43" draw:layer="particles" svg:width="3.84205236988pt" svg:height="3.44306831014pt" svg:x="470.60783507536pt" svg:y="304.59856140993pt">
          <draw:glue-point draw:id="4" svg:x="0.50000000000pt" svg:y="0.50000000000pt" draw:align="center"/>
        </draw:rect>
        <draw:rect draw:style-name="gr11" xml:id="shape-44" draw:id="shape-44" draw:layer="particles" svg:width="3.84205236988pt" svg:height="3.44306831014pt" svg:x="484.26846572380pt" svg:y="309.63660639347pt">
          <draw:glue-point draw:id="4" svg:x="0.50000000000pt" svg:y="0.50000000000pt" draw:align="center"/>
        </draw:rect>
        <draw:rect draw:style-name="gr11" xml:id="shape-45" draw:id="shape-45" draw:layer="particles" svg:width="3.84205236988pt" svg:height="3.44306831014pt" svg:x="435.73053745108pt" svg:y="291.31091988487pt">
          <draw:glue-point draw:id="4" svg:x="0.50000000000pt" svg:y="0.50000000000pt" draw:align="center"/>
        </draw:rect>
        <draw:rect draw:style-name="gr11" xml:id="shape-46" draw:id="shape-46" draw:layer="particles" svg:width="3.84205236988pt" svg:height="3.44306831014pt" svg:x="470.60783507536pt" svg:y="304.59856140993pt">
          <draw:glue-point draw:id="4" svg:x="0.50000000000pt" svg:y="0.50000000000pt" draw:align="center"/>
        </draw:rect>
        <draw:rect draw:style-name="gr11" xml:id="shape-47" draw:id="shape-47" draw:layer="particles" svg:width="3.84205236988pt" svg:height="3.44306831014pt" svg:x="484.26846572380pt" svg:y="309.63660639347pt">
          <draw:glue-point draw:id="4" svg:x="0.50000000000pt" svg:y="0.50000000000pt" draw:align="center"/>
        </draw:rect>
        <draw:rect draw:style-name="gr11" xml:id="shape-48" draw:id="shape-48" draw:layer="particles" svg:width="3.84205236988pt" svg:height="6.76822194642pt" svg:x="433.72413232458pt" svg:y="296.40790059001pt">
          <draw:glue-point draw:id="4" svg:x="0.50000000000pt" svg:y="0.50000000000pt" draw:align="center"/>
        </draw:rect>
        <draw:rect draw:style-name="gr11" xml:id="shape-49" draw:id="shape-49" draw:layer="particles" svg:width="3.84205236988pt" svg:height="6.76822194642pt" svg:x="447.38476297302pt" svg:y="306.31145275719pt">
          <draw:glue-point draw:id="4" svg:x="0.50000000000pt" svg:y="0.50000000000pt" draw:align="center"/>
        </draw:rect>
        <draw:rect draw:style-name="gr11" xml:id="shape-50" draw:id="shape-50" draw:layer="particles" svg:width="3.84205236988pt" svg:height="3.44306831014pt" svg:x="436.45625845427pt" svg:y="292.00344895108pt">
          <draw:glue-point draw:id="4" svg:x="0.50000000000pt" svg:y="0.50000000000pt" draw:align="center"/>
        </draw:rect>
        <draw:rect draw:style-name="gr11" xml:id="shape-51" draw:id="shape-51" draw:layer="particles" svg:width="3.84205236988pt" svg:height="3.44306831014pt" svg:x="450.11688910271pt" svg:y="297.04149393462pt">
          <draw:glue-point draw:id="4" svg:x="0.50000000000pt" svg:y="0.50000000000pt" draw:align="center"/>
        </draw:rect>
        <draw:rect draw:style-name="gr11" xml:id="shape-52" draw:id="shape-52" draw:layer="particles" svg:width="1.67582140664pt" svg:height="1.88488101423pt" draw:transform="matrix(1.00000000000 0.27460202152 0.00000000000 1.00000000000 488.29231870585pt 285.94762397438pt)">
          <draw:glue-point draw:id="4" svg:x="0.50000000000pt" svg:y="0.50000000000pt" draw:align="center"/>
        </draw:rect>
        <draw:rect draw:style-name="gr11" xml:id="shape-53" draw:id="shape-53" draw:layer="particles" svg:width="1.67582140664pt" svg:height="1.88488101423pt" draw:transform="matrix(1.00000000000 0.27460202152 0.00000000000 1.00000000000 480.54629975959pt 291.63499424298pt)">
          <draw:glue-point draw:id="4" svg:x="0.50000000000pt" svg:y="0.50000000000pt" draw:align="center"/>
        </draw:rect>
        <draw:rect draw:style-name="gr11" xml:id="shape-54" draw:id="shape-54" draw:layer="particles" svg:width="1.67582140664pt" svg:height="1.88488101423pt" draw:transform="matrix(1.00000000000 0.27460202152 0.00000000000 1.00000000000 486.50477587210pt 296.02924243927pt)">
          <draw:glue-point draw:id="4" svg:x="0.50000000000pt" svg:y="0.50000000000pt" draw:align="center"/>
        </draw:rect>
        <draw:rect draw:style-name="gr11" xml:id="shape-55" draw:id="shape-55" draw:layer="particles" svg:width="1.67582140664pt" svg:height="1.88488101423pt" draw:transform="matrix(1.00000000000 0.27460202152 0.00000000000 1.00000000000 487.10062348334pt 293.89449788901pt)">
          <draw:glue-point draw:id="4" svg:x="0.50000000000pt" svg:y="0.50000000000pt" draw:align="center"/>
        </draw:rect>
        <draw:rect draw:style-name="gr11" xml:id="shape-56" draw:id="shape-56" draw:layer="particles" svg:width="1.67582140664pt" svg:height="1.88488101423pt" draw:transform="matrix(1.00000000000 0.27460202152 0.00000000000 1.00000000000 493.05909959586pt 298.28874608531pt)">
          <draw:glue-point draw:id="4" svg:x="0.50000000000pt" svg:y="0.50000000000pt" draw:align="center"/>
        </draw:rect>
        <draw:rect draw:style-name="gr11" xml:id="shape-57" draw:id="shape-57" draw:layer="particles" svg:width="1.67582140664pt" svg:height="1.88488101423pt" draw:transform="matrix(1.00000000000 0.27460202152 0.00000000000 1.00000000000 467.12110826859pt 289.86765536856pt)">
          <draw:glue-point draw:id="4" svg:x="0.50000000000pt" svg:y="0.50000000000pt" draw:align="center"/>
        </draw:rect>
        <draw:rect draw:style-name="gr11" xml:id="shape-58" draw:id="shape-58" draw:layer="particles" svg:width="1.67582140664pt" svg:height="1.88488101423pt" draw:transform="matrix(1.00000000000 0.27460202152 0.00000000000 1.00000000000 482.33384259333pt 301.31931915400pt)">
          <draw:glue-point draw:id="4" svg:x="0.50000000000pt" svg:y="0.50000000000pt" draw:align="center"/>
        </draw:rect>
        <draw:rect draw:style-name="gr11" xml:id="shape-59" draw:id="shape-59" draw:layer="particles" svg:width="1.67582140664pt" svg:height="1.88488101423pt" draw:transform="matrix(1.00000000000 0.27460202152 0.00000000000 1.00000000000 488.29231870585pt 305.71356735029pt)">
          <draw:glue-point draw:id="4" svg:x="0.50000000000pt" svg:y="0.50000000000pt" draw:align="center"/>
        </draw:rect>
        <draw:rect draw:style-name="gr11" xml:id="shape-60" draw:id="shape-60" draw:layer="particles" svg:width="1.67582140664pt" svg:height="1.88488101423pt" draw:transform="matrix(1.00000000000 0.27460202152 0.00000000000 1.00000000000 481.42145093861pt 299.31063559542pt)">
          <draw:glue-point draw:id="4" svg:x="0.50000000000pt" svg:y="0.50000000000pt" draw:align="center"/>
        </draw:rect>
        <draw:rect draw:style-name="gr11" xml:id="shape-61" draw:id="shape-61" draw:layer="particles" svg:width="3.84205236988pt" svg:height="3.44306831014pt" draw:transform="matrix(-0.99749334142 -0.07076039722 0.07076039722 -0.99749334142 485.23002714358pt 323.75603988377pt)">
          <draw:glue-point draw:id="4" svg:x="0.50000000000pt" svg:y="0.50000000000pt" draw:align="center"/>
        </draw:rect>
        <draw:rect draw:style-name="gr11" xml:id="shape-62" draw:id="shape-62" draw:layer="particles" svg:width="3.84205236988pt" svg:height="3.44306831014pt" draw:transform="matrix(-0.99749334142 -0.07076039722 0.07076039722 -0.99749334142 471.96013309634pt 317.76399190796pt)">
          <draw:glue-point draw:id="4" svg:x="0.50000000000pt" svg:y="0.50000000000pt" draw:align="center"/>
        </draw:rect>
        <draw:rect draw:style-name="gr11" xml:id="shape-63" draw:id="shape-63" draw:layer="particles" svg:width="3.84205236988pt" svg:height="3.44306831014pt" draw:transform="matrix(-0.99749334142 -0.07076039722 0.07076039722 -0.99749334142 476.82045333565pt 307.16557936600pt)">
          <draw:glue-point draw:id="4" svg:x="0.50000000000pt" svg:y="0.50000000000pt" draw:align="center"/>
        </draw:rect>
        <draw:rect draw:style-name="gr11" xml:id="shape-64" draw:id="shape-64" draw:layer="particles" svg:width="3.84205236988pt" svg:height="3.44306831014pt" draw:transform="matrix(-0.99749334142 -0.07076039722 0.07076039722 -0.99749334142 463.55055928841pt 301.17353139020pt)">
          <draw:glue-point draw:id="4" svg:x="0.50000000000pt" svg:y="0.50000000000pt" draw:align="center"/>
        </draw:rect>
        <draw:rect draw:style-name="gr11" xml:id="shape-65" draw:id="shape-65" draw:layer="particles" svg:width="2.32182708416pt" svg:height="3.44306831014pt" draw:transform="matrix(-0.99749334142 -0.07076039722 0.07076039722 -0.99749334142 488.98974834089pt 292.03494707069pt)">
          <draw:glue-point draw:id="4" svg:x="0.50000000000pt" svg:y="0.50000000000pt" draw:align="center"/>
        </draw:rect>
        <draw:rect draw:style-name="gr11" xml:id="shape-66" draw:id="shape-66" draw:layer="particles" svg:width="2.32182708416pt" svg:height="3.44306831014pt" draw:transform="matrix(-0.99749334142 -0.07076039722 0.07076039722 -0.99749334142 481.11155064909pt 286.42537641072pt)">
          <draw:glue-point draw:id="4" svg:x="0.50000000000pt" svg:y="0.50000000000pt" draw:align="center"/>
        </draw:rect>
        <draw:rect draw:style-name="gr11" xml:id="shape-67" draw:id="shape-67" draw:layer="particles" svg:width="3.84205236988pt" svg:height="3.44306831014pt" draw:transform="matrix(-0.99749334142 -0.07076039722 0.07076039722 -0.99749334142 483.39990645030pt 291.63841366426pt)">
          <draw:glue-point draw:id="4" svg:x="0.50000000000pt" svg:y="0.50000000000pt" draw:align="center"/>
        </draw:rect>
        <draw:rect draw:style-name="gr11" xml:id="shape-68" draw:id="shape-68" draw:layer="particles" svg:width="3.84205236988pt" svg:height="3.44306831014pt" draw:transform="matrix(-0.99749334142 -0.07076039722 0.07076039722 -0.99749334142 470.13001240307pt 285.64636568846pt)">
          <draw:glue-point draw:id="4" svg:x="0.50000000000pt" svg:y="0.50000000000pt" draw:align="center"/>
        </draw:rect>
        <draw:rect draw:style-name="gr11" xml:id="shape-69" draw:id="shape-69" draw:layer="particles" svg:width="3.84205236988pt" svg:height="3.44306831014pt" draw:transform="matrix(-0.99749334142 -0.07076039722 0.07076039722 -0.99749334142 483.39990645030pt 291.63841366426pt)">
          <draw:glue-point draw:id="4" svg:x="0.50000000000pt" svg:y="0.50000000000pt" draw:align="center"/>
        </draw:rect>
        <draw:rect draw:style-name="gr11" xml:id="shape-70" draw:id="shape-70" draw:layer="particles" svg:width="3.84205236988pt" svg:height="3.44306831014pt" draw:transform="matrix(-0.99749334142 -0.07076039722 0.07076039722 -0.99749334142 470.13001240307pt 285.64636568846pt)">
          <draw:glue-point draw:id="4" svg:x="0.50000000000pt" svg:y="0.50000000000pt" draw:align="center"/>
        </draw:rect>
        <draw:rect draw:style-name="gr11" xml:id="shape-71" draw:id="shape-71" draw:layer="particles" svg:width="1.67582140664pt" svg:height="1.88488101423pt" draw:transform="matrix(-0.97806239330 -0.34467408523 0.07076039722 -0.99749334142 493.46856084573pt 333.70817284166pt)">
          <draw:glue-point draw:id="4" svg:x="0.50000000000pt" svg:y="0.50000000000pt" draw:align="center"/>
        </draw:rect>
        <draw:rect draw:style-name="gr11" xml:id="shape-72" draw:id="shape-72" draw:layer="particles" svg:width="1.67582140664pt" svg:height="1.88488101423pt" draw:transform="matrix(-0.97806239330 -0.34467408523 0.07076039722 -0.99749334142 479.10428393020pt 321.20875534387pt)">
          <draw:glue-point draw:id="4" svg:x="0.50000000000pt" svg:y="0.50000000000pt" draw:align="center"/>
        </draw:rect>
        <draw:rect draw:style-name="gr11" xml:id="shape-73" draw:id="shape-73" draw:layer="particles" svg:width="1.67582140664pt" svg:height="1.88488101423pt" draw:transform="matrix(-0.97806239330 -0.34467408523 0.07076039722 -0.99749334142 473.47168243078pt 316.40389789097pt)">
          <draw:glue-point draw:id="4" svg:x="0.50000000000pt" svg:y="0.50000000000pt" draw:align="center"/>
        </draw:rect>
        <draw:rect draw:style-name="gr11" xml:id="shape-74" draw:id="shape-74" draw:layer="particles" svg:width="1.67582140664pt" svg:height="1.88488101423pt" draw:transform="matrix(-0.97806239330 -0.34467408523 0.07076039722 -0.99749334142 493.46856084573pt 333.70817284166pt)">
          <draw:glue-point draw:id="4" svg:x="0.50000000000pt" svg:y="0.50000000000pt" draw:align="center"/>
        </draw:rect>
        <draw:rect draw:style-name="gr11" xml:id="shape-75" draw:id="shape-75" draw:layer="particles" svg:width="1.67582140664pt" svg:height="1.88488101423pt" draw:transform="matrix(-0.97806239330 -0.34467408523 0.07076039722 -0.99749334142 479.10428393020pt 321.20875534387pt)">
          <draw:glue-point draw:id="4" svg:x="0.50000000000pt" svg:y="0.50000000000pt" draw:align="center"/>
        </draw:rect>
        <draw:rect draw:style-name="gr11" xml:id="shape-76" draw:id="shape-76" draw:layer="particles" svg:width="1.67582140664pt" svg:height="1.88488101423pt" draw:transform="matrix(-0.97806239330 -0.34467408523 0.07076039722 -0.99749334142 473.47168243078pt 316.40389789097pt)">
          <draw:glue-point draw:id="4" svg:x="0.50000000000pt" svg:y="0.50000000000pt" draw:align="center"/>
        </draw:rect>
        <draw:rect draw:style-name="gr11" xml:id="shape-77" draw:id="shape-77" draw:layer="particles" svg:width="1.67582140664pt" svg:height="1.88488101423pt" draw:transform="matrix(-0.97806239330 -0.34467408523 0.07076039722 -0.99749334142 484.43688245590pt 326.29551343196pt)">
          <draw:glue-point draw:id="4" svg:x="0.50000000000pt" svg:y="0.50000000000pt" draw:align="center"/>
        </draw:rect>
        <draw:rect draw:style-name="gr11" xml:id="shape-78" draw:id="shape-78" draw:layer="particles" svg:width="1.67582140664pt" svg:height="1.88488101423pt" draw:transform="matrix(-0.97806239330 -0.34467408523 0.07076039722 -0.99749334142 470.07260554036pt 313.79609593417pt)">
          <draw:glue-point draw:id="4" svg:x="0.50000000000pt" svg:y="0.50000000000pt" draw:align="center"/>
        </draw:rect>
        <draw:rect draw:style-name="gr11" xml:id="shape-79" draw:id="shape-79" draw:layer="particles" svg:width="1.67582140664pt" svg:height="1.88488101423pt" draw:transform="matrix(-0.97806239330 -0.34467408523 0.07076039722 -0.99749334142 464.44000404094pt 308.99123848126pt)">
          <draw:glue-point draw:id="4" svg:x="0.50000000000pt" svg:y="0.50000000000pt" draw:align="center"/>
        </draw:rect>
        <draw:rect draw:style-name="gr11" xml:id="shape-80" draw:id="shape-80" draw:layer="particles" svg:width="1.67582140664pt" svg:height="1.88488101423pt" draw:transform="matrix(-0.97806239330 -0.34467408523 0.07076039722 -0.99749334142 486.93332385724pt 316.36565338341pt)">
          <draw:glue-point draw:id="4" svg:x="0.50000000000pt" svg:y="0.50000000000pt" draw:align="center"/>
        </draw:rect>
        <draw:rect draw:style-name="gr11" xml:id="shape-81" draw:id="shape-81" draw:layer="particles" svg:width="1.67582140664pt" svg:height="1.88488101423pt" draw:transform="matrix(-0.97806239330 -0.34467408523 0.07076039722 -0.99749334142 472.56904694171pt 303.86623588561pt)">
          <draw:glue-point draw:id="4" svg:x="0.50000000000pt" svg:y="0.50000000000pt" draw:align="center"/>
        </draw:rect>
        <draw:rect draw:style-name="gr11" xml:id="shape-82" draw:id="shape-82" draw:layer="particles" svg:width="1.67582140664pt" svg:height="1.88488101423pt" draw:transform="matrix(-0.97806239330 -0.34467408523 0.07076039722 -0.99749334142 466.93644544229pt 299.06137843271pt)">
          <draw:glue-point draw:id="4" svg:x="0.50000000000pt" svg:y="0.50000000000pt" draw:align="center"/>
        </draw:rect>
        <draw:rect draw:style-name="gr11" xml:id="shape-83" draw:id="shape-83" draw:layer="particles" svg:width="1.67582140664pt" svg:height="1.88488101423pt" draw:transform="matrix(-0.97806239330 -0.34467408523 0.07076039722 -0.99749334142 480.55531296076pt 313.64802699138pt)">
          <draw:glue-point draw:id="4" svg:x="0.50000000000pt" svg:y="0.50000000000pt" draw:align="center"/>
        </draw:rect>
        <draw:rect draw:style-name="gr11" xml:id="shape-84" draw:id="shape-84" draw:layer="particles" svg:width="1.67582140664pt" svg:height="1.88488101423pt" draw:transform="matrix(-0.97806239330 -0.34467408523 0.07076039722 -0.99749334142 466.19103604524pt 301.14860949359pt)">
          <draw:glue-point draw:id="4" svg:x="0.50000000000pt" svg:y="0.50000000000pt" draw:align="center"/>
        </draw:rect>
        <draw:rect draw:style-name="gr11" xml:id="shape-85" draw:id="shape-85" draw:layer="particles" svg:width="1.67582140664pt" svg:height="1.88488101423pt" draw:transform="matrix(-0.97806239330 -0.34467408523 0.07076039722 -0.99749334142 460.55843454581pt 296.34375204068pt)">
          <draw:glue-point draw:id="4" svg:x="0.50000000000pt" svg:y="0.50000000000pt" draw:align="center"/>
        </draw:rect>
        <draw:rect draw:style-name="gr11" xml:id="shape-86" draw:id="shape-86" draw:layer="particles" svg:width="1.67582140664pt" svg:height="1.88488101423pt" draw:transform="matrix(-0.97806239330 -0.34467408523 0.07076039722 -0.99749334142 485.83552846056pt 306.57911652751pt)">
          <draw:glue-point draw:id="4" svg:x="0.50000000000pt" svg:y="0.50000000000pt" draw:align="center"/>
        </draw:rect>
        <draw:rect draw:style-name="gr11" xml:id="shape-87" draw:id="shape-87" draw:layer="particles" svg:width="1.67582140664pt" svg:height="1.88488101423pt" draw:transform="matrix(-0.97806239330 -0.34467408523 0.07076039722 -0.99749334142 471.47125154504pt 294.07969902972pt)">
          <draw:glue-point draw:id="4" svg:x="0.50000000000pt" svg:y="0.50000000000pt" draw:align="center"/>
        </draw:rect>
        <draw:rect draw:style-name="gr11" xml:id="shape-88" draw:id="shape-88" draw:layer="particles" svg:width="1.67582140664pt" svg:height="1.88488101423pt" draw:transform="matrix(-0.97806239330 -0.34467408523 0.07076039722 -0.99749334142 465.83865004561pt 289.27484157682pt)">
          <draw:glue-point draw:id="4" svg:x="0.50000000000pt" svg:y="0.50000000000pt" draw:align="center"/>
        </draw:rect>
        <draw:rect draw:style-name="gr11" xml:id="shape-89" draw:id="shape-89" draw:layer="particles" svg:width="1.67582140664pt" svg:height="1.88488101423pt" draw:transform="matrix(-0.97806239330 -0.34467408523 0.07076039722 -0.99749334142 472.23922089890pt 296.14790870034pt)">
          <draw:glue-point draw:id="4" svg:x="0.50000000000pt" svg:y="0.50000000000pt" draw:align="center"/>
        </draw:rect>
        <draw:rect draw:style-name="gr11" xml:id="shape-90" draw:id="shape-90" draw:layer="particles" svg:width="1.67582140664pt" svg:height="1.88488101423pt" draw:transform="matrix(-0.97806239330 -0.34467408523 0.07076039722 -0.99749334142 457.87494398336pt 283.64849120255pt)">
          <draw:glue-point draw:id="4" svg:x="0.50000000000pt" svg:y="0.50000000000pt" draw:align="center"/>
        </draw:rect>
        <draw:rect draw:style-name="gr11" xml:id="shape-91" draw:id="shape-91" draw:layer="particles" svg:width="3.84205236988pt" svg:height="3.44306831014pt" draw:transform="matrix(-0.99749334142 -0.07076039722 0.07076039722 -0.99749334142 496.29510877802pt 319.99995371790pt)">
          <draw:glue-point draw:id="4" svg:x="0.50000000000pt" svg:y="0.50000000000pt" draw:align="center"/>
        </draw:rect>
        <draw:rect draw:style-name="gr11" xml:id="shape-92" draw:id="shape-92" draw:layer="particles" svg:width="3.84205236988pt" svg:height="3.44306831014pt" draw:transform="matrix(-0.99749334142 -0.07076039722 0.07076039722 -0.99749334142 462.44547542333pt 304.27768833963pt)">
          <draw:glue-point draw:id="4" svg:x="0.50000000000pt" svg:y="0.50000000000pt" draw:align="center"/>
        </draw:rect>
        <draw:rect draw:style-name="gr11" xml:id="shape-93" draw:id="shape-93" draw:layer="particles" svg:width="3.84205236988pt" svg:height="3.44306831014pt" draw:transform="matrix(-0.99749334142 -0.07076039722 0.07076039722 -0.99749334142 449.17558137609pt 298.28564036383pt)">
          <draw:glue-point draw:id="4" svg:x="0.50000000000pt" svg:y="0.50000000000pt" draw:align="center"/>
        </draw:rect>
        <draw:rect draw:style-name="gr11" xml:id="shape-94" draw:id="shape-94" draw:layer="particles" svg:width="3.84205236988pt" svg:height="3.44306831014pt" draw:transform="matrix(-0.99749334142 -0.07076039722 0.07076039722 -0.99749334142 487.88553497007pt 303.40949320012pt)">
          <draw:glue-point draw:id="4" svg:x="0.50000000000pt" svg:y="0.50000000000pt" draw:align="center"/>
        </draw:rect>
        <draw:rect draw:style-name="gr11" xml:id="shape-95" draw:id="shape-95" draw:layer="particles" svg:width="3.84205236988pt" svg:height="3.44306831014pt" draw:transform="matrix(-0.99749334142 -0.07076039722 0.07076039722 -0.99749334142 454.03590161540pt 287.68722782187pt)">
          <draw:glue-point draw:id="4" svg:x="0.50000000000pt" svg:y="0.50000000000pt" draw:align="center"/>
        </draw:rect>
        <draw:rect draw:style-name="gr11" xml:id="shape-96" draw:id="shape-96" draw:layer="particles" svg:width="2.32182708416pt" svg:height="3.44306831014pt" draw:transform="matrix(-0.99749334142 -0.07076039722 0.07076039722 -0.99749334142 486.28915521786pt 287.30234850783pt)">
          <draw:glue-point draw:id="4" svg:x="0.50000000000pt" svg:y="0.50000000000pt" draw:align="center"/>
        </draw:rect>
        <draw:rect draw:style-name="gr11" xml:id="shape-97" draw:id="shape-97" draw:layer="particles" svg:width="3.84205236988pt" svg:height="3.44306831014pt" draw:transform="matrix(-0.99749334142 -0.07076039722 0.07076039722 -0.99749334142 494.46498808474pt 287.88232749839pt)">
          <draw:glue-point draw:id="4" svg:x="0.50000000000pt" svg:y="0.50000000000pt" draw:align="center"/>
        </draw:rect>
        <draw:rect draw:style-name="gr11" xml:id="shape-98" draw:id="shape-98" draw:layer="particles" svg:width="3.84205236988pt" svg:height="3.44306831014pt" draw:transform="matrix(-0.99749334142 -0.07076039722 0.07076039722 -0.99749334142 494.46498808474pt 287.88232749839pt)">
          <draw:glue-point draw:id="4" svg:x="0.50000000000pt" svg:y="0.50000000000pt" draw:align="center"/>
        </draw:rect>
        <draw:rect draw:style-name="gr11" xml:id="shape-99" draw:id="shape-99" draw:layer="particles" svg:width="3.84205236988pt" svg:height="3.44306831014pt" draw:transform="matrix(-0.99749334142 -0.07076039722 0.07076039722 -0.99749334142 493.79008984813pt 287.14018205964pt)">
          <draw:glue-point draw:id="4" svg:x="0.50000000000pt" svg:y="0.50000000000pt" draw:align="center"/>
        </draw:rect>
        <draw:rect draw:style-name="gr11" xml:id="shape-100" draw:id="shape-100" draw:layer="particles" svg:width="1.67582140664pt" svg:height="1.88488101423pt" draw:transform="matrix(-0.97806239330 -0.34467408523 0.07076039722 -0.99749334142 470.68400912547pt 314.22982129752pt)">
          <draw:glue-point draw:id="4" svg:x="0.50000000000pt" svg:y="0.50000000000pt" draw:align="center"/>
        </draw:rect>
        <draw:rect draw:style-name="gr11" xml:id="shape-101" draw:id="shape-101" draw:layer="particles" svg:width="1.67582140664pt" svg:height="1.88488101423pt" draw:transform="matrix(-0.97806239330 -0.34467408523 0.07076039722 -0.99749334142 456.31973220995pt 301.73040379973pt)">
          <draw:glue-point draw:id="4" svg:x="0.50000000000pt" svg:y="0.50000000000pt" draw:align="center"/>
        </draw:rect>
        <draw:rect draw:style-name="gr11" xml:id="shape-102" draw:id="shape-102" draw:layer="particles" svg:width="1.67582140664pt" svg:height="1.88488101423pt" draw:transform="matrix(-0.97806239330 -0.34467408523 0.07076039722 -0.99749334142 450.68713071053pt 296.92554634683pt)">
          <draw:glue-point draw:id="4" svg:x="0.50000000000pt" svg:y="0.50000000000pt" draw:align="center"/>
        </draw:rect>
        <draw:rect draw:style-name="gr11" xml:id="shape-103" draw:id="shape-103" draw:layer="particles" svg:width="1.67582140664pt" svg:height="1.88488101423pt" draw:transform="matrix(-0.97806239330 -0.34467408523 0.07076039722 -0.99749334142 470.68400912547pt 314.22982129752pt)">
          <draw:glue-point draw:id="4" svg:x="0.50000000000pt" svg:y="0.50000000000pt" draw:align="center"/>
        </draw:rect>
        <draw:rect draw:style-name="gr11" xml:id="shape-104" draw:id="shape-104" draw:layer="particles" svg:width="1.67582140664pt" svg:height="1.88488101423pt" draw:transform="matrix(-0.97806239330 -0.34467408523 0.07076039722 -0.99749334142 456.31973220995pt 301.73040379973pt)">
          <draw:glue-point draw:id="4" svg:x="0.50000000000pt" svg:y="0.50000000000pt" draw:align="center"/>
        </draw:rect>
        <draw:rect draw:style-name="gr11" xml:id="shape-105" draw:id="shape-105" draw:layer="particles" svg:width="1.67582140664pt" svg:height="1.88488101423pt" draw:transform="matrix(-0.97806239330 -0.34467408523 0.07076039722 -0.99749334142 450.68713071053pt 296.92554634683pt)">
          <draw:glue-point draw:id="4" svg:x="0.50000000000pt" svg:y="0.50000000000pt" draw:align="center"/>
        </draw:rect>
        <draw:rect draw:style-name="gr11" xml:id="shape-106" draw:id="shape-106" draw:layer="particles" svg:width="1.67582140664pt" svg:height="1.88488101423pt" draw:transform="matrix(-0.97806239330 -0.34467408523 0.07076039722 -0.99749334142 461.65233073564pt 306.81716188783pt)">
          <draw:glue-point draw:id="4" svg:x="0.50000000000pt" svg:y="0.50000000000pt" draw:align="center"/>
        </draw:rect>
        <draw:rect draw:style-name="gr11" xml:id="shape-107" draw:id="shape-107" draw:layer="particles" svg:width="1.67582140664pt" svg:height="1.88488101423pt" draw:transform="matrix(-0.97806239330 -0.34467408523 0.07076039722 -0.99749334142 447.28805382011pt 294.31774439004pt)">
          <draw:glue-point draw:id="4" svg:x="0.50000000000pt" svg:y="0.50000000000pt" draw:align="center"/>
        </draw:rect>
        <draw:rect draw:style-name="gr11" xml:id="shape-108" draw:id="shape-108" draw:layer="particles" svg:width="1.67582140664pt" svg:height="1.88488101423pt" draw:transform="matrix(-0.97806239330 -0.34467408523 0.07076039722 -0.99749334142 441.65545232069pt 289.51288693713pt)">
          <draw:glue-point draw:id="4" svg:x="0.50000000000pt" svg:y="0.50000000000pt" draw:align="center"/>
        </draw:rect>
        <draw:rect draw:style-name="gr11" xml:id="shape-109" draw:id="shape-109" draw:layer="particles" svg:width="1.67582140664pt" svg:height="1.88488101423pt" draw:transform="matrix(-0.97806239330 -0.34467408523 0.07076039722 -0.99749334142 464.14877213699pt 296.88730183928pt)">
          <draw:glue-point draw:id="4" svg:x="0.50000000000pt" svg:y="0.50000000000pt" draw:align="center"/>
        </draw:rect>
        <draw:rect draw:style-name="gr11" xml:id="shape-110" draw:id="shape-110" draw:layer="particles" svg:width="1.67582140664pt" svg:height="1.88488101423pt" draw:transform="matrix(-0.97806239330 -0.34467408523 0.07076039722 -0.99749334142 449.78449522146pt 284.38788434148pt)">
          <draw:glue-point draw:id="4" svg:x="0.50000000000pt" svg:y="0.50000000000pt" draw:align="center"/>
        </draw:rect>
        <draw:rect draw:style-name="gr11" xml:id="shape-111" draw:id="shape-111" draw:layer="particles" svg:width="1.67582140664pt" svg:height="1.88488101423pt" draw:transform="matrix(-0.97806239330 -0.34467408523 0.07076039722 -0.99749334142 457.77076124051pt 294.16967544725pt)">
          <draw:glue-point draw:id="4" svg:x="0.50000000000pt" svg:y="0.50000000000pt" draw:align="center"/>
        </draw:rect>
        <draw:rect draw:style-name="gr11" xml:id="shape-112" draw:id="shape-112" draw:layer="particles" svg:width="1.67582140664pt" svg:height="1.88488101423pt" draw:transform="matrix(-0.97806239330 -0.34467408523 0.07076039722 -0.99749334142 463.05097674030pt 287.10076498338pt)">
          <draw:glue-point draw:id="4" svg:x="0.50000000000pt" svg:y="0.50000000000pt" draw:align="center"/>
        </draw:rect>
        <draw:rect draw:style-name="gr11" xml:id="shape-113" draw:id="shape-113" draw:layer="particles" svg:width="3.84205236988pt" svg:height="3.44306831014pt" draw:transform="matrix(-0.99749334142 -0.07076039722 0.07076039722 -0.99749334142 470.60387600567pt 311.87320842245pt)">
          <draw:glue-point draw:id="4" svg:x="0.50000000000pt" svg:y="0.50000000000pt" draw:align="center"/>
        </draw:rect>
        <draw:rect draw:style-name="gr11" xml:id="shape-114" draw:id="shape-114" draw:layer="particles" svg:width="3.84205236988pt" svg:height="3.44306831014pt" draw:transform="matrix(-0.99749334142 -0.07076039722 0.07076039722 -0.99749334142 436.75424265098pt 296.15094304419pt)">
          <draw:glue-point draw:id="4" svg:x="0.50000000000pt" svg:y="0.50000000000pt" draw:align="center"/>
        </draw:rect>
        <draw:rect draw:style-name="gr11" xml:id="shape-115" draw:id="shape-115" draw:layer="particles" svg:width="3.84205236988pt" svg:height="3.44306831014pt" draw:transform="matrix(-0.99749334142 -0.07076039722 0.07076039722 -0.99749334142 423.48434860374pt 290.15889506838pt)">
          <draw:glue-point draw:id="4" svg:x="0.50000000000pt" svg:y="0.50000000000pt" draw:align="center"/>
        </draw:rect>
        <draw:rect draw:style-name="gr11" xml:id="shape-116" draw:id="shape-116" draw:layer="particles" svg:width="3.84205236988pt" svg:height="3.44306831014pt" draw:transform="matrix(-0.99749334142 -0.07076039722 0.07076039722 -0.99749334142 462.19430219772pt 295.28274790468pt)">
          <draw:glue-point draw:id="4" svg:x="0.50000000000pt" svg:y="0.50000000000pt" draw:align="center"/>
        </draw:rect>
        <draw:rect draw:style-name="gr11" xml:id="shape-117" draw:id="shape-117" draw:layer="particles" svg:width="1.67582140664pt" svg:height="1.88488101423pt" draw:transform="matrix(-0.97806239330 -0.34467408523 0.07076039722 -0.99749334142 444.99277635312pt 306.10307600208pt)">
          <draw:glue-point draw:id="4" svg:x="0.50000000000pt" svg:y="0.50000000000pt" draw:align="center"/>
        </draw:rect>
        <draw:rect draw:style-name="gr11" xml:id="shape-118" draw:id="shape-118" draw:layer="particles" svg:width="1.67582140664pt" svg:height="1.88488101423pt" draw:transform="matrix(-0.97806239330 -0.34467408523 0.07076039722 -0.99749334142 430.62849943760pt 293.60365850429pt)">
          <draw:glue-point draw:id="4" svg:x="0.50000000000pt" svg:y="0.50000000000pt" draw:align="center"/>
        </draw:rect>
        <draw:rect draw:style-name="gr11" xml:id="shape-119" draw:id="shape-119" draw:layer="particles" svg:width="1.67582140664pt" svg:height="1.88488101423pt" draw:transform="matrix(-0.97806239330 -0.34467408523 0.07076039722 -0.99749334142 424.99589793818pt 288.79880105139pt)">
          <draw:glue-point draw:id="4" svg:x="0.50000000000pt" svg:y="0.50000000000pt" draw:align="center"/>
        </draw:rect>
        <draw:rect draw:style-name="gr11" xml:id="shape-120" draw:id="shape-120" draw:layer="particles" svg:width="1.67582140664pt" svg:height="1.88488101423pt" draw:transform="matrix(-0.97806239330 -0.34467408523 0.07076039722 -0.99749334142 444.99277635312pt 306.10307600208pt)">
          <draw:glue-point draw:id="4" svg:x="0.50000000000pt" svg:y="0.50000000000pt" draw:align="center"/>
        </draw:rect>
        <draw:rect draw:style-name="gr11" xml:id="shape-121" draw:id="shape-121" draw:layer="particles" svg:width="1.67582140664pt" svg:height="1.88488101423pt" draw:transform="matrix(-0.97806239330 -0.34467408523 0.07076039722 -0.99749334142 430.62849943760pt 293.60365850429pt)">
          <draw:glue-point draw:id="4" svg:x="0.50000000000pt" svg:y="0.50000000000pt" draw:align="center"/>
        </draw:rect>
        <draw:rect draw:style-name="gr11" xml:id="shape-122" draw:id="shape-122" draw:layer="particles" svg:width="1.67582140664pt" svg:height="1.88488101423pt" draw:transform="matrix(-0.97806239330 -0.34467408523 0.07076039722 -0.99749334142 424.99589793818pt 288.79880105139pt)">
          <draw:glue-point draw:id="4" svg:x="0.50000000000pt" svg:y="0.50000000000pt" draw:align="center"/>
        </draw:rect>
        <draw:rect draw:style-name="gr11" xml:id="shape-123" draw:id="shape-123" draw:layer="particles" svg:width="1.67582140664pt" svg:height="1.88488101423pt" draw:transform="matrix(-0.97806239330 -0.34467408523 0.07076039722 -0.99749334142 435.96109796329pt 298.69041659238pt)">
          <draw:glue-point draw:id="4" svg:x="0.50000000000pt" svg:y="0.50000000000pt" draw:align="center"/>
        </draw:rect>
        <draw:rect draw:style-name="gr11" xml:id="shape-124" draw:id="shape-124" draw:layer="particles" svg:width="1.67582140664pt" svg:height="1.88488101423pt" draw:transform="matrix(-0.97806239330 -0.34467408523 0.07076039722 -0.99749334142 421.59682104776pt 286.19099909459pt)">
          <draw:glue-point draw:id="4" svg:x="0.50000000000pt" svg:y="0.50000000000pt" draw:align="center"/>
        </draw:rect>
        <draw:rect draw:style-name="gr11" xml:id="shape-125" draw:id="shape-125" draw:layer="particles" svg:width="1.67582140664pt" svg:height="1.88488101423pt" draw:transform="matrix(-0.97806239330 -0.34467408523 0.07076039722 -0.99749334142 438.45753936464pt 288.76055654384pt)">
          <draw:glue-point draw:id="4" svg:x="0.50000000000pt" svg:y="0.50000000000pt" draw:align="center"/>
        </draw:rect>
        <draw:rect draw:style-name="gr11" xml:id="shape-126" draw:id="shape-126" draw:layer="particles" svg:width="1.67582140664pt" svg:height="1.88488101423pt" draw:transform="matrix(-0.97806239330 -0.34467408523 0.07076039722 -0.99749334142 432.07952846816pt 286.04293015180pt)">
          <draw:glue-point draw:id="4" svg:x="0.50000000000pt" svg:y="0.50000000000pt" draw:align="center"/>
        </draw:rect>
        <draw:rect draw:style-name="gr11" xml:id="shape-127" draw:id="shape-127" draw:layer="particles" svg:width="3.84205236988pt" svg:height="3.44306831014pt" svg:x="536.02196309555pt" svg:y="334.29961310271pt">
          <draw:glue-point draw:id="4" svg:x="0.50000000000pt" svg:y="0.50000000000pt" draw:align="center"/>
        </draw:rect>
        <draw:rect draw:style-name="gr11" xml:id="shape-128" draw:id="shape-128" draw:layer="particles" svg:width="3.84205236988pt" svg:height="3.44306831014pt" svg:x="539.79998125926pt" svg:y="286.36461321020pt">
          <draw:glue-point draw:id="4" svg:x="0.50000000000pt" svg:y="0.50000000000pt" draw:align="center"/>
        </draw:rect>
        <draw:rect draw:style-name="gr11" xml:id="shape-129" draw:id="shape-129" draw:layer="particles" svg:width="3.84205236988pt" svg:height="3.44306831014pt" svg:x="549.36242271316pt" svg:y="302.31842232476pt">
          <draw:glue-point draw:id="4" svg:x="0.50000000000pt" svg:y="0.50000000000pt" draw:align="center"/>
        </draw:rect>
        <draw:rect draw:style-name="gr11" xml:id="shape-130" draw:id="shape-130" draw:layer="particles" svg:width="2.32182708416pt" svg:height="3.44306831014pt" svg:x="552.09454884285pt" svg:y="318.27223143930pt">
          <draw:glue-point draw:id="4" svg:x="0.50000000000pt" svg:y="0.50000000000pt" draw:align="center"/>
        </draw:rect>
        <draw:rect draw:style-name="gr11" xml:id="shape-131" draw:id="shape-131" draw:layer="particles" svg:width="3.84205236988pt" svg:height="3.44306831014pt" svg:x="543.89817045379pt" svg:y="318.27223143930pt">
          <draw:glue-point draw:id="4" svg:x="0.50000000000pt" svg:y="0.50000000000pt" draw:align="center"/>
        </draw:rect>
        <draw:rect draw:style-name="gr11" xml:id="shape-132" draw:id="shape-132" draw:layer="particles" svg:width="3.84205236988pt" svg:height="3.44306831014pt" svg:x="543.89817045379pt" svg:y="318.27223143930pt">
          <draw:glue-point draw:id="4" svg:x="0.50000000000pt" svg:y="0.50000000000pt" draw:align="center"/>
        </draw:rect>
        <draw:rect draw:style-name="gr11" xml:id="shape-133" draw:id="shape-133" draw:layer="particles" svg:width="3.84205236988pt" svg:height="6.76822194642pt" svg:x="507.01446770301pt" svg:y="297.24899061958pt">
          <draw:glue-point draw:id="4" svg:x="0.50000000000pt" svg:y="0.50000000000pt" draw:align="center"/>
        </draw:rect>
        <draw:rect draw:style-name="gr11" xml:id="shape-134" draw:id="shape-134" draw:layer="particles" svg:width="3.84205236988pt" svg:height="6.76822194642pt" svg:x="541.89176532729pt" svg:y="323.36921214444pt">
          <draw:glue-point draw:id="4" svg:x="0.50000000000pt" svg:y="0.50000000000pt" draw:align="center"/>
        </draw:rect>
        <draw:rect draw:style-name="gr11" xml:id="shape-135" draw:id="shape-135" draw:layer="particles" svg:width="3.84205236988pt" svg:height="6.76822194642pt" svg:x="555.55239597573pt" svg:y="333.27276431162pt">
          <draw:glue-point draw:id="4" svg:x="0.50000000000pt" svg:y="0.50000000000pt" draw:align="center"/>
        </draw:rect>
        <draw:rect draw:style-name="gr11" xml:id="shape-136" draw:id="shape-136" draw:layer="particles" svg:width="3.84205236988pt" svg:height="3.44306831014pt" svg:x="509.74659383270pt" svg:y="305.67711898045pt">
          <draw:glue-point draw:id="4" svg:x="0.50000000000pt" svg:y="0.50000000000pt" draw:align="center"/>
        </draw:rect>
        <draw:rect draw:style-name="gr11" xml:id="shape-137" draw:id="shape-137" draw:layer="particles" svg:width="3.84205236988pt" svg:height="3.44306831014pt" svg:x="544.62389145698pt" svg:y="318.96476050551pt">
          <draw:glue-point draw:id="4" svg:x="0.50000000000pt" svg:y="0.50000000000pt" draw:align="center"/>
        </draw:rect>
        <draw:rect draw:style-name="gr11" xml:id="shape-138" draw:id="shape-138" draw:layer="particles" svg:width="3.84205236988pt" svg:height="3.44306831014pt" svg:x="558.28452210542pt" svg:y="324.00280548905pt">
          <draw:glue-point draw:id="4" svg:x="0.50000000000pt" svg:y="0.50000000000pt" draw:align="center"/>
        </draw:rect>
        <draw:rect draw:style-name="gr11" xml:id="shape-139" draw:id="shape-139" draw:layer="particles" svg:width="1.67582140664pt" svg:height="1.88488101423pt" draw:transform="matrix(1.00000000000 0.27460202152 0.00000000000 1.00000000000 565.75517949129pt 290.30803029406pt)">
          <draw:glue-point draw:id="4" svg:x="0.50000000000pt" svg:y="0.50000000000pt" draw:align="center"/>
        </draw:rect>
        <draw:rect draw:style-name="gr11" xml:id="shape-140" draw:id="shape-140" draw:layer="particles" svg:width="1.67582140664pt" svg:height="1.88488101423pt" draw:transform="matrix(1.00000000000 0.27460202152 0.00000000000 1.00000000000 565.75517949129pt 290.30803029406pt)">
          <draw:glue-point draw:id="4" svg:x="0.50000000000pt" svg:y="0.50000000000pt" draw:align="center"/>
        </draw:rect>
        <draw:rect draw:style-name="gr11" xml:id="shape-141" draw:id="shape-141" draw:layer="particles" svg:width="3.84205236988pt" svg:height="3.44306831014pt" svg:x="499.64637695146pt" svg:y="307.83233905864pt">
          <draw:glue-point draw:id="4" svg:x="0.50000000000pt" svg:y="0.50000000000pt" draw:align="center"/>
        </draw:rect>
        <draw:rect draw:style-name="gr11" xml:id="shape-142" draw:id="shape-142" draw:layer="particles" svg:width="3.84205236988pt" svg:height="3.44306831014pt" svg:x="534.52367457575pt" svg:y="321.11998058370pt">
          <draw:glue-point draw:id="4" svg:x="0.50000000000pt" svg:y="0.50000000000pt" draw:align="center"/>
        </draw:rect>
        <draw:rect draw:style-name="gr11" xml:id="shape-143" draw:id="shape-143" draw:layer="particles" svg:width="3.84205236988pt" svg:height="3.44306831014pt" svg:x="548.18430522418pt" svg:y="326.15802556724pt">
          <draw:glue-point draw:id="4" svg:x="0.50000000000pt" svg:y="0.50000000000pt" draw:align="center"/>
        </draw:rect>
        <draw:rect draw:style-name="gr11" xml:id="shape-144" draw:id="shape-144" draw:layer="particles" svg:width="3.84205236988pt" svg:height="3.44306831014pt" svg:x="547.86413419334pt" svg:y="289.13878980575pt">
          <draw:glue-point draw:id="4" svg:x="0.50000000000pt" svg:y="0.50000000000pt" draw:align="center"/>
        </draw:rect>
        <draw:rect draw:style-name="gr11" xml:id="shape-145" draw:id="shape-145" draw:layer="particles" svg:width="3.84205236988pt" svg:height="3.44306831014pt" svg:x="561.52476484178pt" svg:y="294.17683478929pt">
          <draw:glue-point draw:id="4" svg:x="0.50000000000pt" svg:y="0.50000000000pt" draw:align="center"/>
        </draw:rect>
        <draw:rect draw:style-name="gr11" xml:id="shape-146" draw:id="shape-146" draw:layer="particles" svg:width="2.32182708416pt" svg:height="3.44306831014pt" svg:x="515.71896269876pt" svg:y="291.80495739523pt">
          <draw:glue-point draw:id="4" svg:x="0.50000000000pt" svg:y="0.50000000000pt" draw:align="center"/>
        </draw:rect>
        <draw:rect draw:style-name="gr11" xml:id="shape-147" draw:id="shape-147" draw:layer="particles" svg:width="2.32182708416pt" svg:height="3.44306831014pt" svg:x="536.79599300716pt" svg:y="305.09259892029pt">
          <draw:glue-point draw:id="4" svg:x="0.50000000000pt" svg:y="0.50000000000pt" draw:align="center"/>
        </draw:rect>
        <draw:rect draw:style-name="gr11" xml:id="shape-148" draw:id="shape-148" draw:layer="particles" svg:width="2.32182708416pt" svg:height="3.44306831014pt" svg:x="545.05137819527pt" svg:y="310.13064390383pt">
          <draw:glue-point draw:id="4" svg:x="0.50000000000pt" svg:y="0.50000000000pt" draw:align="center"/>
        </draw:rect>
        <draw:rect draw:style-name="gr11" xml:id="shape-149" draw:id="shape-149" draw:layer="particles" svg:width="3.84205236988pt" svg:height="3.44306831014pt" svg:x="507.52258430970pt" svg:y="291.80495739523pt">
          <draw:glue-point draw:id="4" svg:x="0.50000000000pt" svg:y="0.50000000000pt" draw:align="center"/>
        </draw:rect>
        <draw:rect draw:style-name="gr11" xml:id="shape-150" draw:id="shape-150" draw:layer="particles" svg:width="3.84205236988pt" svg:height="3.44306831014pt" svg:x="542.39988193398pt" svg:y="305.09259892029pt">
          <draw:glue-point draw:id="4" svg:x="0.50000000000pt" svg:y="0.50000000000pt" draw:align="center"/>
        </draw:rect>
        <draw:rect draw:style-name="gr11" xml:id="shape-151" draw:id="shape-151" draw:layer="particles" svg:width="3.84205236988pt" svg:height="3.44306831014pt" svg:x="556.06051258242pt" svg:y="310.13064390383pt">
          <draw:glue-point draw:id="4" svg:x="0.50000000000pt" svg:y="0.50000000000pt" draw:align="center"/>
        </draw:rect>
        <draw:rect draw:style-name="gr11" xml:id="shape-152" draw:id="shape-152" draw:layer="particles" svg:width="3.84205236988pt" svg:height="3.44306831014pt" svg:x="507.52258430970pt" svg:y="291.80495739523pt">
          <draw:glue-point draw:id="4" svg:x="0.50000000000pt" svg:y="0.50000000000pt" draw:align="center"/>
        </draw:rect>
        <draw:rect draw:style-name="gr11" xml:id="shape-153" draw:id="shape-153" draw:layer="particles" svg:width="3.84205236988pt" svg:height="3.44306831014pt" svg:x="542.39988193398pt" svg:y="305.09259892029pt">
          <draw:glue-point draw:id="4" svg:x="0.50000000000pt" svg:y="0.50000000000pt" draw:align="center"/>
        </draw:rect>
        <draw:rect draw:style-name="gr11" xml:id="shape-154" draw:id="shape-154" draw:layer="particles" svg:width="3.84205236988pt" svg:height="3.44306831014pt" svg:x="556.06051258242pt" svg:y="310.13064390383pt">
          <draw:glue-point draw:id="4" svg:x="0.50000000000pt" svg:y="0.50000000000pt" draw:align="center"/>
        </draw:rect>
        <draw:rect draw:style-name="gr11" xml:id="shape-155" draw:id="shape-155" draw:layer="particles" svg:width="3.84205236988pt" svg:height="6.76822194642pt" svg:x="505.51617918320pt" svg:y="296.90193810037pt">
          <draw:glue-point draw:id="4" svg:x="0.50000000000pt" svg:y="0.50000000000pt" draw:align="center"/>
        </draw:rect>
        <draw:rect draw:style-name="gr11" xml:id="shape-156" draw:id="shape-156" draw:layer="particles" svg:width="3.84205236988pt" svg:height="6.76822194642pt" svg:x="519.17680983164pt" svg:y="306.80549026755pt">
          <draw:glue-point draw:id="4" svg:x="0.50000000000pt" svg:y="0.50000000000pt" draw:align="center"/>
        </draw:rect>
        <draw:rect draw:style-name="gr11" xml:id="shape-157" draw:id="shape-157" draw:layer="particles" svg:width="3.84205236988pt" svg:height="3.44306831014pt" svg:x="508.24830531289pt" svg:y="292.49748646144pt">
          <draw:glue-point draw:id="4" svg:x="0.50000000000pt" svg:y="0.50000000000pt" draw:align="center"/>
        </draw:rect>
        <draw:rect draw:style-name="gr11" xml:id="shape-158" draw:id="shape-158" draw:layer="particles" svg:width="3.84205236988pt" svg:height="3.44306831014pt" svg:x="521.90893596133pt" svg:y="297.53553144498pt">
          <draw:glue-point draw:id="4" svg:x="0.50000000000pt" svg:y="0.50000000000pt" draw:align="center"/>
        </draw:rect>
        <draw:rect draw:style-name="gr11" xml:id="shape-159" draw:id="shape-159" draw:layer="particles" svg:width="1.67582140664pt" svg:height="1.88488101423pt" draw:transform="matrix(1.00000000000 0.27460202152 0.00000000000 1.00000000000 560.08436556447pt 286.44166148474pt)">
          <draw:glue-point draw:id="4" svg:x="0.50000000000pt" svg:y="0.50000000000pt" draw:align="center"/>
        </draw:rect>
        <draw:rect draw:style-name="gr11" xml:id="shape-160" draw:id="shape-160" draw:layer="particles" svg:width="1.67582140664pt" svg:height="1.88488101423pt" draw:transform="matrix(1.00000000000 0.27460202152 0.00000000000 1.00000000000 552.33834661821pt 292.12903175334pt)">
          <draw:glue-point draw:id="4" svg:x="0.50000000000pt" svg:y="0.50000000000pt" draw:align="center"/>
        </draw:rect>
        <draw:rect draw:style-name="gr11" xml:id="shape-161" draw:id="shape-161" draw:layer="particles" svg:width="1.67582140664pt" svg:height="1.88488101423pt" draw:transform="matrix(1.00000000000 0.27460202152 0.00000000000 1.00000000000 558.29682273072pt 296.52327994963pt)">
          <draw:glue-point draw:id="4" svg:x="0.50000000000pt" svg:y="0.50000000000pt" draw:align="center"/>
        </draw:rect>
        <draw:rect draw:style-name="gr11" xml:id="shape-162" draw:id="shape-162" draw:layer="particles" svg:width="1.67582140664pt" svg:height="1.88488101423pt" draw:transform="matrix(1.00000000000 0.27460202152 0.00000000000 1.00000000000 558.89267034196pt 294.38853539937pt)">
          <draw:glue-point draw:id="4" svg:x="0.50000000000pt" svg:y="0.50000000000pt" draw:align="center"/>
        </draw:rect>
        <draw:rect draw:style-name="gr11" xml:id="shape-163" draw:id="shape-163" draw:layer="particles" svg:width="1.67582140664pt" svg:height="1.88488101423pt" draw:transform="matrix(1.00000000000 0.27460202152 0.00000000000 1.00000000000 564.85114645448pt 298.78278359567pt)">
          <draw:glue-point draw:id="4" svg:x="0.50000000000pt" svg:y="0.50000000000pt" draw:align="center"/>
        </draw:rect>
        <draw:rect draw:style-name="gr11" xml:id="shape-164" draw:id="shape-164" draw:layer="particles" svg:width="1.67582140664pt" svg:height="1.88488101423pt" draw:transform="matrix(1.00000000000 0.27460202152 0.00000000000 1.00000000000 538.91315512721pt 290.36169287892pt)">
          <draw:glue-point draw:id="4" svg:x="0.50000000000pt" svg:y="0.50000000000pt" draw:align="center"/>
        </draw:rect>
        <draw:rect draw:style-name="gr11" xml:id="shape-165" draw:id="shape-165" draw:layer="particles" svg:width="1.67582140664pt" svg:height="1.88488101423pt" draw:transform="matrix(1.00000000000 0.27460202152 0.00000000000 1.00000000000 554.12588945195pt 301.81335666436pt)">
          <draw:glue-point draw:id="4" svg:x="0.50000000000pt" svg:y="0.50000000000pt" draw:align="center"/>
        </draw:rect>
        <draw:rect draw:style-name="gr11" xml:id="shape-166" draw:id="shape-166" draw:layer="particles" svg:width="1.67582140664pt" svg:height="1.88488101423pt" draw:transform="matrix(1.00000000000 0.27460202152 0.00000000000 1.00000000000 560.08436556447pt 306.20760486065pt)">
          <draw:glue-point draw:id="4" svg:x="0.50000000000pt" svg:y="0.50000000000pt" draw:align="center"/>
        </draw:rect>
        <draw:rect draw:style-name="gr11" xml:id="shape-167" draw:id="shape-167" draw:layer="particles" svg:width="1.67582140664pt" svg:height="1.88488101423pt" draw:transform="matrix(1.00000000000 0.27460202152 0.00000000000 1.00000000000 553.21349779723pt 299.80467310578pt)">
          <draw:glue-point draw:id="4" svg:x="0.50000000000pt" svg:y="0.50000000000pt" draw:align="center"/>
        </draw:rect>
        <draw:rect draw:style-name="gr11" xml:id="shape-168" draw:id="shape-168" draw:layer="particles" svg:width="3.84205236988pt" svg:height="3.44306831014pt" draw:transform="matrix(-0.99749334142 -0.07076039722 0.07076039722 -0.99749334142 557.02207400220pt 324.25007739413pt)">
          <draw:glue-point draw:id="4" svg:x="0.50000000000pt" svg:y="0.50000000000pt" draw:align="center"/>
        </draw:rect>
        <draw:rect draw:style-name="gr11" xml:id="shape-169" draw:id="shape-169" draw:layer="particles" svg:width="3.84205236988pt" svg:height="3.44306831014pt" draw:transform="matrix(-0.99749334142 -0.07076039722 0.07076039722 -0.99749334142 543.75217995496pt 318.25802941832pt)">
          <draw:glue-point draw:id="4" svg:x="0.50000000000pt" svg:y="0.50000000000pt" draw:align="center"/>
        </draw:rect>
        <draw:rect draw:style-name="gr11" xml:id="shape-170" draw:id="shape-170" draw:layer="particles" svg:width="3.84205236988pt" svg:height="3.44306831014pt" draw:transform="matrix(-0.99749334142 -0.07076039722 0.07076039722 -0.99749334142 548.61250019427pt 307.65961687636pt)">
          <draw:glue-point draw:id="4" svg:x="0.50000000000pt" svg:y="0.50000000000pt" draw:align="center"/>
        </draw:rect>
        <draw:rect draw:style-name="gr11" xml:id="shape-171" draw:id="shape-171" draw:layer="particles" svg:width="3.84205236988pt" svg:height="3.44306831014pt" draw:transform="matrix(-0.99749334142 -0.07076039722 0.07076039722 -0.99749334142 535.34260614703pt 301.66756890056pt)">
          <draw:glue-point draw:id="4" svg:x="0.50000000000pt" svg:y="0.50000000000pt" draw:align="center"/>
        </draw:rect>
        <draw:rect draw:style-name="gr11" xml:id="shape-172" draw:id="shape-172" draw:layer="particles" svg:width="2.32182708416pt" svg:height="3.44306831014pt" draw:transform="matrix(-0.99749334142 -0.07076039722 0.07076039722 -0.99749334142 560.78179519951pt 292.52898458105pt)">
          <draw:glue-point draw:id="4" svg:x="0.50000000000pt" svg:y="0.50000000000pt" draw:align="center"/>
        </draw:rect>
        <draw:rect draw:style-name="gr11" xml:id="shape-173" draw:id="shape-173" draw:layer="particles" svg:width="2.32182708416pt" svg:height="3.44306831014pt" draw:transform="matrix(-0.99749334142 -0.07076039722 0.07076039722 -0.99749334142 552.90359750771pt 286.91941392108pt)">
          <draw:glue-point draw:id="4" svg:x="0.50000000000pt" svg:y="0.50000000000pt" draw:align="center"/>
        </draw:rect>
        <draw:rect draw:style-name="gr11" xml:id="shape-174" draw:id="shape-174" draw:layer="particles" svg:width="3.84205236988pt" svg:height="3.44306831014pt" draw:transform="matrix(-0.99749334142 -0.07076039722 0.07076039722 -0.99749334142 555.19195330892pt 292.13245117462pt)">
          <draw:glue-point draw:id="4" svg:x="0.50000000000pt" svg:y="0.50000000000pt" draw:align="center"/>
        </draw:rect>
        <draw:rect draw:style-name="gr11" xml:id="shape-175" draw:id="shape-175" draw:layer="particles" svg:width="3.84205236988pt" svg:height="3.44306831014pt" draw:transform="matrix(-0.99749334142 -0.07076039722 0.07076039722 -0.99749334142 541.92205926169pt 286.14040319882pt)">
          <draw:glue-point draw:id="4" svg:x="0.50000000000pt" svg:y="0.50000000000pt" draw:align="center"/>
        </draw:rect>
        <draw:rect draw:style-name="gr11" xml:id="shape-176" draw:id="shape-176" draw:layer="particles" svg:width="3.84205236988pt" svg:height="3.44306831014pt" draw:transform="matrix(-0.99749334142 -0.07076039722 0.07076039722 -0.99749334142 555.19195330892pt 292.13245117462pt)">
          <draw:glue-point draw:id="4" svg:x="0.50000000000pt" svg:y="0.50000000000pt" draw:align="center"/>
        </draw:rect>
        <draw:rect draw:style-name="gr11" xml:id="shape-177" draw:id="shape-177" draw:layer="particles" svg:width="3.84205236988pt" svg:height="3.44306831014pt" draw:transform="matrix(-0.99749334142 -0.07076039722 0.07076039722 -0.99749334142 541.92205926169pt 286.14040319882pt)">
          <draw:glue-point draw:id="4" svg:x="0.50000000000pt" svg:y="0.50000000000pt" draw:align="center"/>
        </draw:rect>
        <draw:rect draw:style-name="gr11" xml:id="shape-178" draw:id="shape-178" draw:layer="particles" svg:width="1.67582140664pt" svg:height="1.88488101423pt" draw:transform="matrix(-0.97806239330 -0.34467408523 0.07076039722 -0.99749334142 565.26060770435pt 334.20221035202pt)">
          <draw:glue-point draw:id="4" svg:x="0.50000000000pt" svg:y="0.50000000000pt" draw:align="center"/>
        </draw:rect>
        <draw:rect draw:style-name="gr11" xml:id="shape-179" draw:id="shape-179" draw:layer="particles" svg:width="1.67582140664pt" svg:height="1.88488101423pt" draw:transform="matrix(-0.97806239330 -0.34467408523 0.07076039722 -0.99749334142 550.89633078882pt 321.70279285423pt)">
          <draw:glue-point draw:id="4" svg:x="0.50000000000pt" svg:y="0.50000000000pt" draw:align="center"/>
        </draw:rect>
        <draw:rect draw:style-name="gr11" xml:id="shape-180" draw:id="shape-180" draw:layer="particles" svg:width="1.67582140664pt" svg:height="1.88488101423pt" draw:transform="matrix(-0.97806239330 -0.34467408523 0.07076039722 -0.99749334142 545.26372928940pt 316.89793540133pt)">
          <draw:glue-point draw:id="4" svg:x="0.50000000000pt" svg:y="0.50000000000pt" draw:align="center"/>
        </draw:rect>
        <draw:rect draw:style-name="gr11" xml:id="shape-181" draw:id="shape-181" draw:layer="particles" svg:width="1.67582140664pt" svg:height="1.88488101423pt" draw:transform="matrix(-0.97806239330 -0.34467408523 0.07076039722 -0.99749334142 565.26060770435pt 334.20221035202pt)">
          <draw:glue-point draw:id="4" svg:x="0.50000000000pt" svg:y="0.50000000000pt" draw:align="center"/>
        </draw:rect>
        <draw:rect draw:style-name="gr11" xml:id="shape-182" draw:id="shape-182" draw:layer="particles" svg:width="1.67582140664pt" svg:height="1.88488101423pt" draw:transform="matrix(-0.97806239330 -0.34467408523 0.07076039722 -0.99749334142 550.89633078882pt 321.70279285423pt)">
          <draw:glue-point draw:id="4" svg:x="0.50000000000pt" svg:y="0.50000000000pt" draw:align="center"/>
        </draw:rect>
        <draw:rect draw:style-name="gr11" xml:id="shape-183" draw:id="shape-183" draw:layer="particles" svg:width="1.67582140664pt" svg:height="1.88488101423pt" draw:transform="matrix(-0.97806239330 -0.34467408523 0.07076039722 -0.99749334142 545.26372928940pt 316.89793540133pt)">
          <draw:glue-point draw:id="4" svg:x="0.50000000000pt" svg:y="0.50000000000pt" draw:align="center"/>
        </draw:rect>
        <draw:rect draw:style-name="gr11" xml:id="shape-184" draw:id="shape-184" draw:layer="particles" svg:width="1.67582140664pt" svg:height="1.88488101423pt" draw:transform="matrix(-0.97806239330 -0.34467408523 0.07076039722 -0.99749334142 556.22892931452pt 326.78955094232pt)">
          <draw:glue-point draw:id="4" svg:x="0.50000000000pt" svg:y="0.50000000000pt" draw:align="center"/>
        </draw:rect>
        <draw:rect draw:style-name="gr11" xml:id="shape-185" draw:id="shape-185" draw:layer="particles" svg:width="1.67582140664pt" svg:height="1.88488101423pt" draw:transform="matrix(-0.97806239330 -0.34467408523 0.07076039722 -0.99749334142 541.86465239898pt 314.29013344453pt)">
          <draw:glue-point draw:id="4" svg:x="0.50000000000pt" svg:y="0.50000000000pt" draw:align="center"/>
        </draw:rect>
        <draw:rect draw:style-name="gr11" xml:id="shape-186" draw:id="shape-186" draw:layer="particles" svg:width="1.67582140664pt" svg:height="1.88488101423pt" draw:transform="matrix(-0.97806239330 -0.34467408523 0.07076039722 -0.99749334142 536.23205089956pt 309.48527599162pt)">
          <draw:glue-point draw:id="4" svg:x="0.50000000000pt" svg:y="0.50000000000pt" draw:align="center"/>
        </draw:rect>
        <draw:rect draw:style-name="gr11" xml:id="shape-187" draw:id="shape-187" draw:layer="particles" svg:width="1.67582140664pt" svg:height="1.88488101423pt" draw:transform="matrix(-0.97806239330 -0.34467408523 0.07076039722 -0.99749334142 558.72537071586pt 316.85969089377pt)">
          <draw:glue-point draw:id="4" svg:x="0.50000000000pt" svg:y="0.50000000000pt" draw:align="center"/>
        </draw:rect>
        <draw:rect draw:style-name="gr11" xml:id="shape-188" draw:id="shape-188" draw:layer="particles" svg:width="1.67582140664pt" svg:height="1.88488101423pt" draw:transform="matrix(-0.97806239330 -0.34467408523 0.07076039722 -0.99749334142 544.36109380033pt 304.36027339597pt)">
          <draw:glue-point draw:id="4" svg:x="0.50000000000pt" svg:y="0.50000000000pt" draw:align="center"/>
        </draw:rect>
        <draw:rect draw:style-name="gr11" xml:id="shape-189" draw:id="shape-189" draw:layer="particles" svg:width="1.67582140664pt" svg:height="1.88488101423pt" draw:transform="matrix(-0.97806239330 -0.34467408523 0.07076039722 -0.99749334142 538.72849230091pt 299.55541594307pt)">
          <draw:glue-point draw:id="4" svg:x="0.50000000000pt" svg:y="0.50000000000pt" draw:align="center"/>
        </draw:rect>
        <draw:rect draw:style-name="gr11" xml:id="shape-190" draw:id="shape-190" draw:layer="particles" svg:width="1.67582140664pt" svg:height="1.88488101423pt" draw:transform="matrix(-0.97806239330 -0.34467408523 0.07076039722 -0.99749334142 552.34735981938pt 314.14206450174pt)">
          <draw:glue-point draw:id="4" svg:x="0.50000000000pt" svg:y="0.50000000000pt" draw:align="center"/>
        </draw:rect>
        <draw:rect draw:style-name="gr11" xml:id="shape-191" draw:id="shape-191" draw:layer="particles" svg:width="1.67582140664pt" svg:height="1.88488101423pt" draw:transform="matrix(-0.97806239330 -0.34467408523 0.07076039722 -0.99749334142 537.98308290386pt 301.64264700395pt)">
          <draw:glue-point draw:id="4" svg:x="0.50000000000pt" svg:y="0.50000000000pt" draw:align="center"/>
        </draw:rect>
        <draw:rect draw:style-name="gr11" xml:id="shape-192" draw:id="shape-192" draw:layer="particles" svg:width="1.67582140664pt" svg:height="1.88488101423pt" draw:transform="matrix(-0.97806239330 -0.34467408523 0.07076039722 -0.99749334142 532.35048140443pt 296.83778955104pt)">
          <draw:glue-point draw:id="4" svg:x="0.50000000000pt" svg:y="0.50000000000pt" draw:align="center"/>
        </draw:rect>
        <draw:rect draw:style-name="gr11" xml:id="shape-193" draw:id="shape-193" draw:layer="particles" svg:width="1.67582140664pt" svg:height="1.88488101423pt" draw:transform="matrix(-0.97806239330 -0.34467408523 0.07076039722 -0.99749334142 557.62757531918pt 307.07315403787pt)">
          <draw:glue-point draw:id="4" svg:x="0.50000000000pt" svg:y="0.50000000000pt" draw:align="center"/>
        </draw:rect>
        <draw:rect draw:style-name="gr11" xml:id="shape-194" draw:id="shape-194" draw:layer="particles" svg:width="1.67582140664pt" svg:height="1.88488101423pt" draw:transform="matrix(-0.97806239330 -0.34467408523 0.07076039722 -0.99749334142 543.26329840366pt 294.57373654008pt)">
          <draw:glue-point draw:id="4" svg:x="0.50000000000pt" svg:y="0.50000000000pt" draw:align="center"/>
        </draw:rect>
        <draw:rect draw:style-name="gr11" xml:id="shape-195" draw:id="shape-195" draw:layer="particles" svg:width="1.67582140664pt" svg:height="1.88488101423pt" draw:transform="matrix(-0.97806239330 -0.34467408523 0.07076039722 -0.99749334142 537.63069690423pt 289.76887908718pt)">
          <draw:glue-point draw:id="4" svg:x="0.50000000000pt" svg:y="0.50000000000pt" draw:align="center"/>
        </draw:rect>
        <draw:rect draw:style-name="gr11" xml:id="shape-196" draw:id="shape-196" draw:layer="particles" svg:width="1.67582140664pt" svg:height="1.88488101423pt" draw:transform="matrix(-0.97806239330 -0.34467408523 0.07076039722 -0.99749334142 544.03126775752pt 296.64194621070pt)">
          <draw:glue-point draw:id="4" svg:x="0.50000000000pt" svg:y="0.50000000000pt" draw:align="center"/>
        </draw:rect>
        <draw:rect draw:style-name="gr11" xml:id="shape-197" draw:id="shape-197" draw:layer="particles" svg:width="1.67582140664pt" svg:height="1.88488101423pt" draw:transform="matrix(-0.97806239330 -0.34467408523 0.07076039722 -0.99749334142 529.66699084198pt 284.14252871291pt)">
          <draw:glue-point draw:id="4" svg:x="0.50000000000pt" svg:y="0.50000000000pt" draw:align="center"/>
        </draw:rect>
        <draw:rect draw:style-name="gr11" xml:id="shape-198" draw:id="shape-198" draw:layer="particles" svg:width="3.84205236988pt" svg:height="3.44306831014pt" draw:transform="matrix(-0.99749334142 -0.07076039722 0.07076039722 -0.99749334142 568.08715563664pt 320.49399122826pt)">
          <draw:glue-point draw:id="4" svg:x="0.50000000000pt" svg:y="0.50000000000pt" draw:align="center"/>
        </draw:rect>
        <draw:rect draw:style-name="gr11" xml:id="shape-199" draw:id="shape-199" draw:layer="particles" svg:width="3.84205236988pt" svg:height="3.44306831014pt" draw:transform="matrix(-0.99749334142 -0.07076039722 0.07076039722 -0.99749334142 534.23752228195pt 304.77172584999pt)">
          <draw:glue-point draw:id="4" svg:x="0.50000000000pt" svg:y="0.50000000000pt" draw:align="center"/>
        </draw:rect>
        <draw:rect draw:style-name="gr11" xml:id="shape-200" draw:id="shape-200" draw:layer="particles" svg:width="3.84205236988pt" svg:height="3.44306831014pt" draw:transform="matrix(-0.99749334142 -0.07076039722 0.07076039722 -0.99749334142 520.96762823471pt 298.77967787419pt)">
          <draw:glue-point draw:id="4" svg:x="0.50000000000pt" svg:y="0.50000000000pt" draw:align="center"/>
        </draw:rect>
        <draw:rect draw:style-name="gr11" xml:id="shape-201" draw:id="shape-201" draw:layer="particles" svg:width="3.84205236988pt" svg:height="3.44306831014pt" draw:transform="matrix(-0.99749334142 -0.07076039722 0.07076039722 -0.99749334142 559.67758182869pt 303.90353071048pt)">
          <draw:glue-point draw:id="4" svg:x="0.50000000000pt" svg:y="0.50000000000pt" draw:align="center"/>
        </draw:rect>
        <draw:rect draw:style-name="gr11" xml:id="shape-202" draw:id="shape-202" draw:layer="particles" svg:width="3.84205236988pt" svg:height="3.44306831014pt" draw:transform="matrix(-0.99749334142 -0.07076039722 0.07076039722 -0.99749334142 525.82794847402pt 288.18126533223pt)">
          <draw:glue-point draw:id="4" svg:x="0.50000000000pt" svg:y="0.50000000000pt" draw:align="center"/>
        </draw:rect>
        <draw:rect draw:style-name="gr11" xml:id="shape-203" draw:id="shape-203" draw:layer="particles" svg:width="2.32182708416pt" svg:height="3.44306831014pt" draw:transform="matrix(-0.99749334142 -0.07076039722 0.07076039722 -0.99749334142 558.08120207648pt 287.79638601819pt)">
          <draw:glue-point draw:id="4" svg:x="0.50000000000pt" svg:y="0.50000000000pt" draw:align="center"/>
        </draw:rect>
        <draw:rect draw:style-name="gr11" xml:id="shape-204" draw:id="shape-204" draw:layer="particles" svg:width="3.84205236988pt" svg:height="3.44306831014pt" draw:transform="matrix(-0.99749334142 -0.07076039722 0.07076039722 -0.99749334142 566.25703494336pt 288.37636500875pt)">
          <draw:glue-point draw:id="4" svg:x="0.50000000000pt" svg:y="0.50000000000pt" draw:align="center"/>
        </draw:rect>
        <draw:rect draw:style-name="gr11" xml:id="shape-205" draw:id="shape-205" draw:layer="particles" svg:width="3.84205236988pt" svg:height="3.44306831014pt" draw:transform="matrix(-0.99749334142 -0.07076039722 0.07076039722 -0.99749334142 566.25703494336pt 288.37636500875pt)">
          <draw:glue-point draw:id="4" svg:x="0.50000000000pt" svg:y="0.50000000000pt" draw:align="center"/>
        </draw:rect>
        <draw:rect draw:style-name="gr11" xml:id="shape-206" draw:id="shape-206" draw:layer="particles" svg:width="3.84205236988pt" svg:height="3.44306831014pt" draw:transform="matrix(-0.99749334142 -0.07076039722 0.07076039722 -0.99749334142 565.58213670675pt 287.63421957000pt)">
          <draw:glue-point draw:id="4" svg:x="0.50000000000pt" svg:y="0.50000000000pt" draw:align="center"/>
        </draw:rect>
        <draw:rect draw:style-name="gr11" xml:id="shape-207" draw:id="shape-207" draw:layer="particles" svg:width="1.67582140664pt" svg:height="1.88488101423pt" draw:transform="matrix(-0.97806239330 -0.34467408523 0.07076039722 -0.99749334142 542.47605598409pt 314.72385880788pt)">
          <draw:glue-point draw:id="4" svg:x="0.50000000000pt" svg:y="0.50000000000pt" draw:align="center"/>
        </draw:rect>
        <draw:rect draw:style-name="gr11" xml:id="shape-208" draw:id="shape-208" draw:layer="particles" svg:width="1.67582140664pt" svg:height="1.88488101423pt" draw:transform="matrix(-0.97806239330 -0.34467408523 0.07076039722 -0.99749334142 528.11177906857pt 302.22444131009pt)">
          <draw:glue-point draw:id="4" svg:x="0.50000000000pt" svg:y="0.50000000000pt" draw:align="center"/>
        </draw:rect>
        <draw:rect draw:style-name="gr11" xml:id="shape-209" draw:id="shape-209" draw:layer="particles" svg:width="1.67582140664pt" svg:height="1.88488101423pt" draw:transform="matrix(-0.97806239330 -0.34467408523 0.07076039722 -0.99749334142 522.47917756915pt 297.41958385719pt)">
          <draw:glue-point draw:id="4" svg:x="0.50000000000pt" svg:y="0.50000000000pt" draw:align="center"/>
        </draw:rect>
        <draw:rect draw:style-name="gr11" xml:id="shape-210" draw:id="shape-210" draw:layer="particles" svg:width="1.67582140664pt" svg:height="1.88488101423pt" draw:transform="matrix(-0.97806239330 -0.34467408523 0.07076039722 -0.99749334142 542.47605598409pt 314.72385880788pt)">
          <draw:glue-point draw:id="4" svg:x="0.50000000000pt" svg:y="0.50000000000pt" draw:align="center"/>
        </draw:rect>
        <draw:rect draw:style-name="gr11" xml:id="shape-211" draw:id="shape-211" draw:layer="particles" svg:width="1.67582140664pt" svg:height="1.88488101423pt" draw:transform="matrix(-0.97806239330 -0.34467408523 0.07076039722 -0.99749334142 528.11177906857pt 302.22444131009pt)">
          <draw:glue-point draw:id="4" svg:x="0.50000000000pt" svg:y="0.50000000000pt" draw:align="center"/>
        </draw:rect>
        <draw:rect draw:style-name="gr11" xml:id="shape-212" draw:id="shape-212" draw:layer="particles" svg:width="1.67582140664pt" svg:height="1.88488101423pt" draw:transform="matrix(-0.97806239330 -0.34467408523 0.07076039722 -0.99749334142 522.47917756915pt 297.41958385719pt)">
          <draw:glue-point draw:id="4" svg:x="0.50000000000pt" svg:y="0.50000000000pt" draw:align="center"/>
        </draw:rect>
        <draw:rect draw:style-name="gr11" xml:id="shape-213" draw:id="shape-213" draw:layer="particles" svg:width="1.67582140664pt" svg:height="1.88488101423pt" draw:transform="matrix(-0.97806239330 -0.34467408523 0.07076039722 -0.99749334142 533.44437759426pt 307.31119939819pt)">
          <draw:glue-point draw:id="4" svg:x="0.50000000000pt" svg:y="0.50000000000pt" draw:align="center"/>
        </draw:rect>
        <draw:rect draw:style-name="gr11" xml:id="shape-214" draw:id="shape-214" draw:layer="particles" svg:width="1.67582140664pt" svg:height="1.88488101423pt" draw:transform="matrix(-0.97806239330 -0.34467408523 0.07076039722 -0.99749334142 519.08010067873pt 294.81178190040pt)">
          <draw:glue-point draw:id="4" svg:x="0.50000000000pt" svg:y="0.50000000000pt" draw:align="center"/>
        </draw:rect>
        <draw:rect draw:style-name="gr11" xml:id="shape-215" draw:id="shape-215" draw:layer="particles" svg:width="1.67582140664pt" svg:height="1.88488101423pt" draw:transform="matrix(-0.97806239330 -0.34467408523 0.07076039722 -0.99749334142 513.44749917931pt 290.00692444749pt)">
          <draw:glue-point draw:id="4" svg:x="0.50000000000pt" svg:y="0.50000000000pt" draw:align="center"/>
        </draw:rect>
        <draw:rect draw:style-name="gr11" xml:id="shape-216" draw:id="shape-216" draw:layer="particles" svg:width="1.67582140664pt" svg:height="1.88488101423pt" draw:transform="matrix(-0.97806239330 -0.34467408523 0.07076039722 -0.99749334142 535.94081899561pt 297.38133934964pt)">
          <draw:glue-point draw:id="4" svg:x="0.50000000000pt" svg:y="0.50000000000pt" draw:align="center"/>
        </draw:rect>
        <draw:rect draw:style-name="gr11" xml:id="shape-217" draw:id="shape-217" draw:layer="particles" svg:width="1.67582140664pt" svg:height="1.88488101423pt" draw:transform="matrix(-0.97806239330 -0.34467408523 0.07076039722 -0.99749334142 521.57654208008pt 284.88192185184pt)">
          <draw:glue-point draw:id="4" svg:x="0.50000000000pt" svg:y="0.50000000000pt" draw:align="center"/>
        </draw:rect>
        <draw:rect draw:style-name="gr11" xml:id="shape-218" draw:id="shape-218" draw:layer="particles" svg:width="1.67582140664pt" svg:height="1.88488101423pt" draw:transform="matrix(-0.97806239330 -0.34467408523 0.07076039722 -0.99749334142 529.56280809913pt 294.66371295761pt)">
          <draw:glue-point draw:id="4" svg:x="0.50000000000pt" svg:y="0.50000000000pt" draw:align="center"/>
        </draw:rect>
        <draw:rect draw:style-name="gr11" xml:id="shape-219" draw:id="shape-219" draw:layer="particles" svg:width="1.67582140664pt" svg:height="1.88488101423pt" draw:transform="matrix(-0.97806239330 -0.34467408523 0.07076039722 -0.99749334142 534.84302359892pt 287.59480249374pt)">
          <draw:glue-point draw:id="4" svg:x="0.50000000000pt" svg:y="0.50000000000pt" draw:align="center"/>
        </draw:rect>
        <draw:rect draw:style-name="gr11" xml:id="shape-220" draw:id="shape-220" draw:layer="particles" svg:width="3.84205236988pt" svg:height="3.44306831014pt" draw:transform="matrix(-0.99749334142 -0.07076039722 0.07076039722 -0.99749334142 542.39592286429pt 312.36724593281pt)">
          <draw:glue-point draw:id="4" svg:x="0.50000000000pt" svg:y="0.50000000000pt" draw:align="center"/>
        </draw:rect>
        <draw:rect draw:style-name="gr11" xml:id="shape-221" draw:id="shape-221" draw:layer="particles" svg:width="3.84205236988pt" svg:height="3.44306831014pt" draw:transform="matrix(-0.99749334142 -0.07076039722 0.07076039722 -0.99749334142 508.54628950960pt 296.64498055455pt)">
          <draw:glue-point draw:id="4" svg:x="0.50000000000pt" svg:y="0.50000000000pt" draw:align="center"/>
        </draw:rect>
        <draw:rect draw:style-name="gr11" xml:id="shape-222" draw:id="shape-222" draw:layer="particles" svg:width="3.84205236988pt" svg:height="3.44306831014pt" draw:transform="matrix(-0.99749334142 -0.07076039722 0.07076039722 -0.99749334142 495.27639546236pt 290.65293257874pt)">
          <draw:glue-point draw:id="4" svg:x="0.50000000000pt" svg:y="0.50000000000pt" draw:align="center"/>
        </draw:rect>
        <draw:rect draw:style-name="gr11" xml:id="shape-223" draw:id="shape-223" draw:layer="particles" svg:width="3.84205236988pt" svg:height="3.44306831014pt" draw:transform="matrix(-0.99749334142 -0.07076039722 0.07076039722 -0.99749334142 533.98634905634pt 295.77678541504pt)">
          <draw:glue-point draw:id="4" svg:x="0.50000000000pt" svg:y="0.50000000000pt" draw:align="center"/>
        </draw:rect>
        <draw:rect draw:style-name="gr11" xml:id="shape-224" draw:id="shape-224" draw:layer="particles" svg:width="1.67582140664pt" svg:height="1.88488101423pt" draw:transform="matrix(-0.97806239330 -0.34467408523 0.07076039722 -0.99749334142 516.78482321174pt 306.59711351244pt)">
          <draw:glue-point draw:id="4" svg:x="0.50000000000pt" svg:y="0.50000000000pt" draw:align="center"/>
        </draw:rect>
        <draw:rect draw:style-name="gr11" xml:id="shape-225" draw:id="shape-225" draw:layer="particles" svg:width="1.67582140664pt" svg:height="1.88488101423pt" draw:transform="matrix(-0.97806239330 -0.34467408523 0.07076039722 -0.99749334142 502.42054629622pt 294.09769601465pt)">
          <draw:glue-point draw:id="4" svg:x="0.50000000000pt" svg:y="0.50000000000pt" draw:align="center"/>
        </draw:rect>
        <draw:rect draw:style-name="gr11" xml:id="shape-226" draw:id="shape-226" draw:layer="particles" svg:width="1.67582140664pt" svg:height="1.88488101423pt" draw:transform="matrix(-0.97806239330 -0.34467408523 0.07076039722 -0.99749334142 496.78794479680pt 289.29283856175pt)">
          <draw:glue-point draw:id="4" svg:x="0.50000000000pt" svg:y="0.50000000000pt" draw:align="center"/>
        </draw:rect>
        <draw:rect draw:style-name="gr11" xml:id="shape-227" draw:id="shape-227" draw:layer="particles" svg:width="1.67582140664pt" svg:height="1.88488101423pt" draw:transform="matrix(-0.97806239330 -0.34467408523 0.07076039722 -0.99749334142 516.78482321174pt 306.59711351244pt)">
          <draw:glue-point draw:id="4" svg:x="0.50000000000pt" svg:y="0.50000000000pt" draw:align="center"/>
        </draw:rect>
        <draw:rect draw:style-name="gr11" xml:id="shape-228" draw:id="shape-228" draw:layer="particles" svg:width="1.67582140664pt" svg:height="1.88488101423pt" draw:transform="matrix(-0.97806239330 -0.34467408523 0.07076039722 -0.99749334142 502.42054629622pt 294.09769601465pt)">
          <draw:glue-point draw:id="4" svg:x="0.50000000000pt" svg:y="0.50000000000pt" draw:align="center"/>
        </draw:rect>
        <draw:rect draw:style-name="gr11" xml:id="shape-229" draw:id="shape-229" draw:layer="particles" svg:width="1.67582140664pt" svg:height="1.88488101423pt" draw:transform="matrix(-0.97806239330 -0.34467408523 0.07076039722 -0.99749334142 496.78794479680pt 289.29283856175pt)">
          <draw:glue-point draw:id="4" svg:x="0.50000000000pt" svg:y="0.50000000000pt" draw:align="center"/>
        </draw:rect>
        <draw:rect draw:style-name="gr11" xml:id="shape-230" draw:id="shape-230" draw:layer="particles" svg:width="1.67582140664pt" svg:height="1.88488101423pt" draw:transform="matrix(-0.97806239330 -0.34467408523 0.07076039722 -0.99749334142 507.75314482191pt 299.18445410274pt)">
          <draw:glue-point draw:id="4" svg:x="0.50000000000pt" svg:y="0.50000000000pt" draw:align="center"/>
        </draw:rect>
        <draw:rect draw:style-name="gr11" xml:id="shape-231" draw:id="shape-231" draw:layer="particles" svg:width="1.67582140664pt" svg:height="1.88488101423pt" draw:transform="matrix(-0.97806239330 -0.34467408523 0.07076039722 -0.99749334142 493.38886790638pt 286.68503660495pt)">
          <draw:glue-point draw:id="4" svg:x="0.50000000000pt" svg:y="0.50000000000pt" draw:align="center"/>
        </draw:rect>
        <draw:rect draw:style-name="gr11" xml:id="shape-232" draw:id="shape-232" draw:layer="particles" svg:width="1.67582140664pt" svg:height="1.88488101423pt" draw:transform="matrix(-0.97806239330 -0.34467408523 0.07076039722 -0.99749334142 510.24958622326pt 289.25459405420pt)">
          <draw:glue-point draw:id="4" svg:x="0.50000000000pt" svg:y="0.50000000000pt" draw:align="center"/>
        </draw:rect>
        <draw:rect draw:style-name="gr11" xml:id="shape-233" draw:id="shape-233" draw:layer="particles" svg:width="1.67582140664pt" svg:height="1.88488101423pt" draw:transform="matrix(-0.97806239330 -0.34467408523 0.07076039722 -0.99749334142 503.87157532678pt 286.53696766216pt)">
          <draw:glue-point draw:id="4" svg:x="0.50000000000pt" svg:y="0.50000000000pt" draw:align="center"/>
        </draw:rect>
        <draw:rect draw:style-name="gr11" xml:id="shape-234" draw:id="shape-234" draw:layer="particles" svg:width="3.84205236988pt" svg:height="3.44306831014pt" svg:x="610.87318756738pt" svg:y="335.78181556750pt">
          <draw:glue-point draw:id="4" svg:x="0.50000000000pt" svg:y="0.50000000000pt" draw:align="center"/>
        </draw:rect>
        <draw:rect draw:style-name="gr11" xml:id="shape-235" draw:id="shape-235" draw:layer="particles" svg:width="3.84205236988pt" svg:height="3.44306831014pt" svg:x="614.65120573109pt" svg:y="287.84681567499pt">
          <draw:glue-point draw:id="4" svg:x="0.50000000000pt" svg:y="0.50000000000pt" draw:align="center"/>
        </draw:rect>
        <draw:rect draw:style-name="gr11" xml:id="shape-236" draw:id="shape-236" draw:layer="particles" svg:width="3.84205236988pt" svg:height="3.44306831014pt" svg:x="624.21364718499pt" svg:y="303.80062478955pt">
          <draw:glue-point draw:id="4" svg:x="0.50000000000pt" svg:y="0.50000000000pt" draw:align="center"/>
        </draw:rect>
        <draw:rect draw:style-name="gr11" xml:id="shape-237" draw:id="shape-237" draw:layer="particles" svg:width="2.32182708416pt" svg:height="3.44306831014pt" svg:x="626.94577331468pt" svg:y="319.75443390409pt">
          <draw:glue-point draw:id="4" svg:x="0.50000000000pt" svg:y="0.50000000000pt" draw:align="center"/>
        </draw:rect>
        <draw:rect draw:style-name="gr11" xml:id="shape-238" draw:id="shape-238" draw:layer="particles" svg:width="3.84205236988pt" svg:height="3.44306831014pt" svg:x="618.74939492562pt" svg:y="319.75443390409pt">
          <draw:glue-point draw:id="4" svg:x="0.50000000000pt" svg:y="0.50000000000pt" draw:align="center"/>
        </draw:rect>
        <draw:rect draw:style-name="gr11" xml:id="shape-239" draw:id="shape-239" draw:layer="particles" svg:width="3.84205236988pt" svg:height="3.44306831014pt" svg:x="618.74939492562pt" svg:y="319.75443390409pt">
          <draw:glue-point draw:id="4" svg:x="0.50000000000pt" svg:y="0.50000000000pt" draw:align="center"/>
        </draw:rect>
        <draw:rect draw:style-name="gr11" xml:id="shape-240" draw:id="shape-240" draw:layer="particles" svg:width="3.84205236988pt" svg:height="6.76822194642pt" svg:x="581.86569217484pt" svg:y="298.73119308437pt">
          <draw:glue-point draw:id="4" svg:x="0.50000000000pt" svg:y="0.50000000000pt" draw:align="center"/>
        </draw:rect>
        <draw:rect draw:style-name="gr11" xml:id="shape-241" draw:id="shape-241" draw:layer="particles" svg:width="3.84205236988pt" svg:height="6.76822194642pt" svg:x="616.74298979912pt" svg:y="324.85141460923pt">
          <draw:glue-point draw:id="4" svg:x="0.50000000000pt" svg:y="0.50000000000pt" draw:align="center"/>
        </draw:rect>
        <draw:rect draw:style-name="gr11" xml:id="shape-242" draw:id="shape-242" draw:layer="particles" svg:width="3.84205236988pt" svg:height="6.76822194642pt" svg:x="630.40362044756pt" svg:y="334.75496677641pt">
          <draw:glue-point draw:id="4" svg:x="0.50000000000pt" svg:y="0.50000000000pt" draw:align="center"/>
        </draw:rect>
        <draw:rect draw:style-name="gr11" xml:id="shape-243" draw:id="shape-243" draw:layer="particles" svg:width="3.84205236988pt" svg:height="3.44306831014pt" svg:x="584.59781830453pt" svg:y="307.15932144524pt">
          <draw:glue-point draw:id="4" svg:x="0.50000000000pt" svg:y="0.50000000000pt" draw:align="center"/>
        </draw:rect>
        <draw:rect draw:style-name="gr11" xml:id="shape-244" draw:id="shape-244" draw:layer="particles" svg:width="3.84205236988pt" svg:height="3.44306831014pt" svg:x="619.47511592881pt" svg:y="320.44696297030pt">
          <draw:glue-point draw:id="4" svg:x="0.50000000000pt" svg:y="0.50000000000pt" draw:align="center"/>
        </draw:rect>
        <draw:rect draw:style-name="gr11" xml:id="shape-245" draw:id="shape-245" draw:layer="particles" svg:width="3.84205236988pt" svg:height="3.44306831014pt" svg:x="633.13574657725pt" svg:y="325.48500795384pt">
          <draw:glue-point draw:id="4" svg:x="0.50000000000pt" svg:y="0.50000000000pt" draw:align="center"/>
        </draw:rect>
        <draw:rect draw:style-name="gr11" xml:id="shape-246" draw:id="shape-246" draw:layer="particles" svg:width="1.67582140664pt" svg:height="1.88488101423pt" draw:transform="matrix(1.00000000000 0.27460202152 0.00000000000 1.00000000000 640.60640396312pt 291.79023275885pt)">
          <draw:glue-point draw:id="4" svg:x="0.50000000000pt" svg:y="0.50000000000pt" draw:align="center"/>
        </draw:rect>
        <draw:rect draw:style-name="gr11" xml:id="shape-247" draw:id="shape-247" draw:layer="particles" svg:width="1.67582140664pt" svg:height="1.88488101423pt" draw:transform="matrix(1.00000000000 0.27460202152 0.00000000000 1.00000000000 640.60640396312pt 291.79023275885pt)">
          <draw:glue-point draw:id="4" svg:x="0.50000000000pt" svg:y="0.50000000000pt" draw:align="center"/>
        </draw:rect>
        <draw:rect draw:style-name="gr11" xml:id="shape-248" draw:id="shape-248" draw:layer="particles" svg:width="3.84205236988pt" svg:height="3.44306831014pt" svg:x="574.49760142329pt" svg:y="309.31454152343pt">
          <draw:glue-point draw:id="4" svg:x="0.50000000000pt" svg:y="0.50000000000pt" draw:align="center"/>
        </draw:rect>
        <draw:rect draw:style-name="gr11" xml:id="shape-249" draw:id="shape-249" draw:layer="particles" svg:width="3.84205236988pt" svg:height="3.44306831014pt" svg:x="609.37489904758pt" svg:y="322.60218304849pt">
          <draw:glue-point draw:id="4" svg:x="0.50000000000pt" svg:y="0.50000000000pt" draw:align="center"/>
        </draw:rect>
        <draw:rect draw:style-name="gr11" xml:id="shape-250" draw:id="shape-250" draw:layer="particles" svg:width="3.84205236988pt" svg:height="3.44306831014pt" svg:x="623.03552969601pt" svg:y="327.64022803203pt">
          <draw:glue-point draw:id="4" svg:x="0.50000000000pt" svg:y="0.50000000000pt" draw:align="center"/>
        </draw:rect>
        <draw:rect draw:style-name="gr11" xml:id="shape-251" draw:id="shape-251" draw:layer="particles" svg:width="3.84205236988pt" svg:height="3.44306831014pt" svg:x="622.71535866517pt" svg:y="290.62099227054pt">
          <draw:glue-point draw:id="4" svg:x="0.50000000000pt" svg:y="0.50000000000pt" draw:align="center"/>
        </draw:rect>
        <draw:rect draw:style-name="gr11" xml:id="shape-252" draw:id="shape-252" draw:layer="particles" svg:width="3.84205236988pt" svg:height="3.44306831014pt" svg:x="636.37598931361pt" svg:y="295.65903725408pt">
          <draw:glue-point draw:id="4" svg:x="0.50000000000pt" svg:y="0.50000000000pt" draw:align="center"/>
        </draw:rect>
        <draw:rect draw:style-name="gr11" xml:id="shape-253" draw:id="shape-253" draw:layer="particles" svg:width="2.32182708416pt" svg:height="3.44306831014pt" svg:x="590.57018717059pt" svg:y="293.28715986002pt">
          <draw:glue-point draw:id="4" svg:x="0.50000000000pt" svg:y="0.50000000000pt" draw:align="center"/>
        </draw:rect>
        <draw:rect draw:style-name="gr11" xml:id="shape-254" draw:id="shape-254" draw:layer="particles" svg:width="2.32182708416pt" svg:height="3.44306831014pt" svg:x="611.64721747899pt" svg:y="306.57480138508pt">
          <draw:glue-point draw:id="4" svg:x="0.50000000000pt" svg:y="0.50000000000pt" draw:align="center"/>
        </draw:rect>
        <draw:rect draw:style-name="gr11" xml:id="shape-255" draw:id="shape-255" draw:layer="particles" svg:width="2.32182708416pt" svg:height="3.44306831014pt" svg:x="619.90260266710pt" svg:y="311.61284636862pt">
          <draw:glue-point draw:id="4" svg:x="0.50000000000pt" svg:y="0.50000000000pt" draw:align="center"/>
        </draw:rect>
        <draw:rect draw:style-name="gr11" xml:id="shape-256" draw:id="shape-256" draw:layer="particles" svg:width="3.84205236988pt" svg:height="3.44306831014pt" svg:x="582.37380878153pt" svg:y="293.28715986002pt">
          <draw:glue-point draw:id="4" svg:x="0.50000000000pt" svg:y="0.50000000000pt" draw:align="center"/>
        </draw:rect>
        <draw:rect draw:style-name="gr11" xml:id="shape-257" draw:id="shape-257" draw:layer="particles" svg:width="3.84205236988pt" svg:height="3.44306831014pt" svg:x="617.25110640581pt" svg:y="306.57480138508pt">
          <draw:glue-point draw:id="4" svg:x="0.50000000000pt" svg:y="0.50000000000pt" draw:align="center"/>
        </draw:rect>
        <draw:rect draw:style-name="gr11" xml:id="shape-258" draw:id="shape-258" draw:layer="particles" svg:width="3.84205236988pt" svg:height="3.44306831014pt" svg:x="630.91173705425pt" svg:y="311.61284636862pt">
          <draw:glue-point draw:id="4" svg:x="0.50000000000pt" svg:y="0.50000000000pt" draw:align="center"/>
        </draw:rect>
        <draw:rect draw:style-name="gr11" xml:id="shape-259" draw:id="shape-259" draw:layer="particles" svg:width="3.84205236988pt" svg:height="3.44306831014pt" svg:x="582.37380878153pt" svg:y="293.28715986002pt">
          <draw:glue-point draw:id="4" svg:x="0.50000000000pt" svg:y="0.50000000000pt" draw:align="center"/>
        </draw:rect>
        <draw:rect draw:style-name="gr11" xml:id="shape-260" draw:id="shape-260" draw:layer="particles" svg:width="3.84205236988pt" svg:height="3.44306831014pt" svg:x="617.25110640581pt" svg:y="306.57480138508pt">
          <draw:glue-point draw:id="4" svg:x="0.50000000000pt" svg:y="0.50000000000pt" draw:align="center"/>
        </draw:rect>
        <draw:rect draw:style-name="gr11" xml:id="shape-261" draw:id="shape-261" draw:layer="particles" svg:width="3.84205236988pt" svg:height="3.44306831014pt" svg:x="630.91173705425pt" svg:y="311.61284636862pt">
          <draw:glue-point draw:id="4" svg:x="0.50000000000pt" svg:y="0.50000000000pt" draw:align="center"/>
        </draw:rect>
        <draw:rect draw:style-name="gr11" xml:id="shape-262" draw:id="shape-262" draw:layer="particles" svg:width="3.84205236988pt" svg:height="6.76822194642pt" svg:x="580.36740365503pt" svg:y="298.38414056516pt">
          <draw:glue-point draw:id="4" svg:x="0.50000000000pt" svg:y="0.50000000000pt" draw:align="center"/>
        </draw:rect>
        <draw:rect draw:style-name="gr11" xml:id="shape-263" draw:id="shape-263" draw:layer="particles" svg:width="3.84205236988pt" svg:height="6.76822194642pt" svg:x="594.02803430347pt" svg:y="308.28769273234pt">
          <draw:glue-point draw:id="4" svg:x="0.50000000000pt" svg:y="0.50000000000pt" draw:align="center"/>
        </draw:rect>
        <draw:rect draw:style-name="gr11" xml:id="shape-264" draw:id="shape-264" draw:layer="particles" svg:width="3.84205236988pt" svg:height="3.44306831014pt" svg:x="583.09952978472pt" svg:y="293.97968892623pt">
          <draw:glue-point draw:id="4" svg:x="0.50000000000pt" svg:y="0.50000000000pt" draw:align="center"/>
        </draw:rect>
        <draw:rect draw:style-name="gr11" xml:id="shape-265" draw:id="shape-265" draw:layer="particles" svg:width="3.84205236988pt" svg:height="3.44306831014pt" svg:x="596.76016043316pt" svg:y="299.01773390977pt">
          <draw:glue-point draw:id="4" svg:x="0.50000000000pt" svg:y="0.50000000000pt" draw:align="center"/>
        </draw:rect>
        <draw:rect draw:style-name="gr11" xml:id="shape-266" draw:id="shape-266" draw:layer="particles" svg:width="1.67582140664pt" svg:height="1.88488101423pt" draw:transform="matrix(1.00000000000 0.27460202152 0.00000000000 1.00000000000 634.93559003630pt 287.92386394953pt)">
          <draw:glue-point draw:id="4" svg:x="0.50000000000pt" svg:y="0.50000000000pt" draw:align="center"/>
        </draw:rect>
        <draw:rect draw:style-name="gr11" xml:id="shape-267" draw:id="shape-267" draw:layer="particles" svg:width="1.67582140664pt" svg:height="1.88488101423pt" draw:transform="matrix(1.00000000000 0.27460202152 0.00000000000 1.00000000000 627.18957109004pt 293.61123421813pt)">
          <draw:glue-point draw:id="4" svg:x="0.50000000000pt" svg:y="0.50000000000pt" draw:align="center"/>
        </draw:rect>
        <draw:rect draw:style-name="gr11" xml:id="shape-268" draw:id="shape-268" draw:layer="particles" svg:width="1.67582140664pt" svg:height="1.88488101423pt" draw:transform="matrix(1.00000000000 0.27460202152 0.00000000000 1.00000000000 633.14804720255pt 298.00548241442pt)">
          <draw:glue-point draw:id="4" svg:x="0.50000000000pt" svg:y="0.50000000000pt" draw:align="center"/>
        </draw:rect>
        <draw:rect draw:style-name="gr11" xml:id="shape-269" draw:id="shape-269" draw:layer="particles" svg:width="1.67582140664pt" svg:height="1.88488101423pt" draw:transform="matrix(1.00000000000 0.27460202152 0.00000000000 1.00000000000 633.74389481379pt 295.87073786416pt)">
          <draw:glue-point draw:id="4" svg:x="0.50000000000pt" svg:y="0.50000000000pt" draw:align="center"/>
        </draw:rect>
        <draw:rect draw:style-name="gr11" xml:id="shape-270" draw:id="shape-270" draw:layer="particles" svg:width="1.67582140664pt" svg:height="1.88488101423pt" draw:transform="matrix(1.00000000000 0.27460202152 0.00000000000 1.00000000000 639.70237092631pt 300.26498606046pt)">
          <draw:glue-point draw:id="4" svg:x="0.50000000000pt" svg:y="0.50000000000pt" draw:align="center"/>
        </draw:rect>
        <draw:rect draw:style-name="gr11" xml:id="shape-271" draw:id="shape-271" draw:layer="particles" svg:width="1.67582140664pt" svg:height="1.88488101423pt" draw:transform="matrix(1.00000000000 0.27460202152 0.00000000000 1.00000000000 613.76437959904pt 291.84389534371pt)">
          <draw:glue-point draw:id="4" svg:x="0.50000000000pt" svg:y="0.50000000000pt" draw:align="center"/>
        </draw:rect>
        <draw:rect draw:style-name="gr11" xml:id="shape-272" draw:id="shape-272" draw:layer="particles" svg:width="1.67582140664pt" svg:height="1.88488101423pt" draw:transform="matrix(1.00000000000 0.27460202152 0.00000000000 1.00000000000 628.97711392378pt 303.29555912915pt)">
          <draw:glue-point draw:id="4" svg:x="0.50000000000pt" svg:y="0.50000000000pt" draw:align="center"/>
        </draw:rect>
        <draw:rect draw:style-name="gr11" xml:id="shape-273" draw:id="shape-273" draw:layer="particles" svg:width="1.67582140664pt" svg:height="1.88488101423pt" draw:transform="matrix(1.00000000000 0.27460202152 0.00000000000 1.00000000000 634.93559003630pt 307.68980732544pt)">
          <draw:glue-point draw:id="4" svg:x="0.50000000000pt" svg:y="0.50000000000pt" draw:align="center"/>
        </draw:rect>
        <draw:rect draw:style-name="gr11" xml:id="shape-274" draw:id="shape-274" draw:layer="particles" svg:width="1.67582140664pt" svg:height="1.88488101423pt" draw:transform="matrix(1.00000000000 0.27460202152 0.00000000000 1.00000000000 628.06472226906pt 301.28687557057pt)">
          <draw:glue-point draw:id="4" svg:x="0.50000000000pt" svg:y="0.50000000000pt" draw:align="center"/>
        </draw:rect>
        <draw:rect draw:style-name="gr11" xml:id="shape-275" draw:id="shape-275" draw:layer="particles" svg:width="3.84205236988pt" svg:height="3.44306831014pt" draw:transform="matrix(-0.99749334142 -0.07076039722 0.07076039722 -0.99749334142 631.87329847403pt 325.73227985892pt)">
          <draw:glue-point draw:id="4" svg:x="0.50000000000pt" svg:y="0.50000000000pt" draw:align="center"/>
        </draw:rect>
        <draw:rect draw:style-name="gr11" xml:id="shape-276" draw:id="shape-276" draw:layer="particles" svg:width="3.84205236988pt" svg:height="3.44306831014pt" draw:transform="matrix(-0.99749334142 -0.07076039722 0.07076039722 -0.99749334142 618.60340442679pt 319.74023188311pt)">
          <draw:glue-point draw:id="4" svg:x="0.50000000000pt" svg:y="0.50000000000pt" draw:align="center"/>
        </draw:rect>
        <draw:rect draw:style-name="gr11" xml:id="shape-277" draw:id="shape-277" draw:layer="particles" svg:width="3.84205236988pt" svg:height="3.44306831014pt" draw:transform="matrix(-0.99749334142 -0.07076039722 0.07076039722 -0.99749334142 623.46372466610pt 309.14181934115pt)">
          <draw:glue-point draw:id="4" svg:x="0.50000000000pt" svg:y="0.50000000000pt" draw:align="center"/>
        </draw:rect>
        <draw:rect draw:style-name="gr11" xml:id="shape-278" draw:id="shape-278" draw:layer="particles" svg:width="3.84205236988pt" svg:height="3.44306831014pt" draw:transform="matrix(-0.99749334142 -0.07076039722 0.07076039722 -0.99749334142 610.19383061886pt 303.14977136535pt)">
          <draw:glue-point draw:id="4" svg:x="0.50000000000pt" svg:y="0.50000000000pt" draw:align="center"/>
        </draw:rect>
        <draw:rect draw:style-name="gr11" xml:id="shape-279" draw:id="shape-279" draw:layer="particles" svg:width="2.32182708416pt" svg:height="3.44306831014pt" draw:transform="matrix(-0.99749334142 -0.07076039722 0.07076039722 -0.99749334142 635.63301967134pt 294.01118704584pt)">
          <draw:glue-point draw:id="4" svg:x="0.50000000000pt" svg:y="0.50000000000pt" draw:align="center"/>
        </draw:rect>
        <draw:rect draw:style-name="gr11" xml:id="shape-280" draw:id="shape-280" draw:layer="particles" svg:width="2.32182708416pt" svg:height="3.44306831014pt" draw:transform="matrix(-0.99749334142 -0.07076039722 0.07076039722 -0.99749334142 627.75482197954pt 288.40161638587pt)">
          <draw:glue-point draw:id="4" svg:x="0.50000000000pt" svg:y="0.50000000000pt" draw:align="center"/>
        </draw:rect>
        <draw:rect draw:style-name="gr11" xml:id="shape-281" draw:id="shape-281" draw:layer="particles" svg:width="3.84205236988pt" svg:height="3.44306831014pt" draw:transform="matrix(-0.99749334142 -0.07076039722 0.07076039722 -0.99749334142 630.04317778075pt 293.61465363941pt)">
          <draw:glue-point draw:id="4" svg:x="0.50000000000pt" svg:y="0.50000000000pt" draw:align="center"/>
        </draw:rect>
        <draw:rect draw:style-name="gr11" xml:id="shape-282" draw:id="shape-282" draw:layer="particles" svg:width="3.84205236988pt" svg:height="3.44306831014pt" draw:transform="matrix(-0.99749334142 -0.07076039722 0.07076039722 -0.99749334142 616.77328373352pt 287.62260566361pt)">
          <draw:glue-point draw:id="4" svg:x="0.50000000000pt" svg:y="0.50000000000pt" draw:align="center"/>
        </draw:rect>
        <draw:rect draw:style-name="gr11" xml:id="shape-283" draw:id="shape-283" draw:layer="particles" svg:width="3.84205236988pt" svg:height="3.44306831014pt" draw:transform="matrix(-0.99749334142 -0.07076039722 0.07076039722 -0.99749334142 630.04317778075pt 293.61465363941pt)">
          <draw:glue-point draw:id="4" svg:x="0.50000000000pt" svg:y="0.50000000000pt" draw:align="center"/>
        </draw:rect>
        <draw:rect draw:style-name="gr11" xml:id="shape-284" draw:id="shape-284" draw:layer="particles" svg:width="3.84205236988pt" svg:height="3.44306831014pt" draw:transform="matrix(-0.99749334142 -0.07076039722 0.07076039722 -0.99749334142 616.77328373352pt 287.62260566361pt)">
          <draw:glue-point draw:id="4" svg:x="0.50000000000pt" svg:y="0.50000000000pt" draw:align="center"/>
        </draw:rect>
        <draw:rect draw:style-name="gr11" xml:id="shape-285" draw:id="shape-285" draw:layer="particles" svg:width="1.67582140664pt" svg:height="1.88488101423pt" draw:transform="matrix(-0.97806239330 -0.34467408523 0.07076039722 -0.99749334142 640.11183217618pt 335.68441281681pt)">
          <draw:glue-point draw:id="4" svg:x="0.50000000000pt" svg:y="0.50000000000pt" draw:align="center"/>
        </draw:rect>
        <draw:rect draw:style-name="gr11" xml:id="shape-286" draw:id="shape-286" draw:layer="particles" svg:width="1.67582140664pt" svg:height="1.88488101423pt" draw:transform="matrix(-0.97806239330 -0.34467408523 0.07076039722 -0.99749334142 625.74755526065pt 323.18499531902pt)">
          <draw:glue-point draw:id="4" svg:x="0.50000000000pt" svg:y="0.50000000000pt" draw:align="center"/>
        </draw:rect>
        <draw:rect draw:style-name="gr11" xml:id="shape-287" draw:id="shape-287" draw:layer="particles" svg:width="1.67582140664pt" svg:height="1.88488101423pt" draw:transform="matrix(-0.97806239330 -0.34467408523 0.07076039722 -0.99749334142 620.11495376123pt 318.38013786612pt)">
          <draw:glue-point draw:id="4" svg:x="0.50000000000pt" svg:y="0.50000000000pt" draw:align="center"/>
        </draw:rect>
        <draw:rect draw:style-name="gr11" xml:id="shape-288" draw:id="shape-288" draw:layer="particles" svg:width="1.67582140664pt" svg:height="1.88488101423pt" draw:transform="matrix(-0.97806239330 -0.34467408523 0.07076039722 -0.99749334142 640.11183217618pt 335.68441281681pt)">
          <draw:glue-point draw:id="4" svg:x="0.50000000000pt" svg:y="0.50000000000pt" draw:align="center"/>
        </draw:rect>
        <draw:rect draw:style-name="gr11" xml:id="shape-289" draw:id="shape-289" draw:layer="particles" svg:width="1.67582140664pt" svg:height="1.88488101423pt" draw:transform="matrix(-0.97806239330 -0.34467408523 0.07076039722 -0.99749334142 625.74755526065pt 323.18499531902pt)">
          <draw:glue-point draw:id="4" svg:x="0.50000000000pt" svg:y="0.50000000000pt" draw:align="center"/>
        </draw:rect>
        <draw:rect draw:style-name="gr11" xml:id="shape-290" draw:id="shape-290" draw:layer="particles" svg:width="1.67582140664pt" svg:height="1.88488101423pt" draw:transform="matrix(-0.97806239330 -0.34467408523 0.07076039722 -0.99749334142 620.11495376123pt 318.38013786612pt)">
          <draw:glue-point draw:id="4" svg:x="0.50000000000pt" svg:y="0.50000000000pt" draw:align="center"/>
        </draw:rect>
        <draw:rect draw:style-name="gr11" xml:id="shape-291" draw:id="shape-291" draw:layer="particles" svg:width="1.67582140664pt" svg:height="1.88488101423pt" draw:transform="matrix(-0.97806239330 -0.34467408523 0.07076039722 -0.99749334142 631.08015378635pt 328.27175340711pt)">
          <draw:glue-point draw:id="4" svg:x="0.50000000000pt" svg:y="0.50000000000pt" draw:align="center"/>
        </draw:rect>
        <draw:rect draw:style-name="gr11" xml:id="shape-292" draw:id="shape-292" draw:layer="particles" svg:width="1.67582140664pt" svg:height="1.88488101423pt" draw:transform="matrix(-0.97806239330 -0.34467408523 0.07076039722 -0.99749334142 616.71587687081pt 315.77233590932pt)">
          <draw:glue-point draw:id="4" svg:x="0.50000000000pt" svg:y="0.50000000000pt" draw:align="center"/>
        </draw:rect>
        <draw:rect draw:style-name="gr11" xml:id="shape-293" draw:id="shape-293" draw:layer="particles" svg:width="1.67582140664pt" svg:height="1.88488101423pt" draw:transform="matrix(-0.97806239330 -0.34467408523 0.07076039722 -0.99749334142 611.08327537139pt 310.96747845641pt)">
          <draw:glue-point draw:id="4" svg:x="0.50000000000pt" svg:y="0.50000000000pt" draw:align="center"/>
        </draw:rect>
        <draw:rect draw:style-name="gr11" xml:id="shape-294" draw:id="shape-294" draw:layer="particles" svg:width="1.67582140664pt" svg:height="1.88488101423pt" draw:transform="matrix(-0.97806239330 -0.34467408523 0.07076039722 -0.99749334142 633.57659518769pt 318.34189335856pt)">
          <draw:glue-point draw:id="4" svg:x="0.50000000000pt" svg:y="0.50000000000pt" draw:align="center"/>
        </draw:rect>
        <draw:rect draw:style-name="gr11" xml:id="shape-295" draw:id="shape-295" draw:layer="particles" svg:width="1.67582140664pt" svg:height="1.88488101423pt" draw:transform="matrix(-0.97806239330 -0.34467408523 0.07076039722 -0.99749334142 619.21231827216pt 305.84247586076pt)">
          <draw:glue-point draw:id="4" svg:x="0.50000000000pt" svg:y="0.50000000000pt" draw:align="center"/>
        </draw:rect>
        <draw:rect draw:style-name="gr11" xml:id="shape-296" draw:id="shape-296" draw:layer="particles" svg:width="1.67582140664pt" svg:height="1.88488101423pt" draw:transform="matrix(-0.97806239330 -0.34467408523 0.07076039722 -0.99749334142 613.57971677274pt 301.03761840786pt)">
          <draw:glue-point draw:id="4" svg:x="0.50000000000pt" svg:y="0.50000000000pt" draw:align="center"/>
        </draw:rect>
        <draw:rect draw:style-name="gr11" xml:id="shape-297" draw:id="shape-297" draw:layer="particles" svg:width="1.67582140664pt" svg:height="1.88488101423pt" draw:transform="matrix(-0.97806239330 -0.34467408523 0.07076039722 -0.99749334142 627.19858429121pt 315.62426696653pt)">
          <draw:glue-point draw:id="4" svg:x="0.50000000000pt" svg:y="0.50000000000pt" draw:align="center"/>
        </draw:rect>
        <draw:rect draw:style-name="gr11" xml:id="shape-298" draw:id="shape-298" draw:layer="particles" svg:width="1.67582140664pt" svg:height="1.88488101423pt" draw:transform="matrix(-0.97806239330 -0.34467408523 0.07076039722 -0.99749334142 612.83430737569pt 303.12484946874pt)">
          <draw:glue-point draw:id="4" svg:x="0.50000000000pt" svg:y="0.50000000000pt" draw:align="center"/>
        </draw:rect>
        <draw:rect draw:style-name="gr11" xml:id="shape-299" draw:id="shape-299" draw:layer="particles" svg:width="1.67582140664pt" svg:height="1.88488101423pt" draw:transform="matrix(-0.97806239330 -0.34467408523 0.07076039722 -0.99749334142 607.20170587626pt 298.31999201583pt)">
          <draw:glue-point draw:id="4" svg:x="0.50000000000pt" svg:y="0.50000000000pt" draw:align="center"/>
        </draw:rect>
        <draw:rect draw:style-name="gr11" xml:id="shape-300" draw:id="shape-300" draw:layer="particles" svg:width="1.67582140664pt" svg:height="1.88488101423pt" draw:transform="matrix(-0.97806239330 -0.34467408523 0.07076039722 -0.99749334142 632.47879979101pt 308.55535650266pt)">
          <draw:glue-point draw:id="4" svg:x="0.50000000000pt" svg:y="0.50000000000pt" draw:align="center"/>
        </draw:rect>
        <draw:rect draw:style-name="gr11" xml:id="shape-301" draw:id="shape-301" draw:layer="particles" svg:width="1.67582140664pt" svg:height="1.88488101423pt" draw:transform="matrix(-0.97806239330 -0.34467408523 0.07076039722 -0.99749334142 618.11452287549pt 296.05593900487pt)">
          <draw:glue-point draw:id="4" svg:x="0.50000000000pt" svg:y="0.50000000000pt" draw:align="center"/>
        </draw:rect>
        <draw:rect draw:style-name="gr11" xml:id="shape-302" draw:id="shape-302" draw:layer="particles" svg:width="1.67582140664pt" svg:height="1.88488101423pt" draw:transform="matrix(-0.97806239330 -0.34467408523 0.07076039722 -0.99749334142 612.48192137606pt 291.25108155197pt)">
          <draw:glue-point draw:id="4" svg:x="0.50000000000pt" svg:y="0.50000000000pt" draw:align="center"/>
        </draw:rect>
        <draw:rect draw:style-name="gr11" xml:id="shape-303" draw:id="shape-303" draw:layer="particles" svg:width="1.67582140664pt" svg:height="1.88488101423pt" draw:transform="matrix(-0.97806239330 -0.34467408523 0.07076039722 -0.99749334142 618.88249222935pt 298.12414867549pt)">
          <draw:glue-point draw:id="4" svg:x="0.50000000000pt" svg:y="0.50000000000pt" draw:align="center"/>
        </draw:rect>
        <draw:rect draw:style-name="gr11" xml:id="shape-304" draw:id="shape-304" draw:layer="particles" svg:width="1.67582140664pt" svg:height="1.88488101423pt" draw:transform="matrix(-0.97806239330 -0.34467408523 0.07076039722 -0.99749334142 604.51821531381pt 285.62473117770pt)">
          <draw:glue-point draw:id="4" svg:x="0.50000000000pt" svg:y="0.50000000000pt" draw:align="center"/>
        </draw:rect>
        <draw:rect draw:style-name="gr11" xml:id="shape-305" draw:id="shape-305" draw:layer="particles" svg:width="3.84205236988pt" svg:height="3.44306831014pt" draw:transform="matrix(-0.99749334142 -0.07076039722 0.07076039722 -0.99749334142 642.93838010847pt 321.97619369305pt)">
          <draw:glue-point draw:id="4" svg:x="0.50000000000pt" svg:y="0.50000000000pt" draw:align="center"/>
        </draw:rect>
        <draw:rect draw:style-name="gr11" xml:id="shape-306" draw:id="shape-306" draw:layer="particles" svg:width="3.84205236988pt" svg:height="3.44306831014pt" draw:transform="matrix(-0.99749334142 -0.07076039722 0.07076039722 -0.99749334142 609.08874675378pt 306.25392831478pt)">
          <draw:glue-point draw:id="4" svg:x="0.50000000000pt" svg:y="0.50000000000pt" draw:align="center"/>
        </draw:rect>
        <draw:rect draw:style-name="gr11" xml:id="shape-307" draw:id="shape-307" draw:layer="particles" svg:width="3.84205236988pt" svg:height="3.44306831014pt" draw:transform="matrix(-0.99749334142 -0.07076039722 0.07076039722 -0.99749334142 595.81885270654pt 300.26188033898pt)">
          <draw:glue-point draw:id="4" svg:x="0.50000000000pt" svg:y="0.50000000000pt" draw:align="center"/>
        </draw:rect>
        <draw:rect draw:style-name="gr11" xml:id="shape-308" draw:id="shape-308" draw:layer="particles" svg:width="3.84205236988pt" svg:height="3.44306831014pt" draw:transform="matrix(-0.99749334142 -0.07076039722 0.07076039722 -0.99749334142 634.52880630052pt 305.38573317527pt)">
          <draw:glue-point draw:id="4" svg:x="0.50000000000pt" svg:y="0.50000000000pt" draw:align="center"/>
        </draw:rect>
        <draw:rect draw:style-name="gr11" xml:id="shape-309" draw:id="shape-309" draw:layer="particles" svg:width="3.84205236988pt" svg:height="3.44306831014pt" draw:transform="matrix(-0.99749334142 -0.07076039722 0.07076039722 -0.99749334142 600.67917294585pt 289.66346779702pt)">
          <draw:glue-point draw:id="4" svg:x="0.50000000000pt" svg:y="0.50000000000pt" draw:align="center"/>
        </draw:rect>
        <draw:rect draw:style-name="gr11" xml:id="shape-310" draw:id="shape-310" draw:layer="particles" svg:width="2.32182708416pt" svg:height="3.44306831014pt" draw:transform="matrix(-0.99749334142 -0.07076039722 0.07076039722 -0.99749334142 632.93242654831pt 289.27858848298pt)">
          <draw:glue-point draw:id="4" svg:x="0.50000000000pt" svg:y="0.50000000000pt" draw:align="center"/>
        </draw:rect>
        <draw:rect draw:style-name="gr11" xml:id="shape-311" draw:id="shape-311" draw:layer="particles" svg:width="3.84205236988pt" svg:height="3.44306831014pt" draw:transform="matrix(-0.99749334142 -0.07076039722 0.07076039722 -0.99749334142 641.10825941519pt 289.85856747354pt)">
          <draw:glue-point draw:id="4" svg:x="0.50000000000pt" svg:y="0.50000000000pt" draw:align="center"/>
        </draw:rect>
        <draw:rect draw:style-name="gr11" xml:id="shape-312" draw:id="shape-312" draw:layer="particles" svg:width="3.84205236988pt" svg:height="3.44306831014pt" draw:transform="matrix(-0.99749334142 -0.07076039722 0.07076039722 -0.99749334142 641.10825941519pt 289.85856747354pt)">
          <draw:glue-point draw:id="4" svg:x="0.50000000000pt" svg:y="0.50000000000pt" draw:align="center"/>
        </draw:rect>
        <draw:rect draw:style-name="gr11" xml:id="shape-313" draw:id="shape-313" draw:layer="particles" svg:width="3.84205236988pt" svg:height="3.44306831014pt" draw:transform="matrix(-0.99749334142 -0.07076039722 0.07076039722 -0.99749334142 640.43336117858pt 289.11642203479pt)">
          <draw:glue-point draw:id="4" svg:x="0.50000000000pt" svg:y="0.50000000000pt" draw:align="center"/>
        </draw:rect>
        <draw:rect draw:style-name="gr11" xml:id="shape-314" draw:id="shape-314" draw:layer="particles" svg:width="1.67582140664pt" svg:height="1.88488101423pt" draw:transform="matrix(-0.97806239330 -0.34467408523 0.07076039722 -0.99749334142 617.32728045592pt 316.20606127267pt)">
          <draw:glue-point draw:id="4" svg:x="0.50000000000pt" svg:y="0.50000000000pt" draw:align="center"/>
        </draw:rect>
        <draw:rect draw:style-name="gr11" xml:id="shape-315" draw:id="shape-315" draw:layer="particles" svg:width="1.67582140664pt" svg:height="1.88488101423pt" draw:transform="matrix(-0.97806239330 -0.34467408523 0.07076039722 -0.99749334142 602.96300354040pt 303.70664377488pt)">
          <draw:glue-point draw:id="4" svg:x="0.50000000000pt" svg:y="0.50000000000pt" draw:align="center"/>
        </draw:rect>
        <draw:rect draw:style-name="gr11" xml:id="shape-316" draw:id="shape-316" draw:layer="particles" svg:width="1.67582140664pt" svg:height="1.88488101423pt" draw:transform="matrix(-0.97806239330 -0.34467408523 0.07076039722 -0.99749334142 597.33040204098pt 298.90178632198pt)">
          <draw:glue-point draw:id="4" svg:x="0.50000000000pt" svg:y="0.50000000000pt" draw:align="center"/>
        </draw:rect>
        <draw:rect draw:style-name="gr11" xml:id="shape-317" draw:id="shape-317" draw:layer="particles" svg:width="1.67582140664pt" svg:height="1.88488101423pt" draw:transform="matrix(-0.97806239330 -0.34467408523 0.07076039722 -0.99749334142 617.32728045592pt 316.20606127267pt)">
          <draw:glue-point draw:id="4" svg:x="0.50000000000pt" svg:y="0.50000000000pt" draw:align="center"/>
        </draw:rect>
        <draw:rect draw:style-name="gr11" xml:id="shape-318" draw:id="shape-318" draw:layer="particles" svg:width="1.67582140664pt" svg:height="1.88488101423pt" draw:transform="matrix(-0.97806239330 -0.34467408523 0.07076039722 -0.99749334142 602.96300354040pt 303.70664377488pt)">
          <draw:glue-point draw:id="4" svg:x="0.50000000000pt" svg:y="0.50000000000pt" draw:align="center"/>
        </draw:rect>
        <draw:rect draw:style-name="gr11" xml:id="shape-319" draw:id="shape-319" draw:layer="particles" svg:width="1.67582140664pt" svg:height="1.88488101423pt" draw:transform="matrix(-0.97806239330 -0.34467408523 0.07076039722 -0.99749334142 597.33040204098pt 298.90178632198pt)">
          <draw:glue-point draw:id="4" svg:x="0.50000000000pt" svg:y="0.50000000000pt" draw:align="center"/>
        </draw:rect>
        <draw:rect draw:style-name="gr11" xml:id="shape-320" draw:id="shape-320" draw:layer="particles" svg:width="1.67582140664pt" svg:height="1.88488101423pt" draw:transform="matrix(-0.97806239330 -0.34467408523 0.07076039722 -0.99749334142 608.29560206609pt 308.79340186298pt)">
          <draw:glue-point draw:id="4" svg:x="0.50000000000pt" svg:y="0.50000000000pt" draw:align="center"/>
        </draw:rect>
        <draw:rect draw:style-name="gr11" xml:id="shape-321" draw:id="shape-321" draw:layer="particles" svg:width="1.67582140664pt" svg:height="1.88488101423pt" draw:transform="matrix(-0.97806239330 -0.34467408523 0.07076039722 -0.99749334142 593.93132515056pt 296.29398436519pt)">
          <draw:glue-point draw:id="4" svg:x="0.50000000000pt" svg:y="0.50000000000pt" draw:align="center"/>
        </draw:rect>
        <draw:rect draw:style-name="gr11" xml:id="shape-322" draw:id="shape-322" draw:layer="particles" svg:width="1.67582140664pt" svg:height="1.88488101423pt" draw:transform="matrix(-0.97806239330 -0.34467408523 0.07076039722 -0.99749334142 588.29872365114pt 291.48912691228pt)">
          <draw:glue-point draw:id="4" svg:x="0.50000000000pt" svg:y="0.50000000000pt" draw:align="center"/>
        </draw:rect>
        <draw:rect draw:style-name="gr11" xml:id="shape-323" draw:id="shape-323" draw:layer="particles" svg:width="1.67582140664pt" svg:height="1.88488101423pt" draw:transform="matrix(-0.97806239330 -0.34467408523 0.07076039722 -0.99749334142 610.79204346744pt 298.86354181443pt)">
          <draw:glue-point draw:id="4" svg:x="0.50000000000pt" svg:y="0.50000000000pt" draw:align="center"/>
        </draw:rect>
        <draw:rect draw:style-name="gr11" xml:id="shape-324" draw:id="shape-324" draw:layer="particles" svg:width="1.67582140664pt" svg:height="1.88488101423pt" draw:transform="matrix(-0.97806239330 -0.34467408523 0.07076039722 -0.99749334142 596.42776655191pt 286.36412431663pt)">
          <draw:glue-point draw:id="4" svg:x="0.50000000000pt" svg:y="0.50000000000pt" draw:align="center"/>
        </draw:rect>
        <draw:rect draw:style-name="gr11" xml:id="shape-325" draw:id="shape-325" draw:layer="particles" svg:width="1.67582140664pt" svg:height="1.88488101423pt" draw:transform="matrix(-0.97806239330 -0.34467408523 0.07076039722 -0.99749334142 604.41403257096pt 296.14591542240pt)">
          <draw:glue-point draw:id="4" svg:x="0.50000000000pt" svg:y="0.50000000000pt" draw:align="center"/>
        </draw:rect>
        <draw:rect draw:style-name="gr11" xml:id="shape-326" draw:id="shape-326" draw:layer="particles" svg:width="1.67582140664pt" svg:height="1.88488101423pt" draw:transform="matrix(-0.97806239330 -0.34467408523 0.07076039722 -0.99749334142 609.69424807075pt 289.07700495853pt)">
          <draw:glue-point draw:id="4" svg:x="0.50000000000pt" svg:y="0.50000000000pt" draw:align="center"/>
        </draw:rect>
        <draw:rect draw:style-name="gr11" xml:id="shape-327" draw:id="shape-327" draw:layer="particles" svg:width="3.84205236988pt" svg:height="3.44306831014pt" draw:transform="matrix(-0.99749334142 -0.07076039722 0.07076039722 -0.99749334142 617.24714733612pt 313.84944839760pt)">
          <draw:glue-point draw:id="4" svg:x="0.50000000000pt" svg:y="0.50000000000pt" draw:align="center"/>
        </draw:rect>
        <draw:rect draw:style-name="gr11" xml:id="shape-328" draw:id="shape-328" draw:layer="particles" svg:width="3.84205236988pt" svg:height="3.44306831014pt" draw:transform="matrix(-0.99749334142 -0.07076039722 0.07076039722 -0.99749334142 583.39751398143pt 298.12718301934pt)">
          <draw:glue-point draw:id="4" svg:x="0.50000000000pt" svg:y="0.50000000000pt" draw:align="center"/>
        </draw:rect>
        <draw:rect draw:style-name="gr11" xml:id="shape-329" draw:id="shape-329" draw:layer="particles" svg:width="3.84205236988pt" svg:height="3.44306831014pt" draw:transform="matrix(-0.99749334142 -0.07076039722 0.07076039722 -0.99749334142 570.12761993419pt 292.13513504353pt)">
          <draw:glue-point draw:id="4" svg:x="0.50000000000pt" svg:y="0.50000000000pt" draw:align="center"/>
        </draw:rect>
        <draw:rect draw:style-name="gr11" xml:id="shape-330" draw:id="shape-330" draw:layer="particles" svg:width="3.84205236988pt" svg:height="3.44306831014pt" draw:transform="matrix(-0.99749334142 -0.07076039722 0.07076039722 -0.99749334142 608.83757352817pt 297.25898787983pt)">
          <draw:glue-point draw:id="4" svg:x="0.50000000000pt" svg:y="0.50000000000pt" draw:align="center"/>
        </draw:rect>
        <draw:rect draw:style-name="gr11" xml:id="shape-331" draw:id="shape-331" draw:layer="particles" svg:width="1.67582140664pt" svg:height="1.88488101423pt" draw:transform="matrix(-0.97806239330 -0.34467408523 0.07076039722 -0.99749334142 591.63604768357pt 308.07931597723pt)">
          <draw:glue-point draw:id="4" svg:x="0.50000000000pt" svg:y="0.50000000000pt" draw:align="center"/>
        </draw:rect>
        <draw:rect draw:style-name="gr11" xml:id="shape-332" draw:id="shape-332" draw:layer="particles" svg:width="1.67582140664pt" svg:height="1.88488101423pt" draw:transform="matrix(-0.97806239330 -0.34467408523 0.07076039722 -0.99749334142 577.27177076805pt 295.57989847944pt)">
          <draw:glue-point draw:id="4" svg:x="0.50000000000pt" svg:y="0.50000000000pt" draw:align="center"/>
        </draw:rect>
        <draw:rect draw:style-name="gr11" xml:id="shape-333" draw:id="shape-333" draw:layer="particles" svg:width="1.67582140664pt" svg:height="1.88488101423pt" draw:transform="matrix(-0.97806239330 -0.34467408523 0.07076039722 -0.99749334142 571.63916926863pt 290.77504102654pt)">
          <draw:glue-point draw:id="4" svg:x="0.50000000000pt" svg:y="0.50000000000pt" draw:align="center"/>
        </draw:rect>
        <draw:rect draw:style-name="gr11" xml:id="shape-334" draw:id="shape-334" draw:layer="particles" svg:width="1.67582140664pt" svg:height="1.88488101423pt" draw:transform="matrix(-0.97806239330 -0.34467408523 0.07076039722 -0.99749334142 591.63604768357pt 308.07931597723pt)">
          <draw:glue-point draw:id="4" svg:x="0.50000000000pt" svg:y="0.50000000000pt" draw:align="center"/>
        </draw:rect>
        <draw:rect draw:style-name="gr11" xml:id="shape-335" draw:id="shape-335" draw:layer="particles" svg:width="1.67582140664pt" svg:height="1.88488101423pt" draw:transform="matrix(-0.97806239330 -0.34467408523 0.07076039722 -0.99749334142 577.27177076805pt 295.57989847944pt)">
          <draw:glue-point draw:id="4" svg:x="0.50000000000pt" svg:y="0.50000000000pt" draw:align="center"/>
        </draw:rect>
        <draw:rect draw:style-name="gr11" xml:id="shape-336" draw:id="shape-336" draw:layer="particles" svg:width="1.67582140664pt" svg:height="1.88488101423pt" draw:transform="matrix(-0.97806239330 -0.34467408523 0.07076039722 -0.99749334142 571.63916926863pt 290.77504102654pt)">
          <draw:glue-point draw:id="4" svg:x="0.50000000000pt" svg:y="0.50000000000pt" draw:align="center"/>
        </draw:rect>
        <draw:rect draw:style-name="gr11" xml:id="shape-337" draw:id="shape-337" draw:layer="particles" svg:width="1.67582140664pt" svg:height="1.88488101423pt" draw:transform="matrix(-0.97806239330 -0.34467408523 0.07076039722 -0.99749334142 582.60436929374pt 300.66665656753pt)">
          <draw:glue-point draw:id="4" svg:x="0.50000000000pt" svg:y="0.50000000000pt" draw:align="center"/>
        </draw:rect>
        <draw:rect draw:style-name="gr11" xml:id="shape-338" draw:id="shape-338" draw:layer="particles" svg:width="1.67582140664pt" svg:height="1.88488101423pt" draw:transform="matrix(-0.97806239330 -0.34467408523 0.07076039722 -0.99749334142 568.24009237821pt 288.16723906974pt)">
          <draw:glue-point draw:id="4" svg:x="0.50000000000pt" svg:y="0.50000000000pt" draw:align="center"/>
        </draw:rect>
        <draw:rect draw:style-name="gr11" xml:id="shape-339" draw:id="shape-339" draw:layer="particles" svg:width="1.67582140664pt" svg:height="1.88488101423pt" draw:transform="matrix(-0.97806239330 -0.34467408523 0.07076039722 -0.99749334142 585.10081069509pt 290.73679651899pt)">
          <draw:glue-point draw:id="4" svg:x="0.50000000000pt" svg:y="0.50000000000pt" draw:align="center"/>
        </draw:rect>
        <draw:rect draw:style-name="gr11" xml:id="shape-340" draw:id="shape-340" draw:layer="particles" svg:width="1.67582140664pt" svg:height="1.88488101423pt" draw:transform="matrix(-0.97806239330 -0.34467408523 0.07076039722 -0.99749334142 578.72279979861pt 288.01917012695pt)">
          <draw:glue-point draw:id="4" svg:x="0.50000000000pt" svg:y="0.50000000000pt" draw:align="center"/>
        </draw:rect>
        <draw:rect draw:style-name="gr12" xml:id="shape-341" draw:id="shape-341" draw:layer="particles" svg:width="3.33495585959pt" svg:height="2.12498131951pt" draw:transform="matrix(-0.99824771189 0.05917352195 -0.05917352195 -0.99824771189 599.19927744148pt 303.06469673210pt)">
          <draw:glue-point draw:id="4" svg:x="0.50000000000pt" svg:y="0.50000000000pt" draw:align="center"/>
        </draw:rect>
        <draw:rect draw:style-name="gr12" xml:id="shape-342" draw:id="shape-342" draw:layer="particles" svg:width="3.33495585959pt" svg:height="2.12498131951pt" draw:transform="matrix(-0.99824771189 0.05917352195 -0.05917352195 -0.99824771189 597.67626148138pt 332.79127048493pt)">
          <draw:glue-point draw:id="4" svg:x="0.50000000000pt" svg:y="0.50000000000pt" draw:align="center"/>
        </draw:rect>
        <draw:rect draw:style-name="gr12" xml:id="shape-343" draw:id="shape-343" draw:layer="particles" svg:width="3.33495585959pt" svg:height="2.12498131951pt" draw:transform="matrix(-0.99824771189 0.05917352195 -0.05917352195 -0.99824771189 588.80783014588pt 323.45336585050pt)">
          <draw:glue-point draw:id="4" svg:x="0.50000000000pt" svg:y="0.50000000000pt" draw:align="center"/>
        </draw:rect>
        <draw:rect draw:style-name="gr12" xml:id="shape-344" draw:id="shape-344" draw:layer="particles" svg:width="2.01537878556pt" svg:height="2.12498131951pt" draw:transform="matrix(-0.99824771189 0.05917352195 -0.05917352195 -0.99824771189 585.85782024343pt 313.76463262270pt)">
          <draw:glue-point draw:id="4" svg:x="0.50000000000pt" svg:y="0.50000000000pt" draw:align="center"/>
        </draw:rect>
        <draw:rect draw:style-name="gr12" xml:id="shape-345" draw:id="shape-345" draw:layer="particles" svg:width="3.33495585959pt" svg:height="2.12498131951pt" draw:transform="matrix(-0.99824771189 0.05917352195 -0.05917352195 -0.99824771189 592.95992596310pt 313.34363831065pt)">
          <draw:glue-point draw:id="4" svg:x="0.50000000000pt" svg:y="0.50000000000pt" draw:align="center"/>
        </draw:rect>
        <draw:rect draw:style-name="gr12" xml:id="shape-346" draw:id="shape-346" draw:layer="particles" svg:width="3.33495585959pt" svg:height="2.12498131951pt" draw:transform="matrix(-0.99824771189 0.05917352195 -0.05917352195 -0.99824771189 592.95992596310pt 313.34363831065pt)">
          <draw:glue-point draw:id="4" svg:x="0.50000000000pt" svg:y="0.50000000000pt" draw:align="center"/>
        </draw:rect>
        <draw:rect draw:style-name="gr12" xml:id="shape-347" draw:id="shape-347" draw:layer="particles" svg:width="3.33495585959pt" svg:height="4.17718845718pt" draw:transform="matrix(-0.99824771189 0.05917352195 -0.05917352195 -0.99824771189 625.68718128879pt 324.40148093645pt)">
          <draw:glue-point draw:id="4" svg:x="0.50000000000pt" svg:y="0.50000000000pt" draw:align="center"/>
        </draw:rect>
        <draw:rect draw:style-name="gr12" xml:id="shape-348" draw:id="shape-348" draw:layer="particles" svg:width="3.33495585959pt" svg:height="4.17718845718pt" draw:transform="matrix(-0.99824771189 0.05917352195 -0.05917352195 -0.99824771189 594.51231789745pt 310.10035724078pt)">
          <draw:glue-point draw:id="4" svg:x="0.50000000000pt" svg:y="0.50000000000pt" draw:align="center"/>
        </draw:rect>
        <draw:rect draw:style-name="gr12" xml:id="shape-349" draw:id="shape-349" draw:layer="particles" svg:width="3.33495585959pt" svg:height="4.17718845718pt" draw:transform="matrix(-0.99824771189 0.05917352195 -0.05917352195 -0.99824771189 582.31379220328pt 304.70048381707pt)">
          <draw:glue-point draw:id="4" svg:x="0.50000000000pt" svg:y="0.50000000000pt" draw:align="center"/>
        </draw:rect>
        <draw:rect draw:style-name="gr12" xml:id="shape-350" draw:id="shape-350" draw:layer="particles" svg:width="3.33495585959pt" svg:height="2.12498131951pt" draw:transform="matrix(-0.99824771189 0.05917352195 -0.05917352195 -0.99824771189 623.01201312515pt 319.34928323731pt)">
          <draw:glue-point draw:id="4" svg:x="0.50000000000pt" svg:y="0.50000000000pt" draw:align="center"/>
        </draw:rect>
        <draw:rect draw:style-name="gr12" xml:id="shape-351" draw:id="shape-351" draw:layer="particles" svg:width="3.33495585959pt" svg:height="2.12498131951pt" draw:transform="matrix(-0.99824771189 0.05917352195 -0.05917352195 -0.99824771189 592.30580216751pt 312.95425003910pt)">
          <draw:glue-point draw:id="4" svg:x="0.50000000000pt" svg:y="0.50000000000pt" draw:align="center"/>
        </draw:rect>
        <draw:rect draw:style-name="gr12" xml:id="shape-352" draw:id="shape-352" draw:layer="particles" svg:width="3.33495585959pt" svg:height="2.12498131951pt" draw:transform="matrix(-0.99824771189 0.05917352195 -0.05917352195 -0.99824771189 580.28496730269pt 310.55199206844pt)">
          <draw:glue-point draw:id="4" svg:x="0.50000000000pt" svg:y="0.50000000000pt" draw:align="center"/>
        </draw:rect>
        <draw:rect draw:style-name="gr12" xml:id="shape-353" draw:id="shape-353" draw:layer="particles" svg:width="1.45463671019pt" svg:height="1.16330452490pt" draw:transform="matrix(-1.00980121849 -0.13573225921 -0.05917352195 -0.99824771189 575.04224441196pt 331.69489893903pt)">
          <draw:glue-point draw:id="4" svg:x="0.50000000000pt" svg:y="0.50000000000pt" draw:align="center"/>
        </draw:rect>
        <draw:rect draw:style-name="gr12" xml:id="shape-354" draw:id="shape-354" draw:layer="particles" svg:width="1.45463671019pt" svg:height="1.16330452490pt" draw:transform="matrix(-1.00980121849 -0.13573225921 -0.05917352195 -0.99824771189 575.04224441196pt 331.69489893903pt)">
          <draw:glue-point draw:id="4" svg:x="0.50000000000pt" svg:y="0.50000000000pt" draw:align="center"/>
        </draw:rect>
        <draw:rect draw:style-name="gr12" xml:id="shape-355" draw:id="shape-355" draw:layer="particles" svg:width="3.33495585959pt" svg:height="2.12498131951pt" draw:transform="matrix(-0.99824771189 0.05917352195 -0.05917352195 -0.99824771189 631.68507210709pt 317.50268053212pt)">
          <draw:glue-point draw:id="4" svg:x="0.50000000000pt" svg:y="0.50000000000pt" draw:align="center"/>
        </draw:rect>
        <draw:rect draw:style-name="gr12" xml:id="shape-356" draw:id="shape-356" draw:layer="particles" svg:width="3.33495585959pt" svg:height="2.12498131951pt" draw:transform="matrix(-0.99824771189 0.05917352195 -0.05917352195 -0.99824771189 600.97886114945pt 311.10764733391pt)">
          <draw:glue-point draw:id="4" svg:x="0.50000000000pt" svg:y="0.50000000000pt" draw:align="center"/>
        </draw:rect>
        <draw:rect draw:style-name="gr12" xml:id="shape-357" draw:id="shape-357" draw:layer="particles" svg:width="3.33495585959pt" svg:height="2.12498131951pt" draw:transform="matrix(-0.99824771189 0.05917352195 -0.05917352195 -0.99824771189 588.95802628463pt 308.70538936324pt)">
          <draw:glue-point draw:id="4" svg:x="0.50000000000pt" svg:y="0.50000000000pt" draw:align="center"/>
        </draw:rect>
        <draw:rect draw:style-name="gr12" xml:id="shape-358" draw:id="shape-358" draw:layer="particles" svg:width="3.33495585959pt" svg:height="2.12498131951pt" draw:transform="matrix(-0.99824771189 0.05917352195 -0.05917352195 -0.99824771189 590.58741385387pt 331.49631645231pt)">
          <draw:glue-point draw:id="4" svg:x="0.50000000000pt" svg:y="0.50000000000pt" draw:align="center"/>
        </draw:rect>
        <draw:rect draw:style-name="gr12" xml:id="shape-359" draw:id="shape-359" draw:layer="particles" svg:width="3.33495585959pt" svg:height="2.12498131951pt" draw:transform="matrix(-0.99824771189 0.05917352195 -0.05917352195 -0.99824771189 578.56657898905pt 329.09405848164pt)">
          <draw:glue-point draw:id="4" svg:x="0.50000000000pt" svg:y="0.50000000000pt" draw:align="center"/>
        </draw:rect>
        <draw:rect draw:style-name="gr12" xml:id="shape-360" draw:id="shape-360" draw:layer="particles" svg:width="2.01537878556pt" svg:height="2.12498131951pt" draw:transform="matrix(-0.99824771189 0.05917352195 -0.05917352195 -0.99824771189 618.34361490905pt 328.20261642272pt)">
          <draw:glue-point draw:id="4" svg:x="0.50000000000pt" svg:y="0.50000000000pt" draw:align="center"/>
        </draw:rect>
        <draw:rect draw:style-name="gr12" xml:id="shape-361" draw:id="shape-361" draw:layer="particles" svg:width="2.01537878556pt" svg:height="2.12498131951pt" draw:transform="matrix(-0.99824771189 0.05917352195 -0.05917352195 -0.99824771189 599.59524103320pt 321.09875381608pt)">
          <draw:glue-point draw:id="4" svg:x="0.50000000000pt" svg:y="0.50000000000pt" draw:align="center"/>
        </draw:rect>
        <draw:rect draw:style-name="gr12" xml:id="shape-362" draw:id="shape-362" draw:layer="particles" svg:width="2.01537878556pt" svg:height="2.12498131951pt" draw:transform="matrix(-0.99824771189 0.05917352195 -0.05917352195 -0.99824771189 592.25801432771pt 318.41886376378pt)">
          <draw:glue-point draw:id="4" svg:x="0.50000000000pt" svg:y="0.50000000000pt" draw:align="center"/>
        </draw:rect>
        <draw:rect draw:style-name="gr12" xml:id="shape-363" draw:id="shape-363" draw:layer="particles" svg:width="3.33495585959pt" svg:height="2.12498131951pt" draw:transform="matrix(-0.99824771189 0.05917352195 -0.05917352195 -0.99824771189 625.44572062871pt 327.78162211066pt)">
          <draw:glue-point draw:id="4" svg:x="0.50000000000pt" svg:y="0.50000000000pt" draw:align="center"/>
        </draw:rect>
        <draw:rect draw:style-name="gr12" xml:id="shape-364" draw:id="shape-364" draw:layer="particles" svg:width="3.33495585959pt" svg:height="2.12498131951pt" draw:transform="matrix(-0.99824771189 0.05917352195 -0.05917352195 -0.99824771189 594.73950967108pt 321.38658891246pt)">
          <draw:glue-point draw:id="4" svg:x="0.50000000000pt" svg:y="0.50000000000pt" draw:align="center"/>
        </draw:rect>
        <draw:rect draw:style-name="gr12" xml:id="shape-365" draw:id="shape-365" draw:layer="particles" svg:width="3.33495585959pt" svg:height="2.12498131951pt" draw:transform="matrix(-0.99824771189 0.05917352195 -0.05917352195 -0.99824771189 582.71867480626pt 318.98433094179pt)">
          <draw:glue-point draw:id="4" svg:x="0.50000000000pt" svg:y="0.50000000000pt" draw:align="center"/>
        </draw:rect>
        <draw:rect draw:style-name="gr12" xml:id="shape-366" draw:id="shape-366" draw:layer="particles" svg:width="3.33495585959pt" svg:height="2.12498131951pt" draw:transform="matrix(-0.99824771189 0.05917352195 -0.05917352195 -0.99824771189 625.44572062871pt 327.78162211066pt)">
          <draw:glue-point draw:id="4" svg:x="0.50000000000pt" svg:y="0.50000000000pt" draw:align="center"/>
        </draw:rect>
        <draw:rect draw:style-name="gr12" xml:id="shape-367" draw:id="shape-367" draw:layer="particles" svg:width="3.33495585959pt" svg:height="2.12498131951pt" draw:transform="matrix(-0.99824771189 0.05917352195 -0.05917352195 -0.99824771189 594.73950967108pt 321.38658891246pt)">
          <draw:glue-point draw:id="4" svg:x="0.50000000000pt" svg:y="0.50000000000pt" draw:align="center"/>
        </draw:rect>
        <draw:rect draw:style-name="gr12" xml:id="shape-368" draw:id="shape-368" draw:layer="particles" svg:width="3.33495585959pt" svg:height="2.12498131951pt" draw:transform="matrix(-0.99824771189 0.05917352195 -0.05917352195 -0.99824771189 582.71867480626pt 318.98433094179pt)">
          <draw:glue-point draw:id="4" svg:x="0.50000000000pt" svg:y="0.50000000000pt" draw:align="center"/>
        </draw:rect>
        <draw:rect draw:style-name="gr12" xml:id="shape-369" draw:id="shape-369" draw:layer="particles" svg:width="3.33495585959pt" svg:height="4.17718845718pt" draw:transform="matrix(-0.99824771189 0.05917352195 -0.05917352195 -0.99824771189 626.99811256306pt 324.53834104080pt)">
          <draw:glue-point draw:id="4" svg:x="0.50000000000pt" svg:y="0.50000000000pt" draw:align="center"/>
        </draw:rect>
        <draw:rect draw:style-name="gr12" xml:id="shape-370" draw:id="shape-370" draw:layer="particles" svg:width="3.33495585959pt" svg:height="4.17718845718pt" draw:transform="matrix(-0.99824771189 0.05917352195 -0.05917352195 -0.99824771189 614.79958686889pt 319.13846761708pt)">
          <draw:glue-point draw:id="4" svg:x="0.50000000000pt" svg:y="0.50000000000pt" draw:align="center"/>
        </draw:rect>
        <draw:rect draw:style-name="gr12" xml:id="shape-371" draw:id="shape-371" draw:layer="particles" svg:width="3.33495585959pt" svg:height="2.12498131951pt" draw:transform="matrix(-0.99824771189 0.05917352195 -0.05917352195 -0.99824771189 624.79159683313pt 327.39223383912pt)">
          <draw:glue-point draw:id="4" svg:x="0.50000000000pt" svg:y="0.50000000000pt" draw:align="center"/>
        </draw:rect>
        <draw:rect draw:style-name="gr12" xml:id="shape-372" draw:id="shape-372" draw:layer="particles" svg:width="3.33495585959pt" svg:height="2.12498131951pt" draw:transform="matrix(-0.99824771189 0.05917352195 -0.05917352195 -0.99824771189 612.77076196831pt 324.98997586846pt)">
          <draw:glue-point draw:id="4" svg:x="0.50000000000pt" svg:y="0.50000000000pt" draw:align="center"/>
        </draw:rect>
        <draw:rect draw:style-name="gr12" xml:id="shape-373" draw:id="shape-373" draw:layer="particles" svg:width="1.45463671019pt" svg:height="1.16330452490pt" draw:transform="matrix(-1.00980121849 -0.13573225921 -0.05917352195 -0.99824771189 580.09716760917pt 333.78567747450pt)">
          <draw:glue-point draw:id="4" svg:x="0.50000000000pt" svg:y="0.50000000000pt" draw:align="center"/>
        </draw:rect>
        <draw:rect draw:style-name="gr12" xml:id="shape-374" draw:id="shape-374" draw:layer="particles" svg:width="1.45463671019pt" svg:height="1.16330452490pt" draw:transform="matrix(-1.00980121849 -0.13573225921 -0.05917352195 -0.99824771189 586.60133426444pt 329.88385385308pt)">
          <draw:glue-point draw:id="4" svg:x="0.50000000000pt" svg:y="0.50000000000pt" draw:align="center"/>
        </draw:rect>
        <draw:rect draw:style-name="gr12" xml:id="shape-375" draw:id="shape-375" draw:layer="particles" svg:width="1.45463671019pt" svg:height="1.16330452490pt" draw:transform="matrix(-1.00980121849 -0.13573225921 -0.05917352195 -0.99824771189 581.27787532693pt 327.48262670310pt)">
          <draw:glue-point draw:id="4" svg:x="0.50000000000pt" svg:y="0.50000000000pt" draw:align="center"/>
        </draw:rect>
        <draw:rect draw:style-name="gr12" xml:id="shape-376" draw:id="shape-376" draw:layer="particles" svg:width="1.45463671019pt" svg:height="1.16330452490pt" draw:transform="matrix(-1.00980121849 -0.13573225921 -0.05917352195 -0.99824771189 580.83953942495pt 328.82843729181pt)">
          <draw:glue-point draw:id="4" svg:x="0.50000000000pt" svg:y="0.50000000000pt" draw:align="center"/>
        </draw:rect>
        <draw:rect draw:style-name="gr12" xml:id="shape-377" draw:id="shape-377" draw:layer="particles" svg:width="1.45463671019pt" svg:height="1.16330452490pt" draw:transform="matrix(-1.00980121849 -0.13573225921 -0.05917352195 -0.99824771189 575.51608048743pt 326.42721014182pt)">
          <draw:glue-point draw:id="4" svg:x="0.50000000000pt" svg:y="0.50000000000pt" draw:align="center"/>
        </draw:rect>
        <draw:rect draw:style-name="gr12" xml:id="shape-378" draw:id="shape-378" draw:layer="particles" svg:width="1.45463671019pt" svg:height="1.16330452490pt" draw:transform="matrix(-1.00980121849 -0.13573225921 -0.05917352195 -0.99824771189 598.29871483999pt 330.28313857104pt)">
          <draw:glue-point draw:id="4" svg:x="0.50000000000pt" svg:y="0.50000000000pt" draw:align="center"/>
        </draw:rect>
        <draw:rect draw:style-name="gr12" xml:id="shape-379" draw:id="shape-379" draw:layer="particles" svg:width="1.45463671019pt" svg:height="1.16330452490pt" draw:transform="matrix(-1.00980121849 -0.13573225921 -0.05917352195 -0.99824771189 584.69876410999pt 324.00920247105pt)">
          <draw:glue-point draw:id="4" svg:x="0.50000000000pt" svg:y="0.50000000000pt" draw:align="center"/>
        </draw:rect>
        <draw:rect draw:style-name="gr12" xml:id="shape-380" draw:id="shape-380" draw:layer="particles" svg:width="1.45463671019pt" svg:height="1.16330452490pt" draw:transform="matrix(-1.00980121849 -0.13573225921 -0.05917352195 -0.99824771189 579.37530517248pt 321.60797532107pt)">
          <draw:glue-point draw:id="4" svg:x="0.50000000000pt" svg:y="0.50000000000pt" draw:align="center"/>
        </draw:rect>
        <draw:rect draw:style-name="gr12" xml:id="shape-381" draw:id="shape-381" draw:layer="particles" svg:width="1.45463671019pt" svg:height="1.16330452490pt" draw:transform="matrix(-1.00980121849 -0.13573225921 -0.05917352195 -0.99824771189 585.56270338645pt 325.19987911266pt)">
          <draw:glue-point draw:id="4" svg:x="0.50000000000pt" svg:y="0.50000000000pt" draw:align="center"/>
        </draw:rect>
        <draw:rect draw:style-name="gr12" xml:id="shape-382" draw:id="shape-382" draw:layer="particles" svg:width="3.33035977210pt" svg:height="2.12951117684pt" draw:transform="matrix(1.00010088764 -0.00881334552 -0.04023401637 0.99950369867 581.36983943754pt 310.33480534670pt)">
          <draw:glue-point draw:id="4" svg:x="0.50000000000pt" svg:y="0.50000000000pt" draw:align="center"/>
        </draw:rect>
        <draw:rect draw:style-name="gr12" xml:id="shape-383" draw:id="shape-383" draw:layer="particles" svg:width="3.33035977210pt" svg:height="2.12951117684pt" draw:transform="matrix(1.00010088764 -0.00881334552 -0.04023401637 0.99950369867 593.08694439525pt 313.34488953049pt)">
          <draw:glue-point draw:id="4" svg:x="0.50000000000pt" svg:y="0.50000000000pt" draw:align="center"/>
        </draw:rect>
        <draw:rect draw:style-name="gr12" xml:id="shape-384" draw:id="shape-384" draw:layer="particles" svg:width="3.33035977210pt" svg:height="2.12951117684pt" draw:transform="matrix(1.00010088764 -0.00881334552 -0.04023401637 0.99950369867 589.26256969354pt 320.12416309808pt)">
          <draw:glue-point draw:id="4" svg:x="0.50000000000pt" svg:y="0.50000000000pt" draw:align="center"/>
        </draw:rect>
        <draw:rect draw:style-name="gr12" xml:id="shape-385" draw:id="shape-385" draw:layer="particles" svg:width="3.33035977210pt" svg:height="2.12951117684pt" draw:transform="matrix(1.00010088764 -0.00881334552 -0.04023401637 0.99950369867 600.97967465125pt 323.13424728186pt)">
          <draw:glue-point draw:id="4" svg:x="0.50000000000pt" svg:y="0.50000000000pt" draw:align="center"/>
        </draw:rect>
        <draw:rect draw:style-name="gr12" xml:id="shape-386" draw:id="shape-386" draw:layer="particles" svg:width="2.01260128037pt" svg:height="2.12951117684pt" draw:transform="matrix(1.00010088764 -0.00881334552 -0.04023401637 0.99950369867 579.27053743255pt 330.07112954028pt)">
          <draw:glue-point draw:id="4" svg:x="0.50000000000pt" svg:y="0.50000000000pt" draw:align="center"/>
        </draw:rect>
        <draw:rect draw:style-name="gr12" xml:id="shape-387" draw:id="shape-387" draw:layer="particles" svg:width="2.01260128037pt" svg:height="2.12951117684pt" draw:transform="matrix(1.00010088764 -0.00881334552 -0.04023401637 0.99950369867 586.30180616884pt 333.12250745170pt)">
          <draw:glue-point draw:id="4" svg:x="0.50000000000pt" svg:y="0.50000000000pt" draw:align="center"/>
        </draw:rect>
        <draw:rect draw:style-name="gr12" xml:id="shape-388" draw:id="shape-388" draw:layer="particles" svg:width="3.33035977210pt" svg:height="2.12951117684pt" draw:transform="matrix(1.00010088764 -0.00881334552 -0.04023401637 0.99950369867 584.12857873834pt 330.02831826284pt)">
          <draw:glue-point draw:id="4" svg:x="0.50000000000pt" svg:y="0.50000000000pt" draw:align="center"/>
        </draw:rect>
        <draw:rect draw:style-name="gr12" xml:id="shape-389" draw:id="shape-389" draw:layer="particles" svg:width="3.33035977210pt" svg:height="2.12951117684pt" draw:transform="matrix(1.00010088764 -0.00881334552 -0.04023401637 0.99950369867 595.84568369604pt 333.03840244662pt)">
          <draw:glue-point draw:id="4" svg:x="0.50000000000pt" svg:y="0.50000000000pt" draw:align="center"/>
        </draw:rect>
        <draw:rect draw:style-name="gr12" xml:id="shape-390" draw:id="shape-390" draw:layer="particles" svg:width="3.33035977210pt" svg:height="2.12951117684pt" draw:transform="matrix(1.00010088764 -0.00881334552 -0.04023401637 0.99950369867 584.12857873834pt 330.02831826284pt)">
          <draw:glue-point draw:id="4" svg:x="0.50000000000pt" svg:y="0.50000000000pt" draw:align="center"/>
        </draw:rect>
        <draw:rect draw:style-name="gr12" xml:id="shape-391" draw:id="shape-391" draw:layer="particles" svg:width="3.33035977210pt" svg:height="2.12951117684pt" draw:transform="matrix(1.00010088764 -0.00881334552 -0.04023401637 0.99950369867 595.84568369604pt 333.03840244662pt)">
          <draw:glue-point draw:id="4" svg:x="0.50000000000pt" svg:y="0.50000000000pt" draw:align="center"/>
        </draw:rect>
        <draw:rect draw:style-name="gr12" xml:id="shape-392" draw:id="shape-392" draw:layer="particles" svg:width="1.44486224377pt" svg:height="1.17537313284pt" draw:transform="matrix(0.99755332317 0.18802928450 -0.03990578457 0.99134968058 573.86774940433pt 304.62650390052pt)">
          <draw:glue-point draw:id="4" svg:x="0.50000000000pt" svg:y="0.50000000000pt" draw:align="center"/>
        </draw:rect>
        <draw:rect draw:style-name="gr12" xml:id="shape-393" draw:id="shape-393" draw:layer="particles" svg:width="1.44486224377pt" svg:height="1.17537313284pt" draw:transform="matrix(0.99755332317 0.18802928450 -0.03990578457 0.99134968058 586.77078210758pt 311.58953570112pt)">
          <draw:glue-point draw:id="4" svg:x="0.50000000000pt" svg:y="0.50000000000pt" draw:align="center"/>
        </draw:rect>
        <draw:rect draw:style-name="gr12" xml:id="shape-394" draw:id="shape-394" draw:layer="particles" svg:width="1.44486224377pt" svg:height="1.17537313284pt" draw:transform="matrix(0.99755332317 0.18802928450 -0.03990578457 0.99134968058 591.82686858708pt 314.26047527497pt)">
          <draw:glue-point draw:id="4" svg:x="0.50000000000pt" svg:y="0.50000000000pt" draw:align="center"/>
        </draw:rect>
        <draw:rect draw:style-name="gr12" xml:id="shape-395" draw:id="shape-395" draw:layer="particles" svg:width="1.44486224377pt" svg:height="1.17537313284pt" draw:transform="matrix(0.99755332317 0.18802928450 -0.03990578457 0.99134968058 573.86774940433pt 304.62650390052pt)">
          <draw:glue-point draw:id="4" svg:x="0.50000000000pt" svg:y="0.50000000000pt" draw:align="center"/>
        </draw:rect>
        <draw:rect draw:style-name="gr12" xml:id="shape-396" draw:id="shape-396" draw:layer="particles" svg:width="1.44486224377pt" svg:height="1.17537313284pt" draw:transform="matrix(0.99755332317 0.18802928450 -0.03990578457 0.99134968058 586.77078210758pt 311.58953570112pt)">
          <draw:glue-point draw:id="4" svg:x="0.50000000000pt" svg:y="0.50000000000pt" draw:align="center"/>
        </draw:rect>
        <draw:rect draw:style-name="gr12" xml:id="shape-397" draw:id="shape-397" draw:layer="particles" svg:width="1.44486224377pt" svg:height="1.17537313284pt" draw:transform="matrix(0.99755332317 0.18802928450 -0.03990578457 0.99134968058 591.82686858708pt 314.26047527497pt)">
          <draw:glue-point draw:id="4" svg:x="0.50000000000pt" svg:y="0.50000000000pt" draw:align="center"/>
        </draw:rect>
        <draw:rect draw:style-name="gr12" xml:id="shape-398" draw:id="shape-398" draw:layer="particles" svg:width="1.44486224377pt" svg:height="1.17537313284pt" draw:transform="matrix(0.99755332317 0.18802928450 -0.03990578457 0.99134968058 581.96435099301pt 308.72950931958pt)">
          <draw:glue-point draw:id="4" svg:x="0.50000000000pt" svg:y="0.50000000000pt" draw:align="center"/>
        </draw:rect>
        <draw:rect draw:style-name="gr12" xml:id="shape-399" draw:id="shape-399" draw:layer="particles" svg:width="1.44486224377pt" svg:height="1.17537313284pt" draw:transform="matrix(0.99755332317 0.18802928450 -0.03990578457 0.99134968058 594.86738369627pt 315.69254112017pt)">
          <draw:glue-point draw:id="4" svg:x="0.50000000000pt" svg:y="0.50000000000pt" draw:align="center"/>
        </draw:rect>
        <draw:rect draw:style-name="gr12" xml:id="shape-400" draw:id="shape-400" draw:layer="particles" svg:width="1.44486224377pt" svg:height="1.17537313284pt" draw:transform="matrix(0.99755332317 0.18802928450 -0.03990578457 0.99134968058 599.92347017577pt 318.36348069403pt)">
          <draw:glue-point draw:id="4" svg:x="0.50000000000pt" svg:y="0.50000000000pt" draw:align="center"/>
        </draw:rect>
        <draw:rect draw:style-name="gr12" xml:id="shape-401" draw:id="shape-401" draw:layer="particles" svg:width="1.44486224377pt" svg:height="1.17537313284pt" draw:transform="matrix(0.99755332317 0.18802928450 -0.03990578457 0.99134968058 580.16384522762pt 314.97547394400pt)">
          <draw:glue-point draw:id="4" svg:x="0.50000000000pt" svg:y="0.50000000000pt" draw:align="center"/>
        </draw:rect>
        <draw:rect draw:style-name="gr12" xml:id="shape-402" draw:id="shape-402" draw:layer="particles" svg:width="1.44486224377pt" svg:height="1.17537313284pt" draw:transform="matrix(0.99755332317 0.18802928450 -0.03990578457 0.99134968058 593.06687793088pt 321.93850574460pt)">
          <draw:glue-point draw:id="4" svg:x="0.50000000000pt" svg:y="0.50000000000pt" draw:align="center"/>
        </draw:rect>
        <draw:rect draw:style-name="gr12" xml:id="shape-403" draw:id="shape-403" draw:layer="particles" svg:width="1.44486224377pt" svg:height="1.17537313284pt" draw:transform="matrix(0.99755332317 0.18802928450 -0.03990578457 0.99134968058 598.12296441037pt 324.60944531845pt)">
          <draw:glue-point draw:id="4" svg:x="0.50000000000pt" svg:y="0.50000000000pt" draw:align="center"/>
        </draw:rect>
        <draw:rect draw:style-name="gr12" xml:id="shape-404" draw:id="shape-404" draw:layer="particles" svg:width="1.44486224377pt" svg:height="1.17537313284pt" draw:transform="matrix(0.99755332317 0.18802928450 -0.03990578457 0.99134968058 585.78959708896pt 316.32219375020pt)">
          <draw:glue-point draw:id="4" svg:x="0.50000000000pt" svg:y="0.50000000000pt" draw:align="center"/>
        </draw:rect>
        <draw:rect draw:style-name="gr12" xml:id="shape-405" draw:id="shape-405" draw:layer="particles" svg:width="1.44486224377pt" svg:height="1.17537313284pt" draw:transform="matrix(0.99755332317 0.18802928450 -0.03990578457 0.99134968058 598.69262979221pt 323.28522555080pt)">
          <draw:glue-point draw:id="4" svg:x="0.50000000000pt" svg:y="0.50000000000pt" draw:align="center"/>
        </draw:rect>
        <draw:rect draw:style-name="gr12" xml:id="shape-406" draw:id="shape-406" draw:layer="particles" svg:width="1.44486224377pt" svg:height="1.17537313284pt" draw:transform="matrix(0.99755332317 0.18802928450 -0.03990578457 0.99134968058 603.74871627171pt 325.95616512465pt)">
          <draw:glue-point draw:id="4" svg:x="0.50000000000pt" svg:y="0.50000000000pt" draw:align="center"/>
        </draw:rect>
        <draw:rect draw:style-name="gr12" xml:id="shape-407" draw:id="shape-407" draw:layer="particles" svg:width="1.44486224377pt" svg:height="1.17537313284pt" draw:transform="matrix(0.99755332317 0.18802928450 -0.03990578457 0.99134968058 581.47248678630pt 320.94852542251pt)">
          <draw:glue-point draw:id="4" svg:x="0.50000000000pt" svg:y="0.50000000000pt" draw:align="center"/>
        </draw:rect>
        <draw:rect draw:style-name="gr12" xml:id="shape-408" draw:id="shape-408" draw:layer="particles" svg:width="1.44486224377pt" svg:height="1.17537313284pt" draw:transform="matrix(0.99755332317 0.18802928450 -0.03990578457 0.99134968058 594.37551948954pt 327.91155722311pt)">
          <draw:glue-point draw:id="4" svg:x="0.50000000000pt" svg:y="0.50000000000pt" draw:align="center"/>
        </draw:rect>
        <draw:rect draw:style-name="gr12" xml:id="shape-409" draw:id="shape-409" draw:layer="particles" svg:width="1.44486224377pt" svg:height="1.17537313284pt" draw:transform="matrix(0.99755332317 0.18802928450 -0.03990578457 0.99134968058 599.43160596905pt 330.58249679696pt)">
          <draw:glue-point draw:id="4" svg:x="0.50000000000pt" svg:y="0.50000000000pt" draw:align="center"/>
        </draw:rect>
        <draw:rect draw:style-name="gr12" xml:id="shape-410" draw:id="shape-410" draw:layer="particles" svg:width="1.44486224377pt" svg:height="1.17537313284pt" draw:transform="matrix(0.99755332317 0.18802928450 -0.03990578457 0.99134968058 593.63454722304pt 326.67678880331pt)">
          <draw:glue-point draw:id="4" svg:x="0.50000000000pt" svg:y="0.50000000000pt" draw:align="center"/>
        </draw:rect>
        <draw:rect draw:style-name="gr12" xml:id="shape-411" draw:id="shape-411" draw:layer="particles" svg:width="1.44486224377pt" svg:height="1.17537313284pt" draw:transform="matrix(0.99755332317 0.18802928450 -0.03990578457 0.99134968058 606.53757992631pt 333.63982060391pt)">
          <draw:glue-point draw:id="4" svg:x="0.50000000000pt" svg:y="0.50000000000pt" draw:align="center"/>
        </draw:rect>
        <draw:rect draw:style-name="gr12" xml:id="shape-412" draw:id="shape-412" draw:layer="particles" svg:width="3.33035977210pt" svg:height="2.12951117684pt" draw:transform="matrix(1.00010088764 -0.00881334552 -0.04023401637 0.99950369867 571.91919621174pt 313.21725269624pt)">
          <draw:glue-point draw:id="4" svg:x="0.50000000000pt" svg:y="0.50000000000pt" draw:align="center"/>
        </draw:rect>
        <draw:rect draw:style-name="gr12" xml:id="shape-413" draw:id="shape-413" draw:layer="particles" svg:width="3.33035977210pt" svg:height="2.12951117684pt" draw:transform="matrix(1.00010088764 -0.00881334552 -0.04023401637 0.99950369867 601.82385683803pt 321.16503026738pt)">
          <draw:glue-point draw:id="4" svg:x="0.50000000000pt" svg:y="0.50000000000pt" draw:align="center"/>
        </draw:rect>
        <draw:rect draw:style-name="gr12" xml:id="shape-414" draw:id="shape-414" draw:layer="particles" svg:width="3.33035977210pt" svg:height="2.12951117684pt" draw:transform="matrix(1.00010088764 -0.00881334552 -0.04023401637 0.99950369867 613.54096179573pt 324.17511445116pt)">
          <draw:glue-point draw:id="4" svg:x="0.50000000000pt" svg:y="0.50000000000pt" draw:align="center"/>
        </draw:rect>
        <draw:rect draw:style-name="gr12" xml:id="shape-415" draw:id="shape-415" draw:layer="particles" svg:width="3.33035977210pt" svg:height="2.12951117684pt" draw:transform="matrix(1.00010088764 -0.00881334552 -0.04023401637 0.99950369867 579.81192646776pt 323.00661044763pt)">
          <draw:glue-point draw:id="4" svg:x="0.50000000000pt" svg:y="0.50000000000pt" draw:align="center"/>
        </draw:rect>
        <draw:rect draw:style-name="gr12" xml:id="shape-416" draw:id="shape-416" draw:layer="particles" svg:width="3.33035977210pt" svg:height="2.12951117684pt" draw:transform="matrix(1.00010088764 -0.00881334552 -0.04023401637 0.99950369867 609.71658709403pt 330.95438801875pt)">
          <draw:glue-point draw:id="4" svg:x="0.50000000000pt" svg:y="0.50000000000pt" draw:align="center"/>
        </draw:rect>
        <draw:rect draw:style-name="gr12" xml:id="shape-417" draw:id="shape-417" draw:layer="particles" svg:width="2.01260128037pt" svg:height="2.12951117684pt" draw:transform="matrix(1.00010088764 -0.00881334552 -0.04023401637 0.99950369867 581.78341980958pt 332.84814884144pt)">
          <draw:glue-point draw:id="4" svg:x="0.50000000000pt" svg:y="0.50000000000pt" draw:align="center"/>
        </draw:rect>
        <draw:rect draw:style-name="gr12" xml:id="shape-418" draw:id="shape-418" draw:layer="particles" svg:width="3.33035977210pt" svg:height="2.12951117684pt" draw:transform="matrix(1.00010088764 -0.00881334552 -0.04023401637 0.99950369867 574.67793551255pt 332.91076561237pt)">
          <draw:glue-point draw:id="4" svg:x="0.50000000000pt" svg:y="0.50000000000pt" draw:align="center"/>
        </draw:rect>
        <draw:rect draw:style-name="gr12" xml:id="shape-419" draw:id="shape-419" draw:layer="particles" svg:width="3.33035977210pt" svg:height="2.12951117684pt" draw:transform="matrix(1.00010088764 -0.00881334552 -0.04023401637 0.99950369867 574.67793551255pt 332.91076561237pt)">
          <draw:glue-point draw:id="4" svg:x="0.50000000000pt" svg:y="0.50000000000pt" draw:align="center"/>
        </draw:rect>
        <draw:rect draw:style-name="gr12" xml:id="shape-420" draw:id="shape-420" draw:layer="particles" svg:width="3.33035977210pt" svg:height="2.12951117684pt" draw:transform="matrix(1.00010088764 -0.00881334552 -0.04023401637 0.99950369867 575.28983374457pt 333.33333272405pt)">
          <draw:glue-point draw:id="4" svg:x="0.50000000000pt" svg:y="0.50000000000pt" draw:align="center"/>
        </draw:rect>
        <draw:rect draw:style-name="gr12" xml:id="shape-421" draw:id="shape-421" draw:layer="particles" svg:width="1.44486224377pt" svg:height="1.17537313284pt" draw:transform="matrix(0.99755332317 0.18802928450 -0.03990578457 0.99134968058 594.32176680483pt 315.45672882120pt)">
          <draw:glue-point draw:id="4" svg:x="0.50000000000pt" svg:y="0.50000000000pt" draw:align="center"/>
        </draw:rect>
        <draw:rect draw:style-name="gr12" xml:id="shape-422" draw:id="shape-422" draw:layer="particles" svg:width="1.44486224377pt" svg:height="1.17537313284pt" draw:transform="matrix(0.99755332317 0.18802928450 -0.03990578457 0.99134968058 607.22479950807pt 322.41976062179pt)">
          <draw:glue-point draw:id="4" svg:x="0.50000000000pt" svg:y="0.50000000000pt" draw:align="center"/>
        </draw:rect>
        <draw:rect draw:style-name="gr12" xml:id="shape-423" draw:id="shape-423" draw:layer="particles" svg:width="1.44486224377pt" svg:height="1.17537313284pt" draw:transform="matrix(0.99755332317 0.18802928450 -0.03990578457 0.99134968058 612.28088598756pt 325.09070019565pt)">
          <draw:glue-point draw:id="4" svg:x="0.50000000000pt" svg:y="0.50000000000pt" draw:align="center"/>
        </draw:rect>
        <draw:rect draw:style-name="gr12" xml:id="shape-424" draw:id="shape-424" draw:layer="particles" svg:width="1.44486224377pt" svg:height="1.17537313284pt" draw:transform="matrix(0.99755332317 0.18802928450 -0.03990578457 0.99134968058 594.32176680483pt 315.45672882120pt)">
          <draw:glue-point draw:id="4" svg:x="0.50000000000pt" svg:y="0.50000000000pt" draw:align="center"/>
        </draw:rect>
        <draw:rect draw:style-name="gr12" xml:id="shape-425" draw:id="shape-425" draw:layer="particles" svg:width="1.44486224377pt" svg:height="1.17537313284pt" draw:transform="matrix(0.99755332317 0.18802928450 -0.03990578457 0.99134968058 607.22479950807pt 322.41976062179pt)">
          <draw:glue-point draw:id="4" svg:x="0.50000000000pt" svg:y="0.50000000000pt" draw:align="center"/>
        </draw:rect>
        <draw:rect draw:style-name="gr12" xml:id="shape-426" draw:id="shape-426" draw:layer="particles" svg:width="1.44486224377pt" svg:height="1.17537313284pt" draw:transform="matrix(0.99755332317 0.18802928450 -0.03990578457 0.99134968058 612.28088598756pt 325.09070019565pt)">
          <draw:glue-point draw:id="4" svg:x="0.50000000000pt" svg:y="0.50000000000pt" draw:align="center"/>
        </draw:rect>
        <draw:rect draw:style-name="gr12" xml:id="shape-427" draw:id="shape-427" draw:layer="particles" svg:width="1.44486224377pt" svg:height="1.17537313284pt" draw:transform="matrix(0.99755332317 0.18802928450 -0.03990578457 0.99134968058 602.41836839350pt 319.55973424025pt)">
          <draw:glue-point draw:id="4" svg:x="0.50000000000pt" svg:y="0.50000000000pt" draw:align="center"/>
        </draw:rect>
        <draw:rect draw:style-name="gr12" xml:id="shape-428" draw:id="shape-428" draw:layer="particles" svg:width="1.44486224377pt" svg:height="1.17537313284pt" draw:transform="matrix(0.99755332317 0.18802928450 -0.03990578457 0.99134968058 615.32140109676pt 326.52276604084pt)">
          <draw:glue-point draw:id="4" svg:x="0.50000000000pt" svg:y="0.50000000000pt" draw:align="center"/>
        </draw:rect>
        <draw:rect draw:style-name="gr12" xml:id="shape-429" draw:id="shape-429" draw:layer="particles" svg:width="1.44486224377pt" svg:height="1.17537313284pt" draw:transform="matrix(0.99755332317 0.18802928450 -0.03990578457 0.99134968058 620.37748757625pt 329.19370561470pt)">
          <draw:glue-point draw:id="4" svg:x="0.50000000000pt" svg:y="0.50000000000pt" draw:align="center"/>
        </draw:rect>
        <draw:rect draw:style-name="gr12" xml:id="shape-430" draw:id="shape-430" draw:layer="particles" svg:width="1.44486224377pt" svg:height="1.17537313284pt" draw:transform="matrix(0.99755332317 0.18802928450 -0.03990578457 0.99134968058 600.61786262811pt 325.80569886466pt)">
          <draw:glue-point draw:id="4" svg:x="0.50000000000pt" svg:y="0.50000000000pt" draw:align="center"/>
        </draw:rect>
        <draw:rect draw:style-name="gr12" xml:id="shape-431" draw:id="shape-431" draw:layer="particles" svg:width="1.44486224377pt" svg:height="1.17537313284pt" draw:transform="matrix(0.99755332317 0.18802928450 -0.03990578457 0.99134968058 613.52089533136pt 332.76873066527pt)">
          <draw:glue-point draw:id="4" svg:x="0.50000000000pt" svg:y="0.50000000000pt" draw:align="center"/>
        </draw:rect>
        <draw:rect draw:style-name="gr12" xml:id="shape-432" draw:id="shape-432" draw:layer="particles" svg:width="1.44486224377pt" svg:height="1.17537313284pt" draw:transform="matrix(0.99755332317 0.18802928450 -0.03990578457 0.99134968058 606.24361448945pt 327.15241867087pt)">
          <draw:glue-point draw:id="4" svg:x="0.50000000000pt" svg:y="0.50000000000pt" draw:align="center"/>
        </draw:rect>
        <draw:rect draw:style-name="gr12" xml:id="shape-433" draw:id="shape-433" draw:layer="particles" svg:width="1.44486224377pt" svg:height="1.17537313284pt" draw:transform="matrix(0.99755332317 0.18802928450 -0.03990578457 0.99134968058 601.92650418679pt 331.77875034318pt)">
          <draw:glue-point draw:id="4" svg:x="0.50000000000pt" svg:y="0.50000000000pt" draw:align="center"/>
        </draw:rect>
        <draw:rect draw:style-name="gr12" xml:id="shape-434" draw:id="shape-434" draw:layer="particles" svg:width="3.33035977210pt" svg:height="2.12951117684pt" draw:transform="matrix(1.00010088764 -0.00881334552 -0.04023401637 0.99950369867 594.47726632059pt 316.90451070635pt)">
          <draw:glue-point draw:id="4" svg:x="0.50000000000pt" svg:y="0.50000000000pt" draw:align="center"/>
        </draw:rect>
        <draw:rect draw:style-name="gr12" xml:id="shape-435" draw:id="shape-435" draw:layer="particles" svg:width="3.33035977210pt" svg:height="2.12951117684pt" draw:transform="matrix(1.00010088764 -0.00881334552 -0.04023401637 0.99950369867 624.38192694688pt 324.85228827749pt)">
          <draw:glue-point draw:id="4" svg:x="0.50000000000pt" svg:y="0.50000000000pt" draw:align="center"/>
        </draw:rect>
        <draw:rect draw:style-name="gr12" xml:id="shape-436" draw:id="shape-436" draw:layer="particles" svg:width="3.33035977210pt" svg:height="2.12951117684pt" draw:transform="matrix(1.00010088764 -0.00881334552 -0.04023401637 0.99950369867 636.09903190458pt 327.86237246127pt)">
          <draw:glue-point draw:id="4" svg:x="0.50000000000pt" svg:y="0.50000000000pt" draw:align="center"/>
        </draw:rect>
        <draw:rect draw:style-name="gr12" xml:id="shape-437" draw:id="shape-437" draw:layer="particles" svg:width="3.33035977210pt" svg:height="2.12951117684pt" draw:transform="matrix(1.00010088764 -0.00881334552 -0.04023401637 0.99950369867 602.36999657662pt 326.69386845774pt)">
          <draw:glue-point draw:id="4" svg:x="0.50000000000pt" svg:y="0.50000000000pt" draw:align="center"/>
        </draw:rect>
        <draw:rect draw:style-name="gr12" xml:id="shape-438" draw:id="shape-438" draw:layer="particles" svg:width="1.44486224377pt" svg:height="1.17537313284pt" draw:transform="matrix(0.99755332317 0.18802928450 -0.03990578457 0.99134968058 616.87983691368pt 319.14398683131pt)">
          <draw:glue-point draw:id="4" svg:x="0.50000000000pt" svg:y="0.50000000000pt" draw:align="center"/>
        </draw:rect>
        <draw:rect draw:style-name="gr12" xml:id="shape-439" draw:id="shape-439" draw:layer="particles" svg:width="1.44486224377pt" svg:height="1.17537313284pt" draw:transform="matrix(0.99755332317 0.18802928450 -0.03990578457 0.99134968058 629.78286961692pt 326.10701863190pt)">
          <draw:glue-point draw:id="4" svg:x="0.50000000000pt" svg:y="0.50000000000pt" draw:align="center"/>
        </draw:rect>
        <draw:rect draw:style-name="gr12" xml:id="shape-440" draw:id="shape-440" draw:layer="particles" svg:width="1.44486224377pt" svg:height="1.17537313284pt" draw:transform="matrix(0.99755332317 0.18802928450 -0.03990578457 0.99134968058 634.83895609641pt 328.77795820575pt)">
          <draw:glue-point draw:id="4" svg:x="0.50000000000pt" svg:y="0.50000000000pt" draw:align="center"/>
        </draw:rect>
        <draw:rect draw:style-name="gr12" xml:id="shape-441" draw:id="shape-441" draw:layer="particles" svg:width="1.44486224377pt" svg:height="1.17537313284pt" draw:transform="matrix(0.99755332317 0.18802928450 -0.03990578457 0.99134968058 616.87983691368pt 319.14398683131pt)">
          <draw:glue-point draw:id="4" svg:x="0.50000000000pt" svg:y="0.50000000000pt" draw:align="center"/>
        </draw:rect>
        <draw:rect draw:style-name="gr12" xml:id="shape-442" draw:id="shape-442" draw:layer="particles" svg:width="1.44486224377pt" svg:height="1.17537313284pt" draw:transform="matrix(0.99755332317 0.18802928450 -0.03990578457 0.99134968058 629.78286961692pt 326.10701863190pt)">
          <draw:glue-point draw:id="4" svg:x="0.50000000000pt" svg:y="0.50000000000pt" draw:align="center"/>
        </draw:rect>
        <draw:rect draw:style-name="gr12" xml:id="shape-443" draw:id="shape-443" draw:layer="particles" svg:width="1.44486224377pt" svg:height="1.17537313284pt" draw:transform="matrix(0.99755332317 0.18802928450 -0.03990578457 0.99134968058 634.83895609641pt 328.77795820575pt)">
          <draw:glue-point draw:id="4" svg:x="0.50000000000pt" svg:y="0.50000000000pt" draw:align="center"/>
        </draw:rect>
        <draw:rect draw:style-name="gr12" xml:id="shape-444" draw:id="shape-444" draw:layer="particles" svg:width="1.44486224377pt" svg:height="1.17537313284pt" draw:transform="matrix(0.99755332317 0.18802928450 -0.03990578457 0.99134968058 624.97643850235pt 323.24699225036pt)">
          <draw:glue-point draw:id="4" svg:x="0.50000000000pt" svg:y="0.50000000000pt" draw:align="center"/>
        </draw:rect>
        <draw:rect draw:style-name="gr12" xml:id="shape-445" draw:id="shape-445" draw:layer="particles" svg:width="1.44486224377pt" svg:height="1.17537313284pt" draw:transform="matrix(0.99755332317 0.18802928450 -0.03990578457 0.99134968058 637.87947120561pt 330.21002405096pt)">
          <draw:glue-point draw:id="4" svg:x="0.50000000000pt" svg:y="0.50000000000pt" draw:align="center"/>
        </draw:rect>
        <draw:rect draw:style-name="gr12" xml:id="shape-446" draw:id="shape-446" draw:layer="particles" svg:width="1.44486224377pt" svg:height="1.17537313284pt" draw:transform="matrix(0.99755332317 0.18802928450 -0.03990578457 0.99134968058 623.17593273696pt 329.49295687477pt)">
          <draw:glue-point draw:id="4" svg:x="0.50000000000pt" svg:y="0.50000000000pt" draw:align="center"/>
        </draw:rect>
        <draw:rect draw:style-name="gr12" xml:id="shape-447" draw:id="shape-447" draw:layer="particles" svg:width="1.44486224377pt" svg:height="1.17537313284pt" draw:transform="matrix(0.99755332317 0.18802928450 -0.03990578457 0.99134968058 628.80168459830pt 330.83967668098pt)">
          <draw:glue-point draw:id="4" svg:x="0.50000000000pt" svg:y="0.50000000000pt" draw:align="center"/>
        </draw:rect>
        <draw:rect draw:style-name="gr12" xml:id="shape-448" draw:id="shape-448" draw:layer="particles" svg:width="3.33495585959pt" svg:height="2.12498131951pt" draw:transform="matrix(-0.99824771189 0.05917352195 -0.05917352195 -0.99824771189 536.97391819067pt 306.44781017425pt)">
          <draw:glue-point draw:id="4" svg:x="0.50000000000pt" svg:y="0.50000000000pt" draw:align="center"/>
        </draw:rect>
        <draw:rect draw:style-name="gr12" xml:id="shape-449" draw:id="shape-449" draw:layer="particles" svg:width="3.33495585959pt" svg:height="2.12498131951pt" draw:transform="matrix(-0.99824771189 0.05917352195 -0.05917352195 -0.99824771189 535.45090223057pt 336.17438392708pt)">
          <draw:glue-point draw:id="4" svg:x="0.50000000000pt" svg:y="0.50000000000pt" draw:align="center"/>
        </draw:rect>
        <draw:rect draw:style-name="gr12" xml:id="shape-450" draw:id="shape-450" draw:layer="particles" svg:width="3.33495585959pt" svg:height="2.12498131951pt" draw:transform="matrix(-0.99824771189 0.05917352195 -0.05917352195 -0.99824771189 526.58247089507pt 326.83647929265pt)">
          <draw:glue-point draw:id="4" svg:x="0.50000000000pt" svg:y="0.50000000000pt" draw:align="center"/>
        </draw:rect>
        <draw:rect draw:style-name="gr12" xml:id="shape-451" draw:id="shape-451" draw:layer="particles" svg:width="2.01537878556pt" svg:height="2.12498131951pt" draw:transform="matrix(-0.99824771189 0.05917352195 -0.05917352195 -0.99824771189 523.63246099262pt 317.14774606485pt)">
          <draw:glue-point draw:id="4" svg:x="0.50000000000pt" svg:y="0.50000000000pt" draw:align="center"/>
        </draw:rect>
        <draw:rect draw:style-name="gr12" xml:id="shape-452" draw:id="shape-452" draw:layer="particles" svg:width="3.33495585959pt" svg:height="2.12498131951pt" draw:transform="matrix(-0.99824771189 0.05917352195 -0.05917352195 -0.99824771189 530.73456671229pt 316.72675175280pt)">
          <draw:glue-point draw:id="4" svg:x="0.50000000000pt" svg:y="0.50000000000pt" draw:align="center"/>
        </draw:rect>
        <draw:rect draw:style-name="gr12" xml:id="shape-453" draw:id="shape-453" draw:layer="particles" svg:width="3.33495585959pt" svg:height="2.12498131951pt" draw:transform="matrix(-0.99824771189 0.05917352195 -0.05917352195 -0.99824771189 530.73456671229pt 316.72675175280pt)">
          <draw:glue-point draw:id="4" svg:x="0.50000000000pt" svg:y="0.50000000000pt" draw:align="center"/>
        </draw:rect>
        <draw:rect draw:style-name="gr12" xml:id="shape-454" draw:id="shape-454" draw:layer="particles" svg:width="3.33495585959pt" svg:height="4.17718845718pt" draw:transform="matrix(-0.99824771189 0.05917352195 -0.05917352195 -0.99824771189 563.46182203798pt 327.78459437860pt)">
          <draw:glue-point draw:id="4" svg:x="0.50000000000pt" svg:y="0.50000000000pt" draw:align="center"/>
        </draw:rect>
        <draw:rect draw:style-name="gr12" xml:id="shape-455" draw:id="shape-455" draw:layer="particles" svg:width="3.33495585959pt" svg:height="4.17718845718pt" draw:transform="matrix(-0.99824771189 0.05917352195 -0.05917352195 -0.99824771189 532.28695864663pt 313.48347068293pt)">
          <draw:glue-point draw:id="4" svg:x="0.50000000000pt" svg:y="0.50000000000pt" draw:align="center"/>
        </draw:rect>
        <draw:rect draw:style-name="gr12" xml:id="shape-456" draw:id="shape-456" draw:layer="particles" svg:width="3.33495585959pt" svg:height="4.17718845718pt" draw:transform="matrix(-0.99824771189 0.05917352195 -0.05917352195 -0.99824771189 520.08843295246pt 308.08359725922pt)">
          <draw:glue-point draw:id="4" svg:x="0.50000000000pt" svg:y="0.50000000000pt" draw:align="center"/>
        </draw:rect>
        <draw:rect draw:style-name="gr12" xml:id="shape-457" draw:id="shape-457" draw:layer="particles" svg:width="3.33495585959pt" svg:height="2.12498131951pt" draw:transform="matrix(-0.99824771189 0.05917352195 -0.05917352195 -0.99824771189 560.78665387434pt 322.73239667946pt)">
          <draw:glue-point draw:id="4" svg:x="0.50000000000pt" svg:y="0.50000000000pt" draw:align="center"/>
        </draw:rect>
        <draw:rect draw:style-name="gr12" xml:id="shape-458" draw:id="shape-458" draw:layer="particles" svg:width="3.33495585959pt" svg:height="2.12498131951pt" draw:transform="matrix(-0.99824771189 0.05917352195 -0.05917352195 -0.99824771189 530.08044291670pt 316.33736348125pt)">
          <draw:glue-point draw:id="4" svg:x="0.50000000000pt" svg:y="0.50000000000pt" draw:align="center"/>
        </draw:rect>
        <draw:rect draw:style-name="gr12" xml:id="shape-459" draw:id="shape-459" draw:layer="particles" svg:width="3.33495585959pt" svg:height="2.12498131951pt" draw:transform="matrix(-0.99824771189 0.05917352195 -0.05917352195 -0.99824771189 518.05960805188pt 313.93510551059pt)">
          <draw:glue-point draw:id="4" svg:x="0.50000000000pt" svg:y="0.50000000000pt" draw:align="center"/>
        </draw:rect>
        <draw:rect draw:style-name="gr12" xml:id="shape-460" draw:id="shape-460" draw:layer="particles" svg:width="1.45463671019pt" svg:height="1.16330452490pt" draw:transform="matrix(-1.00980121849 -0.13573225921 -0.05917352195 -0.99824771189 512.81688516115pt 335.07801238118pt)">
          <draw:glue-point draw:id="4" svg:x="0.50000000000pt" svg:y="0.50000000000pt" draw:align="center"/>
        </draw:rect>
        <draw:rect draw:style-name="gr12" xml:id="shape-461" draw:id="shape-461" draw:layer="particles" svg:width="1.45463671019pt" svg:height="1.16330452490pt" draw:transform="matrix(-1.00980121849 -0.13573225921 -0.05917352195 -0.99824771189 512.81688516115pt 335.07801238118pt)">
          <draw:glue-point draw:id="4" svg:x="0.50000000000pt" svg:y="0.50000000000pt" draw:align="center"/>
        </draw:rect>
        <draw:rect draw:style-name="gr12" xml:id="shape-462" draw:id="shape-462" draw:layer="particles" svg:width="3.33495585959pt" svg:height="2.12498131951pt" draw:transform="matrix(-0.99824771189 0.05917352195 -0.05917352195 -0.99824771189 569.45971285628pt 320.88579397427pt)">
          <draw:glue-point draw:id="4" svg:x="0.50000000000pt" svg:y="0.50000000000pt" draw:align="center"/>
        </draw:rect>
        <draw:rect draw:style-name="gr12" xml:id="shape-463" draw:id="shape-463" draw:layer="particles" svg:width="3.33495585959pt" svg:height="2.12498131951pt" draw:transform="matrix(-0.99824771189 0.05917352195 -0.05917352195 -0.99824771189 538.75350189864pt 314.49076077606pt)">
          <draw:glue-point draw:id="4" svg:x="0.50000000000pt" svg:y="0.50000000000pt" draw:align="center"/>
        </draw:rect>
        <draw:rect draw:style-name="gr12" xml:id="shape-464" draw:id="shape-464" draw:layer="particles" svg:width="3.33495585959pt" svg:height="2.12498131951pt" draw:transform="matrix(-0.99824771189 0.05917352195 -0.05917352195 -0.99824771189 526.73266703382pt 312.08850280539pt)">
          <draw:glue-point draw:id="4" svg:x="0.50000000000pt" svg:y="0.50000000000pt" draw:align="center"/>
        </draw:rect>
        <draw:rect draw:style-name="gr12" xml:id="shape-465" draw:id="shape-465" draw:layer="particles" svg:width="3.33495585959pt" svg:height="2.12498131951pt" draw:transform="matrix(-0.99824771189 0.05917352195 -0.05917352195 -0.99824771189 528.36205460306pt 334.87942989446pt)">
          <draw:glue-point draw:id="4" svg:x="0.50000000000pt" svg:y="0.50000000000pt" draw:align="center"/>
        </draw:rect>
        <draw:rect draw:style-name="gr12" xml:id="shape-466" draw:id="shape-466" draw:layer="particles" svg:width="3.33495585959pt" svg:height="2.12498131951pt" draw:transform="matrix(-0.99824771189 0.05917352195 -0.05917352195 -0.99824771189 516.34121973823pt 332.47717192379pt)">
          <draw:glue-point draw:id="4" svg:x="0.50000000000pt" svg:y="0.50000000000pt" draw:align="center"/>
        </draw:rect>
        <draw:rect draw:style-name="gr12" xml:id="shape-467" draw:id="shape-467" draw:layer="particles" svg:width="2.01537878556pt" svg:height="2.12498131951pt" draw:transform="matrix(-0.99824771189 0.05917352195 -0.05917352195 -0.99824771189 556.11825565823pt 331.58572986486pt)">
          <draw:glue-point draw:id="4" svg:x="0.50000000000pt" svg:y="0.50000000000pt" draw:align="center"/>
        </draw:rect>
        <draw:rect draw:style-name="gr12" xml:id="shape-468" draw:id="shape-468" draw:layer="particles" svg:width="2.01537878556pt" svg:height="2.12498131951pt" draw:transform="matrix(-0.99824771189 0.05917352195 -0.05917352195 -0.99824771189 537.36988178238pt 324.48186725823pt)">
          <draw:glue-point draw:id="4" svg:x="0.50000000000pt" svg:y="0.50000000000pt" draw:align="center"/>
        </draw:rect>
        <draw:rect draw:style-name="gr12" xml:id="shape-469" draw:id="shape-469" draw:layer="particles" svg:width="2.01537878556pt" svg:height="2.12498131951pt" draw:transform="matrix(-0.99824771189 0.05917352195 -0.05917352195 -0.99824771189 530.03265507690pt 321.80197720593pt)">
          <draw:glue-point draw:id="4" svg:x="0.50000000000pt" svg:y="0.50000000000pt" draw:align="center"/>
        </draw:rect>
        <draw:rect draw:style-name="gr12" xml:id="shape-470" draw:id="shape-470" draw:layer="particles" svg:width="3.33495585959pt" svg:height="2.12498131951pt" draw:transform="matrix(-0.99824771189 0.05917352195 -0.05917352195 -0.99824771189 563.22036137790pt 331.16473555282pt)">
          <draw:glue-point draw:id="4" svg:x="0.50000000000pt" svg:y="0.50000000000pt" draw:align="center"/>
        </draw:rect>
        <draw:rect draw:style-name="gr12" xml:id="shape-471" draw:id="shape-471" draw:layer="particles" svg:width="3.33495585959pt" svg:height="2.12498131951pt" draw:transform="matrix(-0.99824771189 0.05917352195 -0.05917352195 -0.99824771189 532.51415042027pt 324.76970235461pt)">
          <draw:glue-point draw:id="4" svg:x="0.50000000000pt" svg:y="0.50000000000pt" draw:align="center"/>
        </draw:rect>
        <draw:rect draw:style-name="gr12" xml:id="shape-472" draw:id="shape-472" draw:layer="particles" svg:width="3.33495585959pt" svg:height="2.12498131951pt" draw:transform="matrix(-0.99824771189 0.05917352195 -0.05917352195 -0.99824771189 520.49331555544pt 322.36744438394pt)">
          <draw:glue-point draw:id="4" svg:x="0.50000000000pt" svg:y="0.50000000000pt" draw:align="center"/>
        </draw:rect>
        <draw:rect draw:style-name="gr12" xml:id="shape-473" draw:id="shape-473" draw:layer="particles" svg:width="3.33495585959pt" svg:height="2.12498131951pt" draw:transform="matrix(-0.99824771189 0.05917352195 -0.05917352195 -0.99824771189 563.22036137790pt 331.16473555282pt)">
          <draw:glue-point draw:id="4" svg:x="0.50000000000pt" svg:y="0.50000000000pt" draw:align="center"/>
        </draw:rect>
        <draw:rect draw:style-name="gr12" xml:id="shape-474" draw:id="shape-474" draw:layer="particles" svg:width="3.33495585959pt" svg:height="2.12498131951pt" draw:transform="matrix(-0.99824771189 0.05917352195 -0.05917352195 -0.99824771189 532.51415042027pt 324.76970235461pt)">
          <draw:glue-point draw:id="4" svg:x="0.50000000000pt" svg:y="0.50000000000pt" draw:align="center"/>
        </draw:rect>
        <draw:rect draw:style-name="gr12" xml:id="shape-475" draw:id="shape-475" draw:layer="particles" svg:width="3.33495585959pt" svg:height="2.12498131951pt" draw:transform="matrix(-0.99824771189 0.05917352195 -0.05917352195 -0.99824771189 520.49331555544pt 322.36744438394pt)">
          <draw:glue-point draw:id="4" svg:x="0.50000000000pt" svg:y="0.50000000000pt" draw:align="center"/>
        </draw:rect>
        <draw:rect draw:style-name="gr12" xml:id="shape-476" draw:id="shape-476" draw:layer="particles" svg:width="3.33495585959pt" svg:height="4.17718845718pt" draw:transform="matrix(-0.99824771189 0.05917352195 -0.05917352195 -0.99824771189 564.77275331225pt 327.92145448295pt)">
          <draw:glue-point draw:id="4" svg:x="0.50000000000pt" svg:y="0.50000000000pt" draw:align="center"/>
        </draw:rect>
        <draw:rect draw:style-name="gr12" xml:id="shape-477" draw:id="shape-477" draw:layer="particles" svg:width="3.33495585959pt" svg:height="4.17718845718pt" draw:transform="matrix(-0.99824771189 0.05917352195 -0.05917352195 -0.99824771189 552.57422761808pt 322.52158105923pt)">
          <draw:glue-point draw:id="4" svg:x="0.50000000000pt" svg:y="0.50000000000pt" draw:align="center"/>
        </draw:rect>
        <draw:rect draw:style-name="gr12" xml:id="shape-478" draw:id="shape-478" draw:layer="particles" svg:width="3.33495585959pt" svg:height="2.12498131951pt" draw:transform="matrix(-0.99824771189 0.05917352195 -0.05917352195 -0.99824771189 562.56623758231pt 330.77534728127pt)">
          <draw:glue-point draw:id="4" svg:x="0.50000000000pt" svg:y="0.50000000000pt" draw:align="center"/>
        </draw:rect>
        <draw:rect draw:style-name="gr12" xml:id="shape-479" draw:id="shape-479" draw:layer="particles" svg:width="3.33495585959pt" svg:height="2.12498131951pt" draw:transform="matrix(-0.99824771189 0.05917352195 -0.05917352195 -0.99824771189 550.54540271749pt 328.37308931061pt)">
          <draw:glue-point draw:id="4" svg:x="0.50000000000pt" svg:y="0.50000000000pt" draw:align="center"/>
        </draw:rect>
        <draw:rect draw:style-name="gr12" xml:id="shape-480" draw:id="shape-480" draw:layer="particles" svg:width="1.45463671019pt" svg:height="1.16330452490pt" draw:transform="matrix(-1.00980121849 -0.13573225921 -0.05917352195 -0.99824771189 517.87180835836pt 337.16879091665pt)">
          <draw:glue-point draw:id="4" svg:x="0.50000000000pt" svg:y="0.50000000000pt" draw:align="center"/>
        </draw:rect>
        <draw:rect draw:style-name="gr12" xml:id="shape-481" draw:id="shape-481" draw:layer="particles" svg:width="1.45463671019pt" svg:height="1.16330452490pt" draw:transform="matrix(-1.00980121849 -0.13573225921 -0.05917352195 -0.99824771189 524.37597501363pt 333.26696729523pt)">
          <draw:glue-point draw:id="4" svg:x="0.50000000000pt" svg:y="0.50000000000pt" draw:align="center"/>
        </draw:rect>
        <draw:rect draw:style-name="gr12" xml:id="shape-482" draw:id="shape-482" draw:layer="particles" svg:width="1.45463671019pt" svg:height="1.16330452490pt" draw:transform="matrix(-1.00980121849 -0.13573225921 -0.05917352195 -0.99824771189 519.05251607612pt 330.86574014525pt)">
          <draw:glue-point draw:id="4" svg:x="0.50000000000pt" svg:y="0.50000000000pt" draw:align="center"/>
        </draw:rect>
        <draw:rect draw:style-name="gr12" xml:id="shape-483" draw:id="shape-483" draw:layer="particles" svg:width="1.45463671019pt" svg:height="1.16330452490pt" draw:transform="matrix(-1.00980121849 -0.13573225921 -0.05917352195 -0.99824771189 518.61418017413pt 332.21155073396pt)">
          <draw:glue-point draw:id="4" svg:x="0.50000000000pt" svg:y="0.50000000000pt" draw:align="center"/>
        </draw:rect>
        <draw:rect draw:style-name="gr12" xml:id="shape-484" draw:id="shape-484" draw:layer="particles" svg:width="1.45463671019pt" svg:height="1.16330452490pt" draw:transform="matrix(-1.00980121849 -0.13573225921 -0.05917352195 -0.99824771189 513.29072123662pt 329.81032358397pt)">
          <draw:glue-point draw:id="4" svg:x="0.50000000000pt" svg:y="0.50000000000pt" draw:align="center"/>
        </draw:rect>
        <draw:rect draw:style-name="gr12" xml:id="shape-485" draw:id="shape-485" draw:layer="particles" svg:width="1.45463671019pt" svg:height="1.16330452490pt" draw:transform="matrix(-1.00980121849 -0.13573225921 -0.05917352195 -0.99824771189 536.07335558918pt 333.66625201319pt)">
          <draw:glue-point draw:id="4" svg:x="0.50000000000pt" svg:y="0.50000000000pt" draw:align="center"/>
        </draw:rect>
        <draw:rect draw:style-name="gr12" xml:id="shape-486" draw:id="shape-486" draw:layer="particles" svg:width="1.45463671019pt" svg:height="1.16330452490pt" draw:transform="matrix(-1.00980121849 -0.13573225921 -0.05917352195 -0.99824771189 522.47340485918pt 327.39231591320pt)">
          <draw:glue-point draw:id="4" svg:x="0.50000000000pt" svg:y="0.50000000000pt" draw:align="center"/>
        </draw:rect>
        <draw:rect draw:style-name="gr12" xml:id="shape-487" draw:id="shape-487" draw:layer="particles" svg:width="1.45463671019pt" svg:height="1.16330452490pt" draw:transform="matrix(-1.00980121849 -0.13573225921 -0.05917352195 -0.99824771189 517.14994592167pt 324.99108876322pt)">
          <draw:glue-point draw:id="4" svg:x="0.50000000000pt" svg:y="0.50000000000pt" draw:align="center"/>
        </draw:rect>
        <draw:rect draw:style-name="gr12" xml:id="shape-488" draw:id="shape-488" draw:layer="particles" svg:width="1.45463671019pt" svg:height="1.16330452490pt" draw:transform="matrix(-1.00980121849 -0.13573225921 -0.05917352195 -0.99824771189 523.33734413564pt 328.58299255482pt)">
          <draw:glue-point draw:id="4" svg:x="0.50000000000pt" svg:y="0.50000000000pt" draw:align="center"/>
        </draw:rect>
        <draw:rect draw:style-name="gr12" xml:id="shape-489" draw:id="shape-489" draw:layer="particles" svg:width="3.33035977210pt" svg:height="2.12951117684pt" draw:transform="matrix(1.00010088764 -0.00881334552 -0.04023401637 0.99950369867 519.14448018672pt 313.71791878885pt)">
          <draw:glue-point draw:id="4" svg:x="0.50000000000pt" svg:y="0.50000000000pt" draw:align="center"/>
        </draw:rect>
        <draw:rect draw:style-name="gr12" xml:id="shape-490" draw:id="shape-490" draw:layer="particles" svg:width="3.33035977210pt" svg:height="2.12951117684pt" draw:transform="matrix(1.00010088764 -0.00881334552 -0.04023401637 0.99950369867 530.86158514443pt 316.72800297264pt)">
          <draw:glue-point draw:id="4" svg:x="0.50000000000pt" svg:y="0.50000000000pt" draw:align="center"/>
        </draw:rect>
        <draw:rect draw:style-name="gr12" xml:id="shape-491" draw:id="shape-491" draw:layer="particles" svg:width="3.33035977210pt" svg:height="2.12951117684pt" draw:transform="matrix(1.00010088764 -0.00881334552 -0.04023401637 0.99950369867 527.03721044273pt 323.50727654023pt)">
          <draw:glue-point draw:id="4" svg:x="0.50000000000pt" svg:y="0.50000000000pt" draw:align="center"/>
        </draw:rect>
        <draw:rect draw:style-name="gr12" xml:id="shape-492" draw:id="shape-492" draw:layer="particles" svg:width="3.33035977210pt" svg:height="2.12951117684pt" draw:transform="matrix(1.00010088764 -0.00881334552 -0.04023401637 0.99950369867 538.75431540043pt 326.51736072401pt)">
          <draw:glue-point draw:id="4" svg:x="0.50000000000pt" svg:y="0.50000000000pt" draw:align="center"/>
        </draw:rect>
        <draw:rect draw:style-name="gr12" xml:id="shape-493" draw:id="shape-493" draw:layer="particles" svg:width="2.01260128037pt" svg:height="2.12951117684pt" draw:transform="matrix(1.00010088764 -0.00881334552 -0.04023401637 0.99950369867 517.04517818174pt 333.45424298243pt)">
          <draw:glue-point draw:id="4" svg:x="0.50000000000pt" svg:y="0.50000000000pt" draw:align="center"/>
        </draw:rect>
        <draw:rect draw:style-name="gr12" xml:id="shape-494" draw:id="shape-494" draw:layer="particles" svg:width="2.01260128037pt" svg:height="2.12951117684pt" draw:transform="matrix(1.00010088764 -0.00881334552 -0.04023401637 0.99950369867 524.07644691802pt 336.50562089385pt)">
          <draw:glue-point draw:id="4" svg:x="0.50000000000pt" svg:y="0.50000000000pt" draw:align="center"/>
        </draw:rect>
        <draw:rect draw:style-name="gr12" xml:id="shape-495" draw:id="shape-495" draw:layer="particles" svg:width="3.33035977210pt" svg:height="2.12951117684pt" draw:transform="matrix(1.00010088764 -0.00881334552 -0.04023401637 0.99950369867 521.90321948753pt 333.41143170499pt)">
          <draw:glue-point draw:id="4" svg:x="0.50000000000pt" svg:y="0.50000000000pt" draw:align="center"/>
        </draw:rect>
        <draw:rect draw:style-name="gr12" xml:id="shape-496" draw:id="shape-496" draw:layer="particles" svg:width="3.33035977210pt" svg:height="2.12951117684pt" draw:transform="matrix(1.00010088764 -0.00881334552 -0.04023401637 0.99950369867 533.62032444523pt 336.42151588877pt)">
          <draw:glue-point draw:id="4" svg:x="0.50000000000pt" svg:y="0.50000000000pt" draw:align="center"/>
        </draw:rect>
        <draw:rect draw:style-name="gr12" xml:id="shape-497" draw:id="shape-497" draw:layer="particles" svg:width="3.33035977210pt" svg:height="2.12951117684pt" draw:transform="matrix(1.00010088764 -0.00881334552 -0.04023401637 0.99950369867 521.90321948753pt 333.41143170499pt)">
          <draw:glue-point draw:id="4" svg:x="0.50000000000pt" svg:y="0.50000000000pt" draw:align="center"/>
        </draw:rect>
        <draw:rect draw:style-name="gr12" xml:id="shape-498" draw:id="shape-498" draw:layer="particles" svg:width="3.33035977210pt" svg:height="2.12951117684pt" draw:transform="matrix(1.00010088764 -0.00881334552 -0.04023401637 0.99950369867 533.62032444523pt 336.42151588877pt)">
          <draw:glue-point draw:id="4" svg:x="0.50000000000pt" svg:y="0.50000000000pt" draw:align="center"/>
        </draw:rect>
        <draw:rect draw:style-name="gr12" xml:id="shape-499" draw:id="shape-499" draw:layer="particles" svg:width="1.44486224377pt" svg:height="1.17537313284pt" draw:transform="matrix(0.99755332317 0.18802928450 -0.03990578457 0.99134968058 511.64239015352pt 308.00961734267pt)">
          <draw:glue-point draw:id="4" svg:x="0.50000000000pt" svg:y="0.50000000000pt" draw:align="center"/>
        </draw:rect>
        <draw:rect draw:style-name="gr12" xml:id="shape-500" draw:id="shape-500" draw:layer="particles" svg:width="1.44486224377pt" svg:height="1.17537313284pt" draw:transform="matrix(0.99755332317 0.18802928450 -0.03990578457 0.99134968058 524.54542285677pt 314.97264914327pt)">
          <draw:glue-point draw:id="4" svg:x="0.50000000000pt" svg:y="0.50000000000pt" draw:align="center"/>
        </draw:rect>
        <draw:rect draw:style-name="gr12" xml:id="shape-501" draw:id="shape-501" draw:layer="particles" svg:width="1.44486224377pt" svg:height="1.17537313284pt" draw:transform="matrix(0.99755332317 0.18802928450 -0.03990578457 0.99134968058 529.60150933626pt 317.64358871712pt)">
          <draw:glue-point draw:id="4" svg:x="0.50000000000pt" svg:y="0.50000000000pt" draw:align="center"/>
        </draw:rect>
        <draw:rect draw:style-name="gr12" xml:id="shape-502" draw:id="shape-502" draw:layer="particles" svg:width="1.44486224377pt" svg:height="1.17537313284pt" draw:transform="matrix(0.99755332317 0.18802928450 -0.03990578457 0.99134968058 511.64239015352pt 308.00961734267pt)">
          <draw:glue-point draw:id="4" svg:x="0.50000000000pt" svg:y="0.50000000000pt" draw:align="center"/>
        </draw:rect>
        <draw:rect draw:style-name="gr12" xml:id="shape-503" draw:id="shape-503" draw:layer="particles" svg:width="1.44486224377pt" svg:height="1.17537313284pt" draw:transform="matrix(0.99755332317 0.18802928450 -0.03990578457 0.99134968058 524.54542285677pt 314.97264914327pt)">
          <draw:glue-point draw:id="4" svg:x="0.50000000000pt" svg:y="0.50000000000pt" draw:align="center"/>
        </draw:rect>
        <draw:rect draw:style-name="gr12" xml:id="shape-504" draw:id="shape-504" draw:layer="particles" svg:width="1.44486224377pt" svg:height="1.17537313284pt" draw:transform="matrix(0.99755332317 0.18802928450 -0.03990578457 0.99134968058 529.60150933626pt 317.64358871712pt)">
          <draw:glue-point draw:id="4" svg:x="0.50000000000pt" svg:y="0.50000000000pt" draw:align="center"/>
        </draw:rect>
        <draw:rect draw:style-name="gr12" xml:id="shape-505" draw:id="shape-505" draw:layer="particles" svg:width="1.44486224377pt" svg:height="1.17537313284pt" draw:transform="matrix(0.99755332317 0.18802928450 -0.03990578457 0.99134968058 519.73899174219pt 312.11262276173pt)">
          <draw:glue-point draw:id="4" svg:x="0.50000000000pt" svg:y="0.50000000000pt" draw:align="center"/>
        </draw:rect>
        <draw:rect draw:style-name="gr12" xml:id="shape-506" draw:id="shape-506" draw:layer="particles" svg:width="1.44486224377pt" svg:height="1.17537313284pt" draw:transform="matrix(0.99755332317 0.18802928450 -0.03990578457 0.99134968058 532.64202444546pt 319.07565456232pt)">
          <draw:glue-point draw:id="4" svg:x="0.50000000000pt" svg:y="0.50000000000pt" draw:align="center"/>
        </draw:rect>
        <draw:rect draw:style-name="gr12" xml:id="shape-507" draw:id="shape-507" draw:layer="particles" svg:width="1.44486224377pt" svg:height="1.17537313284pt" draw:transform="matrix(0.99755332317 0.18802928450 -0.03990578457 0.99134968058 537.69811092495pt 321.74659413618pt)">
          <draw:glue-point draw:id="4" svg:x="0.50000000000pt" svg:y="0.50000000000pt" draw:align="center"/>
        </draw:rect>
        <draw:rect draw:style-name="gr12" xml:id="shape-508" draw:id="shape-508" draw:layer="particles" svg:width="1.44486224377pt" svg:height="1.17537313284pt" draw:transform="matrix(0.99755332317 0.18802928450 -0.03990578457 0.99134968058 517.93848597681pt 318.35858738615pt)">
          <draw:glue-point draw:id="4" svg:x="0.50000000000pt" svg:y="0.50000000000pt" draw:align="center"/>
        </draw:rect>
        <draw:rect draw:style-name="gr12" xml:id="shape-509" draw:id="shape-509" draw:layer="particles" svg:width="1.44486224377pt" svg:height="1.17537313284pt" draw:transform="matrix(0.99755332317 0.18802928450 -0.03990578457 0.99134968058 530.84151868006pt 325.32161918675pt)">
          <draw:glue-point draw:id="4" svg:x="0.50000000000pt" svg:y="0.50000000000pt" draw:align="center"/>
        </draw:rect>
        <draw:rect draw:style-name="gr12" xml:id="shape-510" draw:id="shape-510" draw:layer="particles" svg:width="1.44486224377pt" svg:height="1.17537313284pt" draw:transform="matrix(0.99755332317 0.18802928450 -0.03990578457 0.99134968058 535.89760515956pt 327.99255876060pt)">
          <draw:glue-point draw:id="4" svg:x="0.50000000000pt" svg:y="0.50000000000pt" draw:align="center"/>
        </draw:rect>
        <draw:rect draw:style-name="gr12" xml:id="shape-511" draw:id="shape-511" draw:layer="particles" svg:width="1.44486224377pt" svg:height="1.17537313284pt" draw:transform="matrix(0.99755332317 0.18802928450 -0.03990578457 0.99134968058 523.56423783815pt 319.70530719235pt)">
          <draw:glue-point draw:id="4" svg:x="0.50000000000pt" svg:y="0.50000000000pt" draw:align="center"/>
        </draw:rect>
        <draw:rect draw:style-name="gr12" xml:id="shape-512" draw:id="shape-512" draw:layer="particles" svg:width="1.44486224377pt" svg:height="1.17537313284pt" draw:transform="matrix(0.99755332317 0.18802928450 -0.03990578457 0.99134968058 536.46727054140pt 326.66833899295pt)">
          <draw:glue-point draw:id="4" svg:x="0.50000000000pt" svg:y="0.50000000000pt" draw:align="center"/>
        </draw:rect>
        <draw:rect draw:style-name="gr12" xml:id="shape-513" draw:id="shape-513" draw:layer="particles" svg:width="1.44486224377pt" svg:height="1.17537313284pt" draw:transform="matrix(0.99755332317 0.18802928450 -0.03990578457 0.99134968058 541.52335702090pt 329.33927856680pt)">
          <draw:glue-point draw:id="4" svg:x="0.50000000000pt" svg:y="0.50000000000pt" draw:align="center"/>
        </draw:rect>
        <draw:rect draw:style-name="gr12" xml:id="shape-514" draw:id="shape-514" draw:layer="particles" svg:width="1.44486224377pt" svg:height="1.17537313284pt" draw:transform="matrix(0.99755332317 0.18802928450 -0.03990578457 0.99134968058 519.24712753548pt 324.33163886466pt)">
          <draw:glue-point draw:id="4" svg:x="0.50000000000pt" svg:y="0.50000000000pt" draw:align="center"/>
        </draw:rect>
        <draw:rect draw:style-name="gr12" xml:id="shape-515" draw:id="shape-515" draw:layer="particles" svg:width="1.44486224377pt" svg:height="1.17537313284pt" draw:transform="matrix(0.99755332317 0.18802928450 -0.03990578457 0.99134968058 532.15016023873pt 331.29467066526pt)">
          <draw:glue-point draw:id="4" svg:x="0.50000000000pt" svg:y="0.50000000000pt" draw:align="center"/>
        </draw:rect>
        <draw:rect draw:style-name="gr12" xml:id="shape-516" draw:id="shape-516" draw:layer="particles" svg:width="1.44486224377pt" svg:height="1.17537313284pt" draw:transform="matrix(0.99755332317 0.18802928450 -0.03990578457 0.99134968058 537.20624671823pt 333.96561023911pt)">
          <draw:glue-point draw:id="4" svg:x="0.50000000000pt" svg:y="0.50000000000pt" draw:align="center"/>
        </draw:rect>
        <draw:rect draw:style-name="gr12" xml:id="shape-517" draw:id="shape-517" draw:layer="particles" svg:width="1.44486224377pt" svg:height="1.17537313284pt" draw:transform="matrix(0.99755332317 0.18802928450 -0.03990578457 0.99134968058 531.40918797223pt 330.05990224546pt)">
          <draw:glue-point draw:id="4" svg:x="0.50000000000pt" svg:y="0.50000000000pt" draw:align="center"/>
        </draw:rect>
        <draw:rect draw:style-name="gr12" xml:id="shape-518" draw:id="shape-518" draw:layer="particles" svg:width="1.44486224377pt" svg:height="1.17537313284pt" draw:transform="matrix(0.99755332317 0.18802928450 -0.03990578457 0.99134968058 544.31222067549pt 337.02293404606pt)">
          <draw:glue-point draw:id="4" svg:x="0.50000000000pt" svg:y="0.50000000000pt" draw:align="center"/>
        </draw:rect>
        <draw:rect draw:style-name="gr12" xml:id="shape-519" draw:id="shape-519" draw:layer="particles" svg:width="3.33035977210pt" svg:height="2.12951117684pt" draw:transform="matrix(1.00010088764 -0.00881334552 -0.04023401637 0.99950369867 509.69383696093pt 316.60036613839pt)">
          <draw:glue-point draw:id="4" svg:x="0.50000000000pt" svg:y="0.50000000000pt" draw:align="center"/>
        </draw:rect>
        <draw:rect draw:style-name="gr12" xml:id="shape-520" draw:id="shape-520" draw:layer="particles" svg:width="3.33035977210pt" svg:height="2.12951117684pt" draw:transform="matrix(1.00010088764 -0.00881334552 -0.04023401637 0.99950369867 539.59849758721pt 324.54814370953pt)">
          <draw:glue-point draw:id="4" svg:x="0.50000000000pt" svg:y="0.50000000000pt" draw:align="center"/>
        </draw:rect>
        <draw:rect draw:style-name="gr12" xml:id="shape-521" draw:id="shape-521" draw:layer="particles" svg:width="3.33035977210pt" svg:height="2.12951117684pt" draw:transform="matrix(1.00010088764 -0.00881334552 -0.04023401637 0.99950369867 551.31560254492pt 327.55822789331pt)">
          <draw:glue-point draw:id="4" svg:x="0.50000000000pt" svg:y="0.50000000000pt" draw:align="center"/>
        </draw:rect>
        <draw:rect draw:style-name="gr12" xml:id="shape-522" draw:id="shape-522" draw:layer="particles" svg:width="3.33035977210pt" svg:height="2.12951117684pt" draw:transform="matrix(1.00010088764 -0.00881334552 -0.04023401637 0.99950369867 517.58656721695pt 326.38972388978pt)">
          <draw:glue-point draw:id="4" svg:x="0.50000000000pt" svg:y="0.50000000000pt" draw:align="center"/>
        </draw:rect>
        <draw:rect draw:style-name="gr12" xml:id="shape-523" draw:id="shape-523" draw:layer="particles" svg:width="3.33035977210pt" svg:height="2.12951117684pt" draw:transform="matrix(1.00010088764 -0.00881334552 -0.04023401637 0.99950369867 547.49122784321pt 334.33750146090pt)">
          <draw:glue-point draw:id="4" svg:x="0.50000000000pt" svg:y="0.50000000000pt" draw:align="center"/>
        </draw:rect>
        <draw:rect draw:style-name="gr12" xml:id="shape-524" draw:id="shape-524" draw:layer="particles" svg:width="2.01260128037pt" svg:height="2.12951117684pt" draw:transform="matrix(1.00010088764 -0.00881334552 -0.04023401637 0.99950369867 519.55806055877pt 336.23126228359pt)">
          <draw:glue-point draw:id="4" svg:x="0.50000000000pt" svg:y="0.50000000000pt" draw:align="center"/>
        </draw:rect>
        <draw:rect draw:style-name="gr12" xml:id="shape-525" draw:id="shape-525" draw:layer="particles" svg:width="3.33035977210pt" svg:height="2.12951117684pt" draw:transform="matrix(1.00010088764 -0.00881334552 -0.04023401637 0.99950369867 512.45257626173pt 336.29387905453pt)">
          <draw:glue-point draw:id="4" svg:x="0.50000000000pt" svg:y="0.50000000000pt" draw:align="center"/>
        </draw:rect>
        <draw:rect draw:style-name="gr12" xml:id="shape-526" draw:id="shape-526" draw:layer="particles" svg:width="3.33035977210pt" svg:height="2.12951117684pt" draw:transform="matrix(1.00010088764 -0.00881334552 -0.04023401637 0.99950369867 512.45257626173pt 336.29387905453pt)">
          <draw:glue-point draw:id="4" svg:x="0.50000000000pt" svg:y="0.50000000000pt" draw:align="center"/>
        </draw:rect>
        <draw:rect draw:style-name="gr12" xml:id="shape-527" draw:id="shape-527" draw:layer="particles" svg:width="3.33035977210pt" svg:height="2.12951117684pt" draw:transform="matrix(1.00010088764 -0.00881334552 -0.04023401637 0.99950369867 513.06447449376pt 336.71644616620pt)">
          <draw:glue-point draw:id="4" svg:x="0.50000000000pt" svg:y="0.50000000000pt" draw:align="center"/>
        </draw:rect>
        <draw:rect draw:style-name="gr12" xml:id="shape-528" draw:id="shape-528" draw:layer="particles" svg:width="1.44486224377pt" svg:height="1.17537313284pt" draw:transform="matrix(0.99755332317 0.18802928450 -0.03990578457 0.99134968058 532.09640755401pt 318.83984226335pt)">
          <draw:glue-point draw:id="4" svg:x="0.50000000000pt" svg:y="0.50000000000pt" draw:align="center"/>
        </draw:rect>
        <draw:rect draw:style-name="gr12" xml:id="shape-529" draw:id="shape-529" draw:layer="particles" svg:width="1.44486224377pt" svg:height="1.17537313284pt" draw:transform="matrix(0.99755332317 0.18802928450 -0.03990578457 0.99134968058 544.99944025726pt 325.80287406394pt)">
          <draw:glue-point draw:id="4" svg:x="0.50000000000pt" svg:y="0.50000000000pt" draw:align="center"/>
        </draw:rect>
        <draw:rect draw:style-name="gr12" xml:id="shape-530" draw:id="shape-530" draw:layer="particles" svg:width="1.44486224377pt" svg:height="1.17537313284pt" draw:transform="matrix(0.99755332317 0.18802928450 -0.03990578457 0.99134968058 550.05552673675pt 328.47381363780pt)">
          <draw:glue-point draw:id="4" svg:x="0.50000000000pt" svg:y="0.50000000000pt" draw:align="center"/>
        </draw:rect>
        <draw:rect draw:style-name="gr12" xml:id="shape-531" draw:id="shape-531" draw:layer="particles" svg:width="1.44486224377pt" svg:height="1.17537313284pt" draw:transform="matrix(0.99755332317 0.18802928450 -0.03990578457 0.99134968058 532.09640755401pt 318.83984226335pt)">
          <draw:glue-point draw:id="4" svg:x="0.50000000000pt" svg:y="0.50000000000pt" draw:align="center"/>
        </draw:rect>
        <draw:rect draw:style-name="gr12" xml:id="shape-532" draw:id="shape-532" draw:layer="particles" svg:width="1.44486224377pt" svg:height="1.17537313284pt" draw:transform="matrix(0.99755332317 0.18802928450 -0.03990578457 0.99134968058 544.99944025726pt 325.80287406394pt)">
          <draw:glue-point draw:id="4" svg:x="0.50000000000pt" svg:y="0.50000000000pt" draw:align="center"/>
        </draw:rect>
        <draw:rect draw:style-name="gr12" xml:id="shape-533" draw:id="shape-533" draw:layer="particles" svg:width="1.44486224377pt" svg:height="1.17537313284pt" draw:transform="matrix(0.99755332317 0.18802928450 -0.03990578457 0.99134968058 550.05552673675pt 328.47381363780pt)">
          <draw:glue-point draw:id="4" svg:x="0.50000000000pt" svg:y="0.50000000000pt" draw:align="center"/>
        </draw:rect>
        <draw:rect draw:style-name="gr12" xml:id="shape-534" draw:id="shape-534" draw:layer="particles" svg:width="1.44486224377pt" svg:height="1.17537313284pt" draw:transform="matrix(0.99755332317 0.18802928450 -0.03990578457 0.99134968058 540.19300914269pt 322.94284768240pt)">
          <draw:glue-point draw:id="4" svg:x="0.50000000000pt" svg:y="0.50000000000pt" draw:align="center"/>
        </draw:rect>
        <draw:rect draw:style-name="gr12" xml:id="shape-535" draw:id="shape-535" draw:layer="particles" svg:width="1.44486224377pt" svg:height="1.17537313284pt" draw:transform="matrix(0.99755332317 0.18802928450 -0.03990578457 0.99134968058 553.09604184594pt 329.90587948299pt)">
          <draw:glue-point draw:id="4" svg:x="0.50000000000pt" svg:y="0.50000000000pt" draw:align="center"/>
        </draw:rect>
        <draw:rect draw:style-name="gr12" xml:id="shape-536" draw:id="shape-536" draw:layer="particles" svg:width="1.44486224377pt" svg:height="1.17537313284pt" draw:transform="matrix(0.99755332317 0.18802928450 -0.03990578457 0.99134968058 558.15212832544pt 332.57681905685pt)">
          <draw:glue-point draw:id="4" svg:x="0.50000000000pt" svg:y="0.50000000000pt" draw:align="center"/>
        </draw:rect>
        <draw:rect draw:style-name="gr12" xml:id="shape-537" draw:id="shape-537" draw:layer="particles" svg:width="1.44486224377pt" svg:height="1.17537313284pt" draw:transform="matrix(0.99755332317 0.18802928450 -0.03990578457 0.99134968058 538.39250337730pt 329.18881230681pt)">
          <draw:glue-point draw:id="4" svg:x="0.50000000000pt" svg:y="0.50000000000pt" draw:align="center"/>
        </draw:rect>
        <draw:rect draw:style-name="gr12" xml:id="shape-538" draw:id="shape-538" draw:layer="particles" svg:width="1.44486224377pt" svg:height="1.17537313284pt" draw:transform="matrix(0.99755332317 0.18802928450 -0.03990578457 0.99134968058 551.29553608055pt 336.15184410742pt)">
          <draw:glue-point draw:id="4" svg:x="0.50000000000pt" svg:y="0.50000000000pt" draw:align="center"/>
        </draw:rect>
        <draw:rect draw:style-name="gr12" xml:id="shape-539" draw:id="shape-539" draw:layer="particles" svg:width="1.44486224377pt" svg:height="1.17537313284pt" draw:transform="matrix(0.99755332317 0.18802928450 -0.03990578457 0.99134968058 544.01825523864pt 330.53553211302pt)">
          <draw:glue-point draw:id="4" svg:x="0.50000000000pt" svg:y="0.50000000000pt" draw:align="center"/>
        </draw:rect>
        <draw:rect draw:style-name="gr12" xml:id="shape-540" draw:id="shape-540" draw:layer="particles" svg:width="1.44486224377pt" svg:height="1.17537313284pt" draw:transform="matrix(0.99755332317 0.18802928450 -0.03990578457 0.99134968058 539.70114493598pt 335.16186378533pt)">
          <draw:glue-point draw:id="4" svg:x="0.50000000000pt" svg:y="0.50000000000pt" draw:align="center"/>
        </draw:rect>
        <draw:rect draw:style-name="gr12" xml:id="shape-541" draw:id="shape-541" draw:layer="particles" svg:width="3.33035977210pt" svg:height="2.12951117684pt" draw:transform="matrix(1.00010088764 -0.00881334552 -0.04023401637 0.99950369867 532.25190706978pt 320.28762414850pt)">
          <draw:glue-point draw:id="4" svg:x="0.50000000000pt" svg:y="0.50000000000pt" draw:align="center"/>
        </draw:rect>
        <draw:rect draw:style-name="gr12" xml:id="shape-542" draw:id="shape-542" draw:layer="particles" svg:width="3.33035977210pt" svg:height="2.12951117684pt" draw:transform="matrix(1.00010088764 -0.00881334552 -0.04023401637 0.99950369867 562.15656769606pt 328.23540171964pt)">
          <draw:glue-point draw:id="4" svg:x="0.50000000000pt" svg:y="0.50000000000pt" draw:align="center"/>
        </draw:rect>
        <draw:rect draw:style-name="gr12" xml:id="shape-543" draw:id="shape-543" draw:layer="particles" svg:width="3.33035977210pt" svg:height="2.12951117684pt" draw:transform="matrix(1.00010088764 -0.00881334552 -0.04023401637 0.99950369867 573.87367265377pt 331.24548590342pt)">
          <draw:glue-point draw:id="4" svg:x="0.50000000000pt" svg:y="0.50000000000pt" draw:align="center"/>
        </draw:rect>
        <draw:rect draw:style-name="gr12" xml:id="shape-544" draw:id="shape-544" draw:layer="particles" svg:width="3.33035977210pt" svg:height="2.12951117684pt" draw:transform="matrix(1.00010088764 -0.00881334552 -0.04023401637 0.99950369867 540.14463732580pt 330.07698189989pt)">
          <draw:glue-point draw:id="4" svg:x="0.50000000000pt" svg:y="0.50000000000pt" draw:align="center"/>
        </draw:rect>
        <draw:rect draw:style-name="gr12" xml:id="shape-545" draw:id="shape-545" draw:layer="particles" svg:width="1.44486224377pt" svg:height="1.17537313284pt" draw:transform="matrix(0.99755332317 0.18802928450 -0.03990578457 0.99134968058 554.65447766286pt 322.52710027346pt)">
          <draw:glue-point draw:id="4" svg:x="0.50000000000pt" svg:y="0.50000000000pt" draw:align="center"/>
        </draw:rect>
        <draw:rect draw:style-name="gr12" xml:id="shape-546" draw:id="shape-546" draw:layer="particles" svg:width="1.44486224377pt" svg:height="1.17537313284pt" draw:transform="matrix(0.99755332317 0.18802928450 -0.03990578457 0.99134968058 567.55751036611pt 329.49013207405pt)">
          <draw:glue-point draw:id="4" svg:x="0.50000000000pt" svg:y="0.50000000000pt" draw:align="center"/>
        </draw:rect>
        <draw:rect draw:style-name="gr12" xml:id="shape-547" draw:id="shape-547" draw:layer="particles" svg:width="1.44486224377pt" svg:height="1.17537313284pt" draw:transform="matrix(0.99755332317 0.18802928450 -0.03990578457 0.99134968058 572.61359684560pt 332.16107164790pt)">
          <draw:glue-point draw:id="4" svg:x="0.50000000000pt" svg:y="0.50000000000pt" draw:align="center"/>
        </draw:rect>
        <draw:rect draw:style-name="gr12" xml:id="shape-548" draw:id="shape-548" draw:layer="particles" svg:width="1.44486224377pt" svg:height="1.17537313284pt" draw:transform="matrix(0.99755332317 0.18802928450 -0.03990578457 0.99134968058 554.65447766286pt 322.52710027346pt)">
          <draw:glue-point draw:id="4" svg:x="0.50000000000pt" svg:y="0.50000000000pt" draw:align="center"/>
        </draw:rect>
        <draw:rect draw:style-name="gr12" xml:id="shape-549" draw:id="shape-549" draw:layer="particles" svg:width="1.44486224377pt" svg:height="1.17537313284pt" draw:transform="matrix(0.99755332317 0.18802928450 -0.03990578457 0.99134968058 567.55751036611pt 329.49013207405pt)">
          <draw:glue-point draw:id="4" svg:x="0.50000000000pt" svg:y="0.50000000000pt" draw:align="center"/>
        </draw:rect>
        <draw:rect draw:style-name="gr12" xml:id="shape-550" draw:id="shape-550" draw:layer="particles" svg:width="1.44486224377pt" svg:height="1.17537313284pt" draw:transform="matrix(0.99755332317 0.18802928450 -0.03990578457 0.99134968058 572.61359684560pt 332.16107164790pt)">
          <draw:glue-point draw:id="4" svg:x="0.50000000000pt" svg:y="0.50000000000pt" draw:align="center"/>
        </draw:rect>
        <draw:rect draw:style-name="gr12" xml:id="shape-551" draw:id="shape-551" draw:layer="particles" svg:width="1.44486224377pt" svg:height="1.17537313284pt" draw:transform="matrix(0.99755332317 0.18802928450 -0.03990578457 0.99134968058 562.75107925154pt 326.63010569251pt)">
          <draw:glue-point draw:id="4" svg:x="0.50000000000pt" svg:y="0.50000000000pt" draw:align="center"/>
        </draw:rect>
        <draw:rect draw:style-name="gr12" xml:id="shape-552" draw:id="shape-552" draw:layer="particles" svg:width="1.44486224377pt" svg:height="1.17537313284pt" draw:transform="matrix(0.99755332317 0.18802928450 -0.03990578457 0.99134968058 575.65411195479pt 333.59313749311pt)">
          <draw:glue-point draw:id="4" svg:x="0.50000000000pt" svg:y="0.50000000000pt" draw:align="center"/>
        </draw:rect>
        <draw:rect draw:style-name="gr12" xml:id="shape-553" draw:id="shape-553" draw:layer="particles" svg:width="1.44486224377pt" svg:height="1.17537313284pt" draw:transform="matrix(0.99755332317 0.18802928450 -0.03990578457 0.99134968058 560.95057348615pt 332.87607031692pt)">
          <draw:glue-point draw:id="4" svg:x="0.50000000000pt" svg:y="0.50000000000pt" draw:align="center"/>
        </draw:rect>
        <draw:rect draw:style-name="gr12" xml:id="shape-554" draw:id="shape-554" draw:layer="particles" svg:width="1.44486224377pt" svg:height="1.17537313284pt" draw:transform="matrix(0.99755332317 0.18802928450 -0.03990578457 0.99134968058 566.57632534749pt 334.22279012313pt)">
          <draw:glue-point draw:id="4" svg:x="0.50000000000pt" svg:y="0.50000000000pt" draw:align="center"/>
        </draw:rect>
        <draw:rect draw:style-name="gr12" xml:id="shape-555" draw:id="shape-555" draw:layer="particles" svg:width="3.33495585959pt" svg:height="2.12498131951pt" draw:transform="matrix(-0.99824771189 0.05917352195 -0.05917352195 -0.99824771189 472.06171420354pt 309.37924989684pt)">
          <draw:glue-point draw:id="4" svg:x="0.50000000000pt" svg:y="0.50000000000pt" draw:align="center"/>
        </draw:rect>
        <draw:rect draw:style-name="gr12" xml:id="shape-556" draw:id="shape-556" draw:layer="particles" svg:width="3.33495585959pt" svg:height="2.12498131951pt" draw:transform="matrix(-0.99824771189 0.05917352195 -0.05917352195 -0.99824771189 470.53869824345pt 339.10582364968pt)">
          <draw:glue-point draw:id="4" svg:x="0.50000000000pt" svg:y="0.50000000000pt" draw:align="center"/>
        </draw:rect>
        <draw:rect draw:style-name="gr12" xml:id="shape-557" draw:id="shape-557" draw:layer="particles" svg:width="3.33495585959pt" svg:height="2.12498131951pt" draw:transform="matrix(-0.99824771189 0.05917352195 -0.05917352195 -0.99824771189 461.67026690794pt 329.76791901524pt)">
          <draw:glue-point draw:id="4" svg:x="0.50000000000pt" svg:y="0.50000000000pt" draw:align="center"/>
        </draw:rect>
        <draw:rect draw:style-name="gr12" xml:id="shape-558" draw:id="shape-558" draw:layer="particles" svg:width="2.01537878556pt" svg:height="2.12498131951pt" draw:transform="matrix(-0.99824771189 0.05917352195 -0.05917352195 -0.99824771189 458.72025700549pt 320.07918578744pt)">
          <draw:glue-point draw:id="4" svg:x="0.50000000000pt" svg:y="0.50000000000pt" draw:align="center"/>
        </draw:rect>
        <draw:rect draw:style-name="gr12" xml:id="shape-559" draw:id="shape-559" draw:layer="particles" svg:width="3.33495585959pt" svg:height="2.12498131951pt" draw:transform="matrix(-0.99824771189 0.05917352195 -0.05917352195 -0.99824771189 465.82236272516pt 319.65819147539pt)">
          <draw:glue-point draw:id="4" svg:x="0.50000000000pt" svg:y="0.50000000000pt" draw:align="center"/>
        </draw:rect>
        <draw:rect draw:style-name="gr12" xml:id="shape-560" draw:id="shape-560" draw:layer="particles" svg:width="3.33495585959pt" svg:height="2.12498131951pt" draw:transform="matrix(-0.99824771189 0.05917352195 -0.05917352195 -0.99824771189 465.82236272516pt 319.65819147539pt)">
          <draw:glue-point draw:id="4" svg:x="0.50000000000pt" svg:y="0.50000000000pt" draw:align="center"/>
        </draw:rect>
        <draw:rect draw:style-name="gr12" xml:id="shape-561" draw:id="shape-561" draw:layer="particles" svg:width="3.33495585959pt" svg:height="4.17718845718pt" draw:transform="matrix(-0.99824771189 0.05917352195 -0.05917352195 -0.99824771189 498.54961805085pt 330.71603410119pt)">
          <draw:glue-point draw:id="4" svg:x="0.50000000000pt" svg:y="0.50000000000pt" draw:align="center"/>
        </draw:rect>
        <draw:rect draw:style-name="gr12" xml:id="shape-562" draw:id="shape-562" draw:layer="particles" svg:width="3.33495585959pt" svg:height="4.17718845718pt" draw:transform="matrix(-0.99824771189 0.05917352195 -0.05917352195 -0.99824771189 467.37475465951pt 316.41491040553pt)">
          <draw:glue-point draw:id="4" svg:x="0.50000000000pt" svg:y="0.50000000000pt" draw:align="center"/>
        </draw:rect>
        <draw:rect draw:style-name="gr12" xml:id="shape-563" draw:id="shape-563" draw:layer="particles" svg:width="3.33495585959pt" svg:height="4.17718845718pt" draw:transform="matrix(-0.99824771189 0.05917352195 -0.05917352195 -0.99824771189 455.17622896534pt 311.01503698181pt)">
          <draw:glue-point draw:id="4" svg:x="0.50000000000pt" svg:y="0.50000000000pt" draw:align="center"/>
        </draw:rect>
        <draw:rect draw:style-name="gr12" xml:id="shape-564" draw:id="shape-564" draw:layer="particles" svg:width="3.33495585959pt" svg:height="2.12498131951pt" draw:transform="matrix(-0.99824771189 0.05917352195 -0.05917352195 -0.99824771189 495.87444988721pt 325.66383640206pt)">
          <draw:glue-point draw:id="4" svg:x="0.50000000000pt" svg:y="0.50000000000pt" draw:align="center"/>
        </draw:rect>
        <draw:rect draw:style-name="gr12" xml:id="shape-565" draw:id="shape-565" draw:layer="particles" svg:width="3.33495585959pt" svg:height="2.12498131951pt" draw:transform="matrix(-0.99824771189 0.05917352195 -0.05917352195 -0.99824771189 465.16823892957pt 319.26880320385pt)">
          <draw:glue-point draw:id="4" svg:x="0.50000000000pt" svg:y="0.50000000000pt" draw:align="center"/>
        </draw:rect>
        <draw:rect draw:style-name="gr12" xml:id="shape-566" draw:id="shape-566" draw:layer="particles" svg:width="3.33495585959pt" svg:height="2.12498131951pt" draw:transform="matrix(-0.99824771189 0.05917352195 -0.05917352195 -0.99824771189 453.14740406475pt 316.86654523319pt)">
          <draw:glue-point draw:id="4" svg:x="0.50000000000pt" svg:y="0.50000000000pt" draw:align="center"/>
        </draw:rect>
        <draw:rect draw:style-name="gr12" xml:id="shape-567" draw:id="shape-567" draw:layer="particles" svg:width="1.45463671019pt" svg:height="1.16330452490pt" draw:transform="matrix(-1.00980121849 -0.13573225921 -0.05917352195 -0.99824771189 447.90468117402pt 338.00945210378pt)">
          <draw:glue-point draw:id="4" svg:x="0.50000000000pt" svg:y="0.50000000000pt" draw:align="center"/>
        </draw:rect>
        <draw:rect draw:style-name="gr12" xml:id="shape-568" draw:id="shape-568" draw:layer="particles" svg:width="1.45463671019pt" svg:height="1.16330452490pt" draw:transform="matrix(-1.00980121849 -0.13573225921 -0.05917352195 -0.99824771189 447.90468117402pt 338.00945210378pt)">
          <draw:glue-point draw:id="4" svg:x="0.50000000000pt" svg:y="0.50000000000pt" draw:align="center"/>
        </draw:rect>
        <draw:rect draw:style-name="gr12" xml:id="shape-569" draw:id="shape-569" draw:layer="particles" svg:width="3.33495585959pt" svg:height="2.12498131951pt" draw:transform="matrix(-0.99824771189 0.05917352195 -0.05917352195 -0.99824771189 504.54750886915pt 323.81723369686pt)">
          <draw:glue-point draw:id="4" svg:x="0.50000000000pt" svg:y="0.50000000000pt" draw:align="center"/>
        </draw:rect>
        <draw:rect draw:style-name="gr12" xml:id="shape-570" draw:id="shape-570" draw:layer="particles" svg:width="3.33495585959pt" svg:height="2.12498131951pt" draw:transform="matrix(-0.99824771189 0.05917352195 -0.05917352195 -0.99824771189 473.84129791151pt 317.42220049865pt)">
          <draw:glue-point draw:id="4" svg:x="0.50000000000pt" svg:y="0.50000000000pt" draw:align="center"/>
        </draw:rect>
        <draw:rect draw:style-name="gr12" xml:id="shape-571" draw:id="shape-571" draw:layer="particles" svg:width="3.33495585959pt" svg:height="2.12498131951pt" draw:transform="matrix(-0.99824771189 0.05917352195 -0.05917352195 -0.99824771189 461.82046304670pt 315.01994252799pt)">
          <draw:glue-point draw:id="4" svg:x="0.50000000000pt" svg:y="0.50000000000pt" draw:align="center"/>
        </draw:rect>
        <draw:rect draw:style-name="gr12" xml:id="shape-572" draw:id="shape-572" draw:layer="particles" svg:width="3.33495585959pt" svg:height="2.12498131951pt" draw:transform="matrix(-0.99824771189 0.05917352195 -0.05917352195 -0.99824771189 463.44985061593pt 337.81086961705pt)">
          <draw:glue-point draw:id="4" svg:x="0.50000000000pt" svg:y="0.50000000000pt" draw:align="center"/>
        </draw:rect>
        <draw:rect draw:style-name="gr12" xml:id="shape-573" draw:id="shape-573" draw:layer="particles" svg:width="3.33495585959pt" svg:height="2.12498131951pt" draw:transform="matrix(-0.99824771189 0.05917352195 -0.05917352195 -0.99824771189 451.42901575111pt 335.40861164639pt)">
          <draw:glue-point draw:id="4" svg:x="0.50000000000pt" svg:y="0.50000000000pt" draw:align="center"/>
        </draw:rect>
        <draw:rect draw:style-name="gr12" xml:id="shape-574" draw:id="shape-574" draw:layer="particles" svg:width="2.01537878556pt" svg:height="2.12498131951pt" draw:transform="matrix(-0.99824771189 0.05917352195 -0.05917352195 -0.99824771189 491.20605167111pt 334.51716958746pt)">
          <draw:glue-point draw:id="4" svg:x="0.50000000000pt" svg:y="0.50000000000pt" draw:align="center"/>
        </draw:rect>
        <draw:rect draw:style-name="gr12" xml:id="shape-575" draw:id="shape-575" draw:layer="particles" svg:width="2.01537878556pt" svg:height="2.12498131951pt" draw:transform="matrix(-0.99824771189 0.05917352195 -0.05917352195 -0.99824771189 472.45767779526pt 327.41330698083pt)">
          <draw:glue-point draw:id="4" svg:x="0.50000000000pt" svg:y="0.50000000000pt" draw:align="center"/>
        </draw:rect>
        <draw:rect draw:style-name="gr12" xml:id="shape-576" draw:id="shape-576" draw:layer="particles" svg:width="2.01537878556pt" svg:height="2.12498131951pt" draw:transform="matrix(-0.99824771189 0.05917352195 -0.05917352195 -0.99824771189 465.12045108977pt 324.73341692853pt)">
          <draw:glue-point draw:id="4" svg:x="0.50000000000pt" svg:y="0.50000000000pt" draw:align="center"/>
        </draw:rect>
        <draw:rect draw:style-name="gr12" xml:id="shape-577" draw:id="shape-577" draw:layer="particles" svg:width="3.33495585959pt" svg:height="2.12498131951pt" draw:transform="matrix(-0.99824771189 0.05917352195 -0.05917352195 -0.99824771189 498.30815739078pt 334.09617527541pt)">
          <draw:glue-point draw:id="4" svg:x="0.50000000000pt" svg:y="0.50000000000pt" draw:align="center"/>
        </draw:rect>
        <draw:rect draw:style-name="gr12" xml:id="shape-578" draw:id="shape-578" draw:layer="particles" svg:width="3.33495585959pt" svg:height="2.12498131951pt" draw:transform="matrix(-0.99824771189 0.05917352195 -0.05917352195 -0.99824771189 467.60194643314pt 327.70114207720pt)">
          <draw:glue-point draw:id="4" svg:x="0.50000000000pt" svg:y="0.50000000000pt" draw:align="center"/>
        </draw:rect>
        <draw:rect draw:style-name="gr12" xml:id="shape-579" draw:id="shape-579" draw:layer="particles" svg:width="3.33495585959pt" svg:height="2.12498131951pt" draw:transform="matrix(-0.99824771189 0.05917352195 -0.05917352195 -0.99824771189 455.58111156832pt 325.29888410654pt)">
          <draw:glue-point draw:id="4" svg:x="0.50000000000pt" svg:y="0.50000000000pt" draw:align="center"/>
        </draw:rect>
        <draw:rect draw:style-name="gr12" xml:id="shape-580" draw:id="shape-580" draw:layer="particles" svg:width="3.33495585959pt" svg:height="2.12498131951pt" draw:transform="matrix(-0.99824771189 0.05917352195 -0.05917352195 -0.99824771189 498.30815739078pt 334.09617527541pt)">
          <draw:glue-point draw:id="4" svg:x="0.50000000000pt" svg:y="0.50000000000pt" draw:align="center"/>
        </draw:rect>
        <draw:rect draw:style-name="gr12" xml:id="shape-581" draw:id="shape-581" draw:layer="particles" svg:width="3.33495585959pt" svg:height="2.12498131951pt" draw:transform="matrix(-0.99824771189 0.05917352195 -0.05917352195 -0.99824771189 467.60194643314pt 327.70114207720pt)">
          <draw:glue-point draw:id="4" svg:x="0.50000000000pt" svg:y="0.50000000000pt" draw:align="center"/>
        </draw:rect>
        <draw:rect draw:style-name="gr12" xml:id="shape-582" draw:id="shape-582" draw:layer="particles" svg:width="3.33495585959pt" svg:height="2.12498131951pt" draw:transform="matrix(-0.99824771189 0.05917352195 -0.05917352195 -0.99824771189 455.58111156832pt 325.29888410654pt)">
          <draw:glue-point draw:id="4" svg:x="0.50000000000pt" svg:y="0.50000000000pt" draw:align="center"/>
        </draw:rect>
        <draw:rect draw:style-name="gr12" xml:id="shape-583" draw:id="shape-583" draw:layer="particles" svg:width="3.33495585959pt" svg:height="4.17718845718pt" draw:transform="matrix(-0.99824771189 0.05917352195 -0.05917352195 -0.99824771189 499.86054932512pt 330.85289420554pt)">
          <draw:glue-point draw:id="4" svg:x="0.50000000000pt" svg:y="0.50000000000pt" draw:align="center"/>
        </draw:rect>
        <draw:rect draw:style-name="gr12" xml:id="shape-584" draw:id="shape-584" draw:layer="particles" svg:width="3.33495585959pt" svg:height="4.17718845718pt" draw:transform="matrix(-0.99824771189 0.05917352195 -0.05917352195 -0.99824771189 487.66202363095pt 325.45302078183pt)">
          <draw:glue-point draw:id="4" svg:x="0.50000000000pt" svg:y="0.50000000000pt" draw:align="center"/>
        </draw:rect>
        <draw:rect draw:style-name="gr12" xml:id="shape-585" draw:id="shape-585" draw:layer="particles" svg:width="3.33495585959pt" svg:height="2.12498131951pt" draw:transform="matrix(-0.99824771189 0.05917352195 -0.05917352195 -0.99824771189 497.65403359519pt 333.70678700387pt)">
          <draw:glue-point draw:id="4" svg:x="0.50000000000pt" svg:y="0.50000000000pt" draw:align="center"/>
        </draw:rect>
        <draw:rect draw:style-name="gr12" xml:id="shape-586" draw:id="shape-586" draw:layer="particles" svg:width="3.33495585959pt" svg:height="2.12498131951pt" draw:transform="matrix(-0.99824771189 0.05917352195 -0.05917352195 -0.99824771189 485.63319873037pt 331.30452903320pt)">
          <draw:glue-point draw:id="4" svg:x="0.50000000000pt" svg:y="0.50000000000pt" draw:align="center"/>
        </draw:rect>
        <draw:rect draw:style-name="gr12" xml:id="shape-587" draw:id="shape-587" draw:layer="particles" svg:width="1.45463671019pt" svg:height="1.16330452490pt" draw:transform="matrix(-1.00980121849 -0.13573225921 -0.05917352195 -0.99824771189 452.95960437123pt 340.10023063925pt)">
          <draw:glue-point draw:id="4" svg:x="0.50000000000pt" svg:y="0.50000000000pt" draw:align="center"/>
        </draw:rect>
        <draw:rect draw:style-name="gr12" xml:id="shape-588" draw:id="shape-588" draw:layer="particles" svg:width="1.45463671019pt" svg:height="1.16330452490pt" draw:transform="matrix(-1.00980121849 -0.13573225921 -0.05917352195 -0.99824771189 459.46377102650pt 336.19840701783pt)">
          <draw:glue-point draw:id="4" svg:x="0.50000000000pt" svg:y="0.50000000000pt" draw:align="center"/>
        </draw:rect>
        <draw:rect draw:style-name="gr12" xml:id="shape-589" draw:id="shape-589" draw:layer="particles" svg:width="1.45463671019pt" svg:height="1.16330452490pt" draw:transform="matrix(-1.00980121849 -0.13573225921 -0.05917352195 -0.99824771189 454.14031208899pt 333.79717986785pt)">
          <draw:glue-point draw:id="4" svg:x="0.50000000000pt" svg:y="0.50000000000pt" draw:align="center"/>
        </draw:rect>
        <draw:rect draw:style-name="gr12" xml:id="shape-590" draw:id="shape-590" draw:layer="particles" svg:width="1.45463671019pt" svg:height="1.16330452490pt" draw:transform="matrix(-1.00980121849 -0.13573225921 -0.05917352195 -0.99824771189 453.70197618701pt 335.14299045655pt)">
          <draw:glue-point draw:id="4" svg:x="0.50000000000pt" svg:y="0.50000000000pt" draw:align="center"/>
        </draw:rect>
        <draw:rect draw:style-name="gr12" xml:id="shape-591" draw:id="shape-591" draw:layer="particles" svg:width="1.45463671019pt" svg:height="1.16330452490pt" draw:transform="matrix(-1.00980121849 -0.13573225921 -0.05917352195 -0.99824771189 448.37851724949pt 332.74176330656pt)">
          <draw:glue-point draw:id="4" svg:x="0.50000000000pt" svg:y="0.50000000000pt" draw:align="center"/>
        </draw:rect>
        <draw:rect draw:style-name="gr12" xml:id="shape-592" draw:id="shape-592" draw:layer="particles" svg:width="1.45463671019pt" svg:height="1.16330452490pt" draw:transform="matrix(-1.00980121849 -0.13573225921 -0.05917352195 -0.99824771189 471.16115160205pt 336.59769173578pt)">
          <draw:glue-point draw:id="4" svg:x="0.50000000000pt" svg:y="0.50000000000pt" draw:align="center"/>
        </draw:rect>
        <draw:rect draw:style-name="gr12" xml:id="shape-593" draw:id="shape-593" draw:layer="particles" svg:width="1.45463671019pt" svg:height="1.16330452490pt" draw:transform="matrix(-1.00980121849 -0.13573225921 -0.05917352195 -0.99824771189 457.56120087205pt 330.32375563580pt)">
          <draw:glue-point draw:id="4" svg:x="0.50000000000pt" svg:y="0.50000000000pt" draw:align="center"/>
        </draw:rect>
        <draw:rect draw:style-name="gr12" xml:id="shape-594" draw:id="shape-594" draw:layer="particles" svg:width="1.45463671019pt" svg:height="1.16330452490pt" draw:transform="matrix(-1.00980121849 -0.13573225921 -0.05917352195 -0.99824771189 452.23774193454pt 327.92252848582pt)">
          <draw:glue-point draw:id="4" svg:x="0.50000000000pt" svg:y="0.50000000000pt" draw:align="center"/>
        </draw:rect>
        <draw:rect draw:style-name="gr12" xml:id="shape-595" draw:id="shape-595" draw:layer="particles" svg:width="1.45463671019pt" svg:height="1.16330452490pt" draw:transform="matrix(-1.00980121849 -0.13573225921 -0.05917352195 -0.99824771189 458.42514014851pt 331.51443227741pt)">
          <draw:glue-point draw:id="4" svg:x="0.50000000000pt" svg:y="0.50000000000pt" draw:align="center"/>
        </draw:rect>
        <draw:rect draw:style-name="gr12" xml:id="shape-596" draw:id="shape-596" draw:layer="particles" svg:width="3.33035977210pt" svg:height="2.12951117684pt" draw:transform="matrix(1.00010088764 -0.00881334552 -0.04023401637 0.99950369867 454.23227619960pt 316.64935851145pt)">
          <draw:glue-point draw:id="4" svg:x="0.50000000000pt" svg:y="0.50000000000pt" draw:align="center"/>
        </draw:rect>
        <draw:rect draw:style-name="gr12" xml:id="shape-597" draw:id="shape-597" draw:layer="particles" svg:width="3.33035977210pt" svg:height="2.12951117684pt" draw:transform="matrix(1.00010088764 -0.00881334552 -0.04023401637 0.99950369867 465.94938115731pt 319.65944269523pt)">
          <draw:glue-point draw:id="4" svg:x="0.50000000000pt" svg:y="0.50000000000pt" draw:align="center"/>
        </draw:rect>
        <draw:rect draw:style-name="gr12" xml:id="shape-598" draw:id="shape-598" draw:layer="particles" svg:width="3.33035977210pt" svg:height="2.12951117684pt" draw:transform="matrix(1.00010088764 -0.00881334552 -0.04023401637 0.99950369867 462.12500645560pt 326.43871626283pt)">
          <draw:glue-point draw:id="4" svg:x="0.50000000000pt" svg:y="0.50000000000pt" draw:align="center"/>
        </draw:rect>
        <draw:rect draw:style-name="gr12" xml:id="shape-599" draw:id="shape-599" draw:layer="particles" svg:width="3.33035977210pt" svg:height="2.12951117684pt" draw:transform="matrix(1.00010088764 -0.00881334552 -0.04023401637 0.99950369867 473.84211141331pt 329.44880044661pt)">
          <draw:glue-point draw:id="4" svg:x="0.50000000000pt" svg:y="0.50000000000pt" draw:align="center"/>
        </draw:rect>
        <draw:rect draw:style-name="gr12" xml:id="shape-600" draw:id="shape-600" draw:layer="particles" svg:width="2.01260128037pt" svg:height="2.12951117684pt" draw:transform="matrix(1.00010088764 -0.00881334552 -0.04023401637 0.99950369867 452.13297419462pt 336.38568270503pt)">
          <draw:glue-point draw:id="4" svg:x="0.50000000000pt" svg:y="0.50000000000pt" draw:align="center"/>
        </draw:rect>
        <draw:rect draw:style-name="gr12" xml:id="shape-601" draw:id="shape-601" draw:layer="particles" svg:width="2.01260128037pt" svg:height="2.12951117684pt" draw:transform="matrix(1.00010088764 -0.00881334552 -0.04023401637 0.99950369867 459.16424293090pt 339.43706061645pt)">
          <draw:glue-point draw:id="4" svg:x="0.50000000000pt" svg:y="0.50000000000pt" draw:align="center"/>
        </draw:rect>
        <draw:rect draw:style-name="gr12" xml:id="shape-602" draw:id="shape-602" draw:layer="particles" svg:width="3.33035977210pt" svg:height="2.12951117684pt" draw:transform="matrix(1.00010088764 -0.00881334552 -0.04023401637 0.99950369867 456.99101550040pt 336.34287142758pt)">
          <draw:glue-point draw:id="4" svg:x="0.50000000000pt" svg:y="0.50000000000pt" draw:align="center"/>
        </draw:rect>
        <draw:rect draw:style-name="gr12" xml:id="shape-603" draw:id="shape-603" draw:layer="particles" svg:width="3.33035977210pt" svg:height="2.12951117684pt" draw:transform="matrix(1.00010088764 -0.00881334552 -0.04023401637 0.99950369867 468.70812045810pt 339.35295561136pt)">
          <draw:glue-point draw:id="4" svg:x="0.50000000000pt" svg:y="0.50000000000pt" draw:align="center"/>
        </draw:rect>
        <draw:rect draw:style-name="gr12" xml:id="shape-604" draw:id="shape-604" draw:layer="particles" svg:width="3.33035977210pt" svg:height="2.12951117684pt" draw:transform="matrix(1.00010088764 -0.00881334552 -0.04023401637 0.99950369867 456.99101550040pt 336.34287142758pt)">
          <draw:glue-point draw:id="4" svg:x="0.50000000000pt" svg:y="0.50000000000pt" draw:align="center"/>
        </draw:rect>
        <draw:rect draw:style-name="gr12" xml:id="shape-605" draw:id="shape-605" draw:layer="particles" svg:width="3.33035977210pt" svg:height="2.12951117684pt" draw:transform="matrix(1.00010088764 -0.00881334552 -0.04023401637 0.99950369867 468.70812045810pt 339.35295561136pt)">
          <draw:glue-point draw:id="4" svg:x="0.50000000000pt" svg:y="0.50000000000pt" draw:align="center"/>
        </draw:rect>
        <draw:rect draw:style-name="gr12" xml:id="shape-606" draw:id="shape-606" draw:layer="particles" svg:width="1.44486224377pt" svg:height="1.17537313284pt" draw:transform="matrix(0.99755332317 0.18802928450 -0.03990578457 0.99134968058 446.73018616639pt 310.94105706527pt)">
          <draw:glue-point draw:id="4" svg:x="0.50000000000pt" svg:y="0.50000000000pt" draw:align="center"/>
        </draw:rect>
        <draw:rect draw:style-name="gr12" xml:id="shape-607" draw:id="shape-607" draw:layer="particles" svg:width="1.44486224377pt" svg:height="1.17537313284pt" draw:transform="matrix(0.99755332317 0.18802928450 -0.03990578457 0.99134968058 459.63321886964pt 317.90408886586pt)">
          <draw:glue-point draw:id="4" svg:x="0.50000000000pt" svg:y="0.50000000000pt" draw:align="center"/>
        </draw:rect>
        <draw:rect draw:style-name="gr12" xml:id="shape-608" draw:id="shape-608" draw:layer="particles" svg:width="1.44486224377pt" svg:height="1.17537313284pt" draw:transform="matrix(0.99755332317 0.18802928450 -0.03990578457 0.99134968058 464.68930534914pt 320.57502843972pt)">
          <draw:glue-point draw:id="4" svg:x="0.50000000000pt" svg:y="0.50000000000pt" draw:align="center"/>
        </draw:rect>
        <draw:rect draw:style-name="gr12" xml:id="shape-609" draw:id="shape-609" draw:layer="particles" svg:width="1.44486224377pt" svg:height="1.17537313284pt" draw:transform="matrix(0.99755332317 0.18802928450 -0.03990578457 0.99134968058 446.73018616639pt 310.94105706527pt)">
          <draw:glue-point draw:id="4" svg:x="0.50000000000pt" svg:y="0.50000000000pt" draw:align="center"/>
        </draw:rect>
        <draw:rect draw:style-name="gr12" xml:id="shape-610" draw:id="shape-610" draw:layer="particles" svg:width="1.44486224377pt" svg:height="1.17537313284pt" draw:transform="matrix(0.99755332317 0.18802928450 -0.03990578457 0.99134968058 459.63321886964pt 317.90408886586pt)">
          <draw:glue-point draw:id="4" svg:x="0.50000000000pt" svg:y="0.50000000000pt" draw:align="center"/>
        </draw:rect>
        <draw:rect draw:style-name="gr12" xml:id="shape-611" draw:id="shape-611" draw:layer="particles" svg:width="1.44486224377pt" svg:height="1.17537313284pt" draw:transform="matrix(0.99755332317 0.18802928450 -0.03990578457 0.99134968058 464.68930534914pt 320.57502843972pt)">
          <draw:glue-point draw:id="4" svg:x="0.50000000000pt" svg:y="0.50000000000pt" draw:align="center"/>
        </draw:rect>
        <draw:rect draw:style-name="gr12" xml:id="shape-612" draw:id="shape-612" draw:layer="particles" svg:width="1.44486224377pt" svg:height="1.17537313284pt" draw:transform="matrix(0.99755332317 0.18802928450 -0.03990578457 0.99134968058 454.82678775507pt 315.04406248433pt)">
          <draw:glue-point draw:id="4" svg:x="0.50000000000pt" svg:y="0.50000000000pt" draw:align="center"/>
        </draw:rect>
        <draw:rect draw:style-name="gr12" xml:id="shape-613" draw:id="shape-613" draw:layer="particles" svg:width="1.44486224377pt" svg:height="1.17537313284pt" draw:transform="matrix(0.99755332317 0.18802928450 -0.03990578457 0.99134968058 467.72982045833pt 322.00709428492pt)">
          <draw:glue-point draw:id="4" svg:x="0.50000000000pt" svg:y="0.50000000000pt" draw:align="center"/>
        </draw:rect>
        <draw:rect draw:style-name="gr12" xml:id="shape-614" draw:id="shape-614" draw:layer="particles" svg:width="1.44486224377pt" svg:height="1.17537313284pt" draw:transform="matrix(0.99755332317 0.18802928450 -0.03990578457 0.99134968058 472.78590693783pt 324.67803385878pt)">
          <draw:glue-point draw:id="4" svg:x="0.50000000000pt" svg:y="0.50000000000pt" draw:align="center"/>
        </draw:rect>
        <draw:rect draw:style-name="gr12" xml:id="shape-615" draw:id="shape-615" draw:layer="particles" svg:width="1.44486224377pt" svg:height="1.17537313284pt" draw:transform="matrix(0.99755332317 0.18802928450 -0.03990578457 0.99134968058 453.02628198968pt 321.29002710874pt)">
          <draw:glue-point draw:id="4" svg:x="0.50000000000pt" svg:y="0.50000000000pt" draw:align="center"/>
        </draw:rect>
        <draw:rect draw:style-name="gr12" xml:id="shape-616" draw:id="shape-616" draw:layer="particles" svg:width="1.44486224377pt" svg:height="1.17537313284pt" draw:transform="matrix(0.99755332317 0.18802928450 -0.03990578457 0.99134968058 465.92931469294pt 328.25305890934pt)">
          <draw:glue-point draw:id="4" svg:x="0.50000000000pt" svg:y="0.50000000000pt" draw:align="center"/>
        </draw:rect>
        <draw:rect draw:style-name="gr12" xml:id="shape-617" draw:id="shape-617" draw:layer="particles" svg:width="1.44486224377pt" svg:height="1.17537313284pt" draw:transform="matrix(0.99755332317 0.18802928450 -0.03990578457 0.99134968058 470.98540117243pt 330.92399848319pt)">
          <draw:glue-point draw:id="4" svg:x="0.50000000000pt" svg:y="0.50000000000pt" draw:align="center"/>
        </draw:rect>
        <draw:rect draw:style-name="gr12" xml:id="shape-618" draw:id="shape-618" draw:layer="particles" svg:width="1.44486224377pt" svg:height="1.17537313284pt" draw:transform="matrix(0.99755332317 0.18802928450 -0.03990578457 0.99134968058 458.65203385103pt 322.63674691495pt)">
          <draw:glue-point draw:id="4" svg:x="0.50000000000pt" svg:y="0.50000000000pt" draw:align="center"/>
        </draw:rect>
        <draw:rect draw:style-name="gr12" xml:id="shape-619" draw:id="shape-619" draw:layer="particles" svg:width="1.44486224377pt" svg:height="1.17537313284pt" draw:transform="matrix(0.99755332317 0.18802928450 -0.03990578457 0.99134968058 471.55506655427pt 329.59977871554pt)">
          <draw:glue-point draw:id="4" svg:x="0.50000000000pt" svg:y="0.50000000000pt" draw:align="center"/>
        </draw:rect>
        <draw:rect draw:style-name="gr12" xml:id="shape-620" draw:id="shape-620" draw:layer="particles" svg:width="1.44486224377pt" svg:height="1.17537313284pt" draw:transform="matrix(0.99755332317 0.18802928450 -0.03990578457 0.99134968058 476.61115303377pt 332.27071828940pt)">
          <draw:glue-point draw:id="4" svg:x="0.50000000000pt" svg:y="0.50000000000pt" draw:align="center"/>
        </draw:rect>
        <draw:rect draw:style-name="gr12" xml:id="shape-621" draw:id="shape-621" draw:layer="particles" svg:width="1.44486224377pt" svg:height="1.17537313284pt" draw:transform="matrix(0.99755332317 0.18802928450 -0.03990578457 0.99134968058 454.33492354836pt 327.26307858726pt)">
          <draw:glue-point draw:id="4" svg:x="0.50000000000pt" svg:y="0.50000000000pt" draw:align="center"/>
        </draw:rect>
        <draw:rect draw:style-name="gr12" xml:id="shape-622" draw:id="shape-622" draw:layer="particles" svg:width="1.44486224377pt" svg:height="1.17537313284pt" draw:transform="matrix(0.99755332317 0.18802928450 -0.03990578457 0.99134968058 467.23795625160pt 334.22611038786pt)">
          <draw:glue-point draw:id="4" svg:x="0.50000000000pt" svg:y="0.50000000000pt" draw:align="center"/>
        </draw:rect>
        <draw:rect draw:style-name="gr12" xml:id="shape-623" draw:id="shape-623" draw:layer="particles" svg:width="1.44486224377pt" svg:height="1.17537313284pt" draw:transform="matrix(0.99755332317 0.18802928450 -0.03990578457 0.99134968058 472.29404273111pt 336.89704996171pt)">
          <draw:glue-point draw:id="4" svg:x="0.50000000000pt" svg:y="0.50000000000pt" draw:align="center"/>
        </draw:rect>
        <draw:rect draw:style-name="gr12" xml:id="shape-624" draw:id="shape-624" draw:layer="particles" svg:width="1.44486224377pt" svg:height="1.17537313284pt" draw:transform="matrix(0.99755332317 0.18802928450 -0.03990578457 0.99134968058 466.49698398510pt 332.99134196806pt)">
          <draw:glue-point draw:id="4" svg:x="0.50000000000pt" svg:y="0.50000000000pt" draw:align="center"/>
        </draw:rect>
        <draw:rect draw:style-name="gr12" xml:id="shape-625" draw:id="shape-625" draw:layer="particles" svg:width="1.44486224377pt" svg:height="1.17537313284pt" draw:transform="matrix(0.99755332317 0.18802928450 -0.03990578457 0.99134968058 479.40001668837pt 339.95437376865pt)">
          <draw:glue-point draw:id="4" svg:x="0.50000000000pt" svg:y="0.50000000000pt" draw:align="center"/>
        </draw:rect>
        <draw:rect draw:style-name="gr12" xml:id="shape-626" draw:id="shape-626" draw:layer="particles" svg:width="3.33035977210pt" svg:height="2.12951117684pt" draw:transform="matrix(1.00010088764 -0.00881334552 -0.04023401637 0.99950369867 444.78163297381pt 319.53180586099pt)">
          <draw:glue-point draw:id="4" svg:x="0.50000000000pt" svg:y="0.50000000000pt" draw:align="center"/>
        </draw:rect>
        <draw:rect draw:style-name="gr12" xml:id="shape-627" draw:id="shape-627" draw:layer="particles" svg:width="3.33035977210pt" svg:height="2.12951117684pt" draw:transform="matrix(1.00010088764 -0.00881334552 -0.04023401637 0.99950369867 474.68629360009pt 327.47958343212pt)">
          <draw:glue-point draw:id="4" svg:x="0.50000000000pt" svg:y="0.50000000000pt" draw:align="center"/>
        </draw:rect>
        <draw:rect draw:style-name="gr12" xml:id="shape-628" draw:id="shape-628" draw:layer="particles" svg:width="3.33035977210pt" svg:height="2.12951117684pt" draw:transform="matrix(1.00010088764 -0.00881334552 -0.04023401637 0.99950369867 486.40339855779pt 330.48966761590pt)">
          <draw:glue-point draw:id="4" svg:x="0.50000000000pt" svg:y="0.50000000000pt" draw:align="center"/>
        </draw:rect>
        <draw:rect draw:style-name="gr12" xml:id="shape-629" draw:id="shape-629" draw:layer="particles" svg:width="3.33035977210pt" svg:height="2.12951117684pt" draw:transform="matrix(1.00010088764 -0.00881334552 -0.04023401637 0.99950369867 452.67436322983pt 329.32116361237pt)">
          <draw:glue-point draw:id="4" svg:x="0.50000000000pt" svg:y="0.50000000000pt" draw:align="center"/>
        </draw:rect>
        <draw:rect draw:style-name="gr12" xml:id="shape-630" draw:id="shape-630" draw:layer="particles" svg:width="3.33035977210pt" svg:height="2.12951117684pt" draw:transform="matrix(1.00010088764 -0.00881334552 -0.04023401637 0.99950369867 482.57902385609pt 337.26894118350pt)">
          <draw:glue-point draw:id="4" svg:x="0.50000000000pt" svg:y="0.50000000000pt" draw:align="center"/>
        </draw:rect>
        <draw:rect draw:style-name="gr12" xml:id="shape-631" draw:id="shape-631" draw:layer="particles" svg:width="2.01260128037pt" svg:height="2.12951117684pt" draw:transform="matrix(1.00010088764 -0.00881334552 -0.04023401637 0.99950369867 454.64585657164pt 339.16270200619pt)">
          <draw:glue-point draw:id="4" svg:x="0.50000000000pt" svg:y="0.50000000000pt" draw:align="center"/>
        </draw:rect>
        <draw:rect draw:style-name="gr12" xml:id="shape-632" draw:id="shape-632" draw:layer="particles" svg:width="3.33035977210pt" svg:height="2.12951117684pt" draw:transform="matrix(1.00010088764 -0.00881334552 -0.04023401637 0.99950369867 447.54037227461pt 339.22531877712pt)">
          <draw:glue-point draw:id="4" svg:x="0.50000000000pt" svg:y="0.50000000000pt" draw:align="center"/>
        </draw:rect>
        <draw:rect draw:style-name="gr12" xml:id="shape-633" draw:id="shape-633" draw:layer="particles" svg:width="3.33035977210pt" svg:height="2.12951117684pt" draw:transform="matrix(1.00010088764 -0.00881334552 -0.04023401637 0.99950369867 447.54037227461pt 339.22531877712pt)">
          <draw:glue-point draw:id="4" svg:x="0.50000000000pt" svg:y="0.50000000000pt" draw:align="center"/>
        </draw:rect>
        <draw:rect draw:style-name="gr12" xml:id="shape-634" draw:id="shape-634" draw:layer="particles" svg:width="3.33035977210pt" svg:height="2.12951117684pt" draw:transform="matrix(1.00010088764 -0.00881334552 -0.04023401637 0.99950369867 448.15227050664pt 339.64788588879pt)">
          <draw:glue-point draw:id="4" svg:x="0.50000000000pt" svg:y="0.50000000000pt" draw:align="center"/>
        </draw:rect>
        <draw:rect draw:style-name="gr12" xml:id="shape-635" draw:id="shape-635" draw:layer="particles" svg:width="1.44486224377pt" svg:height="1.17537313284pt" draw:transform="matrix(0.99755332317 0.18802928450 -0.03990578457 0.99134968058 467.18420356689pt 321.77128198594pt)">
          <draw:glue-point draw:id="4" svg:x="0.50000000000pt" svg:y="0.50000000000pt" draw:align="center"/>
        </draw:rect>
        <draw:rect draw:style-name="gr12" xml:id="shape-636" draw:id="shape-636" draw:layer="particles" svg:width="1.44486224377pt" svg:height="1.17537313284pt" draw:transform="matrix(0.99755332317 0.18802928450 -0.03990578457 0.99134968058 480.08723627013pt 328.73431378654pt)">
          <draw:glue-point draw:id="4" svg:x="0.50000000000pt" svg:y="0.50000000000pt" draw:align="center"/>
        </draw:rect>
        <draw:rect draw:style-name="gr12" xml:id="shape-637" draw:id="shape-637" draw:layer="particles" svg:width="1.44486224377pt" svg:height="1.17537313284pt" draw:transform="matrix(0.99755332317 0.18802928450 -0.03990578457 0.99134968058 485.14332274962pt 331.40525336039pt)">
          <draw:glue-point draw:id="4" svg:x="0.50000000000pt" svg:y="0.50000000000pt" draw:align="center"/>
        </draw:rect>
        <draw:rect draw:style-name="gr12" xml:id="shape-638" draw:id="shape-638" draw:layer="particles" svg:width="1.44486224377pt" svg:height="1.17537313284pt" draw:transform="matrix(0.99755332317 0.18802928450 -0.03990578457 0.99134968058 467.18420356689pt 321.77128198594pt)">
          <draw:glue-point draw:id="4" svg:x="0.50000000000pt" svg:y="0.50000000000pt" draw:align="center"/>
        </draw:rect>
        <draw:rect draw:style-name="gr12" xml:id="shape-639" draw:id="shape-639" draw:layer="particles" svg:width="1.44486224377pt" svg:height="1.17537313284pt" draw:transform="matrix(0.99755332317 0.18802928450 -0.03990578457 0.99134968058 480.08723627013pt 328.73431378654pt)">
          <draw:glue-point draw:id="4" svg:x="0.50000000000pt" svg:y="0.50000000000pt" draw:align="center"/>
        </draw:rect>
        <draw:rect draw:style-name="gr12" xml:id="shape-640" draw:id="shape-640" draw:layer="particles" svg:width="1.44486224377pt" svg:height="1.17537313284pt" draw:transform="matrix(0.99755332317 0.18802928450 -0.03990578457 0.99134968058 485.14332274962pt 331.40525336039pt)">
          <draw:glue-point draw:id="4" svg:x="0.50000000000pt" svg:y="0.50000000000pt" draw:align="center"/>
        </draw:rect>
        <draw:rect draw:style-name="gr12" xml:id="shape-641" draw:id="shape-641" draw:layer="particles" svg:width="1.44486224377pt" svg:height="1.17537313284pt" draw:transform="matrix(0.99755332317 0.18802928450 -0.03990578457 0.99134968058 475.28080515556pt 325.87428740499pt)">
          <draw:glue-point draw:id="4" svg:x="0.50000000000pt" svg:y="0.50000000000pt" draw:align="center"/>
        </draw:rect>
        <draw:rect draw:style-name="gr12" xml:id="shape-642" draw:id="shape-642" draw:layer="particles" svg:width="1.44486224377pt" svg:height="1.17537313284pt" draw:transform="matrix(0.99755332317 0.18802928450 -0.03990578457 0.99134968058 488.18383785882pt 332.83731920559pt)">
          <draw:glue-point draw:id="4" svg:x="0.50000000000pt" svg:y="0.50000000000pt" draw:align="center"/>
        </draw:rect>
        <draw:rect draw:style-name="gr12" xml:id="shape-643" draw:id="shape-643" draw:layer="particles" svg:width="1.44486224377pt" svg:height="1.17537313284pt" draw:transform="matrix(0.99755332317 0.18802928450 -0.03990578457 0.99134968058 493.23992433831pt 335.50825877945pt)">
          <draw:glue-point draw:id="4" svg:x="0.50000000000pt" svg:y="0.50000000000pt" draw:align="center"/>
        </draw:rect>
        <draw:rect draw:style-name="gr12" xml:id="shape-644" draw:id="shape-644" draw:layer="particles" svg:width="1.44486224377pt" svg:height="1.17537313284pt" draw:transform="matrix(0.99755332317 0.18802928450 -0.03990578457 0.99134968058 473.48029939017pt 332.12025202941pt)">
          <draw:glue-point draw:id="4" svg:x="0.50000000000pt" svg:y="0.50000000000pt" draw:align="center"/>
        </draw:rect>
        <draw:rect draw:style-name="gr12" xml:id="shape-645" draw:id="shape-645" draw:layer="particles" svg:width="1.44486224377pt" svg:height="1.17537313284pt" draw:transform="matrix(0.99755332317 0.18802928450 -0.03990578457 0.99134968058 486.38333209342pt 339.08328383001pt)">
          <draw:glue-point draw:id="4" svg:x="0.50000000000pt" svg:y="0.50000000000pt" draw:align="center"/>
        </draw:rect>
        <draw:rect draw:style-name="gr12" xml:id="shape-646" draw:id="shape-646" draw:layer="particles" svg:width="1.44486224377pt" svg:height="1.17537313284pt" draw:transform="matrix(0.99755332317 0.18802928450 -0.03990578457 0.99134968058 479.10605125151pt 333.46697183562pt)">
          <draw:glue-point draw:id="4" svg:x="0.50000000000pt" svg:y="0.50000000000pt" draw:align="center"/>
        </draw:rect>
        <draw:rect draw:style-name="gr12" xml:id="shape-647" draw:id="shape-647" draw:layer="particles" svg:width="1.44486224377pt" svg:height="1.17537313284pt" draw:transform="matrix(0.99755332317 0.18802928450 -0.03990578457 0.99134968058 474.78894094885pt 338.09330350793pt)">
          <draw:glue-point draw:id="4" svg:x="0.50000000000pt" svg:y="0.50000000000pt" draw:align="center"/>
        </draw:rect>
        <draw:rect draw:style-name="gr12" xml:id="shape-648" draw:id="shape-648" draw:layer="particles" svg:width="3.33035977210pt" svg:height="2.12951117684pt" draw:transform="matrix(1.00010088764 -0.00881334552 -0.04023401637 0.99950369867 467.33970308266pt 323.21906387110pt)">
          <draw:glue-point draw:id="4" svg:x="0.50000000000pt" svg:y="0.50000000000pt" draw:align="center"/>
        </draw:rect>
        <draw:rect draw:style-name="gr12" xml:id="shape-649" draw:id="shape-649" draw:layer="particles" svg:width="3.33035977210pt" svg:height="2.12951117684pt" draw:transform="matrix(1.00010088764 -0.00881334552 -0.04023401637 0.99950369867 497.24436370894pt 331.16684144223pt)">
          <draw:glue-point draw:id="4" svg:x="0.50000000000pt" svg:y="0.50000000000pt" draw:align="center"/>
        </draw:rect>
        <draw:rect draw:style-name="gr12" xml:id="shape-650" draw:id="shape-650" draw:layer="particles" svg:width="3.33035977210pt" svg:height="2.12951117684pt" draw:transform="matrix(1.00010088764 -0.00881334552 -0.04023401637 0.99950369867 508.96146866664pt 334.17692562602pt)">
          <draw:glue-point draw:id="4" svg:x="0.50000000000pt" svg:y="0.50000000000pt" draw:align="center"/>
        </draw:rect>
        <draw:rect draw:style-name="gr12" xml:id="shape-651" draw:id="shape-651" draw:layer="particles" svg:width="3.33035977210pt" svg:height="2.12951117684pt" draw:transform="matrix(1.00010088764 -0.00881334552 -0.04023401637 0.99950369867 475.23243333868pt 333.00842162248pt)">
          <draw:glue-point draw:id="4" svg:x="0.50000000000pt" svg:y="0.50000000000pt" draw:align="center"/>
        </draw:rect>
        <draw:rect draw:style-name="gr12" xml:id="shape-652" draw:id="shape-652" draw:layer="particles" svg:width="1.44486224377pt" svg:height="1.17537313284pt" draw:transform="matrix(0.99755332317 0.18802928450 -0.03990578457 0.99134968058 489.74227367574pt 325.45853999605pt)">
          <draw:glue-point draw:id="4" svg:x="0.50000000000pt" svg:y="0.50000000000pt" draw:align="center"/>
        </draw:rect>
        <draw:rect draw:style-name="gr12" xml:id="shape-653" draw:id="shape-653" draw:layer="particles" svg:width="1.44486224377pt" svg:height="1.17537313284pt" draw:transform="matrix(0.99755332317 0.18802928450 -0.03990578457 0.99134968058 502.64530637898pt 332.42157179665pt)">
          <draw:glue-point draw:id="4" svg:x="0.50000000000pt" svg:y="0.50000000000pt" draw:align="center"/>
        </draw:rect>
        <draw:rect draw:style-name="gr12" xml:id="shape-654" draw:id="shape-654" draw:layer="particles" svg:width="1.44486224377pt" svg:height="1.17537313284pt" draw:transform="matrix(0.99755332317 0.18802928450 -0.03990578457 0.99134968058 507.70139285848pt 335.09251137050pt)">
          <draw:glue-point draw:id="4" svg:x="0.50000000000pt" svg:y="0.50000000000pt" draw:align="center"/>
        </draw:rect>
        <draw:rect draw:style-name="gr12" xml:id="shape-655" draw:id="shape-655" draw:layer="particles" svg:width="1.44486224377pt" svg:height="1.17537313284pt" draw:transform="matrix(0.99755332317 0.18802928450 -0.03990578457 0.99134968058 489.74227367574pt 325.45853999605pt)">
          <draw:glue-point draw:id="4" svg:x="0.50000000000pt" svg:y="0.50000000000pt" draw:align="center"/>
        </draw:rect>
        <draw:rect draw:style-name="gr12" xml:id="shape-656" draw:id="shape-656" draw:layer="particles" svg:width="1.44486224377pt" svg:height="1.17537313284pt" draw:transform="matrix(0.99755332317 0.18802928450 -0.03990578457 0.99134968058 502.64530637898pt 332.42157179665pt)">
          <draw:glue-point draw:id="4" svg:x="0.50000000000pt" svg:y="0.50000000000pt" draw:align="center"/>
        </draw:rect>
        <draw:rect draw:style-name="gr12" xml:id="shape-657" draw:id="shape-657" draw:layer="particles" svg:width="1.44486224377pt" svg:height="1.17537313284pt" draw:transform="matrix(0.99755332317 0.18802928450 -0.03990578457 0.99134968058 507.70139285848pt 335.09251137050pt)">
          <draw:glue-point draw:id="4" svg:x="0.50000000000pt" svg:y="0.50000000000pt" draw:align="center"/>
        </draw:rect>
        <draw:rect draw:style-name="gr12" xml:id="shape-658" draw:id="shape-658" draw:layer="particles" svg:width="1.44486224377pt" svg:height="1.17537313284pt" draw:transform="matrix(0.99755332317 0.18802928450 -0.03990578457 0.99134968058 497.83887526441pt 329.56154541511pt)">
          <draw:glue-point draw:id="4" svg:x="0.50000000000pt" svg:y="0.50000000000pt" draw:align="center"/>
        </draw:rect>
        <draw:rect draw:style-name="gr12" xml:id="shape-659" draw:id="shape-659" draw:layer="particles" svg:width="1.44486224377pt" svg:height="1.17537313284pt" draw:transform="matrix(0.99755332317 0.18802928450 -0.03990578457 0.99134968058 510.74190796767pt 336.52457721570pt)">
          <draw:glue-point draw:id="4" svg:x="0.50000000000pt" svg:y="0.50000000000pt" draw:align="center"/>
        </draw:rect>
        <draw:rect draw:style-name="gr12" xml:id="shape-660" draw:id="shape-660" draw:layer="particles" svg:width="1.44486224377pt" svg:height="1.17537313284pt" draw:transform="matrix(0.99755332317 0.18802928450 -0.03990578457 0.99134968058 496.03836949902pt 335.80751003952pt)">
          <draw:glue-point draw:id="4" svg:x="0.50000000000pt" svg:y="0.50000000000pt" draw:align="center"/>
        </draw:rect>
        <draw:rect draw:style-name="gr12" xml:id="shape-661" draw:id="shape-661" draw:layer="particles" svg:width="1.44486224377pt" svg:height="1.17537313284pt" draw:transform="matrix(0.99755332317 0.18802928450 -0.03990578457 0.99134968058 501.66412136036pt 337.15422984573pt)">
          <draw:glue-point draw:id="4" svg:x="0.50000000000pt" svg:y="0.50000000000pt" draw:align="center"/>
        </draw:rect>
        <draw:rect draw:style-name="gr11" xml:id="shape-662" draw:id="shape-662" draw:layer="particles" svg:width="3.84205236988pt" svg:height="6.76822194642pt" svg:x="632.35636146491pt" svg:y="381.83467191433pt">
          <draw:glue-point draw:id="4" svg:x="0.50000000000pt" svg:y="0.50000000000pt" draw:align="center"/>
        </draw:rect>
        <draw:rect draw:style-name="gr11" xml:id="shape-663" draw:id="shape-663" draw:layer="particles" svg:width="3.84205236988pt" svg:height="3.44306831014pt" svg:x="635.08848759460pt" svg:y="372.56471309176pt">
          <draw:glue-point draw:id="4" svg:x="0.50000000000pt" svg:y="0.50000000000pt" draw:align="center"/>
        </draw:rect>
        <draw:rect draw:style-name="gr11" xml:id="shape-664" draw:id="shape-664" draw:layer="particles" svg:width="1.67582140664pt" svg:height="1.88488101423pt" draw:transform="matrix(1.00000000000 0.27460202152 0.00000000000 1.00000000000 642.55914498047pt 338.86993789677pt)">
          <draw:glue-point draw:id="4" svg:x="0.50000000000pt" svg:y="0.50000000000pt" draw:align="center"/>
        </draw:rect>
        <draw:rect draw:style-name="gr11" xml:id="shape-665" draw:id="shape-665" draw:layer="particles" svg:width="1.67582140664pt" svg:height="1.88488101423pt" draw:transform="matrix(1.00000000000 0.27460202152 0.00000000000 1.00000000000 642.55914498047pt 338.86993789677pt)">
          <draw:glue-point draw:id="4" svg:x="0.50000000000pt" svg:y="0.50000000000pt" draw:align="center"/>
        </draw:rect>
        <draw:rect draw:style-name="gr11" xml:id="shape-666" draw:id="shape-666" draw:layer="particles" svg:width="3.84205236988pt" svg:height="3.44306831014pt" svg:x="638.32873033096pt" svg:y="342.73874239200pt">
          <draw:glue-point draw:id="4" svg:x="0.50000000000pt" svg:y="0.50000000000pt" draw:align="center"/>
        </draw:rect>
        <draw:rect draw:style-name="gr11" xml:id="shape-667" draw:id="shape-667" draw:layer="particles" svg:width="3.84205236988pt" svg:height="3.44306831014pt" svg:x="632.86447807160pt" svg:y="358.69255150654pt">
          <draw:glue-point draw:id="4" svg:x="0.50000000000pt" svg:y="0.50000000000pt" draw:align="center"/>
        </draw:rect>
        <draw:rect draw:style-name="gr11" xml:id="shape-668" draw:id="shape-668" draw:layer="particles" svg:width="3.84205236988pt" svg:height="3.44306831014pt" svg:x="632.86447807160pt" svg:y="358.69255150654pt">
          <draw:glue-point draw:id="4" svg:x="0.50000000000pt" svg:y="0.50000000000pt" draw:align="center"/>
        </draw:rect>
        <draw:rect draw:style-name="gr11" xml:id="shape-669" draw:id="shape-669" draw:layer="particles" svg:width="1.67582140664pt" svg:height="1.88488101423pt" draw:transform="matrix(1.00000000000 0.27460202152 0.00000000000 1.00000000000 636.88833105365pt 335.00356908745pt)">
          <draw:glue-point draw:id="4" svg:x="0.50000000000pt" svg:y="0.50000000000pt" draw:align="center"/>
        </draw:rect>
        <draw:rect draw:style-name="gr11" xml:id="shape-670" draw:id="shape-670" draw:layer="particles" svg:width="1.67582140664pt" svg:height="1.88488101423pt" draw:transform="matrix(1.00000000000 0.27460202152 0.00000000000 1.00000000000 629.14231210739pt 340.69093935605pt)">
          <draw:glue-point draw:id="4" svg:x="0.50000000000pt" svg:y="0.50000000000pt" draw:align="center"/>
        </draw:rect>
        <draw:rect draw:style-name="gr11" xml:id="shape-671" draw:id="shape-671" draw:layer="particles" svg:width="1.67582140664pt" svg:height="1.88488101423pt" draw:transform="matrix(1.00000000000 0.27460202152 0.00000000000 1.00000000000 635.10078821990pt 345.08518755234pt)">
          <draw:glue-point draw:id="4" svg:x="0.50000000000pt" svg:y="0.50000000000pt" draw:align="center"/>
        </draw:rect>
        <draw:rect draw:style-name="gr11" xml:id="shape-672" draw:id="shape-672" draw:layer="particles" svg:width="1.67582140664pt" svg:height="1.88488101423pt" draw:transform="matrix(1.00000000000 0.27460202152 0.00000000000 1.00000000000 635.69663583114pt 342.95044300208pt)">
          <draw:glue-point draw:id="4" svg:x="0.50000000000pt" svg:y="0.50000000000pt" draw:align="center"/>
        </draw:rect>
        <draw:rect draw:style-name="gr11" xml:id="shape-673" draw:id="shape-673" draw:layer="particles" svg:width="1.67582140664pt" svg:height="1.88488101423pt" draw:transform="matrix(1.00000000000 0.27460202152 0.00000000000 1.00000000000 641.65511194366pt 347.34469119838pt)">
          <draw:glue-point draw:id="4" svg:x="0.50000000000pt" svg:y="0.50000000000pt" draw:align="center"/>
        </draw:rect>
        <draw:rect draw:style-name="gr11" xml:id="shape-674" draw:id="shape-674" draw:layer="particles" svg:width="1.67582140664pt" svg:height="1.88488101423pt" draw:transform="matrix(1.00000000000 0.27460202152 0.00000000000 1.00000000000 630.92985494113pt 350.37526426707pt)">
          <draw:glue-point draw:id="4" svg:x="0.50000000000pt" svg:y="0.50000000000pt" draw:align="center"/>
        </draw:rect>
        <draw:rect draw:style-name="gr11" xml:id="shape-675" draw:id="shape-675" draw:layer="particles" svg:width="1.67582140664pt" svg:height="1.88488101423pt" draw:transform="matrix(1.00000000000 0.27460202152 0.00000000000 1.00000000000 636.88833105365pt 354.76951246336pt)">
          <draw:glue-point draw:id="4" svg:x="0.50000000000pt" svg:y="0.50000000000pt" draw:align="center"/>
        </draw:rect>
        <draw:rect draw:style-name="gr11" xml:id="shape-676" draw:id="shape-676" draw:layer="particles" svg:width="1.67582140664pt" svg:height="1.88488101423pt" draw:transform="matrix(1.00000000000 0.27460202152 0.00000000000 1.00000000000 630.01746328641pt 348.36658070849pt)">
          <draw:glue-point draw:id="4" svg:x="0.50000000000pt" svg:y="0.50000000000pt" draw:align="center"/>
        </draw:rect>
        <draw:rect draw:style-name="gr11" xml:id="shape-677" draw:id="shape-677" draw:layer="particles" svg:width="3.84205236988pt" svg:height="3.44306831014pt" draw:transform="matrix(-0.99749334142 -0.07076039722 0.07076039722 -0.99749334142 633.82603949138pt 372.81198499684pt)">
          <draw:glue-point draw:id="4" svg:x="0.50000000000pt" svg:y="0.50000000000pt" draw:align="center"/>
        </draw:rect>
        <draw:rect draw:style-name="gr11" xml:id="shape-678" draw:id="shape-678" draw:layer="particles" svg:width="2.32182708416pt" svg:height="3.44306831014pt" draw:transform="matrix(-0.99749334142 -0.07076039722 0.07076039722 -0.99749334142 637.58576068869pt 341.09089218376pt)">
          <draw:glue-point draw:id="4" svg:x="0.50000000000pt" svg:y="0.50000000000pt" draw:align="center"/>
        </draw:rect>
        <draw:rect draw:style-name="gr11" xml:id="shape-679" draw:id="shape-679" draw:layer="particles" svg:width="2.32182708416pt" svg:height="3.44306831014pt" draw:transform="matrix(-0.99749334142 -0.07076039722 0.07076039722 -0.99749334142 629.70756299689pt 335.48132152379pt)">
          <draw:glue-point draw:id="4" svg:x="0.50000000000pt" svg:y="0.50000000000pt" draw:align="center"/>
        </draw:rect>
        <draw:rect draw:style-name="gr11" xml:id="shape-680" draw:id="shape-680" draw:layer="particles" svg:width="3.84205236988pt" svg:height="3.44306831014pt" draw:transform="matrix(-0.99749334142 -0.07076039722 0.07076039722 -0.99749334142 631.99591879810pt 340.69435877733pt)">
          <draw:glue-point draw:id="4" svg:x="0.50000000000pt" svg:y="0.50000000000pt" draw:align="center"/>
        </draw:rect>
        <draw:rect draw:style-name="gr11" xml:id="shape-681" draw:id="shape-681" draw:layer="particles" svg:width="3.84205236988pt" svg:height="3.44306831014pt" draw:transform="matrix(-0.99749334142 -0.07076039722 0.07076039722 -0.99749334142 631.99591879810pt 340.69435877733pt)">
          <draw:glue-point draw:id="4" svg:x="0.50000000000pt" svg:y="0.50000000000pt" draw:align="center"/>
        </draw:rect>
        <draw:rect draw:style-name="gr11" xml:id="shape-682" draw:id="shape-682" draw:layer="particles" svg:width="1.67582140664pt" svg:height="1.88488101423pt" draw:transform="matrix(-0.97806239330 -0.34467408523 0.07076039722 -0.99749334142 642.06457319353pt 382.76411795473pt)">
          <draw:glue-point draw:id="4" svg:x="0.50000000000pt" svg:y="0.50000000000pt" draw:align="center"/>
        </draw:rect>
        <draw:rect draw:style-name="gr11" xml:id="shape-683" draw:id="shape-683" draw:layer="particles" svg:width="1.67582140664pt" svg:height="1.88488101423pt" draw:transform="matrix(-0.97806239330 -0.34467408523 0.07076039722 -0.99749334142 642.06457319353pt 382.76411795473pt)">
          <draw:glue-point draw:id="4" svg:x="0.50000000000pt" svg:y="0.50000000000pt" draw:align="center"/>
        </draw:rect>
        <draw:rect draw:style-name="gr11" xml:id="shape-684" draw:id="shape-684" draw:layer="particles" svg:width="1.67582140664pt" svg:height="1.88488101423pt" draw:transform="matrix(-0.97806239330 -0.34467408523 0.07076039722 -0.99749334142 633.03289480370pt 375.35145854503pt)">
          <draw:glue-point draw:id="4" svg:x="0.50000000000pt" svg:y="0.50000000000pt" draw:align="center"/>
        </draw:rect>
        <draw:rect draw:style-name="gr11" xml:id="shape-685" draw:id="shape-685" draw:layer="particles" svg:width="1.67582140664pt" svg:height="1.88488101423pt" draw:transform="matrix(-0.97806239330 -0.34467408523 0.07076039722 -0.99749334142 635.52933620504pt 365.42159849648pt)">
          <draw:glue-point draw:id="4" svg:x="0.50000000000pt" svg:y="0.50000000000pt" draw:align="center"/>
        </draw:rect>
        <draw:rect draw:style-name="gr11" xml:id="shape-686" draw:id="shape-686" draw:layer="particles" svg:width="1.67582140664pt" svg:height="1.88488101423pt" draw:transform="matrix(-0.97806239330 -0.34467408523 0.07076039722 -0.99749334142 629.15132530856pt 362.70397210445pt)">
          <draw:glue-point draw:id="4" svg:x="0.50000000000pt" svg:y="0.50000000000pt" draw:align="center"/>
        </draw:rect>
        <draw:rect draw:style-name="gr11" xml:id="shape-687" draw:id="shape-687" draw:layer="particles" svg:width="1.67582140664pt" svg:height="1.88488101423pt" draw:transform="matrix(-0.97806239330 -0.34467408523 0.07076039722 -0.99749334142 634.43154080836pt 355.63506164058pt)">
          <draw:glue-point draw:id="4" svg:x="0.50000000000pt" svg:y="0.50000000000pt" draw:align="center"/>
        </draw:rect>
        <draw:rect draw:style-name="gr11" xml:id="shape-688" draw:id="shape-688" draw:layer="particles" svg:width="3.84205236988pt" svg:height="3.44306831014pt" draw:transform="matrix(-0.99749334142 -0.07076039722 0.07076039722 -0.99749334142 644.89112112582pt 369.05589883097pt)">
          <draw:glue-point draw:id="4" svg:x="0.50000000000pt" svg:y="0.50000000000pt" draw:align="center"/>
        </draw:rect>
        <draw:rect draw:style-name="gr11" xml:id="shape-689" draw:id="shape-689" draw:layer="particles" svg:width="3.84205236988pt" svg:height="3.44306831014pt" draw:transform="matrix(-0.99749334142 -0.07076039722 0.07076039722 -0.99749334142 636.48154731787pt 352.46543831319pt)">
          <draw:glue-point draw:id="4" svg:x="0.50000000000pt" svg:y="0.50000000000pt" draw:align="center"/>
        </draw:rect>
        <draw:rect draw:style-name="gr11" xml:id="shape-690" draw:id="shape-690" draw:layer="particles" svg:width="2.32182708416pt" svg:height="3.44306831014pt" draw:transform="matrix(-0.99749334142 -0.07076039722 0.07076039722 -0.99749334142 634.88516756566pt 336.35829362090pt)">
          <draw:glue-point draw:id="4" svg:x="0.50000000000pt" svg:y="0.50000000000pt" draw:align="center"/>
        </draw:rect>
        <draw:rect draw:style-name="gr11" xml:id="shape-691" draw:id="shape-691" draw:layer="particles" svg:width="3.84205236988pt" svg:height="3.44306831014pt" draw:transform="matrix(-0.99749334142 -0.07076039722 0.07076039722 -0.99749334142 643.06100043254pt 336.93827261146pt)">
          <draw:glue-point draw:id="4" svg:x="0.50000000000pt" svg:y="0.50000000000pt" draw:align="center"/>
        </draw:rect>
        <draw:rect draw:style-name="gr11" xml:id="shape-692" draw:id="shape-692" draw:layer="particles" svg:width="3.84205236988pt" svg:height="3.44306831014pt" draw:transform="matrix(-0.99749334142 -0.07076039722 0.07076039722 -0.99749334142 643.06100043254pt 336.93827261146pt)">
          <draw:glue-point draw:id="4" svg:x="0.50000000000pt" svg:y="0.50000000000pt" draw:align="center"/>
        </draw:rect>
        <draw:rect draw:style-name="gr11" xml:id="shape-693" draw:id="shape-693" draw:layer="particles" svg:width="3.84205236988pt" svg:height="3.44306831014pt" draw:transform="matrix(-0.99749334142 -0.07076039722 0.07076039722 -0.99749334142 642.38610219593pt 336.19612717271pt)">
          <draw:glue-point draw:id="4" svg:x="0.50000000000pt" svg:y="0.50000000000pt" draw:align="center"/>
        </draw:rect>
        <draw:rect draw:style-name="gr12" xml:id="shape-694" draw:id="shape-694" draw:layer="particles" svg:width="3.33495585959pt" svg:height="2.12498131951pt" draw:transform="matrix(-0.99824771189 0.05917352195 -0.05917352195 -0.99824771189 633.63781312444pt 364.58238567004pt)">
          <draw:glue-point draw:id="4" svg:x="0.50000000000pt" svg:y="0.50000000000pt" draw:align="center"/>
        </draw:rect>
        <draw:rect draw:style-name="gr12" xml:id="shape-695" draw:id="shape-695" draw:layer="particles" svg:width="3.33495585959pt" svg:height="4.17718845718pt" draw:transform="matrix(-0.99824771189 0.05917352195 -0.05917352195 -0.99824771189 628.95085358041pt 371.61804617872pt)">
          <draw:glue-point draw:id="4" svg:x="0.50000000000pt" svg:y="0.50000000000pt" draw:align="center"/>
        </draw:rect>
        <draw:rect draw:style-name="gr12" xml:id="shape-696" draw:id="shape-696" draw:layer="particles" svg:width="3.33035977210pt" svg:height="2.12951117684pt" draw:transform="matrix(1.00010088764 -0.00881334552 -0.04023401637 0.99950369867 638.05177292193pt 374.94207759919pt)">
          <draw:glue-point draw:id="4" svg:x="0.50000000000pt" svg:y="0.50000000000pt" draw:align="center"/>
        </draw:rect>
        <draw:rect draw:style-name="gr12" xml:id="shape-697" draw:id="shape-697" draw:layer="particles" svg:width="1.44486224377pt" svg:height="1.17537313284pt" draw:transform="matrix(0.99755332317 0.18802928450 -0.03990578457 0.99134968058 631.73561063427pt 373.18672376982pt)">
          <draw:glue-point draw:id="4" svg:x="0.50000000000pt" svg:y="0.50000000000pt" draw:align="center"/>
        </draw:rect>
        <draw:rect draw:style-name="gr12" xml:id="shape-698" draw:id="shape-698" draw:layer="particles" svg:width="1.44486224377pt" svg:height="1.17537313284pt" draw:transform="matrix(0.99755332317 0.18802928450 -0.03990578457 0.99134968058 636.79169711376pt 375.85766334367pt)">
          <draw:glue-point draw:id="4" svg:x="0.50000000000pt" svg:y="0.50000000000pt" draw:align="center"/>
        </draw:rect>
        <draw:rect draw:style-name="gr12" xml:id="shape-699" draw:id="shape-699" draw:layer="particles" svg:width="1.44486224377pt" svg:height="1.17537313284pt" draw:transform="matrix(0.99755332317 0.18802928450 -0.03990578457 0.99134968058 631.73561063427pt 373.18672376982pt)">
          <draw:glue-point draw:id="4" svg:x="0.50000000000pt" svg:y="0.50000000000pt" draw:align="center"/>
        </draw:rect>
        <draw:rect draw:style-name="gr12" xml:id="shape-700" draw:id="shape-700" draw:layer="particles" svg:width="1.44486224377pt" svg:height="1.17537313284pt" draw:transform="matrix(0.99755332317 0.18802928450 -0.03990578457 0.99134968058 636.79169711376pt 375.85766334367pt)">
          <draw:glue-point draw:id="4" svg:x="0.50000000000pt" svg:y="0.50000000000pt" draw:align="center"/>
        </draw:rect>
        <draw:rect draw:style-name="gr12" xml:id="shape-701" draw:id="shape-701" draw:layer="particles" svg:width="1.44486224377pt" svg:height="1.17537313284pt" draw:transform="matrix(0.99755332317 0.18802928450 -0.03990578457 0.99134968058 639.83221222296pt 377.28972918888pt)">
          <draw:glue-point draw:id="4" svg:x="0.50000000000pt" svg:y="0.50000000000pt" draw:align="center"/>
        </draw:rect>
        <draw:rect draw:style-name="gr12" xml:id="shape-702" draw:id="shape-702" draw:layer="particles" svg:width="1.44486224377pt" svg:height="1.17537313284pt" draw:transform="matrix(0.99755332317 0.18802928450 -0.03990578457 0.99134968058 630.75442561565pt 377.91938181890pt)">
          <draw:glue-point draw:id="4" svg:x="0.50000000000pt" svg:y="0.50000000000pt" draw:align="center"/>
        </draw:rect>
        <draw:rect draw:style-name="gr11" xml:id="shape-703" draw:id="shape-703" draw:layer="particles" svg:width="3.84205236988pt" svg:height="6.76822194642pt" svg:x="607.15891956350pt" svg:y="392.95119040024pt">
          <draw:glue-point draw:id="4" svg:x="0.50000000000pt" svg:y="0.50000000000pt" draw:align="center"/>
        </draw:rect>
        <draw:rect draw:style-name="gr11" xml:id="shape-704" draw:id="shape-704" draw:layer="particles" svg:width="3.84205236988pt" svg:height="3.44306831014pt" svg:x="609.89104569319pt" svg:y="383.68123157767pt">
          <draw:glue-point draw:id="4" svg:x="0.50000000000pt" svg:y="0.50000000000pt" draw:align="center"/>
        </draw:rect>
        <draw:rect draw:style-name="gr11" xml:id="shape-705" draw:id="shape-705" draw:layer="particles" svg:width="1.67582140664pt" svg:height="1.88488101423pt" draw:transform="matrix(1.00000000000 0.27460202152 0.00000000000 1.00000000000 617.36170307906pt 349.98645638268pt)">
          <draw:glue-point draw:id="4" svg:x="0.50000000000pt" svg:y="0.50000000000pt" draw:align="center"/>
        </draw:rect>
        <draw:rect draw:style-name="gr11" xml:id="shape-706" draw:id="shape-706" draw:layer="particles" svg:width="1.67582140664pt" svg:height="1.88488101423pt" draw:transform="matrix(1.00000000000 0.27460202152 0.00000000000 1.00000000000 617.36170307906pt 349.98645638268pt)">
          <draw:glue-point draw:id="4" svg:x="0.50000000000pt" svg:y="0.50000000000pt" draw:align="center"/>
        </draw:rect>
        <draw:rect draw:style-name="gr11" xml:id="shape-707" draw:id="shape-707" draw:layer="particles" svg:width="3.84205236988pt" svg:height="3.44306831014pt" svg:x="613.13128842955pt" svg:y="353.85526087791pt">
          <draw:glue-point draw:id="4" svg:x="0.50000000000pt" svg:y="0.50000000000pt" draw:align="center"/>
        </draw:rect>
        <draw:rect draw:style-name="gr11" xml:id="shape-708" draw:id="shape-708" draw:layer="particles" svg:width="3.84205236988pt" svg:height="3.44306831014pt" svg:x="607.66703617019pt" svg:y="369.80906999245pt">
          <draw:glue-point draw:id="4" svg:x="0.50000000000pt" svg:y="0.50000000000pt" draw:align="center"/>
        </draw:rect>
        <draw:rect draw:style-name="gr11" xml:id="shape-709" draw:id="shape-709" draw:layer="particles" svg:width="3.84205236988pt" svg:height="3.44306831014pt" svg:x="607.66703617019pt" svg:y="369.80906999245pt">
          <draw:glue-point draw:id="4" svg:x="0.50000000000pt" svg:y="0.50000000000pt" draw:align="center"/>
        </draw:rect>
        <draw:rect draw:style-name="gr11" xml:id="shape-710" draw:id="shape-710" draw:layer="particles" svg:width="1.67582140664pt" svg:height="1.88488101423pt" draw:transform="matrix(1.00000000000 0.27460202152 0.00000000000 1.00000000000 611.69088915224pt 346.12008757336pt)">
          <draw:glue-point draw:id="4" svg:x="0.50000000000pt" svg:y="0.50000000000pt" draw:align="center"/>
        </draw:rect>
        <draw:rect draw:style-name="gr11" xml:id="shape-711" draw:id="shape-711" draw:layer="particles" svg:width="1.67582140664pt" svg:height="1.88488101423pt" draw:transform="matrix(1.00000000000 0.27460202152 0.00000000000 1.00000000000 603.94487020598pt 351.80745784196pt)">
          <draw:glue-point draw:id="4" svg:x="0.50000000000pt" svg:y="0.50000000000pt" draw:align="center"/>
        </draw:rect>
        <draw:rect draw:style-name="gr11" xml:id="shape-712" draw:id="shape-712" draw:layer="particles" svg:width="1.67582140664pt" svg:height="1.88488101423pt" draw:transform="matrix(1.00000000000 0.27460202152 0.00000000000 1.00000000000 609.90334631849pt 356.20170603825pt)">
          <draw:glue-point draw:id="4" svg:x="0.50000000000pt" svg:y="0.50000000000pt" draw:align="center"/>
        </draw:rect>
        <draw:rect draw:style-name="gr11" xml:id="shape-713" draw:id="shape-713" draw:layer="particles" svg:width="1.67582140664pt" svg:height="1.88488101423pt" draw:transform="matrix(1.00000000000 0.27460202152 0.00000000000 1.00000000000 610.49919392973pt 354.06696148799pt)">
          <draw:glue-point draw:id="4" svg:x="0.50000000000pt" svg:y="0.50000000000pt" draw:align="center"/>
        </draw:rect>
        <draw:rect draw:style-name="gr11" xml:id="shape-714" draw:id="shape-714" draw:layer="particles" svg:width="1.67582140664pt" svg:height="1.88488101423pt" draw:transform="matrix(1.00000000000 0.27460202152 0.00000000000 1.00000000000 616.45767004225pt 358.46120968429pt)">
          <draw:glue-point draw:id="4" svg:x="0.50000000000pt" svg:y="0.50000000000pt" draw:align="center"/>
        </draw:rect>
        <draw:rect draw:style-name="gr11" xml:id="shape-715" draw:id="shape-715" draw:layer="particles" svg:width="1.67582140664pt" svg:height="1.88488101423pt" draw:transform="matrix(1.00000000000 0.27460202152 0.00000000000 1.00000000000 605.73241303972pt 361.49178275298pt)">
          <draw:glue-point draw:id="4" svg:x="0.50000000000pt" svg:y="0.50000000000pt" draw:align="center"/>
        </draw:rect>
        <draw:rect draw:style-name="gr11" xml:id="shape-716" draw:id="shape-716" draw:layer="particles" svg:width="1.67582140664pt" svg:height="1.88488101423pt" draw:transform="matrix(1.00000000000 0.27460202152 0.00000000000 1.00000000000 611.69088915224pt 365.88603094927pt)">
          <draw:glue-point draw:id="4" svg:x="0.50000000000pt" svg:y="0.50000000000pt" draw:align="center"/>
        </draw:rect>
        <draw:rect draw:style-name="gr11" xml:id="shape-717" draw:id="shape-717" draw:layer="particles" svg:width="1.67582140664pt" svg:height="1.88488101423pt" draw:transform="matrix(1.00000000000 0.27460202152 0.00000000000 1.00000000000 604.82002138500pt 359.48309919440pt)">
          <draw:glue-point draw:id="4" svg:x="0.50000000000pt" svg:y="0.50000000000pt" draw:align="center"/>
        </draw:rect>
        <draw:rect draw:style-name="gr11" xml:id="shape-718" draw:id="shape-718" draw:layer="particles" svg:width="3.84205236988pt" svg:height="3.44306831014pt" draw:transform="matrix(-0.99749334142 -0.07076039722 0.07076039722 -0.99749334142 608.62859758997pt 383.92850348275pt)">
          <draw:glue-point draw:id="4" svg:x="0.50000000000pt" svg:y="0.50000000000pt" draw:align="center"/>
        </draw:rect>
        <draw:rect draw:style-name="gr11" xml:id="shape-719" draw:id="shape-719" draw:layer="particles" svg:width="2.32182708416pt" svg:height="3.44306831014pt" draw:transform="matrix(-0.99749334142 -0.07076039722 0.07076039722 -0.99749334142 612.38831878728pt 352.20741066967pt)">
          <draw:glue-point draw:id="4" svg:x="0.50000000000pt" svg:y="0.50000000000pt" draw:align="center"/>
        </draw:rect>
        <draw:rect draw:style-name="gr11" xml:id="shape-720" draw:id="shape-720" draw:layer="particles" svg:width="2.32182708416pt" svg:height="3.44306831014pt" draw:transform="matrix(-0.99749334142 -0.07076039722 0.07076039722 -0.99749334142 604.51012109548pt 346.59784000970pt)">
          <draw:glue-point draw:id="4" svg:x="0.50000000000pt" svg:y="0.50000000000pt" draw:align="center"/>
        </draw:rect>
        <draw:rect draw:style-name="gr11" xml:id="shape-721" draw:id="shape-721" draw:layer="particles" svg:width="3.84205236988pt" svg:height="3.44306831014pt" draw:transform="matrix(-0.99749334142 -0.07076039722 0.07076039722 -0.99749334142 606.79847689669pt 351.81087726324pt)">
          <draw:glue-point draw:id="4" svg:x="0.50000000000pt" svg:y="0.50000000000pt" draw:align="center"/>
        </draw:rect>
        <draw:rect draw:style-name="gr11" xml:id="shape-722" draw:id="shape-722" draw:layer="particles" svg:width="3.84205236988pt" svg:height="3.44306831014pt" draw:transform="matrix(-0.99749334142 -0.07076039722 0.07076039722 -0.99749334142 606.79847689669pt 351.81087726324pt)">
          <draw:glue-point draw:id="4" svg:x="0.50000000000pt" svg:y="0.50000000000pt" draw:align="center"/>
        </draw:rect>
        <draw:rect draw:style-name="gr11" xml:id="shape-723" draw:id="shape-723" draw:layer="particles" svg:width="1.67582140664pt" svg:height="1.88488101423pt" draw:transform="matrix(-0.97806239330 -0.34467408523 0.07076039722 -0.99749334142 616.86713129212pt 393.88063644064pt)">
          <draw:glue-point draw:id="4" svg:x="0.50000000000pt" svg:y="0.50000000000pt" draw:align="center"/>
        </draw:rect>
        <draw:rect draw:style-name="gr11" xml:id="shape-724" draw:id="shape-724" draw:layer="particles" svg:width="1.67582140664pt" svg:height="1.88488101423pt" draw:transform="matrix(-0.97806239330 -0.34467408523 0.07076039722 -0.99749334142 616.86713129212pt 393.88063644064pt)">
          <draw:glue-point draw:id="4" svg:x="0.50000000000pt" svg:y="0.50000000000pt" draw:align="center"/>
        </draw:rect>
        <draw:rect draw:style-name="gr11" xml:id="shape-725" draw:id="shape-725" draw:layer="particles" svg:width="1.67582140664pt" svg:height="1.88488101423pt" draw:transform="matrix(-0.97806239330 -0.34467408523 0.07076039722 -0.99749334142 607.83545290229pt 386.46797703094pt)">
          <draw:glue-point draw:id="4" svg:x="0.50000000000pt" svg:y="0.50000000000pt" draw:align="center"/>
        </draw:rect>
        <draw:rect draw:style-name="gr11" xml:id="shape-726" draw:id="shape-726" draw:layer="particles" svg:width="1.67582140664pt" svg:height="1.88488101423pt" draw:transform="matrix(-0.97806239330 -0.34467408523 0.07076039722 -0.99749334142 610.33189430363pt 376.53811698239pt)">
          <draw:glue-point draw:id="4" svg:x="0.50000000000pt" svg:y="0.50000000000pt" draw:align="center"/>
        </draw:rect>
        <draw:rect draw:style-name="gr11" xml:id="shape-727" draw:id="shape-727" draw:layer="particles" svg:width="1.67582140664pt" svg:height="1.88488101423pt" draw:transform="matrix(-0.97806239330 -0.34467408523 0.07076039722 -0.99749334142 603.95388340715pt 373.82049059036pt)">
          <draw:glue-point draw:id="4" svg:x="0.50000000000pt" svg:y="0.50000000000pt" draw:align="center"/>
        </draw:rect>
        <draw:rect draw:style-name="gr11" xml:id="shape-728" draw:id="shape-728" draw:layer="particles" svg:width="1.67582140664pt" svg:height="1.88488101423pt" draw:transform="matrix(-0.97806239330 -0.34467408523 0.07076039722 -0.99749334142 609.23409890695pt 366.75158012649pt)">
          <draw:glue-point draw:id="4" svg:x="0.50000000000pt" svg:y="0.50000000000pt" draw:align="center"/>
        </draw:rect>
        <draw:rect draw:style-name="gr11" xml:id="shape-729" draw:id="shape-729" draw:layer="particles" svg:width="3.84205236988pt" svg:height="3.44306831014pt" draw:transform="matrix(-0.99749334142 -0.07076039722 0.07076039722 -0.99749334142 619.69367922441pt 380.17241731688pt)">
          <draw:glue-point draw:id="4" svg:x="0.50000000000pt" svg:y="0.50000000000pt" draw:align="center"/>
        </draw:rect>
        <draw:rect draw:style-name="gr11" xml:id="shape-730" draw:id="shape-730" draw:layer="particles" svg:width="3.84205236988pt" svg:height="3.44306831014pt" draw:transform="matrix(-0.99749334142 -0.07076039722 0.07076039722 -0.99749334142 611.28410541646pt 363.58195679910pt)">
          <draw:glue-point draw:id="4" svg:x="0.50000000000pt" svg:y="0.50000000000pt" draw:align="center"/>
        </draw:rect>
        <draw:rect draw:style-name="gr11" xml:id="shape-731" draw:id="shape-731" draw:layer="particles" svg:width="2.32182708416pt" svg:height="3.44306831014pt" draw:transform="matrix(-0.99749334142 -0.07076039722 0.07076039722 -0.99749334142 609.68772566425pt 347.47481210681pt)">
          <draw:glue-point draw:id="4" svg:x="0.50000000000pt" svg:y="0.50000000000pt" draw:align="center"/>
        </draw:rect>
        <draw:rect draw:style-name="gr11" xml:id="shape-732" draw:id="shape-732" draw:layer="particles" svg:width="3.84205236988pt" svg:height="3.44306831014pt" draw:transform="matrix(-0.99749334142 -0.07076039722 0.07076039722 -0.99749334142 617.86355853113pt 348.05479109737pt)">
          <draw:glue-point draw:id="4" svg:x="0.50000000000pt" svg:y="0.50000000000pt" draw:align="center"/>
        </draw:rect>
        <draw:rect draw:style-name="gr11" xml:id="shape-733" draw:id="shape-733" draw:layer="particles" svg:width="3.84205236988pt" svg:height="3.44306831014pt" draw:transform="matrix(-0.99749334142 -0.07076039722 0.07076039722 -0.99749334142 617.86355853113pt 348.05479109737pt)">
          <draw:glue-point draw:id="4" svg:x="0.50000000000pt" svg:y="0.50000000000pt" draw:align="center"/>
        </draw:rect>
        <draw:rect draw:style-name="gr11" xml:id="shape-734" draw:id="shape-734" draw:layer="particles" svg:width="3.84205236988pt" svg:height="3.44306831014pt" draw:transform="matrix(-0.99749334142 -0.07076039722 0.07076039722 -0.99749334142 617.18866029452pt 347.31264565862pt)">
          <draw:glue-point draw:id="4" svg:x="0.50000000000pt" svg:y="0.50000000000pt" draw:align="center"/>
        </draw:rect>
        <draw:rect draw:style-name="gr12" xml:id="shape-735" draw:id="shape-735" draw:layer="particles" svg:width="3.33495585959pt" svg:height="2.12498131951pt" draw:transform="matrix(-0.99824771189 0.05917352195 -0.05917352195 -0.99824771189 608.44037122303pt 375.69890415595pt)">
          <draw:glue-point draw:id="4" svg:x="0.50000000000pt" svg:y="0.50000000000pt" draw:align="center"/>
        </draw:rect>
        <draw:rect draw:style-name="gr12" xml:id="shape-736" draw:id="shape-736" draw:layer="particles" svg:width="3.33495585959pt" svg:height="4.17718845718pt" draw:transform="matrix(-0.99824771189 0.05917352195 -0.05917352195 -0.99824771189 603.75341167900pt 382.73456466463pt)">
          <draw:glue-point draw:id="4" svg:x="0.50000000000pt" svg:y="0.50000000000pt" draw:align="center"/>
        </draw:rect>
        <draw:rect draw:style-name="gr12" xml:id="shape-737" draw:id="shape-737" draw:layer="particles" svg:width="3.33035977210pt" svg:height="2.12951117684pt" draw:transform="matrix(1.00010088764 -0.00881334552 -0.04023401637 0.99950369867 612.85433102052pt 386.05859608510pt)">
          <draw:glue-point draw:id="4" svg:x="0.50000000000pt" svg:y="0.50000000000pt" draw:align="center"/>
        </draw:rect>
        <draw:rect draw:style-name="gr12" xml:id="shape-738" draw:id="shape-738" draw:layer="particles" svg:width="1.44486224377pt" svg:height="1.17537313284pt" draw:transform="matrix(0.99755332317 0.18802928450 -0.03990578457 0.99134968058 606.53816873286pt 384.30324225573pt)">
          <draw:glue-point draw:id="4" svg:x="0.50000000000pt" svg:y="0.50000000000pt" draw:align="center"/>
        </draw:rect>
        <draw:rect draw:style-name="gr12" xml:id="shape-739" draw:id="shape-739" draw:layer="particles" svg:width="1.44486224377pt" svg:height="1.17537313284pt" draw:transform="matrix(0.99755332317 0.18802928450 -0.03990578457 0.99134968058 611.59425521235pt 386.97418182958pt)">
          <draw:glue-point draw:id="4" svg:x="0.50000000000pt" svg:y="0.50000000000pt" draw:align="center"/>
        </draw:rect>
        <draw:rect draw:style-name="gr12" xml:id="shape-740" draw:id="shape-740" draw:layer="particles" svg:width="1.44486224377pt" svg:height="1.17537313284pt" draw:transform="matrix(0.99755332317 0.18802928450 -0.03990578457 0.99134968058 606.53816873286pt 384.30324225573pt)">
          <draw:glue-point draw:id="4" svg:x="0.50000000000pt" svg:y="0.50000000000pt" draw:align="center"/>
        </draw:rect>
        <draw:rect draw:style-name="gr12" xml:id="shape-741" draw:id="shape-741" draw:layer="particles" svg:width="1.44486224377pt" svg:height="1.17537313284pt" draw:transform="matrix(0.99755332317 0.18802928450 -0.03990578457 0.99134968058 611.59425521235pt 386.97418182958pt)">
          <draw:glue-point draw:id="4" svg:x="0.50000000000pt" svg:y="0.50000000000pt" draw:align="center"/>
        </draw:rect>
        <draw:rect draw:style-name="gr12" xml:id="shape-742" draw:id="shape-742" draw:layer="particles" svg:width="1.44486224377pt" svg:height="1.17537313284pt" draw:transform="matrix(0.99755332317 0.18802928450 -0.03990578457 0.99134968058 614.63477032155pt 388.40624767479pt)">
          <draw:glue-point draw:id="4" svg:x="0.50000000000pt" svg:y="0.50000000000pt" draw:align="center"/>
        </draw:rect>
        <draw:rect draw:style-name="gr12" xml:id="shape-743" draw:id="shape-743" draw:layer="particles" svg:width="1.44486224377pt" svg:height="1.17537313284pt" draw:transform="matrix(0.99755332317 0.18802928450 -0.03990578457 0.99134968058 605.55698371424pt 389.03590030481pt)">
          <draw:glue-point draw:id="4" svg:x="0.50000000000pt" svg:y="0.50000000000pt" draw:align="center"/>
        </draw:rect>
        <draw:rect draw:style-name="gr11" xml:id="shape-744" draw:id="shape-744" draw:layer="particles" svg:width="3.84205236988pt" svg:height="6.76822194642pt" svg:x="576.77376903533pt" svg:y="387.02238054109pt">
          <draw:glue-point draw:id="4" svg:x="0.50000000000pt" svg:y="0.50000000000pt" draw:align="center"/>
        </draw:rect>
        <draw:rect draw:style-name="gr11" xml:id="shape-745" draw:id="shape-745" draw:layer="particles" svg:width="3.84205236988pt" svg:height="3.44306831014pt" svg:x="579.50589516502pt" svg:y="377.75242171852pt">
          <draw:glue-point draw:id="4" svg:x="0.50000000000pt" svg:y="0.50000000000pt" draw:align="center"/>
        </draw:rect>
        <draw:rect draw:style-name="gr11" xml:id="shape-746" draw:id="shape-746" draw:layer="particles" svg:width="1.67582140664pt" svg:height="1.88488101423pt" draw:transform="matrix(1.00000000000 0.27460202152 0.00000000000 1.00000000000 586.97655255089pt 344.05764652353pt)">
          <draw:glue-point draw:id="4" svg:x="0.50000000000pt" svg:y="0.50000000000pt" draw:align="center"/>
        </draw:rect>
        <draw:rect draw:style-name="gr11" xml:id="shape-747" draw:id="shape-747" draw:layer="particles" svg:width="1.67582140664pt" svg:height="1.88488101423pt" draw:transform="matrix(1.00000000000 0.27460202152 0.00000000000 1.00000000000 586.97655255089pt 344.05764652353pt)">
          <draw:glue-point draw:id="4" svg:x="0.50000000000pt" svg:y="0.50000000000pt" draw:align="center"/>
        </draw:rect>
        <draw:rect draw:style-name="gr11" xml:id="shape-748" draw:id="shape-748" draw:layer="particles" svg:width="3.84205236988pt" svg:height="3.44306831014pt" svg:x="582.74613790138pt" svg:y="347.92645101876pt">
          <draw:glue-point draw:id="4" svg:x="0.50000000000pt" svg:y="0.50000000000pt" draw:align="center"/>
        </draw:rect>
        <draw:rect draw:style-name="gr11" xml:id="shape-749" draw:id="shape-749" draw:layer="particles" svg:width="3.84205236988pt" svg:height="3.44306831014pt" svg:x="577.28188564202pt" svg:y="363.88026013330pt">
          <draw:glue-point draw:id="4" svg:x="0.50000000000pt" svg:y="0.50000000000pt" draw:align="center"/>
        </draw:rect>
        <draw:rect draw:style-name="gr11" xml:id="shape-750" draw:id="shape-750" draw:layer="particles" svg:width="3.84205236988pt" svg:height="3.44306831014pt" svg:x="577.28188564202pt" svg:y="363.88026013330pt">
          <draw:glue-point draw:id="4" svg:x="0.50000000000pt" svg:y="0.50000000000pt" draw:align="center"/>
        </draw:rect>
        <draw:rect draw:style-name="gr11" xml:id="shape-751" draw:id="shape-751" draw:layer="particles" svg:width="1.67582140664pt" svg:height="1.88488101423pt" draw:transform="matrix(1.00000000000 0.27460202152 0.00000000000 1.00000000000 581.30573862407pt 340.19127771421pt)">
          <draw:glue-point draw:id="4" svg:x="0.50000000000pt" svg:y="0.50000000000pt" draw:align="center"/>
        </draw:rect>
        <draw:rect draw:style-name="gr11" xml:id="shape-752" draw:id="shape-752" draw:layer="particles" svg:width="1.67582140664pt" svg:height="1.88488101423pt" draw:transform="matrix(1.00000000000 0.27460202152 0.00000000000 1.00000000000 573.55971967781pt 345.87864798281pt)">
          <draw:glue-point draw:id="4" svg:x="0.50000000000pt" svg:y="0.50000000000pt" draw:align="center"/>
        </draw:rect>
        <draw:rect draw:style-name="gr11" xml:id="shape-753" draw:id="shape-753" draw:layer="particles" svg:width="1.67582140664pt" svg:height="1.88488101423pt" draw:transform="matrix(1.00000000000 0.27460202152 0.00000000000 1.00000000000 579.51819579032pt 350.27289617910pt)">
          <draw:glue-point draw:id="4" svg:x="0.50000000000pt" svg:y="0.50000000000pt" draw:align="center"/>
        </draw:rect>
        <draw:rect draw:style-name="gr11" xml:id="shape-754" draw:id="shape-754" draw:layer="particles" svg:width="1.67582140664pt" svg:height="1.88488101423pt" draw:transform="matrix(1.00000000000 0.27460202152 0.00000000000 1.00000000000 580.11404340156pt 348.13815162884pt)">
          <draw:glue-point draw:id="4" svg:x="0.50000000000pt" svg:y="0.50000000000pt" draw:align="center"/>
        </draw:rect>
        <draw:rect draw:style-name="gr11" xml:id="shape-755" draw:id="shape-755" draw:layer="particles" svg:width="1.67582140664pt" svg:height="1.88488101423pt" draw:transform="matrix(1.00000000000 0.27460202152 0.00000000000 1.00000000000 586.07251951408pt 352.53239982514pt)">
          <draw:glue-point draw:id="4" svg:x="0.50000000000pt" svg:y="0.50000000000pt" draw:align="center"/>
        </draw:rect>
        <draw:rect draw:style-name="gr11" xml:id="shape-756" draw:id="shape-756" draw:layer="particles" svg:width="1.67582140664pt" svg:height="1.88488101423pt" draw:transform="matrix(1.00000000000 0.27460202152 0.00000000000 1.00000000000 575.34726251155pt 355.56297289383pt)">
          <draw:glue-point draw:id="4" svg:x="0.50000000000pt" svg:y="0.50000000000pt" draw:align="center"/>
        </draw:rect>
        <draw:rect draw:style-name="gr11" xml:id="shape-757" draw:id="shape-757" draw:layer="particles" svg:width="1.67582140664pt" svg:height="1.88488101423pt" draw:transform="matrix(1.00000000000 0.27460202152 0.00000000000 1.00000000000 581.30573862407pt 359.95722109012pt)">
          <draw:glue-point draw:id="4" svg:x="0.50000000000pt" svg:y="0.50000000000pt" draw:align="center"/>
        </draw:rect>
        <draw:rect draw:style-name="gr11" xml:id="shape-758" draw:id="shape-758" draw:layer="particles" svg:width="1.67582140664pt" svg:height="1.88488101423pt" draw:transform="matrix(1.00000000000 0.27460202152 0.00000000000 1.00000000000 574.43487085683pt 353.55428933525pt)">
          <draw:glue-point draw:id="4" svg:x="0.50000000000pt" svg:y="0.50000000000pt" draw:align="center"/>
        </draw:rect>
        <draw:rect draw:style-name="gr11" xml:id="shape-759" draw:id="shape-759" draw:layer="particles" svg:width="3.84205236988pt" svg:height="3.44306831014pt" draw:transform="matrix(-0.99749334142 -0.07076039722 0.07076039722 -0.99749334142 578.24344706180pt 377.99969362360pt)">
          <draw:glue-point draw:id="4" svg:x="0.50000000000pt" svg:y="0.50000000000pt" draw:align="center"/>
        </draw:rect>
        <draw:rect draw:style-name="gr11" xml:id="shape-760" draw:id="shape-760" draw:layer="particles" svg:width="2.32182708416pt" svg:height="3.44306831014pt" draw:transform="matrix(-0.99749334142 -0.07076039722 0.07076039722 -0.99749334142 582.00316825911pt 346.27860081052pt)">
          <draw:glue-point draw:id="4" svg:x="0.50000000000pt" svg:y="0.50000000000pt" draw:align="center"/>
        </draw:rect>
        <draw:rect draw:style-name="gr11" xml:id="shape-761" draw:id="shape-761" draw:layer="particles" svg:width="2.32182708416pt" svg:height="3.44306831014pt" draw:transform="matrix(-0.99749334142 -0.07076039722 0.07076039722 -0.99749334142 574.12497056731pt 340.66903015055pt)">
          <draw:glue-point draw:id="4" svg:x="0.50000000000pt" svg:y="0.50000000000pt" draw:align="center"/>
        </draw:rect>
        <draw:rect draw:style-name="gr11" xml:id="shape-762" draw:id="shape-762" draw:layer="particles" svg:width="3.84205236988pt" svg:height="3.44306831014pt" draw:transform="matrix(-0.99749334142 -0.07076039722 0.07076039722 -0.99749334142 576.41332636852pt 345.88206740409pt)">
          <draw:glue-point draw:id="4" svg:x="0.50000000000pt" svg:y="0.50000000000pt" draw:align="center"/>
        </draw:rect>
        <draw:rect draw:style-name="gr11" xml:id="shape-763" draw:id="shape-763" draw:layer="particles" svg:width="3.84205236988pt" svg:height="3.44306831014pt" draw:transform="matrix(-0.99749334142 -0.07076039722 0.07076039722 -0.99749334142 576.41332636852pt 345.88206740409pt)">
          <draw:glue-point draw:id="4" svg:x="0.50000000000pt" svg:y="0.50000000000pt" draw:align="center"/>
        </draw:rect>
        <draw:rect draw:style-name="gr11" xml:id="shape-764" draw:id="shape-764" draw:layer="particles" svg:width="1.67582140664pt" svg:height="1.88488101423pt" draw:transform="matrix(-0.97806239330 -0.34467408523 0.07076039722 -0.99749334142 586.48198076395pt 387.95182658149pt)">
          <draw:glue-point draw:id="4" svg:x="0.50000000000pt" svg:y="0.50000000000pt" draw:align="center"/>
        </draw:rect>
        <draw:rect draw:style-name="gr11" xml:id="shape-765" draw:id="shape-765" draw:layer="particles" svg:width="1.67582140664pt" svg:height="1.88488101423pt" draw:transform="matrix(-0.97806239330 -0.34467408523 0.07076039722 -0.99749334142 586.48198076395pt 387.95182658149pt)">
          <draw:glue-point draw:id="4" svg:x="0.50000000000pt" svg:y="0.50000000000pt" draw:align="center"/>
        </draw:rect>
        <draw:rect draw:style-name="gr11" xml:id="shape-766" draw:id="shape-766" draw:layer="particles" svg:width="1.67582140664pt" svg:height="1.88488101423pt" draw:transform="matrix(-0.97806239330 -0.34467408523 0.07076039722 -0.99749334142 577.45030237412pt 380.53916717179pt)">
          <draw:glue-point draw:id="4" svg:x="0.50000000000pt" svg:y="0.50000000000pt" draw:align="center"/>
        </draw:rect>
        <draw:rect draw:style-name="gr11" xml:id="shape-767" draw:id="shape-767" draw:layer="particles" svg:width="1.67582140664pt" svg:height="1.88488101423pt" draw:transform="matrix(-0.97806239330 -0.34467408523 0.07076039722 -0.99749334142 579.94674377546pt 370.60930712324pt)">
          <draw:glue-point draw:id="4" svg:x="0.50000000000pt" svg:y="0.50000000000pt" draw:align="center"/>
        </draw:rect>
        <draw:rect draw:style-name="gr11" xml:id="shape-768" draw:id="shape-768" draw:layer="particles" svg:width="1.67582140664pt" svg:height="1.88488101423pt" draw:transform="matrix(-0.97806239330 -0.34467408523 0.07076039722 -0.99749334142 573.56873287898pt 367.89168073121pt)">
          <draw:glue-point draw:id="4" svg:x="0.50000000000pt" svg:y="0.50000000000pt" draw:align="center"/>
        </draw:rect>
        <draw:rect draw:style-name="gr11" xml:id="shape-769" draw:id="shape-769" draw:layer="particles" svg:width="1.67582140664pt" svg:height="1.88488101423pt" draw:transform="matrix(-0.97806239330 -0.34467408523 0.07076039722 -0.99749334142 578.84894837878pt 360.82277026734pt)">
          <draw:glue-point draw:id="4" svg:x="0.50000000000pt" svg:y="0.50000000000pt" draw:align="center"/>
        </draw:rect>
        <draw:rect draw:style-name="gr11" xml:id="shape-770" draw:id="shape-770" draw:layer="particles" svg:width="3.84205236988pt" svg:height="3.44306831014pt" draw:transform="matrix(-0.99749334142 -0.07076039722 0.07076039722 -0.99749334142 589.30852869624pt 374.24360745773pt)">
          <draw:glue-point draw:id="4" svg:x="0.50000000000pt" svg:y="0.50000000000pt" draw:align="center"/>
        </draw:rect>
        <draw:rect draw:style-name="gr11" xml:id="shape-771" draw:id="shape-771" draw:layer="particles" svg:width="3.84205236988pt" svg:height="3.44306831014pt" draw:transform="matrix(-0.99749334142 -0.07076039722 0.07076039722 -0.99749334142 580.89895488829pt 357.65314693995pt)">
          <draw:glue-point draw:id="4" svg:x="0.50000000000pt" svg:y="0.50000000000pt" draw:align="center"/>
        </draw:rect>
        <draw:rect draw:style-name="gr11" xml:id="shape-772" draw:id="shape-772" draw:layer="particles" svg:width="2.32182708416pt" svg:height="3.44306831014pt" draw:transform="matrix(-0.99749334142 -0.07076039722 0.07076039722 -0.99749334142 579.30257513608pt 341.54600224766pt)">
          <draw:glue-point draw:id="4" svg:x="0.50000000000pt" svg:y="0.50000000000pt" draw:align="center"/>
        </draw:rect>
        <draw:rect draw:style-name="gr11" xml:id="shape-773" draw:id="shape-773" draw:layer="particles" svg:width="3.84205236988pt" svg:height="3.44306831014pt" draw:transform="matrix(-0.99749334142 -0.07076039722 0.07076039722 -0.99749334142 587.47840800296pt 342.12598123822pt)">
          <draw:glue-point draw:id="4" svg:x="0.50000000000pt" svg:y="0.50000000000pt" draw:align="center"/>
        </draw:rect>
        <draw:rect draw:style-name="gr11" xml:id="shape-774" draw:id="shape-774" draw:layer="particles" svg:width="3.84205236988pt" svg:height="3.44306831014pt" draw:transform="matrix(-0.99749334142 -0.07076039722 0.07076039722 -0.99749334142 587.47840800296pt 342.12598123822pt)">
          <draw:glue-point draw:id="4" svg:x="0.50000000000pt" svg:y="0.50000000000pt" draw:align="center"/>
        </draw:rect>
        <draw:rect draw:style-name="gr11" xml:id="shape-775" draw:id="shape-775" draw:layer="particles" svg:width="3.84205236988pt" svg:height="3.44306831014pt" draw:transform="matrix(-0.99749334142 -0.07076039722 0.07076039722 -0.99749334142 586.80350976635pt 341.38383579947pt)">
          <draw:glue-point draw:id="4" svg:x="0.50000000000pt" svg:y="0.50000000000pt" draw:align="center"/>
        </draw:rect>
        <draw:rect draw:style-name="gr12" xml:id="shape-776" draw:id="shape-776" draw:layer="particles" svg:width="3.33495585959pt" svg:height="2.12498131951pt" draw:transform="matrix(-0.99824771189 0.05917352195 -0.05917352195 -0.99824771189 578.05522069486pt 369.77009429680pt)">
          <draw:glue-point draw:id="4" svg:x="0.50000000000pt" svg:y="0.50000000000pt" draw:align="center"/>
        </draw:rect>
        <draw:rect draw:style-name="gr12" xml:id="shape-777" draw:id="shape-777" draw:layer="particles" svg:width="3.33495585959pt" svg:height="4.17718845718pt" draw:transform="matrix(-0.99824771189 0.05917352195 -0.05917352195 -0.99824771189 573.36826115083pt 376.80575480548pt)">
          <draw:glue-point draw:id="4" svg:x="0.50000000000pt" svg:y="0.50000000000pt" draw:align="center"/>
        </draw:rect>
        <draw:rect draw:style-name="gr12" xml:id="shape-778" draw:id="shape-778" draw:layer="particles" svg:width="3.33035977210pt" svg:height="2.12951117684pt" draw:transform="matrix(1.00010088764 -0.00881334552 -0.04023401637 0.99950369867 582.46918049235pt 380.12978622595pt)">
          <draw:glue-point draw:id="4" svg:x="0.50000000000pt" svg:y="0.50000000000pt" draw:align="center"/>
        </draw:rect>
        <draw:rect draw:style-name="gr12" xml:id="shape-779" draw:id="shape-779" draw:layer="particles" svg:width="1.44486224377pt" svg:height="1.17537313284pt" draw:transform="matrix(0.99755332317 0.18802928450 -0.03990578457 0.99134968058 576.15301820469pt 378.37443239658pt)">
          <draw:glue-point draw:id="4" svg:x="0.50000000000pt" svg:y="0.50000000000pt" draw:align="center"/>
        </draw:rect>
        <draw:rect draw:style-name="gr12" xml:id="shape-780" draw:id="shape-780" draw:layer="particles" svg:width="1.44486224377pt" svg:height="1.17537313284pt" draw:transform="matrix(0.99755332317 0.18802928450 -0.03990578457 0.99134968058 581.20910468418pt 381.04537197043pt)">
          <draw:glue-point draw:id="4" svg:x="0.50000000000pt" svg:y="0.50000000000pt" draw:align="center"/>
        </draw:rect>
        <draw:rect draw:style-name="gr12" xml:id="shape-781" draw:id="shape-781" draw:layer="particles" svg:width="1.44486224377pt" svg:height="1.17537313284pt" draw:transform="matrix(0.99755332317 0.18802928450 -0.03990578457 0.99134968058 576.15301820469pt 378.37443239658pt)">
          <draw:glue-point draw:id="4" svg:x="0.50000000000pt" svg:y="0.50000000000pt" draw:align="center"/>
        </draw:rect>
        <draw:rect draw:style-name="gr12" xml:id="shape-782" draw:id="shape-782" draw:layer="particles" svg:width="1.44486224377pt" svg:height="1.17537313284pt" draw:transform="matrix(0.99755332317 0.18802928450 -0.03990578457 0.99134968058 581.20910468418pt 381.04537197043pt)">
          <draw:glue-point draw:id="4" svg:x="0.50000000000pt" svg:y="0.50000000000pt" draw:align="center"/>
        </draw:rect>
        <draw:rect draw:style-name="gr12" xml:id="shape-783" draw:id="shape-783" draw:layer="particles" svg:width="1.44486224377pt" svg:height="1.17537313284pt" draw:transform="matrix(0.99755332317 0.18802928450 -0.03990578457 0.99134968058 584.24961979338pt 382.47743781564pt)">
          <draw:glue-point draw:id="4" svg:x="0.50000000000pt" svg:y="0.50000000000pt" draw:align="center"/>
        </draw:rect>
        <draw:rect draw:style-name="gr12" xml:id="shape-784" draw:id="shape-784" draw:layer="particles" svg:width="1.44486224377pt" svg:height="1.17537313284pt" draw:transform="matrix(0.99755332317 0.18802928450 -0.03990578457 0.99134968058 575.17183318607pt 383.10709044566pt)">
          <draw:glue-point draw:id="4" svg:x="0.50000000000pt" svg:y="0.50000000000pt" draw:align="center"/>
        </draw:rect>
        <draw:rect draw:style-name="gr11" xml:id="shape-785" draw:id="shape-785" draw:layer="particles" svg:width="3.84205236988pt" svg:height="6.76822194642pt" svg:x="539.71870741561pt" svg:y="390.72788670306pt">
          <draw:glue-point draw:id="4" svg:x="0.50000000000pt" svg:y="0.50000000000pt" draw:align="center"/>
        </draw:rect>
        <draw:rect draw:style-name="gr11" xml:id="shape-786" draw:id="shape-786" draw:layer="particles" svg:width="3.84205236988pt" svg:height="3.44306831014pt" svg:x="542.45083354530pt" svg:y="381.45792788049pt">
          <draw:glue-point draw:id="4" svg:x="0.50000000000pt" svg:y="0.50000000000pt" draw:align="center"/>
        </draw:rect>
        <draw:rect draw:style-name="gr11" xml:id="shape-787" draw:id="shape-787" draw:layer="particles" svg:width="1.67582140664pt" svg:height="1.88488101423pt" draw:transform="matrix(1.00000000000 0.27460202152 0.00000000000 1.00000000000 549.92149093117pt 347.76315268550pt)">
          <draw:glue-point draw:id="4" svg:x="0.50000000000pt" svg:y="0.50000000000pt" draw:align="center"/>
        </draw:rect>
        <draw:rect draw:style-name="gr11" xml:id="shape-788" draw:id="shape-788" draw:layer="particles" svg:width="1.67582140664pt" svg:height="1.88488101423pt" draw:transform="matrix(1.00000000000 0.27460202152 0.00000000000 1.00000000000 549.92149093117pt 347.76315268550pt)">
          <draw:glue-point draw:id="4" svg:x="0.50000000000pt" svg:y="0.50000000000pt" draw:align="center"/>
        </draw:rect>
        <draw:rect draw:style-name="gr11" xml:id="shape-789" draw:id="shape-789" draw:layer="particles" svg:width="3.84205236988pt" svg:height="3.44306831014pt" svg:x="545.69107628166pt" svg:y="351.63195718073pt">
          <draw:glue-point draw:id="4" svg:x="0.50000000000pt" svg:y="0.50000000000pt" draw:align="center"/>
        </draw:rect>
        <draw:rect draw:style-name="gr11" xml:id="shape-790" draw:id="shape-790" draw:layer="particles" svg:width="3.84205236988pt" svg:height="3.44306831014pt" svg:x="540.22682402230pt" svg:y="367.58576629527pt">
          <draw:glue-point draw:id="4" svg:x="0.50000000000pt" svg:y="0.50000000000pt" draw:align="center"/>
        </draw:rect>
        <draw:rect draw:style-name="gr11" xml:id="shape-791" draw:id="shape-791" draw:layer="particles" svg:width="3.84205236988pt" svg:height="3.44306831014pt" svg:x="540.22682402230pt" svg:y="367.58576629527pt">
          <draw:glue-point draw:id="4" svg:x="0.50000000000pt" svg:y="0.50000000000pt" draw:align="center"/>
        </draw:rect>
        <draw:rect draw:style-name="gr11" xml:id="shape-792" draw:id="shape-792" draw:layer="particles" svg:width="1.67582140664pt" svg:height="1.88488101423pt" draw:transform="matrix(1.00000000000 0.27460202152 0.00000000000 1.00000000000 544.25067700435pt 343.89678387618pt)">
          <draw:glue-point draw:id="4" svg:x="0.50000000000pt" svg:y="0.50000000000pt" draw:align="center"/>
        </draw:rect>
        <draw:rect draw:style-name="gr11" xml:id="shape-793" draw:id="shape-793" draw:layer="particles" svg:width="1.67582140664pt" svg:height="1.88488101423pt" draw:transform="matrix(1.00000000000 0.27460202152 0.00000000000 1.00000000000 536.50465805809pt 349.58415414478pt)">
          <draw:glue-point draw:id="4" svg:x="0.50000000000pt" svg:y="0.50000000000pt" draw:align="center"/>
        </draw:rect>
        <draw:rect draw:style-name="gr11" xml:id="shape-794" draw:id="shape-794" draw:layer="particles" svg:width="1.67582140664pt" svg:height="1.88488101423pt" draw:transform="matrix(1.00000000000 0.27460202152 0.00000000000 1.00000000000 542.46313417060pt 353.97840234107pt)">
          <draw:glue-point draw:id="4" svg:x="0.50000000000pt" svg:y="0.50000000000pt" draw:align="center"/>
        </draw:rect>
        <draw:rect draw:style-name="gr11" xml:id="shape-795" draw:id="shape-795" draw:layer="particles" svg:width="1.67582140664pt" svg:height="1.88488101423pt" draw:transform="matrix(1.00000000000 0.27460202152 0.00000000000 1.00000000000 543.05898178184pt 351.84365779081pt)">
          <draw:glue-point draw:id="4" svg:x="0.50000000000pt" svg:y="0.50000000000pt" draw:align="center"/>
        </draw:rect>
        <draw:rect draw:style-name="gr11" xml:id="shape-796" draw:id="shape-796" draw:layer="particles" svg:width="1.67582140664pt" svg:height="1.88488101423pt" draw:transform="matrix(1.00000000000 0.27460202152 0.00000000000 1.00000000000 549.01745789436pt 356.23790598711pt)">
          <draw:glue-point draw:id="4" svg:x="0.50000000000pt" svg:y="0.50000000000pt" draw:align="center"/>
        </draw:rect>
        <draw:rect draw:style-name="gr11" xml:id="shape-797" draw:id="shape-797" draw:layer="particles" svg:width="1.67582140664pt" svg:height="1.88488101423pt" draw:transform="matrix(1.00000000000 0.27460202152 0.00000000000 1.00000000000 538.29220089183pt 359.26847905580pt)">
          <draw:glue-point draw:id="4" svg:x="0.50000000000pt" svg:y="0.50000000000pt" draw:align="center"/>
        </draw:rect>
        <draw:rect draw:style-name="gr11" xml:id="shape-798" draw:id="shape-798" draw:layer="particles" svg:width="1.67582140664pt" svg:height="1.88488101423pt" draw:transform="matrix(1.00000000000 0.27460202152 0.00000000000 1.00000000000 544.25067700435pt 363.66272725209pt)">
          <draw:glue-point draw:id="4" svg:x="0.50000000000pt" svg:y="0.50000000000pt" draw:align="center"/>
        </draw:rect>
        <draw:rect draw:style-name="gr11" xml:id="shape-799" draw:id="shape-799" draw:layer="particles" svg:width="1.67582140664pt" svg:height="1.88488101423pt" draw:transform="matrix(1.00000000000 0.27460202152 0.00000000000 1.00000000000 537.37980923711pt 357.25979549722pt)">
          <draw:glue-point draw:id="4" svg:x="0.50000000000pt" svg:y="0.50000000000pt" draw:align="center"/>
        </draw:rect>
        <draw:rect draw:style-name="gr11" xml:id="shape-800" draw:id="shape-800" draw:layer="particles" svg:width="3.84205236988pt" svg:height="3.44306831014pt" draw:transform="matrix(-0.99749334142 -0.07076039722 0.07076039722 -0.99749334142 541.18838544208pt 381.70519978557pt)">
          <draw:glue-point draw:id="4" svg:x="0.50000000000pt" svg:y="0.50000000000pt" draw:align="center"/>
        </draw:rect>
        <draw:rect draw:style-name="gr11" xml:id="shape-801" draw:id="shape-801" draw:layer="particles" svg:width="2.32182708416pt" svg:height="3.44306831014pt" draw:transform="matrix(-0.99749334142 -0.07076039722 0.07076039722 -0.99749334142 544.94810663939pt 349.98410697249pt)">
          <draw:glue-point draw:id="4" svg:x="0.50000000000pt" svg:y="0.50000000000pt" draw:align="center"/>
        </draw:rect>
        <draw:rect draw:style-name="gr11" xml:id="shape-802" draw:id="shape-802" draw:layer="particles" svg:width="2.32182708416pt" svg:height="3.44306831014pt" draw:transform="matrix(-0.99749334142 -0.07076039722 0.07076039722 -0.99749334142 537.06990894759pt 344.37453631252pt)">
          <draw:glue-point draw:id="4" svg:x="0.50000000000pt" svg:y="0.50000000000pt" draw:align="center"/>
        </draw:rect>
        <draw:rect draw:style-name="gr11" xml:id="shape-803" draw:id="shape-803" draw:layer="particles" svg:width="3.84205236988pt" svg:height="3.44306831014pt" draw:transform="matrix(-0.99749334142 -0.07076039722 0.07076039722 -0.99749334142 539.35826474880pt 349.58757356606pt)">
          <draw:glue-point draw:id="4" svg:x="0.50000000000pt" svg:y="0.50000000000pt" draw:align="center"/>
        </draw:rect>
        <draw:rect draw:style-name="gr11" xml:id="shape-804" draw:id="shape-804" draw:layer="particles" svg:width="3.84205236988pt" svg:height="3.44306831014pt" draw:transform="matrix(-0.99749334142 -0.07076039722 0.07076039722 -0.99749334142 539.35826474880pt 349.58757356606pt)">
          <draw:glue-point draw:id="4" svg:x="0.50000000000pt" svg:y="0.50000000000pt" draw:align="center"/>
        </draw:rect>
        <draw:rect draw:style-name="gr11" xml:id="shape-805" draw:id="shape-805" draw:layer="particles" svg:width="1.67582140664pt" svg:height="1.88488101423pt" draw:transform="matrix(-0.97806239330 -0.34467408523 0.07076039722 -0.99749334142 549.42691914423pt 391.65733274346pt)">
          <draw:glue-point draw:id="4" svg:x="0.50000000000pt" svg:y="0.50000000000pt" draw:align="center"/>
        </draw:rect>
        <draw:rect draw:style-name="gr11" xml:id="shape-806" draw:id="shape-806" draw:layer="particles" svg:width="1.67582140664pt" svg:height="1.88488101423pt" draw:transform="matrix(-0.97806239330 -0.34467408523 0.07076039722 -0.99749334142 549.42691914423pt 391.65733274346pt)">
          <draw:glue-point draw:id="4" svg:x="0.50000000000pt" svg:y="0.50000000000pt" draw:align="center"/>
        </draw:rect>
        <draw:rect draw:style-name="gr11" xml:id="shape-807" draw:id="shape-807" draw:layer="particles" svg:width="1.67582140664pt" svg:height="1.88488101423pt" draw:transform="matrix(-0.97806239330 -0.34467408523 0.07076039722 -0.99749334142 540.39524075440pt 384.24467333376pt)">
          <draw:glue-point draw:id="4" svg:x="0.50000000000pt" svg:y="0.50000000000pt" draw:align="center"/>
        </draw:rect>
        <draw:rect draw:style-name="gr11" xml:id="shape-808" draw:id="shape-808" draw:layer="particles" svg:width="1.67582140664pt" svg:height="1.88488101423pt" draw:transform="matrix(-0.97806239330 -0.34467408523 0.07076039722 -0.99749334142 542.89168215574pt 374.31481328521pt)">
          <draw:glue-point draw:id="4" svg:x="0.50000000000pt" svg:y="0.50000000000pt" draw:align="center"/>
        </draw:rect>
        <draw:rect draw:style-name="gr11" xml:id="shape-809" draw:id="shape-809" draw:layer="particles" svg:width="1.67582140664pt" svg:height="1.88488101423pt" draw:transform="matrix(-0.97806239330 -0.34467408523 0.07076039722 -0.99749334142 536.51367125926pt 371.59718689318pt)">
          <draw:glue-point draw:id="4" svg:x="0.50000000000pt" svg:y="0.50000000000pt" draw:align="center"/>
        </draw:rect>
        <draw:rect draw:style-name="gr11" xml:id="shape-810" draw:id="shape-810" draw:layer="particles" svg:width="1.67582140664pt" svg:height="1.88488101423pt" draw:transform="matrix(-0.97806239330 -0.34467408523 0.07076039722 -0.99749334142 541.79388675906pt 364.52827642931pt)">
          <draw:glue-point draw:id="4" svg:x="0.50000000000pt" svg:y="0.50000000000pt" draw:align="center"/>
        </draw:rect>
        <draw:rect draw:style-name="gr11" xml:id="shape-811" draw:id="shape-811" draw:layer="particles" svg:width="3.84205236988pt" svg:height="3.44306831014pt" draw:transform="matrix(-0.99749334142 -0.07076039722 0.07076039722 -0.99749334142 552.25346707652pt 377.94911361970pt)">
          <draw:glue-point draw:id="4" svg:x="0.50000000000pt" svg:y="0.50000000000pt" draw:align="center"/>
        </draw:rect>
        <draw:rect draw:style-name="gr11" xml:id="shape-812" draw:id="shape-812" draw:layer="particles" svg:width="3.84205236988pt" svg:height="3.44306831014pt" draw:transform="matrix(-0.99749334142 -0.07076039722 0.07076039722 -0.99749334142 543.84389326857pt 361.35865310192pt)">
          <draw:glue-point draw:id="4" svg:x="0.50000000000pt" svg:y="0.50000000000pt" draw:align="center"/>
        </draw:rect>
        <draw:rect draw:style-name="gr11" xml:id="shape-813" draw:id="shape-813" draw:layer="particles" svg:width="2.32182708416pt" svg:height="3.44306831014pt" draw:transform="matrix(-0.99749334142 -0.07076039722 0.07076039722 -0.99749334142 542.24751351636pt 345.25150840963pt)">
          <draw:glue-point draw:id="4" svg:x="0.50000000000pt" svg:y="0.50000000000pt" draw:align="center"/>
        </draw:rect>
        <draw:rect draw:style-name="gr11" xml:id="shape-814" draw:id="shape-814" draw:layer="particles" svg:width="3.84205236988pt" svg:height="3.44306831014pt" draw:transform="matrix(-0.99749334142 -0.07076039722 0.07076039722 -0.99749334142 550.42334638324pt 345.83148740019pt)">
          <draw:glue-point draw:id="4" svg:x="0.50000000000pt" svg:y="0.50000000000pt" draw:align="center"/>
        </draw:rect>
        <draw:rect draw:style-name="gr11" xml:id="shape-815" draw:id="shape-815" draw:layer="particles" svg:width="3.84205236988pt" svg:height="3.44306831014pt" draw:transform="matrix(-0.99749334142 -0.07076039722 0.07076039722 -0.99749334142 550.42334638324pt 345.83148740019pt)">
          <draw:glue-point draw:id="4" svg:x="0.50000000000pt" svg:y="0.50000000000pt" draw:align="center"/>
        </draw:rect>
        <draw:rect draw:style-name="gr11" xml:id="shape-816" draw:id="shape-816" draw:layer="particles" svg:width="3.84205236988pt" svg:height="3.44306831014pt" draw:transform="matrix(-0.99749334142 -0.07076039722 0.07076039722 -0.99749334142 549.74844814663pt 345.08934196144pt)">
          <draw:glue-point draw:id="4" svg:x="0.50000000000pt" svg:y="0.50000000000pt" draw:align="center"/>
        </draw:rect>
        <draw:rect draw:style-name="gr12" xml:id="shape-817" draw:id="shape-817" draw:layer="particles" svg:width="3.33495585959pt" svg:height="2.12498131951pt" draw:transform="matrix(-0.99824771189 0.05917352195 -0.05917352195 -0.99824771189 541.00015907514pt 373.47560045877pt)">
          <draw:glue-point draw:id="4" svg:x="0.50000000000pt" svg:y="0.50000000000pt" draw:align="center"/>
        </draw:rect>
        <draw:rect draw:style-name="gr12" xml:id="shape-818" draw:id="shape-818" draw:layer="particles" svg:width="3.33495585959pt" svg:height="4.17718845718pt" draw:transform="matrix(-0.99824771189 0.05917352195 -0.05917352195 -0.99824771189 536.31319953111pt 380.51126096745pt)">
          <draw:glue-point draw:id="4" svg:x="0.50000000000pt" svg:y="0.50000000000pt" draw:align="center"/>
        </draw:rect>
        <draw:rect draw:style-name="gr12" xml:id="shape-819" draw:id="shape-819" draw:layer="particles" svg:width="3.33035977210pt" svg:height="2.12951117684pt" draw:transform="matrix(1.00010088764 -0.00881334552 -0.04023401637 0.99950369867 545.41411887263pt 383.83529238792pt)">
          <draw:glue-point draw:id="4" svg:x="0.50000000000pt" svg:y="0.50000000000pt" draw:align="center"/>
        </draw:rect>
        <draw:rect draw:style-name="gr12" xml:id="shape-820" draw:id="shape-820" draw:layer="particles" svg:width="1.44486224377pt" svg:height="1.17537313284pt" draw:transform="matrix(0.99755332317 0.18802928450 -0.03990578457 0.99134968058 539.09795658497pt 382.07993855855pt)">
          <draw:glue-point draw:id="4" svg:x="0.50000000000pt" svg:y="0.50000000000pt" draw:align="center"/>
        </draw:rect>
        <draw:rect draw:style-name="gr12" xml:id="shape-821" draw:id="shape-821" draw:layer="particles" svg:width="1.44486224377pt" svg:height="1.17537313284pt" draw:transform="matrix(0.99755332317 0.18802928450 -0.03990578457 0.99134968058 544.15404306446pt 384.75087813240pt)">
          <draw:glue-point draw:id="4" svg:x="0.50000000000pt" svg:y="0.50000000000pt" draw:align="center"/>
        </draw:rect>
        <draw:rect draw:style-name="gr12" xml:id="shape-822" draw:id="shape-822" draw:layer="particles" svg:width="1.44486224377pt" svg:height="1.17537313284pt" draw:transform="matrix(0.99755332317 0.18802928450 -0.03990578457 0.99134968058 539.09795658497pt 382.07993855855pt)">
          <draw:glue-point draw:id="4" svg:x="0.50000000000pt" svg:y="0.50000000000pt" draw:align="center"/>
        </draw:rect>
        <draw:rect draw:style-name="gr12" xml:id="shape-823" draw:id="shape-823" draw:layer="particles" svg:width="1.44486224377pt" svg:height="1.17537313284pt" draw:transform="matrix(0.99755332317 0.18802928450 -0.03990578457 0.99134968058 544.15404306446pt 384.75087813240pt)">
          <draw:glue-point draw:id="4" svg:x="0.50000000000pt" svg:y="0.50000000000pt" draw:align="center"/>
        </draw:rect>
        <draw:rect draw:style-name="gr12" xml:id="shape-824" draw:id="shape-824" draw:layer="particles" svg:width="1.44486224377pt" svg:height="1.17537313284pt" draw:transform="matrix(0.99755332317 0.18802928450 -0.03990578457 0.99134968058 547.19455817366pt 386.18294397761pt)">
          <draw:glue-point draw:id="4" svg:x="0.50000000000pt" svg:y="0.50000000000pt" draw:align="center"/>
        </draw:rect>
        <draw:rect draw:style-name="gr12" xml:id="shape-825" draw:id="shape-825" draw:layer="particles" svg:width="1.44486224377pt" svg:height="1.17537313284pt" draw:transform="matrix(0.99755332317 0.18802928450 -0.03990578457 0.99134968058 538.11677156635pt 386.81259660763pt)">
          <draw:glue-point draw:id="4" svg:x="0.50000000000pt" svg:y="0.50000000000pt" draw:align="center"/>
        </draw:rect>
        <draw:rect draw:style-name="gr11" xml:id="shape-826" draw:id="shape-826" draw:layer="particles" svg:width="3.84205236988pt" svg:height="6.76822194642pt" svg:x="505.62805072547pt" svg:y="385.54017807630pt">
          <draw:glue-point draw:id="4" svg:x="0.50000000000pt" svg:y="0.50000000000pt" draw:align="center"/>
        </draw:rect>
        <draw:rect draw:style-name="gr11" xml:id="shape-827" draw:id="shape-827" draw:layer="particles" svg:width="3.84205236988pt" svg:height="3.44306831014pt" svg:x="508.36017685516pt" svg:y="376.27021925373pt">
          <draw:glue-point draw:id="4" svg:x="0.50000000000pt" svg:y="0.50000000000pt" draw:align="center"/>
        </draw:rect>
        <draw:rect draw:style-name="gr11" xml:id="shape-828" draw:id="shape-828" draw:layer="particles" svg:width="1.67582140664pt" svg:height="1.88488101423pt" draw:transform="matrix(1.00000000000 0.27460202152 0.00000000000 1.00000000000 515.83083424103pt 342.57544405874pt)">
          <draw:glue-point draw:id="4" svg:x="0.50000000000pt" svg:y="0.50000000000pt" draw:align="center"/>
        </draw:rect>
        <draw:rect draw:style-name="gr11" xml:id="shape-829" draw:id="shape-829" draw:layer="particles" svg:width="1.67582140664pt" svg:height="1.88488101423pt" draw:transform="matrix(1.00000000000 0.27460202152 0.00000000000 1.00000000000 515.83083424103pt 342.57544405874pt)">
          <draw:glue-point draw:id="4" svg:x="0.50000000000pt" svg:y="0.50000000000pt" draw:align="center"/>
        </draw:rect>
        <draw:rect draw:style-name="gr11" xml:id="shape-830" draw:id="shape-830" draw:layer="particles" svg:width="3.84205236988pt" svg:height="3.44306831014pt" svg:x="511.60041959152pt" svg:y="346.44424855397pt">
          <draw:glue-point draw:id="4" svg:x="0.50000000000pt" svg:y="0.50000000000pt" draw:align="center"/>
        </draw:rect>
        <draw:rect draw:style-name="gr11" xml:id="shape-831" draw:id="shape-831" draw:layer="particles" svg:width="3.84205236988pt" svg:height="3.44306831014pt" svg:x="506.13616733216pt" svg:y="362.39805766851pt">
          <draw:glue-point draw:id="4" svg:x="0.50000000000pt" svg:y="0.50000000000pt" draw:align="center"/>
        </draw:rect>
        <draw:rect draw:style-name="gr11" xml:id="shape-832" draw:id="shape-832" draw:layer="particles" svg:width="3.84205236988pt" svg:height="3.44306831014pt" svg:x="506.13616733216pt" svg:y="362.39805766851pt">
          <draw:glue-point draw:id="4" svg:x="0.50000000000pt" svg:y="0.50000000000pt" draw:align="center"/>
        </draw:rect>
        <draw:rect draw:style-name="gr11" xml:id="shape-833" draw:id="shape-833" draw:layer="particles" svg:width="1.67582140664pt" svg:height="1.88488101423pt" draw:transform="matrix(1.00000000000 0.27460202152 0.00000000000 1.00000000000 510.16002031421pt 338.70907524942pt)">
          <draw:glue-point draw:id="4" svg:x="0.50000000000pt" svg:y="0.50000000000pt" draw:align="center"/>
        </draw:rect>
        <draw:rect draw:style-name="gr11" xml:id="shape-834" draw:id="shape-834" draw:layer="particles" svg:width="1.67582140664pt" svg:height="1.88488101423pt" draw:transform="matrix(1.00000000000 0.27460202152 0.00000000000 1.00000000000 502.41400136795pt 344.39644551802pt)">
          <draw:glue-point draw:id="4" svg:x="0.50000000000pt" svg:y="0.50000000000pt" draw:align="center"/>
        </draw:rect>
        <draw:rect draw:style-name="gr11" xml:id="shape-835" draw:id="shape-835" draw:layer="particles" svg:width="1.67582140664pt" svg:height="1.88488101423pt" draw:transform="matrix(1.00000000000 0.27460202152 0.00000000000 1.00000000000 508.37247748046pt 348.79069371431pt)">
          <draw:glue-point draw:id="4" svg:x="0.50000000000pt" svg:y="0.50000000000pt" draw:align="center"/>
        </draw:rect>
        <draw:rect draw:style-name="gr11" xml:id="shape-836" draw:id="shape-836" draw:layer="particles" svg:width="1.67582140664pt" svg:height="1.88488101423pt" draw:transform="matrix(1.00000000000 0.27460202152 0.00000000000 1.00000000000 508.96832509170pt 346.65594916405pt)">
          <draw:glue-point draw:id="4" svg:x="0.50000000000pt" svg:y="0.50000000000pt" draw:align="center"/>
        </draw:rect>
        <draw:rect draw:style-name="gr11" xml:id="shape-837" draw:id="shape-837" draw:layer="particles" svg:width="1.67582140664pt" svg:height="1.88488101423pt" draw:transform="matrix(1.00000000000 0.27460202152 0.00000000000 1.00000000000 514.92680120422pt 351.05019736035pt)">
          <draw:glue-point draw:id="4" svg:x="0.50000000000pt" svg:y="0.50000000000pt" draw:align="center"/>
        </draw:rect>
        <draw:rect draw:style-name="gr11" xml:id="shape-838" draw:id="shape-838" draw:layer="particles" svg:width="1.67582140664pt" svg:height="1.88488101423pt" draw:transform="matrix(1.00000000000 0.27460202152 0.00000000000 1.00000000000 504.20154420169pt 354.08077042904pt)">
          <draw:glue-point draw:id="4" svg:x="0.50000000000pt" svg:y="0.50000000000pt" draw:align="center"/>
        </draw:rect>
        <draw:rect draw:style-name="gr11" xml:id="shape-839" draw:id="shape-839" draw:layer="particles" svg:width="1.67582140664pt" svg:height="1.88488101423pt" draw:transform="matrix(1.00000000000 0.27460202152 0.00000000000 1.00000000000 510.16002031421pt 358.47501862533pt)">
          <draw:glue-point draw:id="4" svg:x="0.50000000000pt" svg:y="0.50000000000pt" draw:align="center"/>
        </draw:rect>
        <draw:rect draw:style-name="gr11" xml:id="shape-840" draw:id="shape-840" draw:layer="particles" svg:width="1.67582140664pt" svg:height="1.88488101423pt" draw:transform="matrix(1.00000000000 0.27460202152 0.00000000000 1.00000000000 503.28915254697pt 352.07208687046pt)">
          <draw:glue-point draw:id="4" svg:x="0.50000000000pt" svg:y="0.50000000000pt" draw:align="center"/>
        </draw:rect>
        <draw:rect draw:style-name="gr11" xml:id="shape-841" draw:id="shape-841" draw:layer="particles" svg:width="3.84205236988pt" svg:height="3.44306831014pt" draw:transform="matrix(-0.99749334142 -0.07076039722 0.07076039722 -0.99749334142 507.09772875194pt 376.51749115881pt)">
          <draw:glue-point draw:id="4" svg:x="0.50000000000pt" svg:y="0.50000000000pt" draw:align="center"/>
        </draw:rect>
        <draw:rect draw:style-name="gr11" xml:id="shape-842" draw:id="shape-842" draw:layer="particles" svg:width="2.32182708416pt" svg:height="3.44306831014pt" draw:transform="matrix(-0.99749334142 -0.07076039722 0.07076039722 -0.99749334142 510.85744994925pt 344.79639834573pt)">
          <draw:glue-point draw:id="4" svg:x="0.50000000000pt" svg:y="0.50000000000pt" draw:align="center"/>
        </draw:rect>
        <draw:rect draw:style-name="gr11" xml:id="shape-843" draw:id="shape-843" draw:layer="particles" svg:width="2.32182708416pt" svg:height="3.44306831014pt" draw:transform="matrix(-0.99749334142 -0.07076039722 0.07076039722 -0.99749334142 502.97925225745pt 339.18682768576pt)">
          <draw:glue-point draw:id="4" svg:x="0.50000000000pt" svg:y="0.50000000000pt" draw:align="center"/>
        </draw:rect>
        <draw:rect draw:style-name="gr11" xml:id="shape-844" draw:id="shape-844" draw:layer="particles" svg:width="3.84205236988pt" svg:height="3.44306831014pt" draw:transform="matrix(-0.99749334142 -0.07076039722 0.07076039722 -0.99749334142 505.26760805866pt 344.39986493930pt)">
          <draw:glue-point draw:id="4" svg:x="0.50000000000pt" svg:y="0.50000000000pt" draw:align="center"/>
        </draw:rect>
        <draw:rect draw:style-name="gr11" xml:id="shape-845" draw:id="shape-845" draw:layer="particles" svg:width="3.84205236988pt" svg:height="3.44306831014pt" draw:transform="matrix(-0.99749334142 -0.07076039722 0.07076039722 -0.99749334142 505.26760805866pt 344.39986493930pt)">
          <draw:glue-point draw:id="4" svg:x="0.50000000000pt" svg:y="0.50000000000pt" draw:align="center"/>
        </draw:rect>
        <draw:rect draw:style-name="gr11" xml:id="shape-846" draw:id="shape-846" draw:layer="particles" svg:width="1.67582140664pt" svg:height="1.88488101423pt" draw:transform="matrix(-0.97806239330 -0.34467408523 0.07076039722 -0.99749334142 515.33626245409pt 386.46962411670pt)">
          <draw:glue-point draw:id="4" svg:x="0.50000000000pt" svg:y="0.50000000000pt" draw:align="center"/>
        </draw:rect>
        <draw:rect draw:style-name="gr11" xml:id="shape-847" draw:id="shape-847" draw:layer="particles" svg:width="1.67582140664pt" svg:height="1.88488101423pt" draw:transform="matrix(-0.97806239330 -0.34467408523 0.07076039722 -0.99749334142 515.33626245409pt 386.46962411670pt)">
          <draw:glue-point draw:id="4" svg:x="0.50000000000pt" svg:y="0.50000000000pt" draw:align="center"/>
        </draw:rect>
        <draw:rect draw:style-name="gr11" xml:id="shape-848" draw:id="shape-848" draw:layer="particles" svg:width="1.67582140664pt" svg:height="1.88488101423pt" draw:transform="matrix(-0.97806239330 -0.34467408523 0.07076039722 -0.99749334142 506.30458406426pt 379.05696470700pt)">
          <draw:glue-point draw:id="4" svg:x="0.50000000000pt" svg:y="0.50000000000pt" draw:align="center"/>
        </draw:rect>
        <draw:rect draw:style-name="gr11" xml:id="shape-849" draw:id="shape-849" draw:layer="particles" svg:width="1.67582140664pt" svg:height="1.88488101423pt" draw:transform="matrix(-0.97806239330 -0.34467408523 0.07076039722 -0.99749334142 508.80102546560pt 369.12710465845pt)">
          <draw:glue-point draw:id="4" svg:x="0.50000000000pt" svg:y="0.50000000000pt" draw:align="center"/>
        </draw:rect>
        <draw:rect draw:style-name="gr11" xml:id="shape-850" draw:id="shape-850" draw:layer="particles" svg:width="1.67582140664pt" svg:height="1.88488101423pt" draw:transform="matrix(-0.97806239330 -0.34467408523 0.07076039722 -0.99749334142 502.42301456912pt 366.40947826642pt)">
          <draw:glue-point draw:id="4" svg:x="0.50000000000pt" svg:y="0.50000000000pt" draw:align="center"/>
        </draw:rect>
        <draw:rect draw:style-name="gr11" xml:id="shape-851" draw:id="shape-851" draw:layer="particles" svg:width="1.67582140664pt" svg:height="1.88488101423pt" draw:transform="matrix(-0.97806239330 -0.34467408523 0.07076039722 -0.99749334142 507.70323006892pt 359.34056780255pt)">
          <draw:glue-point draw:id="4" svg:x="0.50000000000pt" svg:y="0.50000000000pt" draw:align="center"/>
        </draw:rect>
        <draw:rect draw:style-name="gr11" xml:id="shape-852" draw:id="shape-852" draw:layer="particles" svg:width="3.84205236988pt" svg:height="3.44306831014pt" draw:transform="matrix(-0.99749334142 -0.07076039722 0.07076039722 -0.99749334142 518.16281038638pt 372.76140499294pt)">
          <draw:glue-point draw:id="4" svg:x="0.50000000000pt" svg:y="0.50000000000pt" draw:align="center"/>
        </draw:rect>
        <draw:rect draw:style-name="gr11" xml:id="shape-853" draw:id="shape-853" draw:layer="particles" svg:width="3.84205236988pt" svg:height="3.44306831014pt" draw:transform="matrix(-0.99749334142 -0.07076039722 0.07076039722 -0.99749334142 509.75323657843pt 356.17094447516pt)">
          <draw:glue-point draw:id="4" svg:x="0.50000000000pt" svg:y="0.50000000000pt" draw:align="center"/>
        </draw:rect>
        <draw:rect draw:style-name="gr11" xml:id="shape-854" draw:id="shape-854" draw:layer="particles" svg:width="2.32182708416pt" svg:height="3.44306831014pt" draw:transform="matrix(-0.99749334142 -0.07076039722 0.07076039722 -0.99749334142 508.15685682622pt 340.06379978287pt)">
          <draw:glue-point draw:id="4" svg:x="0.50000000000pt" svg:y="0.50000000000pt" draw:align="center"/>
        </draw:rect>
        <draw:rect draw:style-name="gr11" xml:id="shape-855" draw:id="shape-855" draw:layer="particles" svg:width="3.84205236988pt" svg:height="3.44306831014pt" draw:transform="matrix(-0.99749334142 -0.07076039722 0.07076039722 -0.99749334142 516.33268969310pt 340.64377877343pt)">
          <draw:glue-point draw:id="4" svg:x="0.50000000000pt" svg:y="0.50000000000pt" draw:align="center"/>
        </draw:rect>
        <draw:rect draw:style-name="gr11" xml:id="shape-856" draw:id="shape-856" draw:layer="particles" svg:width="3.84205236988pt" svg:height="3.44306831014pt" draw:transform="matrix(-0.99749334142 -0.07076039722 0.07076039722 -0.99749334142 516.33268969310pt 340.64377877343pt)">
          <draw:glue-point draw:id="4" svg:x="0.50000000000pt" svg:y="0.50000000000pt" draw:align="center"/>
        </draw:rect>
        <draw:rect draw:style-name="gr11" xml:id="shape-857" draw:id="shape-857" draw:layer="particles" svg:width="3.84205236988pt" svg:height="3.44306831014pt" draw:transform="matrix(-0.99749334142 -0.07076039722 0.07076039722 -0.99749334142 515.65779145649pt 339.90163333468pt)">
          <draw:glue-point draw:id="4" svg:x="0.50000000000pt" svg:y="0.50000000000pt" draw:align="center"/>
        </draw:rect>
        <draw:rect draw:style-name="gr12" xml:id="shape-858" draw:id="shape-858" draw:layer="particles" svg:width="3.33495585959pt" svg:height="2.12498131951pt" draw:transform="matrix(-0.99824771189 0.05917352195 -0.05917352195 -0.99824771189 506.90950238500pt 368.28789183201pt)">
          <draw:glue-point draw:id="4" svg:x="0.50000000000pt" svg:y="0.50000000000pt" draw:align="center"/>
        </draw:rect>
        <draw:rect draw:style-name="gr12" xml:id="shape-859" draw:id="shape-859" draw:layer="particles" svg:width="3.33495585959pt" svg:height="4.17718845718pt" draw:transform="matrix(-0.99824771189 0.05917352195 -0.05917352195 -0.99824771189 502.22254284097pt 375.32355234069pt)">
          <draw:glue-point draw:id="4" svg:x="0.50000000000pt" svg:y="0.50000000000pt" draw:align="center"/>
        </draw:rect>
        <draw:rect draw:style-name="gr12" xml:id="shape-860" draw:id="shape-860" draw:layer="particles" svg:width="3.33035977210pt" svg:height="2.12951117684pt" draw:transform="matrix(1.00010088764 -0.00881334552 -0.04023401637 0.99950369867 511.32346218249pt 378.64758376116pt)">
          <draw:glue-point draw:id="4" svg:x="0.50000000000pt" svg:y="0.50000000000pt" draw:align="center"/>
        </draw:rect>
        <draw:rect draw:style-name="gr12" xml:id="shape-861" draw:id="shape-861" draw:layer="particles" svg:width="1.44486224377pt" svg:height="1.17537313284pt" draw:transform="matrix(0.99755332317 0.18802928450 -0.03990578457 0.99134968058 505.00729989483pt 376.89222993179pt)">
          <draw:glue-point draw:id="4" svg:x="0.50000000000pt" svg:y="0.50000000000pt" draw:align="center"/>
        </draw:rect>
        <draw:rect draw:style-name="gr12" xml:id="shape-862" draw:id="shape-862" draw:layer="particles" svg:width="1.44486224377pt" svg:height="1.17537313284pt" draw:transform="matrix(0.99755332317 0.18802928450 -0.03990578457 0.99134968058 510.06338637432pt 379.56316950564pt)">
          <draw:glue-point draw:id="4" svg:x="0.50000000000pt" svg:y="0.50000000000pt" draw:align="center"/>
        </draw:rect>
        <draw:rect draw:style-name="gr12" xml:id="shape-863" draw:id="shape-863" draw:layer="particles" svg:width="1.44486224377pt" svg:height="1.17537313284pt" draw:transform="matrix(0.99755332317 0.18802928450 -0.03990578457 0.99134968058 505.00729989483pt 376.89222993179pt)">
          <draw:glue-point draw:id="4" svg:x="0.50000000000pt" svg:y="0.50000000000pt" draw:align="center"/>
        </draw:rect>
        <draw:rect draw:style-name="gr12" xml:id="shape-864" draw:id="shape-864" draw:layer="particles" svg:width="1.44486224377pt" svg:height="1.17537313284pt" draw:transform="matrix(0.99755332317 0.18802928450 -0.03990578457 0.99134968058 510.06338637432pt 379.56316950564pt)">
          <draw:glue-point draw:id="4" svg:x="0.50000000000pt" svg:y="0.50000000000pt" draw:align="center"/>
        </draw:rect>
        <draw:rect draw:style-name="gr12" xml:id="shape-865" draw:id="shape-865" draw:layer="particles" svg:width="1.44486224377pt" svg:height="1.17537313284pt" draw:transform="matrix(0.99755332317 0.18802928450 -0.03990578457 0.99134968058 513.10390148352pt 380.99523535085pt)">
          <draw:glue-point draw:id="4" svg:x="0.50000000000pt" svg:y="0.50000000000pt" draw:align="center"/>
        </draw:rect>
        <draw:rect draw:style-name="gr12" xml:id="shape-866" draw:id="shape-866" draw:layer="particles" svg:width="1.44486224377pt" svg:height="1.17537313284pt" draw:transform="matrix(0.99755332317 0.18802928450 -0.03990578457 0.99134968058 504.02611487621pt 381.62488798087pt)">
          <draw:glue-point draw:id="4" svg:x="0.50000000000pt" svg:y="0.50000000000pt" draw:align="center"/>
        </draw:rect>
        <draw:rect draw:style-name="gr11" xml:id="shape-867" draw:id="shape-867" draw:layer="particles" svg:width="3.84205236988pt" svg:height="6.76822194642pt" svg:x="472.27849526773pt" svg:y="384.79907684390pt">
          <draw:glue-point draw:id="4" svg:x="0.50000000000pt" svg:y="0.50000000000pt" draw:align="center"/>
        </draw:rect>
        <draw:rect draw:style-name="gr11" xml:id="shape-868" draw:id="shape-868" draw:layer="particles" svg:width="3.84205236988pt" svg:height="3.44306831014pt" svg:x="475.01062139742pt" svg:y="375.52911802133pt">
          <draw:glue-point draw:id="4" svg:x="0.50000000000pt" svg:y="0.50000000000pt" draw:align="center"/>
        </draw:rect>
        <draw:rect draw:style-name="gr11" xml:id="shape-869" draw:id="shape-869" draw:layer="particles" svg:width="1.67582140664pt" svg:height="1.88488101423pt" draw:transform="matrix(1.00000000000 0.27460202152 0.00000000000 1.00000000000 482.48127878329pt 341.83434282634pt)">
          <draw:glue-point draw:id="4" svg:x="0.50000000000pt" svg:y="0.50000000000pt" draw:align="center"/>
        </draw:rect>
        <draw:rect draw:style-name="gr11" xml:id="shape-870" draw:id="shape-870" draw:layer="particles" svg:width="1.67582140664pt" svg:height="1.88488101423pt" draw:transform="matrix(1.00000000000 0.27460202152 0.00000000000 1.00000000000 482.48127878329pt 341.83434282634pt)">
          <draw:glue-point draw:id="4" svg:x="0.50000000000pt" svg:y="0.50000000000pt" draw:align="center"/>
        </draw:rect>
        <draw:rect draw:style-name="gr11" xml:id="shape-871" draw:id="shape-871" draw:layer="particles" svg:width="3.84205236988pt" svg:height="3.44306831014pt" svg:x="478.25086413378pt" svg:y="345.70314732157pt">
          <draw:glue-point draw:id="4" svg:x="0.50000000000pt" svg:y="0.50000000000pt" draw:align="center"/>
        </draw:rect>
        <draw:rect draw:style-name="gr11" xml:id="shape-872" draw:id="shape-872" draw:layer="particles" svg:width="3.84205236988pt" svg:height="3.44306831014pt" svg:x="472.78661187442pt" svg:y="361.65695643611pt">
          <draw:glue-point draw:id="4" svg:x="0.50000000000pt" svg:y="0.50000000000pt" draw:align="center"/>
        </draw:rect>
        <draw:rect draw:style-name="gr11" xml:id="shape-873" draw:id="shape-873" draw:layer="particles" svg:width="3.84205236988pt" svg:height="3.44306831014pt" svg:x="472.78661187442pt" svg:y="361.65695643611pt">
          <draw:glue-point draw:id="4" svg:x="0.50000000000pt" svg:y="0.50000000000pt" draw:align="center"/>
        </draw:rect>
        <draw:rect draw:style-name="gr11" xml:id="shape-874" draw:id="shape-874" draw:layer="particles" svg:width="1.67582140664pt" svg:height="1.88488101423pt" draw:transform="matrix(1.00000000000 0.27460202152 0.00000000000 1.00000000000 476.81046485647pt 337.96797401702pt)">
          <draw:glue-point draw:id="4" svg:x="0.50000000000pt" svg:y="0.50000000000pt" draw:align="center"/>
        </draw:rect>
        <draw:rect draw:style-name="gr11" xml:id="shape-875" draw:id="shape-875" draw:layer="particles" svg:width="1.67582140664pt" svg:height="1.88488101423pt" draw:transform="matrix(1.00000000000 0.27460202152 0.00000000000 1.00000000000 469.06444591021pt 343.65534428562pt)">
          <draw:glue-point draw:id="4" svg:x="0.50000000000pt" svg:y="0.50000000000pt" draw:align="center"/>
        </draw:rect>
        <draw:rect draw:style-name="gr11" xml:id="shape-876" draw:id="shape-876" draw:layer="particles" svg:width="1.67582140664pt" svg:height="1.88488101423pt" draw:transform="matrix(1.00000000000 0.27460202152 0.00000000000 1.00000000000 475.02292202272pt 348.04959248191pt)">
          <draw:glue-point draw:id="4" svg:x="0.50000000000pt" svg:y="0.50000000000pt" draw:align="center"/>
        </draw:rect>
        <draw:rect draw:style-name="gr11" xml:id="shape-877" draw:id="shape-877" draw:layer="particles" svg:width="1.67582140664pt" svg:height="1.88488101423pt" draw:transform="matrix(1.00000000000 0.27460202152 0.00000000000 1.00000000000 475.61876963396pt 345.91484793165pt)">
          <draw:glue-point draw:id="4" svg:x="0.50000000000pt" svg:y="0.50000000000pt" draw:align="center"/>
        </draw:rect>
        <draw:rect draw:style-name="gr11" xml:id="shape-878" draw:id="shape-878" draw:layer="particles" svg:width="1.67582140664pt" svg:height="1.88488101423pt" draw:transform="matrix(1.00000000000 0.27460202152 0.00000000000 1.00000000000 481.57724574648pt 350.30909612795pt)">
          <draw:glue-point draw:id="4" svg:x="0.50000000000pt" svg:y="0.50000000000pt" draw:align="center"/>
        </draw:rect>
        <draw:rect draw:style-name="gr11" xml:id="shape-879" draw:id="shape-879" draw:layer="particles" svg:width="1.67582140664pt" svg:height="1.88488101423pt" draw:transform="matrix(1.00000000000 0.27460202152 0.00000000000 1.00000000000 470.85198874395pt 353.33966919664pt)">
          <draw:glue-point draw:id="4" svg:x="0.50000000000pt" svg:y="0.50000000000pt" draw:align="center"/>
        </draw:rect>
        <draw:rect draw:style-name="gr11" xml:id="shape-880" draw:id="shape-880" draw:layer="particles" svg:width="1.67582140664pt" svg:height="1.88488101423pt" draw:transform="matrix(1.00000000000 0.27460202152 0.00000000000 1.00000000000 476.81046485647pt 357.73391739293pt)">
          <draw:glue-point draw:id="4" svg:x="0.50000000000pt" svg:y="0.50000000000pt" draw:align="center"/>
        </draw:rect>
        <draw:rect draw:style-name="gr11" xml:id="shape-881" draw:id="shape-881" draw:layer="particles" svg:width="1.67582140664pt" svg:height="1.88488101423pt" draw:transform="matrix(1.00000000000 0.27460202152 0.00000000000 1.00000000000 469.93959708923pt 351.33098563806pt)">
          <draw:glue-point draw:id="4" svg:x="0.50000000000pt" svg:y="0.50000000000pt" draw:align="center"/>
        </draw:rect>
        <draw:rect draw:style-name="gr11" xml:id="shape-882" draw:id="shape-882" draw:layer="particles" svg:width="3.84205236988pt" svg:height="3.44306831014pt" draw:transform="matrix(-0.99749334142 -0.07076039722 0.07076039722 -0.99749334142 473.74817329420pt 375.77638992641pt)">
          <draw:glue-point draw:id="4" svg:x="0.50000000000pt" svg:y="0.50000000000pt" draw:align="center"/>
        </draw:rect>
        <draw:rect draw:style-name="gr11" xml:id="shape-883" draw:id="shape-883" draw:layer="particles" svg:width="2.32182708416pt" svg:height="3.44306831014pt" draw:transform="matrix(-0.99749334142 -0.07076039722 0.07076039722 -0.99749334142 477.50789449151pt 344.05529711333pt)">
          <draw:glue-point draw:id="4" svg:x="0.50000000000pt" svg:y="0.50000000000pt" draw:align="center"/>
        </draw:rect>
        <draw:rect draw:style-name="gr11" xml:id="shape-884" draw:id="shape-884" draw:layer="particles" svg:width="2.32182708416pt" svg:height="3.44306831014pt" draw:transform="matrix(-0.99749334142 -0.07076039722 0.07076039722 -0.99749334142 469.62969679971pt 338.44572645336pt)">
          <draw:glue-point draw:id="4" svg:x="0.50000000000pt" svg:y="0.50000000000pt" draw:align="center"/>
        </draw:rect>
        <draw:rect draw:style-name="gr11" xml:id="shape-885" draw:id="shape-885" draw:layer="particles" svg:width="3.84205236988pt" svg:height="3.44306831014pt" draw:transform="matrix(-0.99749334142 -0.07076039722 0.07076039722 -0.99749334142 471.91805260092pt 343.65876370690pt)">
          <draw:glue-point draw:id="4" svg:x="0.50000000000pt" svg:y="0.50000000000pt" draw:align="center"/>
        </draw:rect>
        <draw:rect draw:style-name="gr11" xml:id="shape-886" draw:id="shape-886" draw:layer="particles" svg:width="3.84205236988pt" svg:height="3.44306831014pt" draw:transform="matrix(-0.99749334142 -0.07076039722 0.07076039722 -0.99749334142 471.91805260092pt 343.65876370690pt)">
          <draw:glue-point draw:id="4" svg:x="0.50000000000pt" svg:y="0.50000000000pt" draw:align="center"/>
        </draw:rect>
        <draw:rect draw:style-name="gr11" xml:id="shape-887" draw:id="shape-887" draw:layer="particles" svg:width="1.67582140664pt" svg:height="1.88488101423pt" draw:transform="matrix(-0.97806239330 -0.34467408523 0.07076039722 -0.99749334142 481.98670699635pt 385.72852288430pt)">
          <draw:glue-point draw:id="4" svg:x="0.50000000000pt" svg:y="0.50000000000pt" draw:align="center"/>
        </draw:rect>
        <draw:rect draw:style-name="gr11" xml:id="shape-888" draw:id="shape-888" draw:layer="particles" svg:width="1.67582140664pt" svg:height="1.88488101423pt" draw:transform="matrix(-0.97806239330 -0.34467408523 0.07076039722 -0.99749334142 481.98670699635pt 385.72852288430pt)">
          <draw:glue-point draw:id="4" svg:x="0.50000000000pt" svg:y="0.50000000000pt" draw:align="center"/>
        </draw:rect>
        <draw:rect draw:style-name="gr11" xml:id="shape-889" draw:id="shape-889" draw:layer="particles" svg:width="1.67582140664pt" svg:height="1.88488101423pt" draw:transform="matrix(-0.97806239330 -0.34467408523 0.07076039722 -0.99749334142 472.95502860652pt 378.31586347460pt)">
          <draw:glue-point draw:id="4" svg:x="0.50000000000pt" svg:y="0.50000000000pt" draw:align="center"/>
        </draw:rect>
        <draw:rect draw:style-name="gr11" xml:id="shape-890" draw:id="shape-890" draw:layer="particles" svg:width="1.67582140664pt" svg:height="1.88488101423pt" draw:transform="matrix(-0.97806239330 -0.34467408523 0.07076039722 -0.99749334142 475.45147000786pt 368.38600342605pt)">
          <draw:glue-point draw:id="4" svg:x="0.50000000000pt" svg:y="0.50000000000pt" draw:align="center"/>
        </draw:rect>
        <draw:rect draw:style-name="gr11" xml:id="shape-891" draw:id="shape-891" draw:layer="particles" svg:width="1.67582140664pt" svg:height="1.88488101423pt" draw:transform="matrix(-0.97806239330 -0.34467408523 0.07076039722 -0.99749334142 469.07345911138pt 365.66837703402pt)">
          <draw:glue-point draw:id="4" svg:x="0.50000000000pt" svg:y="0.50000000000pt" draw:align="center"/>
        </draw:rect>
        <draw:rect draw:style-name="gr11" xml:id="shape-892" draw:id="shape-892" draw:layer="particles" svg:width="1.67582140664pt" svg:height="1.88488101423pt" draw:transform="matrix(-0.97806239330 -0.34467408523 0.07076039722 -0.99749334142 474.35367461118pt 358.59946657015pt)">
          <draw:glue-point draw:id="4" svg:x="0.50000000000pt" svg:y="0.50000000000pt" draw:align="center"/>
        </draw:rect>
        <draw:rect draw:style-name="gr11" xml:id="shape-893" draw:id="shape-893" draw:layer="particles" svg:width="3.84205236988pt" svg:height="3.44306831014pt" draw:transform="matrix(-0.99749334142 -0.07076039722 0.07076039722 -0.99749334142 484.81325492864pt 372.02030376054pt)">
          <draw:glue-point draw:id="4" svg:x="0.50000000000pt" svg:y="0.50000000000pt" draw:align="center"/>
        </draw:rect>
        <draw:rect draw:style-name="gr11" xml:id="shape-894" draw:id="shape-894" draw:layer="particles" svg:width="3.84205236988pt" svg:height="3.44306831014pt" draw:transform="matrix(-0.99749334142 -0.07076039722 0.07076039722 -0.99749334142 476.40368112069pt 355.42984324276pt)">
          <draw:glue-point draw:id="4" svg:x="0.50000000000pt" svg:y="0.50000000000pt" draw:align="center"/>
        </draw:rect>
        <draw:rect draw:style-name="gr11" xml:id="shape-895" draw:id="shape-895" draw:layer="particles" svg:width="2.32182708416pt" svg:height="3.44306831014pt" draw:transform="matrix(-0.99749334142 -0.07076039722 0.07076039722 -0.99749334142 474.80730136848pt 339.32269855047pt)">
          <draw:glue-point draw:id="4" svg:x="0.50000000000pt" svg:y="0.50000000000pt" draw:align="center"/>
        </draw:rect>
        <draw:rect draw:style-name="gr11" xml:id="shape-896" draw:id="shape-896" draw:layer="particles" svg:width="3.84205236988pt" svg:height="3.44306831014pt" draw:transform="matrix(-0.99749334142 -0.07076039722 0.07076039722 -0.99749334142 482.98313423536pt 339.90267754103pt)">
          <draw:glue-point draw:id="4" svg:x="0.50000000000pt" svg:y="0.50000000000pt" draw:align="center"/>
        </draw:rect>
        <draw:rect draw:style-name="gr11" xml:id="shape-897" draw:id="shape-897" draw:layer="particles" svg:width="3.84205236988pt" svg:height="3.44306831014pt" draw:transform="matrix(-0.99749334142 -0.07076039722 0.07076039722 -0.99749334142 482.98313423536pt 339.90267754103pt)">
          <draw:glue-point draw:id="4" svg:x="0.50000000000pt" svg:y="0.50000000000pt" draw:align="center"/>
        </draw:rect>
        <draw:rect draw:style-name="gr11" xml:id="shape-898" draw:id="shape-898" draw:layer="particles" svg:width="3.84205236988pt" svg:height="3.44306831014pt" draw:transform="matrix(-0.99749334142 -0.07076039722 0.07076039722 -0.99749334142 482.30823599875pt 339.16053210228pt)">
          <draw:glue-point draw:id="4" svg:x="0.50000000000pt" svg:y="0.50000000000pt" draw:align="center"/>
        </draw:rect>
        <draw:rect draw:style-name="gr12" xml:id="shape-899" draw:id="shape-899" draw:layer="particles" svg:width="3.33495585959pt" svg:height="2.12498131951pt" draw:transform="matrix(-0.99824771189 0.05917352195 -0.05917352195 -0.99824771189 473.55994692726pt 367.54679059961pt)">
          <draw:glue-point draw:id="4" svg:x="0.50000000000pt" svg:y="0.50000000000pt" draw:align="center"/>
        </draw:rect>
        <draw:rect draw:style-name="gr12" xml:id="shape-900" draw:id="shape-900" draw:layer="particles" svg:width="3.33495585959pt" svg:height="4.17718845718pt" draw:transform="matrix(-0.99824771189 0.05917352195 -0.05917352195 -0.99824771189 468.87298738323pt 374.58245110829pt)">
          <draw:glue-point draw:id="4" svg:x="0.50000000000pt" svg:y="0.50000000000pt" draw:align="center"/>
        </draw:rect>
        <draw:rect draw:style-name="gr12" xml:id="shape-901" draw:id="shape-901" draw:layer="particles" svg:width="3.33035977210pt" svg:height="2.12951117684pt" draw:transform="matrix(1.00010088764 -0.00881334552 -0.04023401637 0.99950369867 477.97390672475pt 377.90648252876pt)">
          <draw:glue-point draw:id="4" svg:x="0.50000000000pt" svg:y="0.50000000000pt" draw:align="center"/>
        </draw:rect>
        <draw:rect draw:style-name="gr12" xml:id="shape-902" draw:id="shape-902" draw:layer="particles" svg:width="1.44486224377pt" svg:height="1.17537313284pt" draw:transform="matrix(0.99755332317 0.18802928450 -0.03990578457 0.99134968058 471.65774443709pt 376.15112869939pt)">
          <draw:glue-point draw:id="4" svg:x="0.50000000000pt" svg:y="0.50000000000pt" draw:align="center"/>
        </draw:rect>
        <draw:rect draw:style-name="gr12" xml:id="shape-903" draw:id="shape-903" draw:layer="particles" svg:width="1.44486224377pt" svg:height="1.17537313284pt" draw:transform="matrix(0.99755332317 0.18802928450 -0.03990578457 0.99134968058 476.71383091658pt 378.82206827324pt)">
          <draw:glue-point draw:id="4" svg:x="0.50000000000pt" svg:y="0.50000000000pt" draw:align="center"/>
        </draw:rect>
        <draw:rect draw:style-name="gr12" xml:id="shape-904" draw:id="shape-904" draw:layer="particles" svg:width="1.44486224377pt" svg:height="1.17537313284pt" draw:transform="matrix(0.99755332317 0.18802928450 -0.03990578457 0.99134968058 471.65774443709pt 376.15112869939pt)">
          <draw:glue-point draw:id="4" svg:x="0.50000000000pt" svg:y="0.50000000000pt" draw:align="center"/>
        </draw:rect>
        <draw:rect draw:style-name="gr12" xml:id="shape-905" draw:id="shape-905" draw:layer="particles" svg:width="1.44486224377pt" svg:height="1.17537313284pt" draw:transform="matrix(0.99755332317 0.18802928450 -0.03990578457 0.99134968058 476.71383091658pt 378.82206827324pt)">
          <draw:glue-point draw:id="4" svg:x="0.50000000000pt" svg:y="0.50000000000pt" draw:align="center"/>
        </draw:rect>
        <draw:rect draw:style-name="gr12" xml:id="shape-906" draw:id="shape-906" draw:layer="particles" svg:width="1.44486224377pt" svg:height="1.17537313284pt" draw:transform="matrix(0.99755332317 0.18802928450 -0.03990578457 0.99134968058 479.75434602578pt 380.25413411845pt)">
          <draw:glue-point draw:id="4" svg:x="0.50000000000pt" svg:y="0.50000000000pt" draw:align="center"/>
        </draw:rect>
        <draw:rect draw:style-name="gr12" xml:id="shape-907" draw:id="shape-907" draw:layer="particles" svg:width="1.44486224377pt" svg:height="1.17537313284pt" draw:transform="matrix(0.99755332317 0.18802928450 -0.03990578457 0.99134968058 470.67655941847pt 380.88378674847pt)">
          <draw:glue-point draw:id="4" svg:x="0.50000000000pt" svg:y="0.50000000000pt" draw:align="center"/>
        </draw:rect>
        <draw:rect draw:style-name="gr11" xml:id="shape-908" draw:id="shape-908" draw:layer="particles" svg:width="3.84205236988pt" svg:height="6.76822194642pt" svg:x="435.96453488040pt" svg:y="384.05797561151pt">
          <draw:glue-point draw:id="4" svg:x="0.50000000000pt" svg:y="0.50000000000pt" draw:align="center"/>
        </draw:rect>
        <draw:rect draw:style-name="gr11" xml:id="shape-909" draw:id="shape-909" draw:layer="particles" svg:width="3.84205236988pt" svg:height="3.44306831014pt" svg:x="438.69666101009pt" svg:y="374.78801678894pt">
          <draw:glue-point draw:id="4" svg:x="0.50000000000pt" svg:y="0.50000000000pt" draw:align="center"/>
        </draw:rect>
        <draw:rect draw:style-name="gr11" xml:id="shape-910" draw:id="shape-910" draw:layer="particles" svg:width="1.67582140664pt" svg:height="1.88488101423pt" draw:transform="matrix(1.00000000000 0.27460202152 0.00000000000 1.00000000000 446.16731839596pt 341.09324159395pt)">
          <draw:glue-point draw:id="4" svg:x="0.50000000000pt" svg:y="0.50000000000pt" draw:align="center"/>
        </draw:rect>
        <draw:rect draw:style-name="gr11" xml:id="shape-911" draw:id="shape-911" draw:layer="particles" svg:width="1.67582140664pt" svg:height="1.88488101423pt" draw:transform="matrix(1.00000000000 0.27460202152 0.00000000000 1.00000000000 446.16731839596pt 341.09324159395pt)">
          <draw:glue-point draw:id="4" svg:x="0.50000000000pt" svg:y="0.50000000000pt" draw:align="center"/>
        </draw:rect>
        <draw:rect draw:style-name="gr11" xml:id="shape-912" draw:id="shape-912" draw:layer="particles" svg:width="3.84205236988pt" svg:height="3.44306831014pt" svg:x="441.93690374645pt" svg:y="344.96204608918pt">
          <draw:glue-point draw:id="4" svg:x="0.50000000000pt" svg:y="0.50000000000pt" draw:align="center"/>
        </draw:rect>
        <draw:rect draw:style-name="gr11" xml:id="shape-913" draw:id="shape-913" draw:layer="particles" svg:width="3.84205236988pt" svg:height="3.44306831014pt" svg:x="436.47265148709pt" svg:y="360.91585520372pt">
          <draw:glue-point draw:id="4" svg:x="0.50000000000pt" svg:y="0.50000000000pt" draw:align="center"/>
        </draw:rect>
        <draw:rect draw:style-name="gr11" xml:id="shape-914" draw:id="shape-914" draw:layer="particles" svg:width="3.84205236988pt" svg:height="3.44306831014pt" svg:x="436.47265148709pt" svg:y="360.91585520372pt">
          <draw:glue-point draw:id="4" svg:x="0.50000000000pt" svg:y="0.50000000000pt" draw:align="center"/>
        </draw:rect>
        <draw:rect draw:style-name="gr11" xml:id="shape-915" draw:id="shape-915" draw:layer="particles" svg:width="1.67582140664pt" svg:height="1.88488101423pt" draw:transform="matrix(1.00000000000 0.27460202152 0.00000000000 1.00000000000 440.49650446914pt 337.22687278463pt)">
          <draw:glue-point draw:id="4" svg:x="0.50000000000pt" svg:y="0.50000000000pt" draw:align="center"/>
        </draw:rect>
        <draw:rect draw:style-name="gr11" xml:id="shape-916" draw:id="shape-916" draw:layer="particles" svg:width="1.67582140664pt" svg:height="1.88488101423pt" draw:transform="matrix(1.00000000000 0.27460202152 0.00000000000 1.00000000000 432.75048552288pt 342.91424305323pt)">
          <draw:glue-point draw:id="4" svg:x="0.50000000000pt" svg:y="0.50000000000pt" draw:align="center"/>
        </draw:rect>
        <draw:rect draw:style-name="gr11" xml:id="shape-917" draw:id="shape-917" draw:layer="particles" svg:width="1.67582140664pt" svg:height="1.88488101423pt" draw:transform="matrix(1.00000000000 0.27460202152 0.00000000000 1.00000000000 438.70896163539pt 347.30849124952pt)">
          <draw:glue-point draw:id="4" svg:x="0.50000000000pt" svg:y="0.50000000000pt" draw:align="center"/>
        </draw:rect>
        <draw:rect draw:style-name="gr11" xml:id="shape-918" draw:id="shape-918" draw:layer="particles" svg:width="1.67582140664pt" svg:height="1.88488101423pt" draw:transform="matrix(1.00000000000 0.27460202152 0.00000000000 1.00000000000 439.30480924663pt 345.17374669926pt)">
          <draw:glue-point draw:id="4" svg:x="0.50000000000pt" svg:y="0.50000000000pt" draw:align="center"/>
        </draw:rect>
        <draw:rect draw:style-name="gr11" xml:id="shape-919" draw:id="shape-919" draw:layer="particles" svg:width="1.67582140664pt" svg:height="1.88488101423pt" draw:transform="matrix(1.00000000000 0.27460202152 0.00000000000 1.00000000000 445.26328535915pt 349.56799489556pt)">
          <draw:glue-point draw:id="4" svg:x="0.50000000000pt" svg:y="0.50000000000pt" draw:align="center"/>
        </draw:rect>
        <draw:rect draw:style-name="gr11" xml:id="shape-920" draw:id="shape-920" draw:layer="particles" svg:width="1.67582140664pt" svg:height="1.88488101423pt" draw:transform="matrix(1.00000000000 0.27460202152 0.00000000000 1.00000000000 434.53802835662pt 352.59856796425pt)">
          <draw:glue-point draw:id="4" svg:x="0.50000000000pt" svg:y="0.50000000000pt" draw:align="center"/>
        </draw:rect>
        <draw:rect draw:style-name="gr11" xml:id="shape-921" draw:id="shape-921" draw:layer="particles" svg:width="1.67582140664pt" svg:height="1.88488101423pt" draw:transform="matrix(1.00000000000 0.27460202152 0.00000000000 1.00000000000 440.49650446914pt 356.99281616054pt)">
          <draw:glue-point draw:id="4" svg:x="0.50000000000pt" svg:y="0.50000000000pt" draw:align="center"/>
        </draw:rect>
        <draw:rect draw:style-name="gr11" xml:id="shape-922" draw:id="shape-922" draw:layer="particles" svg:width="1.67582140664pt" svg:height="1.88488101423pt" draw:transform="matrix(1.00000000000 0.27460202152 0.00000000000 1.00000000000 433.62563670190pt 350.58988440567pt)">
          <draw:glue-point draw:id="4" svg:x="0.50000000000pt" svg:y="0.50000000000pt" draw:align="center"/>
        </draw:rect>
        <draw:rect draw:style-name="gr11" xml:id="shape-923" draw:id="shape-923" draw:layer="particles" svg:width="3.84205236988pt" svg:height="3.44306831014pt" draw:transform="matrix(-0.99749334142 -0.07076039722 0.07076039722 -0.99749334142 437.43421290687pt 375.03528869402pt)">
          <draw:glue-point draw:id="4" svg:x="0.50000000000pt" svg:y="0.50000000000pt" draw:align="center"/>
        </draw:rect>
        <draw:rect draw:style-name="gr11" xml:id="shape-924" draw:id="shape-924" draw:layer="particles" svg:width="2.32182708416pt" svg:height="3.44306831014pt" draw:transform="matrix(-0.99749334142 -0.07076039722 0.07076039722 -0.99749334142 441.19393410418pt 343.31419588094pt)">
          <draw:glue-point draw:id="4" svg:x="0.50000000000pt" svg:y="0.50000000000pt" draw:align="center"/>
        </draw:rect>
        <draw:rect draw:style-name="gr11" xml:id="shape-925" draw:id="shape-925" draw:layer="particles" svg:width="2.32182708416pt" svg:height="3.44306831014pt" draw:transform="matrix(-0.99749334142 -0.07076039722 0.07076039722 -0.99749334142 433.31573641238pt 337.70462522097pt)">
          <draw:glue-point draw:id="4" svg:x="0.50000000000pt" svg:y="0.50000000000pt" draw:align="center"/>
        </draw:rect>
        <draw:rect draw:style-name="gr11" xml:id="shape-926" draw:id="shape-926" draw:layer="particles" svg:width="3.84205236988pt" svg:height="3.44306831014pt" draw:transform="matrix(-0.99749334142 -0.07076039722 0.07076039722 -0.99749334142 435.60409221359pt 342.91766247451pt)">
          <draw:glue-point draw:id="4" svg:x="0.50000000000pt" svg:y="0.50000000000pt" draw:align="center"/>
        </draw:rect>
        <draw:rect draw:style-name="gr11" xml:id="shape-927" draw:id="shape-927" draw:layer="particles" svg:width="3.84205236988pt" svg:height="3.44306831014pt" draw:transform="matrix(-0.99749334142 -0.07076039722 0.07076039722 -0.99749334142 435.60409221359pt 342.91766247451pt)">
          <draw:glue-point draw:id="4" svg:x="0.50000000000pt" svg:y="0.50000000000pt" draw:align="center"/>
        </draw:rect>
        <draw:rect draw:style-name="gr11" xml:id="shape-928" draw:id="shape-928" draw:layer="particles" svg:width="1.67582140664pt" svg:height="1.88488101423pt" draw:transform="matrix(-0.97806239330 -0.34467408523 0.07076039722 -0.99749334142 445.67274660902pt 384.98742165191pt)">
          <draw:glue-point draw:id="4" svg:x="0.50000000000pt" svg:y="0.50000000000pt" draw:align="center"/>
        </draw:rect>
        <draw:rect draw:style-name="gr11" xml:id="shape-929" draw:id="shape-929" draw:layer="particles" svg:width="1.67582140664pt" svg:height="1.88488101423pt" draw:transform="matrix(-0.97806239330 -0.34467408523 0.07076039722 -0.99749334142 445.67274660902pt 384.98742165191pt)">
          <draw:glue-point draw:id="4" svg:x="0.50000000000pt" svg:y="0.50000000000pt" draw:align="center"/>
        </draw:rect>
        <draw:rect draw:style-name="gr11" xml:id="shape-930" draw:id="shape-930" draw:layer="particles" svg:width="1.67582140664pt" svg:height="1.88488101423pt" draw:transform="matrix(-0.97806239330 -0.34467408523 0.07076039722 -0.99749334142 436.64106821919pt 377.57476224221pt)">
          <draw:glue-point draw:id="4" svg:x="0.50000000000pt" svg:y="0.50000000000pt" draw:align="center"/>
        </draw:rect>
        <draw:rect draw:style-name="gr11" xml:id="shape-931" draw:id="shape-931" draw:layer="particles" svg:width="1.67582140664pt" svg:height="1.88488101423pt" draw:transform="matrix(-0.97806239330 -0.34467408523 0.07076039722 -0.99749334142 439.13750962053pt 367.64490219366pt)">
          <draw:glue-point draw:id="4" svg:x="0.50000000000pt" svg:y="0.50000000000pt" draw:align="center"/>
        </draw:rect>
        <draw:rect draw:style-name="gr11" xml:id="shape-932" draw:id="shape-932" draw:layer="particles" svg:width="1.67582140664pt" svg:height="1.88488101423pt" draw:transform="matrix(-0.97806239330 -0.34467408523 0.07076039722 -0.99749334142 432.75949872405pt 364.92727580163pt)">
          <draw:glue-point draw:id="4" svg:x="0.50000000000pt" svg:y="0.50000000000pt" draw:align="center"/>
        </draw:rect>
        <draw:rect draw:style-name="gr11" xml:id="shape-933" draw:id="shape-933" draw:layer="particles" svg:width="1.67582140664pt" svg:height="1.88488101423pt" draw:transform="matrix(-0.97806239330 -0.34467408523 0.07076039722 -0.99749334142 438.03971422385pt 357.85836533776pt)">
          <draw:glue-point draw:id="4" svg:x="0.50000000000pt" svg:y="0.50000000000pt" draw:align="center"/>
        </draw:rect>
        <draw:rect draw:style-name="gr11" xml:id="shape-934" draw:id="shape-934" draw:layer="particles" svg:width="3.84205236988pt" svg:height="3.44306831014pt" draw:transform="matrix(-0.99749334142 -0.07076039722 0.07076039722 -0.99749334142 448.49929454131pt 371.27920252815pt)">
          <draw:glue-point draw:id="4" svg:x="0.50000000000pt" svg:y="0.50000000000pt" draw:align="center"/>
        </draw:rect>
        <draw:rect draw:style-name="gr11" xml:id="shape-935" draw:id="shape-935" draw:layer="particles" svg:width="3.84205236988pt" svg:height="3.44306831014pt" draw:transform="matrix(-0.99749334142 -0.07076039722 0.07076039722 -0.99749334142 440.08972073336pt 354.68874201037pt)">
          <draw:glue-point draw:id="4" svg:x="0.50000000000pt" svg:y="0.50000000000pt" draw:align="center"/>
        </draw:rect>
        <draw:rect draw:style-name="gr11" xml:id="shape-936" draw:id="shape-936" draw:layer="particles" svg:width="2.32182708416pt" svg:height="3.44306831014pt" draw:transform="matrix(-0.99749334142 -0.07076039722 0.07076039722 -0.99749334142 438.49334098115pt 338.58159731808pt)">
          <draw:glue-point draw:id="4" svg:x="0.50000000000pt" svg:y="0.50000000000pt" draw:align="center"/>
        </draw:rect>
        <draw:rect draw:style-name="gr11" xml:id="shape-937" draw:id="shape-937" draw:layer="particles" svg:width="3.84205236988pt" svg:height="3.44306831014pt" draw:transform="matrix(-0.99749334142 -0.07076039722 0.07076039722 -0.99749334142 446.66917384803pt 339.16157630864pt)">
          <draw:glue-point draw:id="4" svg:x="0.50000000000pt" svg:y="0.50000000000pt" draw:align="center"/>
        </draw:rect>
        <draw:rect draw:style-name="gr11" xml:id="shape-938" draw:id="shape-938" draw:layer="particles" svg:width="3.84205236988pt" svg:height="3.44306831014pt" draw:transform="matrix(-0.99749334142 -0.07076039722 0.07076039722 -0.99749334142 446.66917384803pt 339.16157630864pt)">
          <draw:glue-point draw:id="4" svg:x="0.50000000000pt" svg:y="0.50000000000pt" draw:align="center"/>
        </draw:rect>
        <draw:rect draw:style-name="gr11" xml:id="shape-939" draw:id="shape-939" draw:layer="particles" svg:width="3.84205236988pt" svg:height="3.44306831014pt" draw:transform="matrix(-0.99749334142 -0.07076039722 0.07076039722 -0.99749334142 445.99427561142pt 338.41943086989pt)">
          <draw:glue-point draw:id="4" svg:x="0.50000000000pt" svg:y="0.50000000000pt" draw:align="center"/>
        </draw:rect>
        <draw:rect draw:style-name="gr12" xml:id="shape-940" draw:id="shape-940" draw:layer="particles" svg:width="3.33495585959pt" svg:height="2.12498131951pt" draw:transform="matrix(-0.99824771189 0.05917352195 -0.05917352195 -0.99824771189 437.24598653993pt 366.80568936722pt)">
          <draw:glue-point draw:id="4" svg:x="0.50000000000pt" svg:y="0.50000000000pt" draw:align="center"/>
        </draw:rect>
        <draw:rect draw:style-name="gr12" xml:id="shape-941" draw:id="shape-941" draw:layer="particles" svg:width="3.33495585959pt" svg:height="4.17718845718pt" draw:transform="matrix(-0.99824771189 0.05917352195 -0.05917352195 -0.99824771189 432.55902699590pt 373.84134987590pt)">
          <draw:glue-point draw:id="4" svg:x="0.50000000000pt" svg:y="0.50000000000pt" draw:align="center"/>
        </draw:rect>
        <draw:rect draw:style-name="gr12" xml:id="shape-942" draw:id="shape-942" draw:layer="particles" svg:width="3.33035977210pt" svg:height="2.12951117684pt" draw:transform="matrix(1.00010088764 -0.00881334552 -0.04023401637 0.99950369867 441.65994633742pt 377.16538129637pt)">
          <draw:glue-point draw:id="4" svg:x="0.50000000000pt" svg:y="0.50000000000pt" draw:align="center"/>
        </draw:rect>
        <draw:rect draw:style-name="gr12" xml:id="shape-943" draw:id="shape-943" draw:layer="particles" svg:width="1.44486224377pt" svg:height="1.17537313284pt" draw:transform="matrix(0.99755332317 0.18802928450 -0.03990578457 0.99134968058 435.34378404976pt 375.41002746700pt)">
          <draw:glue-point draw:id="4" svg:x="0.50000000000pt" svg:y="0.50000000000pt" draw:align="center"/>
        </draw:rect>
        <draw:rect draw:style-name="gr12" xml:id="shape-944" draw:id="shape-944" draw:layer="particles" svg:width="1.44486224377pt" svg:height="1.17537313284pt" draw:transform="matrix(0.99755332317 0.18802928450 -0.03990578457 0.99134968058 440.39987052925pt 378.08096704085pt)">
          <draw:glue-point draw:id="4" svg:x="0.50000000000pt" svg:y="0.50000000000pt" draw:align="center"/>
        </draw:rect>
        <draw:rect draw:style-name="gr12" xml:id="shape-945" draw:id="shape-945" draw:layer="particles" svg:width="1.44486224377pt" svg:height="1.17537313284pt" draw:transform="matrix(0.99755332317 0.18802928450 -0.03990578457 0.99134968058 435.34378404976pt 375.41002746700pt)">
          <draw:glue-point draw:id="4" svg:x="0.50000000000pt" svg:y="0.50000000000pt" draw:align="center"/>
        </draw:rect>
        <draw:rect draw:style-name="gr12" xml:id="shape-946" draw:id="shape-946" draw:layer="particles" svg:width="1.44486224377pt" svg:height="1.17537313284pt" draw:transform="matrix(0.99755332317 0.18802928450 -0.03990578457 0.99134968058 440.39987052925pt 378.08096704085pt)">
          <draw:glue-point draw:id="4" svg:x="0.50000000000pt" svg:y="0.50000000000pt" draw:align="center"/>
        </draw:rect>
        <draw:rect draw:style-name="gr12" xml:id="shape-947" draw:id="shape-947" draw:layer="particles" svg:width="1.44486224377pt" svg:height="1.17537313284pt" draw:transform="matrix(0.99755332317 0.18802928450 -0.03990578457 0.99134968058 443.44038563845pt 379.51303288606pt)">
          <draw:glue-point draw:id="4" svg:x="0.50000000000pt" svg:y="0.50000000000pt" draw:align="center"/>
        </draw:rect>
        <draw:rect draw:style-name="gr12" xml:id="shape-948" draw:id="shape-948" draw:layer="particles" svg:width="1.44486224377pt" svg:height="1.17537313284pt" draw:transform="matrix(0.99755332317 0.18802928450 -0.03990578457 0.99134968058 434.36259903114pt 380.14268551608pt)">
          <draw:glue-point draw:id="4" svg:x="0.50000000000pt" svg:y="0.50000000000pt" draw:align="center"/>
        </draw:rect>
        <draw:rect draw:style-name="gr11" xml:id="shape-949" draw:id="shape-949" draw:layer="particles" svg:width="3.84205236988pt" svg:height="6.76822194642pt" svg:x="403.35608065505pt" svg:y="378.87026698475pt">
          <draw:glue-point draw:id="4" svg:x="0.50000000000pt" svg:y="0.50000000000pt" draw:align="center"/>
        </draw:rect>
        <draw:rect draw:style-name="gr11" xml:id="shape-950" draw:id="shape-950" draw:layer="particles" svg:width="3.84205236988pt" svg:height="3.44306831014pt" svg:x="406.08820678474pt" svg:y="369.60030816218pt">
          <draw:glue-point draw:id="4" svg:x="0.50000000000pt" svg:y="0.50000000000pt" draw:align="center"/>
        </draw:rect>
        <draw:rect draw:style-name="gr11" xml:id="shape-951" draw:id="shape-951" draw:layer="particles" svg:width="1.67582140664pt" svg:height="1.88488101423pt" draw:transform="matrix(1.00000000000 0.27460202152 0.00000000000 1.00000000000 413.55886417061pt 335.90553296719pt)">
          <draw:glue-point draw:id="4" svg:x="0.50000000000pt" svg:y="0.50000000000pt" draw:align="center"/>
        </draw:rect>
        <draw:rect draw:style-name="gr11" xml:id="shape-952" draw:id="shape-952" draw:layer="particles" svg:width="1.67582140664pt" svg:height="1.88488101423pt" draw:transform="matrix(1.00000000000 0.27460202152 0.00000000000 1.00000000000 413.55886417061pt 335.90553296719pt)">
          <draw:glue-point draw:id="4" svg:x="0.50000000000pt" svg:y="0.50000000000pt" draw:align="center"/>
        </draw:rect>
        <draw:rect draw:style-name="gr11" xml:id="shape-953" draw:id="shape-953" draw:layer="particles" svg:width="3.84205236988pt" svg:height="3.44306831014pt" svg:x="409.32844952110pt" svg:y="339.77433746242pt">
          <draw:glue-point draw:id="4" svg:x="0.50000000000pt" svg:y="0.50000000000pt" draw:align="center"/>
        </draw:rect>
        <draw:rect draw:style-name="gr11" xml:id="shape-954" draw:id="shape-954" draw:layer="particles" svg:width="3.84205236988pt" svg:height="3.44306831014pt" svg:x="403.86419726174pt" svg:y="355.72814657696pt">
          <draw:glue-point draw:id="4" svg:x="0.50000000000pt" svg:y="0.50000000000pt" draw:align="center"/>
        </draw:rect>
        <draw:rect draw:style-name="gr11" xml:id="shape-955" draw:id="shape-955" draw:layer="particles" svg:width="3.84205236988pt" svg:height="3.44306831014pt" svg:x="403.86419726174pt" svg:y="355.72814657696pt">
          <draw:glue-point draw:id="4" svg:x="0.50000000000pt" svg:y="0.50000000000pt" draw:align="center"/>
        </draw:rect>
        <draw:rect draw:style-name="gr11" xml:id="shape-956" draw:id="shape-956" draw:layer="particles" svg:width="1.67582140664pt" svg:height="1.88488101423pt" draw:transform="matrix(1.00000000000 0.27460202152 0.00000000000 1.00000000000 407.88805024379pt 332.03916415787pt)">
          <draw:glue-point draw:id="4" svg:x="0.50000000000pt" svg:y="0.50000000000pt" draw:align="center"/>
        </draw:rect>
        <draw:rect draw:style-name="gr11" xml:id="shape-957" draw:id="shape-957" draw:layer="particles" svg:width="1.67582140664pt" svg:height="1.88488101423pt" draw:transform="matrix(1.00000000000 0.27460202152 0.00000000000 1.00000000000 400.14203129753pt 337.72653442647pt)">
          <draw:glue-point draw:id="4" svg:x="0.50000000000pt" svg:y="0.50000000000pt" draw:align="center"/>
        </draw:rect>
        <draw:rect draw:style-name="gr11" xml:id="shape-958" draw:id="shape-958" draw:layer="particles" svg:width="1.67582140664pt" svg:height="1.88488101423pt" draw:transform="matrix(1.00000000000 0.27460202152 0.00000000000 1.00000000000 406.10050741004pt 342.12078262276pt)">
          <draw:glue-point draw:id="4" svg:x="0.50000000000pt" svg:y="0.50000000000pt" draw:align="center"/>
        </draw:rect>
        <draw:rect draw:style-name="gr11" xml:id="shape-959" draw:id="shape-959" draw:layer="particles" svg:width="1.67582140664pt" svg:height="1.88488101423pt" draw:transform="matrix(1.00000000000 0.27460202152 0.00000000000 1.00000000000 406.69635502128pt 339.98603807250pt)">
          <draw:glue-point draw:id="4" svg:x="0.50000000000pt" svg:y="0.50000000000pt" draw:align="center"/>
        </draw:rect>
        <draw:rect draw:style-name="gr11" xml:id="shape-960" draw:id="shape-960" draw:layer="particles" svg:width="1.67582140664pt" svg:height="1.88488101423pt" draw:transform="matrix(1.00000000000 0.27460202152 0.00000000000 1.00000000000 412.65483113380pt 344.38028626880pt)">
          <draw:glue-point draw:id="4" svg:x="0.50000000000pt" svg:y="0.50000000000pt" draw:align="center"/>
        </draw:rect>
        <draw:rect draw:style-name="gr11" xml:id="shape-961" draw:id="shape-961" draw:layer="particles" svg:width="1.67582140664pt" svg:height="1.88488101423pt" draw:transform="matrix(1.00000000000 0.27460202152 0.00000000000 1.00000000000 401.92957413127pt 347.41085933749pt)">
          <draw:glue-point draw:id="4" svg:x="0.50000000000pt" svg:y="0.50000000000pt" draw:align="center"/>
        </draw:rect>
        <draw:rect draw:style-name="gr11" xml:id="shape-962" draw:id="shape-962" draw:layer="particles" svg:width="1.67582140664pt" svg:height="1.88488101423pt" draw:transform="matrix(1.00000000000 0.27460202152 0.00000000000 1.00000000000 407.88805024379pt 351.80510753378pt)">
          <draw:glue-point draw:id="4" svg:x="0.50000000000pt" svg:y="0.50000000000pt" draw:align="center"/>
        </draw:rect>
        <draw:rect draw:style-name="gr11" xml:id="shape-963" draw:id="shape-963" draw:layer="particles" svg:width="1.67582140664pt" svg:height="1.88488101423pt" draw:transform="matrix(1.00000000000 0.27460202152 0.00000000000 1.00000000000 401.01718247655pt 345.40217577891pt)">
          <draw:glue-point draw:id="4" svg:x="0.50000000000pt" svg:y="0.50000000000pt" draw:align="center"/>
        </draw:rect>
        <draw:rect draw:style-name="gr11" xml:id="shape-964" draw:id="shape-964" draw:layer="particles" svg:width="3.84205236988pt" svg:height="3.44306831014pt" draw:transform="matrix(-0.99749334142 -0.07076039722 0.07076039722 -0.99749334142 404.82575868152pt 369.84758006726pt)">
          <draw:glue-point draw:id="4" svg:x="0.50000000000pt" svg:y="0.50000000000pt" draw:align="center"/>
        </draw:rect>
        <draw:rect draw:style-name="gr11" xml:id="shape-965" draw:id="shape-965" draw:layer="particles" svg:width="2.32182708416pt" svg:height="3.44306831014pt" draw:transform="matrix(-0.99749334142 -0.07076039722 0.07076039722 -0.99749334142 408.58547987883pt 338.12648725418pt)">
          <draw:glue-point draw:id="4" svg:x="0.50000000000pt" svg:y="0.50000000000pt" draw:align="center"/>
        </draw:rect>
        <draw:rect draw:style-name="gr11" xml:id="shape-966" draw:id="shape-966" draw:layer="particles" svg:width="2.32182708416pt" svg:height="3.44306831014pt" draw:transform="matrix(-0.99749334142 -0.07076039722 0.07076039722 -0.99749334142 400.70728218703pt 332.51691659421pt)">
          <draw:glue-point draw:id="4" svg:x="0.50000000000pt" svg:y="0.50000000000pt" draw:align="center"/>
        </draw:rect>
        <draw:rect draw:style-name="gr11" xml:id="shape-967" draw:id="shape-967" draw:layer="particles" svg:width="3.84205236988pt" svg:height="3.44306831014pt" draw:transform="matrix(-0.99749334142 -0.07076039722 0.07076039722 -0.99749334142 402.99563798824pt 337.72995384775pt)">
          <draw:glue-point draw:id="4" svg:x="0.50000000000pt" svg:y="0.50000000000pt" draw:align="center"/>
        </draw:rect>
        <draw:rect draw:style-name="gr11" xml:id="shape-968" draw:id="shape-968" draw:layer="particles" svg:width="3.84205236988pt" svg:height="3.44306831014pt" draw:transform="matrix(-0.99749334142 -0.07076039722 0.07076039722 -0.99749334142 402.99563798824pt 337.72995384775pt)">
          <draw:glue-point draw:id="4" svg:x="0.50000000000pt" svg:y="0.50000000000pt" draw:align="center"/>
        </draw:rect>
        <draw:rect draw:style-name="gr11" xml:id="shape-969" draw:id="shape-969" draw:layer="particles" svg:width="1.67582140664pt" svg:height="1.88488101423pt" draw:transform="matrix(-0.97806239330 -0.34467408523 0.07076039722 -0.99749334142 413.06429238367pt 379.79971302515pt)">
          <draw:glue-point draw:id="4" svg:x="0.50000000000pt" svg:y="0.50000000000pt" draw:align="center"/>
        </draw:rect>
        <draw:rect draw:style-name="gr11" xml:id="shape-970" draw:id="shape-970" draw:layer="particles" svg:width="1.67582140664pt" svg:height="1.88488101423pt" draw:transform="matrix(-0.97806239330 -0.34467408523 0.07076039722 -0.99749334142 413.06429238367pt 379.79971302515pt)">
          <draw:glue-point draw:id="4" svg:x="0.50000000000pt" svg:y="0.50000000000pt" draw:align="center"/>
        </draw:rect>
        <draw:rect draw:style-name="gr11" xml:id="shape-971" draw:id="shape-971" draw:layer="particles" svg:width="1.67582140664pt" svg:height="1.88488101423pt" draw:transform="matrix(-0.97806239330 -0.34467408523 0.07076039722 -0.99749334142 404.03261399384pt 372.38705361545pt)">
          <draw:glue-point draw:id="4" svg:x="0.50000000000pt" svg:y="0.50000000000pt" draw:align="center"/>
        </draw:rect>
        <draw:rect draw:style-name="gr11" xml:id="shape-972" draw:id="shape-972" draw:layer="particles" svg:width="1.67582140664pt" svg:height="1.88488101423pt" draw:transform="matrix(-0.97806239330 -0.34467408523 0.07076039722 -0.99749334142 406.52905539518pt 362.45719356690pt)">
          <draw:glue-point draw:id="4" svg:x="0.50000000000pt" svg:y="0.50000000000pt" draw:align="center"/>
        </draw:rect>
        <draw:rect draw:style-name="gr11" xml:id="shape-973" draw:id="shape-973" draw:layer="particles" svg:width="1.67582140664pt" svg:height="1.88488101423pt" draw:transform="matrix(-0.97806239330 -0.34467408523 0.07076039722 -0.99749334142 400.15104449870pt 359.73956717487pt)">
          <draw:glue-point draw:id="4" svg:x="0.50000000000pt" svg:y="0.50000000000pt" draw:align="center"/>
        </draw:rect>
        <draw:rect draw:style-name="gr11" xml:id="shape-974" draw:id="shape-974" draw:layer="particles" svg:width="1.67582140664pt" svg:height="1.88488101423pt" draw:transform="matrix(-0.97806239330 -0.34467408523 0.07076039722 -0.99749334142 405.43125999850pt 352.67065671100pt)">
          <draw:glue-point draw:id="4" svg:x="0.50000000000pt" svg:y="0.50000000000pt" draw:align="center"/>
        </draw:rect>
        <draw:rect draw:style-name="gr11" xml:id="shape-975" draw:id="shape-975" draw:layer="particles" svg:width="3.84205236988pt" svg:height="3.44306831014pt" draw:transform="matrix(-0.99749334142 -0.07076039722 0.07076039722 -0.99749334142 415.89084031596pt 366.09149390139pt)">
          <draw:glue-point draw:id="4" svg:x="0.50000000000pt" svg:y="0.50000000000pt" draw:align="center"/>
        </draw:rect>
        <draw:rect draw:style-name="gr11" xml:id="shape-976" draw:id="shape-976" draw:layer="particles" svg:width="3.84205236988pt" svg:height="3.44306831014pt" draw:transform="matrix(-0.99749334142 -0.07076039722 0.07076039722 -0.99749334142 407.48126650801pt 349.50103338361pt)">
          <draw:glue-point draw:id="4" svg:x="0.50000000000pt" svg:y="0.50000000000pt" draw:align="center"/>
        </draw:rect>
        <draw:rect draw:style-name="gr11" xml:id="shape-977" draw:id="shape-977" draw:layer="particles" svg:width="2.32182708416pt" svg:height="3.44306831014pt" draw:transform="matrix(-0.99749334142 -0.07076039722 0.07076039722 -0.99749334142 405.88488675580pt 333.39388869132pt)">
          <draw:glue-point draw:id="4" svg:x="0.50000000000pt" svg:y="0.50000000000pt" draw:align="center"/>
        </draw:rect>
        <draw:rect draw:style-name="gr11" xml:id="shape-978" draw:id="shape-978" draw:layer="particles" svg:width="3.84205236988pt" svg:height="3.44306831014pt" draw:transform="matrix(-0.99749334142 -0.07076039722 0.07076039722 -0.99749334142 414.06071962268pt 333.97386768188pt)">
          <draw:glue-point draw:id="4" svg:x="0.50000000000pt" svg:y="0.50000000000pt" draw:align="center"/>
        </draw:rect>
        <draw:rect draw:style-name="gr11" xml:id="shape-979" draw:id="shape-979" draw:layer="particles" svg:width="3.84205236988pt" svg:height="3.44306831014pt" draw:transform="matrix(-0.99749334142 -0.07076039722 0.07076039722 -0.99749334142 414.06071962268pt 333.97386768188pt)">
          <draw:glue-point draw:id="4" svg:x="0.50000000000pt" svg:y="0.50000000000pt" draw:align="center"/>
        </draw:rect>
        <draw:rect draw:style-name="gr11" xml:id="shape-980" draw:id="shape-980" draw:layer="particles" svg:width="3.84205236988pt" svg:height="3.44306831014pt" draw:transform="matrix(-0.99749334142 -0.07076039722 0.07076039722 -0.99749334142 413.38582138607pt 333.23172224313pt)">
          <draw:glue-point draw:id="4" svg:x="0.50000000000pt" svg:y="0.50000000000pt" draw:align="center"/>
        </draw:rect>
        <draw:rect draw:style-name="gr12" xml:id="shape-981" draw:id="shape-981" draw:layer="particles" svg:width="3.33495585959pt" svg:height="2.12498131951pt" draw:transform="matrix(-0.99824771189 0.05917352195 -0.05917352195 -0.99824771189 404.63753231458pt 361.61798074046pt)">
          <draw:glue-point draw:id="4" svg:x="0.50000000000pt" svg:y="0.50000000000pt" draw:align="center"/>
        </draw:rect>
        <draw:rect draw:style-name="gr12" xml:id="shape-982" draw:id="shape-982" draw:layer="particles" svg:width="3.33495585959pt" svg:height="4.17718845718pt" draw:transform="matrix(-0.99824771189 0.05917352195 -0.05917352195 -0.99824771189 399.95057277055pt 368.65364124914pt)">
          <draw:glue-point draw:id="4" svg:x="0.50000000000pt" svg:y="0.50000000000pt" draw:align="center"/>
        </draw:rect>
        <draw:rect draw:style-name="gr12" xml:id="shape-983" draw:id="shape-983" draw:layer="particles" svg:width="3.33035977210pt" svg:height="2.12951117684pt" draw:transform="matrix(1.00010088764 -0.00881334552 -0.04023401637 0.99950369867 409.05149211207pt 371.97767266961pt)">
          <draw:glue-point draw:id="4" svg:x="0.50000000000pt" svg:y="0.50000000000pt" draw:align="center"/>
        </draw:rect>
        <draw:rect draw:style-name="gr12" xml:id="shape-984" draw:id="shape-984" draw:layer="particles" svg:width="1.44486224377pt" svg:height="1.17537313284pt" draw:transform="matrix(0.99755332317 0.18802928450 -0.03990578457 0.99134968058 402.73532982441pt 370.22231884024pt)">
          <draw:glue-point draw:id="4" svg:x="0.50000000000pt" svg:y="0.50000000000pt" draw:align="center"/>
        </draw:rect>
        <draw:rect draw:style-name="gr12" xml:id="shape-985" draw:id="shape-985" draw:layer="particles" svg:width="1.44486224377pt" svg:height="1.17537313284pt" draw:transform="matrix(0.99755332317 0.18802928450 -0.03990578457 0.99134968058 407.79141630390pt 372.89325841409pt)">
          <draw:glue-point draw:id="4" svg:x="0.50000000000pt" svg:y="0.50000000000pt" draw:align="center"/>
        </draw:rect>
        <draw:rect draw:style-name="gr12" xml:id="shape-986" draw:id="shape-986" draw:layer="particles" svg:width="1.44486224377pt" svg:height="1.17537313284pt" draw:transform="matrix(0.99755332317 0.18802928450 -0.03990578457 0.99134968058 402.73532982441pt 370.22231884024pt)">
          <draw:glue-point draw:id="4" svg:x="0.50000000000pt" svg:y="0.50000000000pt" draw:align="center"/>
        </draw:rect>
        <draw:rect draw:style-name="gr12" xml:id="shape-987" draw:id="shape-987" draw:layer="particles" svg:width="1.44486224377pt" svg:height="1.17537313284pt" draw:transform="matrix(0.99755332317 0.18802928450 -0.03990578457 0.99134968058 407.79141630390pt 372.89325841409pt)">
          <draw:glue-point draw:id="4" svg:x="0.50000000000pt" svg:y="0.50000000000pt" draw:align="center"/>
        </draw:rect>
        <draw:rect draw:style-name="gr12" xml:id="shape-988" draw:id="shape-988" draw:layer="particles" svg:width="1.44486224377pt" svg:height="1.17537313284pt" draw:transform="matrix(0.99755332317 0.18802928450 -0.03990578457 0.99134968058 410.83193141310pt 374.32532425930pt)">
          <draw:glue-point draw:id="4" svg:x="0.50000000000pt" svg:y="0.50000000000pt" draw:align="center"/>
        </draw:rect>
        <draw:rect draw:style-name="gr12" xml:id="shape-989" draw:id="shape-989" draw:layer="particles" svg:width="1.44486224377pt" svg:height="1.17537313284pt" draw:transform="matrix(0.99755332317 0.18802928450 -0.03990578457 0.99134968058 401.75414480579pt 374.95497688932pt)">
          <draw:glue-point draw:id="4" svg:x="0.50000000000pt" svg:y="0.50000000000pt" draw:align="center"/>
        </draw:rect>
        <draw:frame>
          <draw:image xlink:type="simple" xlink:show="embed" xlink:actuate="onLoad" xlink:href="SvgImages/Image2"/>
        </draw:frame>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vg:linearGradient draw:name="gradient1" svg:spreadMethod="pad" svg:x1="0.000000%" svg:x2="100.000000%" svg:y1="0.000000%" svg:y2="100.000000%">
      <svg:stop svg:offset="0" svg:stop-color="#ffffff"/>
      <svg:stop svg:offset="1" svg:stop-color="#866240"/>
    </svg:linearGradient>
    <svg:linearGradient draw:name="gradient2" svg:spreadMethod="reflect" svg:x1="5.105093%" svg:x2="14.275609%" svg:y1="60.937855%" svg:y2="60.828500%">
      <svg:stop svg:offset="0.06" svg:stop-color="#91ff80"/>
      <svg:stop svg:offset="0.41" svg:stop-color="#21ff21"/>
      <svg:stop svg:offset="0.78" svg:stop-color="#009800"/>
      <svg:stop svg:offset="0.890488" svg:stop-color="#00ff00"/>
    </svg:linearGradient>
    <svg:linearGradient draw:name="gradient6" svg:spreadMethod="repeat" svg:x1="0.000000%" svg:x2="24.428274%" svg:y1="0.000000%" svg:y2="1.250000%">
      <svg:stop svg:offset="0" svg:stop-color="#ff0000"/>
      <svg:stop svg:offset="0.183575" svg:stop-color="#ffe100"/>
      <svg:stop svg:offset="0.347826" svg:stop-color="#00ff00"/>
      <svg:stop svg:offset="0.516908" svg:stop-color="#00ffff"/>
      <svg:stop svg:offset="0.68599" svg:stop-color="#0000ff"/>
      <svg:stop svg:offset="0.845411" svg:stop-color="#ff00fb"/>
      <svg:stop svg:offset="1" svg:stop-color="#ff0004"/>
    </svg:linearGradient>
    <svg:radialGradient draw:name="gradient3" svg:cx="50.000000%" svg:cy="50.000000%" svg:fx="25.000000%" svg:fy="25.000000%" svg:r="50.000000%" svg:spreadMethod="pad">
      <svg:stop svg:offset="0" svg:stop-color="#ffffff"/>
      <svg:stop svg:offset="1" svg:stop-color="#00ff00"/>
    </svg:radialGradient>
    <svg:radialGradient draw:name="gradient4" svg:cx="50.000000%" svg:cy="50.000000%" svg:fx="25.000000%" svg:fy="25.000000%" svg:r="50.000000%" svg:spreadMethod="pad">
      <svg:stop svg:offset="0" svg:stop-color="#e70003"/>
      <svg:stop svg:offset="1" svg:stop-color="#000000"/>
    </svg:radialGradient>
    <svg:radialGradient draw:name="gradient5" svg:cx="50.000000%" svg:cy="50.000000%" svg:fx="25.000000%" svg:fy="25.000000%" svg:r="50.000000%" svg:spreadMethod="pad">
      <svg:stop svg:offset="0" svg:stop-color="#ff0000"/>
      <svg:stop svg:offset="1" svg:stop-color="#ffff00"/>
    </svg:radialGradient>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4</meta:editing-cycles>
    <dc:date>2016-12-18T23:10:10</dc:date>
    <meta:creation-date>2008-10-27T22:59:39</meta:creation-date>
  </office:meta>
</office:document-meta>
</file>